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Noto Sans CJK SC Regula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5.96mm" svg:height="194.44mm" svg:x="51.49mm" svg:y="0mm">
            <loext:p draw:notify-on-update-of-ranges="Sheet1.B1:Sheet1.B100 Sheet1.D1:Sheet1.D100 Sheet1.B1:Sheet1.B100 Sheet1.H1:Sheet1.H100 Sheet1.B1:Sheet1.B100 Sheet1.G1:Sheet1.G100 Sheet1.B1:Sheet1.B100 Sheet1.F1:Sheet1.F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1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2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3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4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5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5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6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7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8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9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0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0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1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1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2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3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4]*SUM([.G$1:.G$100])/SUM([.C$1:.C$100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E14]*SUM([.G$1:.G$100])/SUM([.E$1:.E$100])" office:value-type="float" office:value="81.6025416645831" calcext:value-type="float">
            <text:p>81.60254166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C15]*SUM([.G$1:.G$100])/SUM([.C$1:.C$100])" office:value-type="float" office:value="116.39557987406" calcext:value-type="float">
            <text:p>116.3955798741</text:p>
          </table:table-cell>
          <table:table-cell office:value-type="float" office:value="922" calcext:value-type="float">
            <text:p>922</text:p>
          </table:table-cell>
          <table:table-cell table:formula="of:=[.E15]*SUM([.G$1:.G$100])/SUM([.E$1:.E$100])" office:value-type="float" office:value="2507.91811382485" calcext:value-type="float">
            <text:p>2507.9181138249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36" calcext:value-type="float">
            <text:p>436</text:p>
          </table:table-cell>
          <table:table-cell table:formula="of:=[.C16]*SUM([.G$1:.G$100])/SUM([.C$1:.C$100])" office:value-type="float" office:value="2537.42364125451" calcext:value-type="float">
            <text:p>2537.4236412545</text:p>
          </table:table-cell>
          <table:table-cell office:value-type="float" office:value="4740" calcext:value-type="float">
            <text:p>4740</text:p>
          </table:table-cell>
          <table:table-cell table:formula="of:=[.E16]*SUM([.G$1:.G$100])/SUM([.E$1:.E$100])" office:value-type="float" office:value="12893.2015830041" calcext:value-type="float">
            <text:p>12893.2015830041</text:p>
          </table:table-cell>
          <table:table-cell office:value-type="float" office:value="550" calcext:value-type="float">
            <text:p>550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98" calcext:value-type="float">
            <text:p>2098</text:p>
          </table:table-cell>
          <table:table-cell table:formula="of:=[.C17]*SUM([.G$1:.G$100])/SUM([.C$1:.C$100])" office:value-type="float" office:value="12209.8963287889" calcext:value-type="float">
            <text:p>12209.8963287889</text:p>
          </table:table-cell>
          <table:table-cell office:value-type="float" office:value="9268" calcext:value-type="float">
            <text:p>9268</text:p>
          </table:table-cell>
          <table:table-cell table:formula="of:=[.E17]*SUM([.G$1:.G$100])/SUM([.E$1:.E$100])" office:value-type="float" office:value="25209.7452049119" calcext:value-type="float">
            <text:p>25209.7452049119</text:p>
          </table:table-cell>
          <table:table-cell office:value-type="float" office:value="6771" calcext:value-type="float">
            <text:p>6771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293" calcext:value-type="float">
            <text:p>4293</text:p>
          </table:table-cell>
          <table:table-cell table:formula="of:=[.C18]*SUM([.G$1:.G$100])/SUM([.C$1:.C$100])" office:value-type="float" office:value="24984.311219967" calcext:value-type="float">
            <text:p>24984.311219967</text:p>
          </table:table-cell>
          <table:table-cell office:value-type="float" office:value="10695" calcext:value-type="float">
            <text:p>10695</text:p>
          </table:table-cell>
          <table:table-cell table:formula="of:=[.E18]*SUM([.G$1:.G$100])/SUM([.E$1:.E$100])" office:value-type="float" office:value="29091.3061034239" calcext:value-type="float">
            <text:p>29091.3061034239</text:p>
          </table:table-cell>
          <table:table-cell office:value-type="float" office:value="20440" calcext:value-type="float">
            <text:p>20440</text:p>
          </table:table-cell>
          <table:table-cell office:value-type="float" office:value="29471" calcext:value-type="float">
            <text:p>2947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163" calcext:value-type="float">
            <text:p>5163</text:p>
          </table:table-cell>
          <table:table-cell table:formula="of:=[.C19]*SUM([.G$1:.G$100])/SUM([.C$1:.C$100])" office:value-type="float" office:value="30047.5189444886" calcext:value-type="float">
            <text:p>30047.5189444886</text:p>
          </table:table-cell>
          <table:table-cell office:value-type="float" office:value="9768" calcext:value-type="float">
            <text:p>9768</text:p>
          </table:table-cell>
          <table:table-cell table:formula="of:=[.E19]*SUM([.G$1:.G$100])/SUM([.E$1:.E$100])" office:value-type="float" office:value="26569.7875659883" calcext:value-type="float">
            <text:p>26569.7875659883</text:p>
          </table:table-cell>
          <table:table-cell office:value-type="float" office:value="29205" calcext:value-type="float">
            <text:p>29205</text:p>
          </table:table-cell>
          <table:table-cell office:value-type="float" office:value="27951" calcext:value-type="float">
            <text:p>2795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714" calcext:value-type="float">
            <text:p>4714</text:p>
          </table:table-cell>
          <table:table-cell table:formula="of:=[.C20]*SUM([.G$1:.G$100])/SUM([.C$1:.C$100])" office:value-type="float" office:value="27434.4381763159" calcext:value-type="float">
            <text:p>27434.4381763159</text:p>
          </table:table-cell>
          <table:table-cell office:value-type="float" office:value="7966" calcext:value-type="float">
            <text:p>7966</text:p>
          </table:table-cell>
          <table:table-cell table:formula="of:=[.E20]*SUM([.G$1:.G$100])/SUM([.E$1:.E$100])" office:value-type="float" office:value="21668.194896669" calcext:value-type="float">
            <text:p>21668.194896669</text:p>
          </table:table-cell>
          <table:table-cell office:value-type="float" office:value="27862" calcext:value-type="float">
            <text:p>27862</text:p>
          </table:table-cell>
          <table:table-cell office:value-type="float" office:value="22227" calcext:value-type="float">
            <text:p>222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35" calcext:value-type="float">
            <text:p>4035</text:p>
          </table:table-cell>
          <table:table-cell table:formula="of:=[.C21]*SUM([.G$1:.G$100])/SUM([.C$1:.C$100])" office:value-type="float" office:value="23482.8082395916" calcext:value-type="float">
            <text:p>23482.8082395916</text:p>
          </table:table-cell>
          <table:table-cell office:value-type="float" office:value="6188" calcext:value-type="float">
            <text:p>6188</text:p>
          </table:table-cell>
          <table:table-cell table:formula="of:=[.E21]*SUM([.G$1:.G$100])/SUM([.E$1:.E$100])" office:value-type="float" office:value="16831.8842606814" calcext:value-type="float">
            <text:p>16831.8842606814</text:p>
          </table:table-cell>
          <table:table-cell office:value-type="float" office:value="22511" calcext:value-type="float">
            <text:p>22511</text:p>
          </table:table-cell>
          <table:table-cell office:value-type="float" office:value="17013" calcext:value-type="float">
            <text:p>1701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094" calcext:value-type="float">
            <text:p>3094</text:p>
          </table:table-cell>
          <table:table-cell table:formula="of:=[.C22]*SUM([.G$1:.G$100])/SUM([.C$1:.C$100])" office:value-type="float" office:value="18006.3962065171" calcext:value-type="float">
            <text:p>18006.3962065171</text:p>
          </table:table-cell>
          <table:table-cell office:value-type="float" office:value="4742" calcext:value-type="float">
            <text:p>4742</text:p>
          </table:table-cell>
          <table:table-cell table:formula="of:=[.E22]*SUM([.G$1:.G$100])/SUM([.E$1:.E$100])" office:value-type="float" office:value="12898.6417524484" calcext:value-type="float">
            <text:p>12898.6417524484</text:p>
          </table:table-cell>
          <table:table-cell office:value-type="float" office:value="17423" calcext:value-type="float">
            <text:p>17423</text:p>
          </table:table-cell>
          <table:table-cell office:value-type="float" office:value="13045" calcext:value-type="float">
            <text:p>1304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77" calcext:value-type="float">
            <text:p>2477</text:p>
          </table:table-cell>
          <table:table-cell table:formula="of:=[.C23]*SUM([.G$1:.G$100])/SUM([.C$1:.C$100])" office:value-type="float" office:value="14415.5925674023" calcext:value-type="float">
            <text:p>14415.5925674023</text:p>
          </table:table-cell>
          <table:table-cell office:value-type="float" office:value="3802" calcext:value-type="float">
            <text:p>3802</text:p>
          </table:table-cell>
          <table:table-cell table:formula="of:=[.E23]*SUM([.G$1:.G$100])/SUM([.E$1:.E$100])" office:value-type="float" office:value="10341.7621136248" calcext:value-type="float">
            <text:p>10341.7621136248</text:p>
          </table:table-cell>
          <table:table-cell office:value-type="float" office:value="13161" calcext:value-type="float">
            <text:p>13161</text:p>
          </table:table-cell>
          <table:table-cell office:value-type="float" office:value="10228" calcext:value-type="float">
            <text:p>102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97" calcext:value-type="float">
            <text:p>1997</text:p>
          </table:table-cell>
          <table:table-cell table:formula="of:=[.C24]*SUM([.G$1:.G$100])/SUM([.C$1:.C$100])" office:value-type="float" office:value="11622.0986504249" calcext:value-type="float">
            <text:p>11622.0986504249</text:p>
          </table:table-cell>
          <table:table-cell office:value-type="float" office:value="2985" calcext:value-type="float">
            <text:p>2985</text:p>
          </table:table-cell>
          <table:table-cell table:formula="of:=[.E24]*SUM([.G$1:.G$100])/SUM([.E$1:.E$100])" office:value-type="float" office:value="8119.45289562602" calcext:value-type="float">
            <text:p>8119.452895626</text:p>
          </table:table-cell>
          <table:table-cell office:value-type="float" office:value="10259" calcext:value-type="float">
            <text:p>10259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592" calcext:value-type="float">
            <text:p>1592</text:p>
          </table:table-cell>
          <table:table-cell table:formula="of:=[.C25]*SUM([.G$1:.G$100])/SUM([.C$1:.C$100])" office:value-type="float" office:value="9265.08815797518" calcext:value-type="float">
            <text:p>9265.0881579752</text:p>
          </table:table-cell>
          <table:table-cell office:value-type="float" office:value="2625" calcext:value-type="float">
            <text:p>2625</text:p>
          </table:table-cell>
          <table:table-cell table:formula="of:=[.E25]*SUM([.G$1:.G$100])/SUM([.E$1:.E$100])" office:value-type="float" office:value="7140.22239565103" calcext:value-type="float">
            <text:p>7140.222395651</text:p>
          </table:table-cell>
          <table:table-cell office:value-type="float" office:value="8228" calcext:value-type="float">
            <text:p>8228</text:p>
          </table:table-cell>
          <table:table-cell office:value-type="float" office:value="7266" calcext:value-type="float">
            <text:p>726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69" calcext:value-type="float">
            <text:p>1369</text:p>
          </table:table-cell>
          <table:table-cell table:formula="of:=[.C26]*SUM([.G$1:.G$100])/SUM([.C$1:.C$100])" office:value-type="float" office:value="7967.27744237941" calcext:value-type="float">
            <text:p>7967.2774423794</text:p>
          </table:table-cell>
          <table:table-cell office:value-type="float" office:value="2260" calcext:value-type="float">
            <text:p>2260</text:p>
          </table:table-cell>
          <table:table-cell table:formula="of:=[.E26]*SUM([.G$1:.G$100])/SUM([.E$1:.E$100])" office:value-type="float" office:value="6147.39147206526" calcext:value-type="float">
            <text:p>6147.3914720653</text:p>
          </table:table-cell>
          <table:table-cell office:value-type="float" office:value="6758" calcext:value-type="float">
            <text:p>6758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202" calcext:value-type="float">
            <text:p>1202</text:p>
          </table:table-cell>
          <table:table-cell table:formula="of:=[.C27]*SUM([.G$1:.G$100])/SUM([.C$1:.C$100])" office:value-type="float" office:value="6995.37435043101" calcext:value-type="float">
            <text:p>6995.374350431</text:p>
          </table:table-cell>
          <table:table-cell office:value-type="float" office:value="2039" calcext:value-type="float">
            <text:p>2039</text:p>
          </table:table-cell>
          <table:table-cell table:formula="of:=[.E27]*SUM([.G$1:.G$100])/SUM([.E$1:.E$100])" office:value-type="float" office:value="5546.2527484695" calcext:value-type="float">
            <text:p>5546.2527484695</text:p>
          </table:table-cell>
          <table:table-cell office:value-type="float" office:value="5888" calcext:value-type="float">
            <text:p>5888</text:p>
          </table:table-cell>
          <table:table-cell office:value-type="float" office:value="5846" calcext:value-type="float">
            <text:p>584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36" calcext:value-type="float">
            <text:p>1036</text:p>
          </table:table-cell>
          <table:table-cell table:formula="of:=[.C28]*SUM([.G$1:.G$100])/SUM([.C$1:.C$100])" office:value-type="float" office:value="6029.29103747631" calcext:value-type="float">
            <text:p>6029.2910374763</text:p>
          </table:table-cell>
          <table:table-cell office:value-type="float" office:value="1910" calcext:value-type="float">
            <text:p>1910</text:p>
          </table:table-cell>
          <table:table-cell table:formula="of:=[.E28]*SUM([.G$1:.G$100])/SUM([.E$1:.E$100])" office:value-type="float" office:value="5195.36181931179" calcext:value-type="float">
            <text:p>5195.3618193118</text:p>
          </table:table-cell>
          <table:table-cell office:value-type="float" office:value="5287" calcext:value-type="float">
            <text:p>5287</text:p>
          </table:table-cell>
          <table:table-cell office:value-type="float" office:value="5728" calcext:value-type="float">
            <text:p>572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999" calcext:value-type="float">
            <text:p>999</text:p>
          </table:table-cell>
          <table:table-cell table:formula="of:=[.C29]*SUM([.G$1:.G$100])/SUM([.C$1:.C$100])" office:value-type="float" office:value="5813.9592147093" calcext:value-type="float">
            <text:p>5813.9592147093</text:p>
          </table:table-cell>
          <table:table-cell office:value-type="float" office:value="1966" calcext:value-type="float">
            <text:p>1966</text:p>
          </table:table-cell>
          <table:table-cell table:formula="of:=[.E29]*SUM([.G$1:.G$100])/SUM([.E$1:.E$100])" office:value-type="float" office:value="5347.68656375235" calcext:value-type="float">
            <text:p>5347.6865637524</text:p>
          </table:table-cell>
          <table:table-cell office:value-type="float" office:value="4812" calcext:value-type="float">
            <text:p>4812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893" calcext:value-type="float">
            <text:p>893</text:p>
          </table:table-cell>
          <table:table-cell table:formula="of:=[.C30]*SUM([.G$1:.G$100])/SUM([.C$1:.C$100])" office:value-type="float" office:value="5197.06264137678" calcext:value-type="float">
            <text:p>5197.0626413768</text:p>
          </table:table-cell>
          <table:table-cell office:value-type="float" office:value="2009" calcext:value-type="float">
            <text:p>2009</text:p>
          </table:table-cell>
          <table:table-cell table:formula="of:=[.E30]*SUM([.G$1:.G$100])/SUM([.E$1:.E$100])" office:value-type="float" office:value="5464.65020680492" calcext:value-type="float">
            <text:p>5464.6502068049</text:p>
          </table:table-cell>
          <table:table-cell office:value-type="float" office:value="5090" calcext:value-type="float">
            <text:p>5090</text:p>
          </table:table-cell>
          <table:table-cell office:value-type="float" office:value="6889" calcext:value-type="float">
            <text:p>688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08" calcext:value-type="float">
            <text:p>1008</text:p>
          </table:table-cell>
          <table:table-cell table:formula="of:=[.C31]*SUM([.G$1:.G$100])/SUM([.C$1:.C$100])" office:value-type="float" office:value="5866.33722565263" calcext:value-type="float">
            <text:p>5866.3372256526</text:p>
          </table:table-cell>
          <table:table-cell office:value-type="float" office:value="2303" calcext:value-type="float">
            <text:p>2303</text:p>
          </table:table-cell>
          <table:table-cell table:formula="of:=[.E31]*SUM([.G$1:.G$100])/SUM([.E$1:.E$100])" office:value-type="float" office:value="6264.35511511783" calcext:value-type="float">
            <text:p>6264.3551151178</text:p>
          </table:table-cell>
          <table:table-cell office:value-type="float" office:value="5986" calcext:value-type="float">
            <text:p>5986</text:p>
          </table:table-cell>
          <table:table-cell office:value-type="float" office:value="8887" calcext:value-type="float">
            <text:p>888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047" calcext:value-type="float">
            <text:p>1047</text:p>
          </table:table-cell>
          <table:table-cell table:formula="of:=[.C32]*SUM([.G$1:.G$100])/SUM([.C$1:.C$100])" office:value-type="float" office:value="6093.30860640704" calcext:value-type="float">
            <text:p>6093.3086064071</text:p>
          </table:table-cell>
          <table:table-cell office:value-type="float" office:value="2935" calcext:value-type="float">
            <text:p>2935</text:p>
          </table:table-cell>
          <table:table-cell table:formula="of:=[.E32]*SUM([.G$1:.G$100])/SUM([.E$1:.E$100])" office:value-type="float" office:value="7983.44865951838" calcext:value-type="float">
            <text:p>7983.4486595184</text:p>
          </table:table-cell>
          <table:table-cell office:value-type="float" office:value="7143" calcext:value-type="float">
            <text:p>7143</text:p>
          </table:table-cell>
          <table:table-cell office:value-type="float" office:value="11078" calcext:value-type="float">
            <text:p>1107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184" calcext:value-type="float">
            <text:p>1184</text:p>
          </table:table-cell>
          <table:table-cell table:formula="of:=[.C33]*SUM([.G$1:.G$100])/SUM([.C$1:.C$100])" office:value-type="float" office:value="6890.61832854435" calcext:value-type="float">
            <text:p>6890.6183285444</text:p>
          </table:table-cell>
          <table:table-cell office:value-type="float" office:value="3850" calcext:value-type="float">
            <text:p>3850</text:p>
          </table:table-cell>
          <table:table-cell table:formula="of:=[.E33]*SUM([.G$1:.G$100])/SUM([.E$1:.E$100])" office:value-type="float" office:value="10472.3261802882" calcext:value-type="float">
            <text:p>10472.3261802882</text:p>
          </table:table-cell>
          <table:table-cell office:value-type="float" office:value="8956" calcext:value-type="float">
            <text:p>8956</text:p>
          </table:table-cell>
          <table:table-cell office:value-type="float" office:value="12552" calcext:value-type="float">
            <text:p>1255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545" calcext:value-type="float">
            <text:p>1545</text:p>
          </table:table-cell>
          <table:table-cell table:formula="of:=[.C34]*SUM([.G$1:.G$100])/SUM([.C$1:.C$100])" office:value-type="float" office:value="8991.55854527114" calcext:value-type="float">
            <text:p>8991.5585452711</text:p>
          </table:table-cell>
          <table:table-cell office:value-type="float" office:value="4419" calcext:value-type="float">
            <text:p>4419</text:p>
          </table:table-cell>
          <table:table-cell table:formula="of:=[.E34]*SUM([.G$1:.G$100])/SUM([.E$1:.E$100])" office:value-type="float" office:value="12020.0543871931" calcext:value-type="float">
            <text:p>12020.0543871931</text:p>
          </table:table-cell>
          <table:table-cell office:value-type="float" office:value="11229" calcext:value-type="float">
            <text:p>11229</text:p>
          </table:table-cell>
          <table:table-cell office:value-type="float" office:value="12801" calcext:value-type="float">
            <text:p>1280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14" calcext:value-type="float">
            <text:p>1914</text:p>
          </table:table-cell>
          <table:table-cell table:formula="of:=[.C35]*SUM([.G$1:.G$100])/SUM([.C$1:.C$100])" office:value-type="float" office:value="11139.0569939475" calcext:value-type="float">
            <text:p>11139.0569939475</text:p>
          </table:table-cell>
          <table:table-cell office:value-type="float" office:value="4829" calcext:value-type="float">
            <text:p>4829</text:p>
          </table:table-cell>
          <table:table-cell table:formula="of:=[.E35]*SUM([.G$1:.G$100])/SUM([.E$1:.E$100])" office:value-type="float" office:value="13135.2891232757" calcext:value-type="float">
            <text:p>13135.2891232757</text:p>
          </table:table-cell>
          <table:table-cell office:value-type="float" office:value="12424" calcext:value-type="float">
            <text:p>12424</text:p>
          </table:table-cell>
          <table:table-cell office:value-type="float" office:value="12408" calcext:value-type="float">
            <text:p>1240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164" calcext:value-type="float">
            <text:p>2164</text:p>
          </table:table-cell>
          <table:table-cell table:formula="of:=[.C36]*SUM([.G$1:.G$100])/SUM([.C$1:.C$100])" office:value-type="float" office:value="12594.0017423733" calcext:value-type="float">
            <text:p>12594.0017423733</text:p>
          </table:table-cell>
          <table:table-cell office:value-type="float" office:value="4884" calcext:value-type="float">
            <text:p>4884</text:p>
          </table:table-cell>
          <table:table-cell table:formula="of:=[.E36]*SUM([.G$1:.G$100])/SUM([.E$1:.E$100])" office:value-type="float" office:value="13284.8937829941" calcext:value-type="float">
            <text:p>13284.8937829941</text:p>
          </table:table-cell>
          <table:table-cell office:value-type="float" office:value="12481" calcext:value-type="float">
            <text:p>12481</text:p>
          </table:table-cell>
          <table:table-cell office:value-type="float" office:value="11864" calcext:value-type="float">
            <text:p>1186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134" calcext:value-type="float">
            <text:p>2134</text:p>
          </table:table-cell>
          <table:table-cell table:formula="of:=[.C37]*SUM([.G$1:.G$100])/SUM([.C$1:.C$100])" office:value-type="float" office:value="12419.4083725622" calcext:value-type="float">
            <text:p>12419.4083725622</text:p>
          </table:table-cell>
          <table:table-cell office:value-type="float" office:value="4633" calcext:value-type="float">
            <text:p>4633</text:p>
          </table:table-cell>
          <table:table-cell table:formula="of:=[.E37]*SUM([.G$1:.G$100])/SUM([.E$1:.E$100])" office:value-type="float" office:value="12602.1525177338" calcext:value-type="float">
            <text:p>12602.1525177338</text:p>
          </table:table-cell>
          <table:table-cell office:value-type="float" office:value="12004" calcext:value-type="float">
            <text:p>12004</text:p>
          </table:table-cell>
          <table:table-cell office:value-type="float" office:value="11299" calcext:value-type="float">
            <text:p>1129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161" calcext:value-type="float">
            <text:p>2161</text:p>
          </table:table-cell>
          <table:table-cell table:formula="of:=[.C38]*SUM([.G$1:.G$100])/SUM([.C$1:.C$100])" office:value-type="float" office:value="12576.5424053922" calcext:value-type="float">
            <text:p>12576.5424053922</text:p>
          </table:table-cell>
          <table:table-cell office:value-type="float" office:value="4448" calcext:value-type="float">
            <text:p>4448</text:p>
          </table:table-cell>
          <table:table-cell table:formula="of:=[.E38]*SUM([.G$1:.G$100])/SUM([.E$1:.E$100])" office:value-type="float" office:value="12098.9368441355" calcext:value-type="float">
            <text:p>12098.9368441355</text:p>
          </table:table-cell>
          <table:table-cell office:value-type="float" office:value="10934" calcext:value-type="float">
            <text:p>10934</text:p>
          </table:table-cell>
          <table:table-cell office:value-type="float" office:value="10657" calcext:value-type="float">
            <text:p>1065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85" calcext:value-type="float">
            <text:p>2085</text:p>
          </table:table-cell>
          <table:table-cell table:formula="of:=[.C39]*SUM([.G$1:.G$100])/SUM([.C$1:.C$100])" office:value-type="float" office:value="12134.2392018708" calcext:value-type="float">
            <text:p>12134.2392018708</text:p>
          </table:table-cell>
          <table:table-cell office:value-type="float" office:value="4114" calcext:value-type="float">
            <text:p>4114</text:p>
          </table:table-cell>
          <table:table-cell table:formula="of:=[.E39]*SUM([.G$1:.G$100])/SUM([.E$1:.E$100])" office:value-type="float" office:value="11190.4285469365" calcext:value-type="float">
            <text:p>11190.4285469365</text:p>
          </table:table-cell>
          <table:table-cell office:value-type="float" office:value="10336" calcext:value-type="float">
            <text:p>10336</text:p>
          </table:table-cell>
          <table:table-cell office:value-type="float" office:value="10688" calcext:value-type="float">
            <text:p>1068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123" calcext:value-type="float">
            <text:p>2123</text:p>
          </table:table-cell>
          <table:table-cell table:formula="of:=[.C40]*SUM([.G$1:.G$100])/SUM([.C$1:.C$100])" office:value-type="float" office:value="12355.3908036315" calcext:value-type="float">
            <text:p>12355.3908036315</text:p>
          </table:table-cell>
          <table:table-cell office:value-type="float" office:value="3908" calcext:value-type="float">
            <text:p>3908</text:p>
          </table:table-cell>
          <table:table-cell table:formula="of:=[.E40]*SUM([.G$1:.G$100])/SUM([.E$1:.E$100])" office:value-type="float" office:value="10630.091094173" calcext:value-type="float">
            <text:p>10630.091094173</text:p>
          </table:table-cell>
          <table:table-cell office:value-type="float" office:value="10338" calcext:value-type="float">
            <text:p>10338</text:p>
          </table:table-cell>
          <table:table-cell office:value-type="float" office:value="10430" calcext:value-type="float">
            <text:p>1043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21" calcext:value-type="float">
            <text:p>1921</text:p>
          </table:table-cell>
          <table:table-cell table:formula="of:=[.C41]*SUM([.G$1:.G$100])/SUM([.C$1:.C$100])" office:value-type="float" office:value="11179.7954469035" calcext:value-type="float">
            <text:p>11179.7954469035</text:p>
          </table:table-cell>
          <table:table-cell office:value-type="float" office:value="3808" calcext:value-type="float">
            <text:p>3808</text:p>
          </table:table-cell>
          <table:table-cell table:formula="of:=[.E41]*SUM([.G$1:.G$100])/SUM([.E$1:.E$100])" office:value-type="float" office:value="10358.0826219578" calcext:value-type="float">
            <text:p>10358.0826219578</text:p>
          </table:table-cell>
          <table:table-cell office:value-type="float" office:value="10084" calcext:value-type="float">
            <text:p>10084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766" calcext:value-type="float">
            <text:p>1766</text:p>
          </table:table-cell>
          <table:table-cell table:formula="of:=[.C42]*SUM([.G$1:.G$100])/SUM([.C$1:.C$100])" office:value-type="float" office:value="10277.7297028795" calcext:value-type="float">
            <text:p>10277.7297028795</text:p>
          </table:table-cell>
          <table:table-cell office:value-type="float" office:value="3561" calcext:value-type="float">
            <text:p>3561</text:p>
          </table:table-cell>
          <table:table-cell table:formula="of:=[.E42]*SUM([.G$1:.G$100])/SUM([.E$1:.E$100])" office:value-type="float" office:value="9686.22169558602" calcext:value-type="float">
            <text:p>9686.221695586</text:p>
          </table:table-cell>
          <table:table-cell office:value-type="float" office:value="10140" calcext:value-type="float">
            <text:p>10140</text:p>
          </table:table-cell>
          <table:table-cell office:value-type="float" office:value="10019" calcext:value-type="float">
            <text:p>10019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693" calcext:value-type="float">
            <text:p>1693</text:p>
          </table:table-cell>
          <table:table-cell table:formula="of:=[.C43]*SUM([.G$1:.G$100])/SUM([.C$1:.C$100])" office:value-type="float" office:value="9852.88583633918" calcext:value-type="float">
            <text:p>9852.8858363392</text:p>
          </table:table-cell>
          <table:table-cell office:value-type="float" office:value="3519" calcext:value-type="float">
            <text:p>3519</text:p>
          </table:table-cell>
          <table:table-cell table:formula="of:=[.E43]*SUM([.G$1:.G$100])/SUM([.E$1:.E$100])" office:value-type="float" office:value="9571.9781372556" calcext:value-type="float">
            <text:p>9571.9781372556</text:p>
          </table:table-cell>
          <table:table-cell office:value-type="float" office:value="10395" calcext:value-type="float">
            <text:p>10395</text:p>
          </table:table-cell>
          <table:table-cell office:value-type="float" office:value="9914" calcext:value-type="float">
            <text:p>991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682" calcext:value-type="float">
            <text:p>1682</text:p>
          </table:table-cell>
          <table:table-cell table:formula="of:=[.C44]*SUM([.G$1:.G$100])/SUM([.C$1:.C$100])" office:value-type="float" office:value="9788.86826740845" calcext:value-type="float">
            <text:p>9788.8682674085</text:p>
          </table:table-cell>
          <table:table-cell office:value-type="float" office:value="3355" calcext:value-type="float">
            <text:p>3355</text:p>
          </table:table-cell>
          <table:table-cell table:formula="of:=[.E44]*SUM([.G$1:.G$100])/SUM([.E$1:.E$100])" office:value-type="float" office:value="9125.88424282255" calcext:value-type="float">
            <text:p>9125.8842428226</text:p>
          </table:table-cell>
          <table:table-cell office:value-type="float" office:value="9839" calcext:value-type="float">
            <text:p>9839</text:p>
          </table:table-cell>
          <table:table-cell office:value-type="float" office:value="9726" calcext:value-type="float">
            <text:p>9726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652" calcext:value-type="float">
            <text:p>1652</text:p>
          </table:table-cell>
          <table:table-cell table:formula="of:=[.C45]*SUM([.G$1:.G$100])/SUM([.C$1:.C$100])" office:value-type="float" office:value="9614.27489759736" calcext:value-type="float">
            <text:p>9614.2748975974</text:p>
          </table:table-cell>
          <table:table-cell office:value-type="float" office:value="3328" calcext:value-type="float">
            <text:p>3328</text:p>
          </table:table-cell>
          <table:table-cell table:formula="of:=[.E45]*SUM([.G$1:.G$100])/SUM([.E$1:.E$100])" office:value-type="float" office:value="9052.44195532442" calcext:value-type="float">
            <text:p>9052.4419553244</text:p>
          </table:table-cell>
          <table:table-cell office:value-type="float" office:value="9497" calcext:value-type="float">
            <text:p>9497</text:p>
          </table:table-cell>
          <table:table-cell office:value-type="float" office:value="9762" calcext:value-type="float">
            <text:p>976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636" calcext:value-type="float">
            <text:p>1636</text:p>
          </table:table-cell>
          <table:table-cell table:formula="of:=[.C46]*SUM([.G$1:.G$100])/SUM([.C$1:.C$100])" office:value-type="float" office:value="9521.15843369811" calcext:value-type="float">
            <text:p>9521.1584336981</text:p>
          </table:table-cell>
          <table:table-cell office:value-type="float" office:value="3328" calcext:value-type="float">
            <text:p>3328</text:p>
          </table:table-cell>
          <table:table-cell table:formula="of:=[.E46]*SUM([.G$1:.G$100])/SUM([.E$1:.E$100])" office:value-type="float" office:value="9052.44195532442" calcext:value-type="float">
            <text:p>9052.4419553244</text:p>
          </table:table-cell>
          <table:table-cell office:value-type="float" office:value="9420" calcext:value-type="float">
            <text:p>9420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605" calcext:value-type="float">
            <text:p>1605</text:p>
          </table:table-cell>
          <table:table-cell table:formula="of:=[.C47]*SUM([.G$1:.G$100])/SUM([.C$1:.C$100])" office:value-type="float" office:value="9340.74528489332" calcext:value-type="float">
            <text:p>9340.7452848933</text:p>
          </table:table-cell>
          <table:table-cell office:value-type="float" office:value="3198" calcext:value-type="float">
            <text:p>3198</text:p>
          </table:table-cell>
          <table:table-cell table:formula="of:=[.E47]*SUM([.G$1:.G$100])/SUM([.E$1:.E$100])" office:value-type="float" office:value="8698.83094144456" calcext:value-type="float">
            <text:p>8698.8309414446</text:p>
          </table:table-cell>
          <table:table-cell office:value-type="float" office:value="9243" calcext:value-type="float">
            <text:p>9243</text:p>
          </table:table-cell>
          <table:table-cell office:value-type="float" office:value="9775" calcext:value-type="float">
            <text:p>977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557" calcext:value-type="float">
            <text:p>1557</text:p>
          </table:table-cell>
          <table:table-cell table:formula="of:=[.C48]*SUM([.G$1:.G$100])/SUM([.C$1:.C$100])" office:value-type="float" office:value="9061.39589319557" calcext:value-type="float">
            <text:p>9061.3958931956</text:p>
          </table:table-cell>
          <table:table-cell office:value-type="float" office:value="3167" calcext:value-type="float">
            <text:p>3167</text:p>
          </table:table-cell>
          <table:table-cell table:formula="of:=[.E48]*SUM([.G$1:.G$100])/SUM([.E$1:.E$100])" office:value-type="float" office:value="8614.50831505783" calcext:value-type="float">
            <text:p>8614.5083150578</text:p>
          </table:table-cell>
          <table:table-cell office:value-type="float" office:value="9209" calcext:value-type="float">
            <text:p>9209</text:p>
          </table:table-cell>
          <table:table-cell office:value-type="float" office:value="9887" calcext:value-type="float">
            <text:p>988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631" calcext:value-type="float">
            <text:p>1631</text:p>
          </table:table-cell>
          <table:table-cell table:formula="of:=[.C49]*SUM([.G$1:.G$100])/SUM([.C$1:.C$100])" office:value-type="float" office:value="9492.0595387296" calcext:value-type="float">
            <text:p>9492.0595387296</text:p>
          </table:table-cell>
          <table:table-cell office:value-type="float" office:value="3199" calcext:value-type="float">
            <text:p>3199</text:p>
          </table:table-cell>
          <table:table-cell table:formula="of:=[.E49]*SUM([.G$1:.G$100])/SUM([.E$1:.E$100])" office:value-type="float" office:value="8701.55102616672" calcext:value-type="float">
            <text:p>8701.5510261667</text:p>
          </table:table-cell>
          <table:table-cell office:value-type="float" office:value="8967" calcext:value-type="float">
            <text:p>8967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583" calcext:value-type="float">
            <text:p>1583</text:p>
          </table:table-cell>
          <table:table-cell table:formula="of:=[.C50]*SUM([.G$1:.G$100])/SUM([.C$1:.C$100])" office:value-type="float" office:value="9212.71014703185" calcext:value-type="float">
            <text:p>9212.7101470319</text:p>
          </table:table-cell>
          <table:table-cell office:value-type="float" office:value="3290" calcext:value-type="float">
            <text:p>3290</text:p>
          </table:table-cell>
          <table:table-cell table:formula="of:=[.E50]*SUM([.G$1:.G$100])/SUM([.E$1:.E$100])" office:value-type="float" office:value="8949.07873588262" calcext:value-type="float">
            <text:p>8949.0787358826</text:p>
          </table:table-cell>
          <table:table-cell office:value-type="float" office:value="8687" calcext:value-type="float">
            <text:p>8687</text:p>
          </table:table-cell>
          <table:table-cell office:value-type="float" office:value="9797" calcext:value-type="float">
            <text:p>979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625" calcext:value-type="float">
            <text:p>1625</text:p>
          </table:table-cell>
          <table:table-cell table:formula="of:=[.C51]*SUM([.G$1:.G$100])/SUM([.C$1:.C$100])" office:value-type="float" office:value="9457.14086476738" calcext:value-type="float">
            <text:p>9457.1408647674</text:p>
          </table:table-cell>
          <table:table-cell office:value-type="float" office:value="3351" calcext:value-type="float">
            <text:p>3351</text:p>
          </table:table-cell>
          <table:table-cell table:formula="of:=[.E51]*SUM([.G$1:.G$100])/SUM([.E$1:.E$100])" office:value-type="float" office:value="9115.00390393394" calcext:value-type="float">
            <text:p>9115.0039039339</text:p>
          </table:table-cell>
          <table:table-cell office:value-type="float" office:value="8653" calcext:value-type="float">
            <text:p>8653</text:p>
          </table:table-cell>
          <table:table-cell office:value-type="float" office:value="10078" calcext:value-type="float">
            <text:p>10078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733" calcext:value-type="float">
            <text:p>1733</text:p>
          </table:table-cell>
          <table:table-cell table:formula="of:=[.C52]*SUM([.G$1:.G$100])/SUM([.C$1:.C$100])" office:value-type="float" office:value="10085.6769960873" calcext:value-type="float">
            <text:p>10085.6769960873</text:p>
          </table:table-cell>
          <table:table-cell office:value-type="float" office:value="3413" calcext:value-type="float">
            <text:p>3413</text:p>
          </table:table-cell>
          <table:table-cell table:formula="of:=[.E52]*SUM([.G$1:.G$100])/SUM([.E$1:.E$100])" office:value-type="float" office:value="9283.64915670741" calcext:value-type="float">
            <text:p>9283.6491567074</text:p>
          </table:table-cell>
          <table:table-cell office:value-type="float" office:value="8520" calcext:value-type="float">
            <text:p>8520</text:p>
          </table:table-cell>
          <table:table-cell office:value-type="float" office:value="9940" calcext:value-type="float">
            <text:p>994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750" calcext:value-type="float">
            <text:p>1750</text:p>
          </table:table-cell>
          <table:table-cell table:formula="of:=[.C53]*SUM([.G$1:.G$100])/SUM([.C$1:.C$100])" office:value-type="float" office:value="10184.6132389803" calcext:value-type="float">
            <text:p>10184.6132389803</text:p>
          </table:table-cell>
          <table:table-cell office:value-type="float" office:value="3555" calcext:value-type="float">
            <text:p>3555</text:p>
          </table:table-cell>
          <table:table-cell table:formula="of:=[.E53]*SUM([.G$1:.G$100])/SUM([.E$1:.E$100])" office:value-type="float" office:value="9669.9011872531" calcext:value-type="float">
            <text:p>9669.9011872531</text:p>
          </table:table-cell>
          <table:table-cell office:value-type="float" office:value="8863" calcext:value-type="float">
            <text:p>8863</text:p>
          </table:table-cell>
          <table:table-cell office:value-type="float" office:value="10138" calcext:value-type="float">
            <text:p>10138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770" calcext:value-type="float">
            <text:p>1770</text:p>
          </table:table-cell>
          <table:table-cell table:formula="of:=[.C54]*SUM([.G$1:.G$100])/SUM([.C$1:.C$100])" office:value-type="float" office:value="10301.0088188543" calcext:value-type="float">
            <text:p>10301.0088188543</text:p>
          </table:table-cell>
          <table:table-cell office:value-type="float" office:value="3566" calcext:value-type="float">
            <text:p>3566</text:p>
          </table:table-cell>
          <table:table-cell table:formula="of:=[.E54]*SUM([.G$1:.G$100])/SUM([.E$1:.E$100])" office:value-type="float" office:value="9699.82211919678" calcext:value-type="float">
            <text:p>9699.8221191968</text:p>
          </table:table-cell>
          <table:table-cell office:value-type="float" office:value="8946" calcext:value-type="float">
            <text:p>8946</text:p>
          </table:table-cell>
          <table:table-cell office:value-type="float" office:value="10103" calcext:value-type="float">
            <text:p>10103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892" calcext:value-type="float">
            <text:p>1892</text:p>
          </table:table-cell>
          <table:table-cell table:formula="of:=[.C55]*SUM([.G$1:.G$100])/SUM([.C$1:.C$100])" office:value-type="float" office:value="11011.0218560861" calcext:value-type="float">
            <text:p>11011.0218560861</text:p>
          </table:table-cell>
          <table:table-cell office:value-type="float" office:value="3651" calcext:value-type="float">
            <text:p>3651</text:p>
          </table:table-cell>
          <table:table-cell table:formula="of:=[.E55]*SUM([.G$1:.G$100])/SUM([.E$1:.E$100])" office:value-type="float" office:value="9931.02932057977" calcext:value-type="float">
            <text:p>9931.0293205798</text:p>
          </table:table-cell>
          <table:table-cell office:value-type="float" office:value="9466" calcext:value-type="float">
            <text:p>946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37" calcext:value-type="float">
            <text:p>2037</text:p>
          </table:table-cell>
          <table:table-cell table:formula="of:=[.C56]*SUM([.G$1:.G$100])/SUM([.C$1:.C$100])" office:value-type="float" office:value="11854.889810173" calcext:value-type="float">
            <text:p>11854.889810173</text:p>
          </table:table-cell>
          <table:table-cell office:value-type="float" office:value="3915" calcext:value-type="float">
            <text:p>3915</text:p>
          </table:table-cell>
          <table:table-cell table:formula="of:=[.E56]*SUM([.G$1:.G$100])/SUM([.E$1:.E$100])" office:value-type="float" office:value="10649.1316872281" calcext:value-type="float">
            <text:p>10649.1316872281</text:p>
          </table:table-cell>
          <table:table-cell office:value-type="float" office:value="9562" calcext:value-type="float">
            <text:p>9562</text:p>
          </table:table-cell>
          <table:table-cell office:value-type="float" office:value="10116" calcext:value-type="float">
            <text:p>10116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187" calcext:value-type="float">
            <text:p>2187</text:p>
          </table:table-cell>
          <table:table-cell table:formula="of:=[.C57]*SUM([.G$1:.G$100])/SUM([.C$1:.C$100])" office:value-type="float" office:value="12727.8566592285" calcext:value-type="float">
            <text:p>12727.8566592285</text:p>
          </table:table-cell>
          <table:table-cell office:value-type="float" office:value="4132" calcext:value-type="float">
            <text:p>4132</text:p>
          </table:table-cell>
          <table:table-cell table:formula="of:=[.E57]*SUM([.G$1:.G$100])/SUM([.E$1:.E$100])" office:value-type="float" office:value="11239.3900719353" calcext:value-type="float">
            <text:p>11239.3900719353</text:p>
          </table:table-cell>
          <table:table-cell office:value-type="float" office:value="9775" calcext:value-type="float">
            <text:p>9775</text:p>
          </table:table-cell>
          <table:table-cell office:value-type="float" office:value="10009" calcext:value-type="float">
            <text:p>10009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273" calcext:value-type="float">
            <text:p>2273</text:p>
          </table:table-cell>
          <table:table-cell table:formula="of:=[.C58]*SUM([.G$1:.G$100])/SUM([.C$1:.C$100])" office:value-type="float" office:value="13228.3576526869" calcext:value-type="float">
            <text:p>13228.3576526869</text:p>
          </table:table-cell>
          <table:table-cell office:value-type="float" office:value="4403" calcext:value-type="float">
            <text:p>4403</text:p>
          </table:table-cell>
          <table:table-cell table:formula="of:=[.E58]*SUM([.G$1:.G$100])/SUM([.E$1:.E$100])" office:value-type="float" office:value="11976.5330316387" calcext:value-type="float">
            <text:p>11976.5330316387</text:p>
          </table:table-cell>
          <table:table-cell office:value-type="float" office:value="10205" calcext:value-type="float">
            <text:p>10205</text:p>
          </table:table-cell>
          <table:table-cell office:value-type="float" office:value="9605" calcext:value-type="float">
            <text:p>960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286" calcext:value-type="float">
            <text:p>2286</text:p>
          </table:table-cell>
          <table:table-cell table:formula="of:=[.C59]*SUM([.G$1:.G$100])/SUM([.C$1:.C$100])" office:value-type="float" office:value="13304.0147796051" calcext:value-type="float">
            <text:p>13304.0147796051</text:p>
          </table:table-cell>
          <table:table-cell office:value-type="float" office:value="4677" calcext:value-type="float">
            <text:p>4677</text:p>
          </table:table-cell>
          <table:table-cell table:formula="of:=[.E59]*SUM([.G$1:.G$100])/SUM([.E$1:.E$100])" office:value-type="float" office:value="12721.8362455085" calcext:value-type="float">
            <text:p>12721.8362455085</text:p>
          </table:table-cell>
          <table:table-cell office:value-type="float" office:value="10262" calcext:value-type="float">
            <text:p>10262</text:p>
          </table:table-cell>
          <table:table-cell office:value-type="float" office:value="9572" calcext:value-type="float">
            <text:p>9572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64" calcext:value-type="float">
            <text:p>2064</text:p>
          </table:table-cell>
          <table:table-cell table:formula="of:=[.C60]*SUM([.G$1:.G$100])/SUM([.C$1:.C$100])" office:value-type="float" office:value="12012.023843003" calcext:value-type="float">
            <text:p>12012.023843003</text:p>
          </table:table-cell>
          <table:table-cell office:value-type="float" office:value="4878" calcext:value-type="float">
            <text:p>4878</text:p>
          </table:table-cell>
          <table:table-cell table:formula="of:=[.E60]*SUM([.G$1:.G$100])/SUM([.E$1:.E$100])" office:value-type="float" office:value="13268.5732746612" calcext:value-type="float">
            <text:p>13268.5732746612</text:p>
          </table:table-cell>
          <table:table-cell office:value-type="float" office:value="10446" calcext:value-type="float">
            <text:p>10446</text:p>
          </table:table-cell>
          <table:table-cell office:value-type="float" office:value="9807" calcext:value-type="float">
            <text:p>980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794" calcext:value-type="float">
            <text:p>1794</text:p>
          </table:table-cell>
          <table:table-cell table:formula="of:=[.C61]*SUM([.G$1:.G$100])/SUM([.C$1:.C$100])" office:value-type="float" office:value="10440.6835147032" calcext:value-type="float">
            <text:p>10440.6835147032</text:p>
          </table:table-cell>
          <table:table-cell office:value-type="float" office:value="4809" calcext:value-type="float">
            <text:p>4809</text:p>
          </table:table-cell>
          <table:table-cell table:formula="of:=[.E61]*SUM([.G$1:.G$100])/SUM([.E$1:.E$100])" office:value-type="float" office:value="13080.8874288327" calcext:value-type="float">
            <text:p>13080.8874288327</text:p>
          </table:table-cell>
          <table:table-cell office:value-type="float" office:value="10619" calcext:value-type="float">
            <text:p>10619</text:p>
          </table:table-cell>
          <table:table-cell office:value-type="float" office:value="10025" calcext:value-type="float">
            <text:p>1002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464" calcext:value-type="float">
            <text:p>1464</text:p>
          </table:table-cell>
          <table:table-cell table:formula="of:=[.C62]*SUM([.G$1:.G$100])/SUM([.C$1:.C$100])" office:value-type="float" office:value="8520.1564467812" calcext:value-type="float">
            <text:p>8520.1564467812</text:p>
          </table:table-cell>
          <table:table-cell office:value-type="float" office:value="4525" calcext:value-type="float">
            <text:p>4525</text:p>
          </table:table-cell>
          <table:table-cell table:formula="of:=[.E62]*SUM([.G$1:.G$100])/SUM([.E$1:.E$100])" office:value-type="float" office:value="12308.3833677413" calcext:value-type="float">
            <text:p>12308.3833677413</text:p>
          </table:table-cell>
          <table:table-cell office:value-type="float" office:value="11017" calcext:value-type="float">
            <text:p>11017</text:p>
          </table:table-cell>
          <table:table-cell office:value-type="float" office:value="10349" calcext:value-type="float">
            <text:p>10349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150" calcext:value-type="float">
            <text:p>1150</text:p>
          </table:table-cell>
          <table:table-cell table:formula="of:=[.C63]*SUM([.G$1:.G$100])/SUM([.C$1:.C$100])" office:value-type="float" office:value="6692.74584275845" calcext:value-type="float">
            <text:p>6692.7458427585</text:p>
          </table:table-cell>
          <table:table-cell office:value-type="float" office:value="3801" calcext:value-type="float">
            <text:p>3801</text:p>
          </table:table-cell>
          <table:table-cell table:formula="of:=[.E63]*SUM([.G$1:.G$100])/SUM([.E$1:.E$100])" office:value-type="float" office:value="10339.0420289027" calcext:value-type="float">
            <text:p>10339.0420289027</text:p>
          </table:table-cell>
          <table:table-cell office:value-type="float" office:value="11268" calcext:value-type="float">
            <text:p>11268</text:p>
          </table:table-cell>
          <table:table-cell office:value-type="float" office:value="10747" calcext:value-type="float">
            <text:p>1074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054" calcext:value-type="float">
            <text:p>1054</text:p>
          </table:table-cell>
          <table:table-cell table:formula="of:=[.C64]*SUM([.G$1:.G$100])/SUM([.C$1:.C$100])" office:value-type="float" office:value="6134.04705936296" calcext:value-type="float">
            <text:p>6134.047059363</text:p>
          </table:table-cell>
          <table:table-cell office:value-type="float" office:value="2986" calcext:value-type="float">
            <text:p>2986</text:p>
          </table:table-cell>
          <table:table-cell table:formula="of:=[.E64]*SUM([.G$1:.G$100])/SUM([.E$1:.E$100])" office:value-type="float" office:value="8122.17298034818" calcext:value-type="float">
            <text:p>8122.1729803482</text:p>
          </table:table-cell>
          <table:table-cell office:value-type="float" office:value="11970" calcext:value-type="float">
            <text:p>11970</text:p>
          </table:table-cell>
          <table:table-cell office:value-type="float" office:value="11146" calcext:value-type="float">
            <text:p>1114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971" calcext:value-type="float">
            <text:p>971</text:p>
          </table:table-cell>
          <table:table-cell table:formula="of:=[.C65]*SUM([.G$1:.G$100])/SUM([.C$1:.C$100])" office:value-type="float" office:value="5651.00540288562" calcext:value-type="float">
            <text:p>5651.0054028856</text:p>
          </table:table-cell>
          <table:table-cell office:value-type="float" office:value="2374" calcext:value-type="float">
            <text:p>2374</text:p>
          </table:table-cell>
          <table:table-cell table:formula="of:=[.E65]*SUM([.G$1:.G$100])/SUM([.E$1:.E$100])" office:value-type="float" office:value="6457.48113039068" calcext:value-type="float">
            <text:p>6457.4811303907</text:p>
          </table:table-cell>
          <table:table-cell office:value-type="float" office:value="12082" calcext:value-type="float">
            <text:p>12082</text:p>
          </table:table-cell>
          <table:table-cell office:value-type="float" office:value="12351" calcext:value-type="float">
            <text:p>1235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923" calcext:value-type="float">
            <text:p>923</text:p>
          </table:table-cell>
          <table:table-cell table:formula="of:=[.C66]*SUM([.G$1:.G$100])/SUM([.C$1:.C$100])" office:value-type="float" office:value="5371.65601118787" calcext:value-type="float">
            <text:p>5371.6560111879</text:p>
          </table:table-cell>
          <table:table-cell office:value-type="float" office:value="2040" calcext:value-type="float">
            <text:p>2040</text:p>
          </table:table-cell>
          <table:table-cell table:formula="of:=[.E66]*SUM([.G$1:.G$100])/SUM([.E$1:.E$100])" office:value-type="float" office:value="5548.97283319165" calcext:value-type="float">
            <text:p>5548.9728331917</text:p>
          </table:table-cell>
          <table:table-cell office:value-type="float" office:value="12112" calcext:value-type="float">
            <text:p>12112</text:p>
          </table:table-cell>
          <table:table-cell office:value-type="float" office:value="13124" calcext:value-type="float">
            <text:p>1312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976" calcext:value-type="float">
            <text:p>976</text:p>
          </table:table-cell>
          <table:table-cell table:formula="of:=[.C67]*SUM([.G$1:.G$100])/SUM([.C$1:.C$100])" office:value-type="float" office:value="5680.10429785413" calcext:value-type="float">
            <text:p>5680.1042978541</text:p>
          </table:table-cell>
          <table:table-cell office:value-type="float" office:value="1947" calcext:value-type="float">
            <text:p>1947</text:p>
          </table:table-cell>
          <table:table-cell table:formula="of:=[.E67]*SUM([.G$1:.G$100])/SUM([.E$1:.E$100])" office:value-type="float" office:value="5296.00495403145" calcext:value-type="float">
            <text:p>5296.0049540315</text:p>
          </table:table-cell>
          <table:table-cell office:value-type="float" office:value="11202" calcext:value-type="float">
            <text:p>11202</text:p>
          </table:table-cell>
          <table:table-cell office:value-type="float" office:value="13327" calcext:value-type="float">
            <text:p>13327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027" calcext:value-type="float">
            <text:p>1027</text:p>
          </table:table-cell>
          <table:table-cell table:formula="of:=[.C68]*SUM([.G$1:.G$100])/SUM([.C$1:.C$100])" office:value-type="float" office:value="5976.91302653298" calcext:value-type="float">
            <text:p>5976.913026533</text:p>
          </table:table-cell>
          <table:table-cell office:value-type="float" office:value="1863" calcext:value-type="float">
            <text:p>1863</text:p>
          </table:table-cell>
          <table:table-cell table:formula="of:=[.E68]*SUM([.G$1:.G$100])/SUM([.E$1:.E$100])" office:value-type="float" office:value="5067.51783737061" calcext:value-type="float">
            <text:p>5067.5178373706</text:p>
          </table:table-cell>
          <table:table-cell office:value-type="float" office:value="8989" calcext:value-type="float">
            <text:p>8989</text:p>
          </table:table-cell>
          <table:table-cell office:value-type="float" office:value="13115" calcext:value-type="float">
            <text:p>13115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166" calcext:value-type="float">
            <text:p>1166</text:p>
          </table:table-cell>
          <table:table-cell table:formula="of:=[.C69]*SUM([.G$1:.G$100])/SUM([.C$1:.C$100])" office:value-type="float" office:value="6785.8623066577" calcext:value-type="float">
            <text:p>6785.8623066577</text:p>
          </table:table-cell>
          <table:table-cell office:value-type="float" office:value="2065" calcext:value-type="float">
            <text:p>2065</text:p>
          </table:table-cell>
          <table:table-cell table:formula="of:=[.E69]*SUM([.G$1:.G$100])/SUM([.E$1:.E$100])" office:value-type="float" office:value="5616.97495124547" calcext:value-type="float">
            <text:p>5616.9749512455</text:p>
          </table:table-cell>
          <table:table-cell office:value-type="float" office:value="7043" calcext:value-type="float">
            <text:p>7043</text:p>
          </table:table-cell>
          <table:table-cell office:value-type="float" office:value="11087" calcext:value-type="float">
            <text:p>1108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431" calcext:value-type="float">
            <text:p>1431</text:p>
          </table:table-cell>
          <table:table-cell table:formula="of:=[.C70]*SUM([.G$1:.G$100])/SUM([.C$1:.C$100])" office:value-type="float" office:value="8328.103739989" calcext:value-type="float">
            <text:p>8328.103739989</text:p>
          </table:table-cell>
          <table:table-cell office:value-type="float" office:value="2250" calcext:value-type="float">
            <text:p>2250</text:p>
          </table:table-cell>
          <table:table-cell table:formula="of:=[.E70]*SUM([.G$1:.G$100])/SUM([.E$1:.E$100])" office:value-type="float" office:value="6120.19062484374" calcext:value-type="float">
            <text:p>6120.1906248437</text:p>
          </table:table-cell>
          <table:table-cell office:value-type="float" office:value="5706" calcext:value-type="float">
            <text:p>5706</text:p>
          </table:table-cell>
          <table:table-cell office:value-type="float" office:value="8763" calcext:value-type="float">
            <text:p>876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651" calcext:value-type="float">
            <text:p>1651</text:p>
          </table:table-cell>
          <table:table-cell table:formula="of:=[.C71]*SUM([.G$1:.G$100])/SUM([.C$1:.C$100])" office:value-type="float" office:value="9608.45511860366" calcext:value-type="float">
            <text:p>9608.4551186037</text:p>
          </table:table-cell>
          <table:table-cell office:value-type="float" office:value="2530" calcext:value-type="float">
            <text:p>2530</text:p>
          </table:table-cell>
          <table:table-cell table:formula="of:=[.E71]*SUM([.G$1:.G$100])/SUM([.E$1:.E$100])" office:value-type="float" office:value="6881.81434704651" calcext:value-type="float">
            <text:p>6881.8143470465</text:p>
          </table:table-cell>
          <table:table-cell office:value-type="float" office:value="5207" calcext:value-type="float">
            <text:p>5207</text:p>
          </table:table-cell>
          <table:table-cell office:value-type="float" office:value="6812" calcext:value-type="float">
            <text:p>6812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45" calcext:value-type="float">
            <text:p>2045</text:p>
          </table:table-cell>
          <table:table-cell table:formula="of:=[.C72]*SUM([.G$1:.G$100])/SUM([.C$1:.C$100])" office:value-type="float" office:value="11901.4480421226" calcext:value-type="float">
            <text:p>11901.4480421226</text:p>
          </table:table-cell>
          <table:table-cell office:value-type="float" office:value="3042" calcext:value-type="float">
            <text:p>3042</text:p>
          </table:table-cell>
          <table:table-cell table:formula="of:=[.E72]*SUM([.G$1:.G$100])/SUM([.E$1:.E$100])" office:value-type="float" office:value="8274.49772478873" calcext:value-type="float">
            <text:p>8274.4977247887</text:p>
          </table:table-cell>
          <table:table-cell office:value-type="float" office:value="4928" calcext:value-type="float">
            <text:p>4928</text:p>
          </table:table-cell>
          <table:table-cell office:value-type="float" office:value="5663" calcext:value-type="float">
            <text:p>566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574" calcext:value-type="float">
            <text:p>2574</text:p>
          </table:table-cell>
          <table:table-cell table:formula="of:=[.C73]*SUM([.G$1:.G$100])/SUM([.C$1:.C$100])" office:value-type="float" office:value="14980.1111297915" calcext:value-type="float">
            <text:p>14980.1111297915</text:p>
          </table:table-cell>
          <table:table-cell office:value-type="float" office:value="3762" calcext:value-type="float">
            <text:p>3762</text:p>
          </table:table-cell>
          <table:table-cell table:formula="of:=[.E73]*SUM([.G$1:.G$100])/SUM([.E$1:.E$100])" office:value-type="float" office:value="10232.9587247387" calcext:value-type="float">
            <text:p>10232.9587247387</text:p>
          </table:table-cell>
          <table:table-cell office:value-type="float" office:value="5430" calcext:value-type="float">
            <text:p>5430</text:p>
          </table:table-cell>
          <table:table-cell office:value-type="float" office:value="5161" calcext:value-type="float">
            <text:p>516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299" calcext:value-type="float">
            <text:p>3299</text:p>
          </table:table-cell>
          <table:table-cell table:formula="of:=[.C74]*SUM([.G$1:.G$100])/SUM([.C$1:.C$100])" office:value-type="float" office:value="19199.4509002262" calcext:value-type="float">
            <text:p>19199.4509002262</text:p>
          </table:table-cell>
          <table:table-cell office:value-type="float" office:value="4860" calcext:value-type="float">
            <text:p>4860</text:p>
          </table:table-cell>
          <table:table-cell table:formula="of:=[.E74]*SUM([.G$1:.G$100])/SUM([.E$1:.E$100])" office:value-type="float" office:value="13219.6117496625" calcext:value-type="float">
            <text:p>13219.6117496625</text:p>
          </table:table-cell>
          <table:table-cell office:value-type="float" office:value="6039" calcext:value-type="float">
            <text:p>6039</text:p>
          </table:table-cell>
          <table:table-cell office:value-type="float" office:value="5269" calcext:value-type="float">
            <text:p>526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4052" calcext:value-type="float">
            <text:p>4052</text:p>
          </table:table-cell>
          <table:table-cell table:formula="of:=[.C75]*SUM([.G$1:.G$100])/SUM([.C$1:.C$100])" office:value-type="float" office:value="23581.7444824846" calcext:value-type="float">
            <text:p>23581.7444824846</text:p>
          </table:table-cell>
          <table:table-cell office:value-type="float" office:value="6198" calcext:value-type="float">
            <text:p>6198</text:p>
          </table:table-cell>
          <table:table-cell table:formula="of:=[.E75]*SUM([.G$1:.G$100])/SUM([.E$1:.E$100])" office:value-type="float" office:value="16859.0851079029" calcext:value-type="float">
            <text:p>16859.0851079029</text:p>
          </table:table-cell>
          <table:table-cell office:value-type="float" office:value="6954" calcext:value-type="float">
            <text:p>6954</text:p>
          </table:table-cell>
          <table:table-cell office:value-type="float" office:value="6078" calcext:value-type="float">
            <text:p>607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4995" calcext:value-type="float">
            <text:p>4995</text:p>
          </table:table-cell>
          <table:table-cell table:formula="of:=[.C76]*SUM([.G$1:.G$100])/SUM([.C$1:.C$100])" office:value-type="float" office:value="29069.7960735465" calcext:value-type="float">
            <text:p>29069.7960735465</text:p>
          </table:table-cell>
          <table:table-cell office:value-type="float" office:value="7699" calcext:value-type="float">
            <text:p>7699</text:p>
          </table:table-cell>
          <table:table-cell table:formula="of:=[.E76]*SUM([.G$1:.G$100])/SUM([.E$1:.E$100])" office:value-type="float" office:value="20941.9322758542" calcext:value-type="float">
            <text:p>20941.9322758542</text:p>
          </table:table-cell>
          <table:table-cell office:value-type="float" office:value="8211" calcext:value-type="float">
            <text:p>8211</text:p>
          </table:table-cell>
          <table:table-cell office:value-type="float" office:value="7014" calcext:value-type="float">
            <text:p>7014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5151" calcext:value-type="float">
            <text:p>5151</text:p>
          </table:table-cell>
          <table:table-cell table:formula="of:=[.C77]*SUM([.G$1:.G$100])/SUM([.C$1:.C$100])" office:value-type="float" office:value="29977.6815965642" calcext:value-type="float">
            <text:p>29977.6815965642</text:p>
          </table:table-cell>
          <table:table-cell office:value-type="float" office:value="9874" calcext:value-type="float">
            <text:p>9874</text:p>
          </table:table-cell>
          <table:table-cell table:formula="of:=[.E77]*SUM([.G$1:.G$100])/SUM([.E$1:.E$100])" office:value-type="float" office:value="26858.1165465365" calcext:value-type="float">
            <text:p>26858.1165465365</text:p>
          </table:table-cell>
          <table:table-cell office:value-type="float" office:value="10045" calcext:value-type="float">
            <text:p>10045</text:p>
          </table:table-cell>
          <table:table-cell office:value-type="float" office:value="8349" calcext:value-type="float">
            <text:p>834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979" calcext:value-type="float">
            <text:p>3979</text:p>
          </table:table-cell>
          <table:table-cell table:formula="of:=[.C78]*SUM([.G$1:.G$100])/SUM([.C$1:.C$100])" office:value-type="float" office:value="23156.9006159442" calcext:value-type="float">
            <text:p>23156.9006159442</text:p>
          </table:table-cell>
          <table:table-cell office:value-type="float" office:value="10669" calcext:value-type="float">
            <text:p>10669</text:p>
          </table:table-cell>
          <table:table-cell table:formula="of:=[.E78]*SUM([.G$1:.G$100])/SUM([.E$1:.E$100])" office:value-type="float" office:value="29020.5839006479" calcext:value-type="float">
            <text:p>29020.5839006479</text:p>
          </table:table-cell>
          <table:table-cell office:value-type="float" office:value="13025" calcext:value-type="float">
            <text:p>13025</text:p>
          </table:table-cell>
          <table:table-cell office:value-type="float" office:value="10443" calcext:value-type="float">
            <text:p>10443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702" calcext:value-type="float">
            <text:p>1702</text:p>
          </table:table-cell>
          <table:table-cell table:formula="of:=[.C79]*SUM([.G$1:.G$100])/SUM([.C$1:.C$100])" office:value-type="float" office:value="9905.26384728251" calcext:value-type="float">
            <text:p>9905.2638472825</text:p>
          </table:table-cell>
          <table:table-cell office:value-type="float" office:value="9442" calcext:value-type="float">
            <text:p>9442</text:p>
          </table:table-cell>
          <table:table-cell table:formula="of:=[.E79]*SUM([.G$1:.G$100])/SUM([.E$1:.E$100])" office:value-type="float" office:value="25683.0399465665" calcext:value-type="float">
            <text:p>25683.0399465665</text:p>
          </table:table-cell>
          <table:table-cell office:value-type="float" office:value="16882" calcext:value-type="float">
            <text:p>16882</text:p>
          </table:table-cell>
          <table:table-cell office:value-type="float" office:value="13101" calcext:value-type="float">
            <text:p>1310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05" calcext:value-type="float">
            <text:p>305</text:p>
          </table:table-cell>
          <table:table-cell table:formula="of:=[.C80]*SUM([.G$1:.G$100])/SUM([.C$1:.C$100])" office:value-type="float" office:value="1775.03259307942" calcext:value-type="float">
            <text:p>1775.0325930794</text:p>
          </table:table-cell>
          <table:table-cell office:value-type="float" office:value="4690" calcext:value-type="float">
            <text:p>4690</text:p>
          </table:table-cell>
          <table:table-cell table:formula="of:=[.E80]*SUM([.G$1:.G$100])/SUM([.E$1:.E$100])" office:value-type="float" office:value="12757.1973468965" calcext:value-type="float">
            <text:p>12757.1973468965</text:p>
          </table:table-cell>
          <table:table-cell office:value-type="float" office:value="22383" calcext:value-type="float">
            <text:p>22383</text:p>
          </table:table-cell>
          <table:table-cell office:value-type="float" office:value="17532" calcext:value-type="float">
            <text:p>1753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[.C81]*SUM([.G$1:.G$100])/SUM([.C$1:.C$100])" office:value-type="float" office:value="98.936242892951" calcext:value-type="float">
            <text:p>98.936242893</text:p>
          </table:table-cell>
          <table:table-cell office:value-type="float" office:value="960" calcext:value-type="float">
            <text:p>960</text:p>
          </table:table-cell>
          <table:table-cell table:formula="of:=[.E81]*SUM([.G$1:.G$100])/SUM([.E$1:.E$100])" office:value-type="float" office:value="2611.28133326666" calcext:value-type="float">
            <text:p>2611.2813332667</text:p>
          </table:table-cell>
          <table:table-cell office:value-type="float" office:value="27700" calcext:value-type="float">
            <text:p>27700</text:p>
          </table:table-cell>
          <table:table-cell office:value-type="float" office:value="23031" calcext:value-type="float">
            <text:p>2303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[.C82]*SUM([.G$1:.G$100])/SUM([.C$1:.C$100])" office:value-type="float" office:value="23.279115974812" calcext:value-type="float">
            <text:p>23.2791159748</text:p>
          </table:table-cell>
          <table:table-cell office:value-type="float" office:value="53" calcext:value-type="float">
            <text:p>53</text:p>
          </table:table-cell>
          <table:table-cell table:formula="of:=[.E82]*SUM([.G$1:.G$100])/SUM([.E$1:.E$100])" office:value-type="float" office:value="144.164490274097" calcext:value-type="float">
            <text:p>144.1644902741</text:p>
          </table:table-cell>
          <table:table-cell office:value-type="float" office:value="28907" calcext:value-type="float">
            <text:p>28907</text:p>
          </table:table-cell>
          <table:table-cell office:value-type="float" office:value="28696" calcext:value-type="float">
            <text:p>28696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83]*SUM([.G$1:.G$100])/SUM([.C$1:.C$10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83]*SUM([.G$1:.G$100])/SUM([.E$1:.E$100])" office:value-type="float" office:value="5.44016944430554" calcext:value-type="float">
            <text:p>5.4401694443</text:p>
          </table:table-cell>
          <table:table-cell office:value-type="float" office:value="20547" calcext:value-type="float">
            <text:p>20547</text:p>
          </table:table-cell>
          <table:table-cell office:value-type="float" office:value="29343" calcext:value-type="float">
            <text:p>29343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84]*SUM([.G$1:.G$100])/SUM([.C$1:.C$10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4]*SUM([.G$1:.G$100])/SUM([.E$1:.E$100])" office:value-type="float" office:value="2.72008472215277" calcext:value-type="float">
            <text:p>2.7200847222</text:p>
          </table:table-cell>
          <table:table-cell office:value-type="float" office:value="6546" calcext:value-type="float">
            <text:p>6546</text:p>
          </table:table-cell>
          <table:table-cell office:value-type="float" office:value="19906" calcext:value-type="float">
            <text:p>19906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85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5]*SUM([.G$1:.G$100])/SUM([.E$1:.E$100])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5510" calcext:value-type="float">
            <text:p>551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86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6]*SUM([.G$1:.G$100])/SUM([.E$1:.E$100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87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7]*SUM([.G$1:.G$100])/SUM([.E$1:.E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88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8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89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9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90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0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91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1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92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2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93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3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94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4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95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5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96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6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97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7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98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8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99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9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100]*SUM([.G$1:.G$100])/SUM([.C$1:.C$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00]*SUM([.G$1:.G$100])/SUM([.E$1:.E$10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9a5" table:style-name="ta1">
        <table:shapes>
          <draw:frame draw:z-index="0" draw:style-name="gr1" draw:text-style-name="P1" svg:width="192.46mm" svg:height="102.53mm" svg:x="180.33mm" svg:y="26.03mm">
            <loext:p draw:notify-on-update-of-ranges="9a5.A26:9a5.A135 9a5.C1:9a5.C1 9a5.F26:9a5.F135 9a5.D1:9a5.D1 9a5.G26:9a5.G135 9a5.A26:9a5.A135 9a5.E1:9a5.E1 9a5.H26:9a5.H135 9a5.A26:9a5.A1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68.45mm" svg:height="163.09mm" svg:x="272.86mm" svg:y="124.04mm">
            <loext:p draw:notify-on-update-of-ranges="9a5.I1:9a5.I1 9a5.M28:9a5.M135 9a5.A28:9a5.A135 9a5.A28:9a5.A135 9a5.J1:9a5.J1 9a5.N28:9a5.N135 9a5.K1:9a5.K1 9a5.O28:9a5.O135 9a5.A28:9a5.A1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270K</text:p>
          </table:table-cell>
          <table:table-cell office:value-type="string" calcext:value-type="string">
            <text:p>280K</text:p>
          </table:table-cell>
          <table:table-cell office:value-type="string" calcext:value-type="string">
            <text:p>290K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280K</text:p>
          </table:table-cell>
          <table:table-cell office:value-type="string" calcext:value-type="string">
            <text:p>290K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280K</text:p>
          </table:table-cell>
          <table:table-cell office:value-type="string" calcext:value-type="string">
            <text:p>290K</text:p>
          </table:table-cell>
          <table:table-cell table:number-columns-repeated="6"/>
        </table:table-row>
        <table:table-row table:style-name="ro1">
          <table:table-cell table:formula="of:=11.2819+[.B2]*(20.7789-11.2819)/160" office:value-type="float" office:value="11.2819" calcext:value-type="float">
            <text:p>11.28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]/SUM([.C$2:.C$161])" office:value-type="float" office:value="0" calcext:value-type="float">
            <text:p>0</text:p>
          </table:table-cell>
          <table:table-cell table:formula="of:=[.D2]/SUM([.D$2:.D$161])" office:value-type="float" office:value="0" calcext:value-type="float">
            <text:p>0</text:p>
          </table:table-cell>
          <table:table-cell table:formula="of:=[.E2]/SUM([.E$2:.E$161])" office:value-type="float" office:value="0" calcext:value-type="float">
            <text:p>0</text:p>
          </table:table-cell>
          <table:table-cell table:formula="of:=[.C2]/[.$C$58]" office:value-type="float" office:value="0" calcext:value-type="float">
            <text:p>0</text:p>
          </table:table-cell>
          <table:table-cell table:formula="of:=[.D2]/[.$C$59]" office:value-type="float" office:value="0" calcext:value-type="float">
            <text:p>0</text:p>
          </table:table-cell>
          <table:table-cell table:formula="of:=[.E2]/[.$C$59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11.2819+[.B3]*(20.7789-11.2819)/160" office:value-type="float" office:value="11.34125625" calcext:value-type="float">
            <text:p>11.34125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]/SUM([.C$2:.C$161])" office:value-type="float" office:value="0" calcext:value-type="float">
            <text:p>0</text:p>
          </table:table-cell>
          <table:table-cell table:formula="of:=[.D3]/SUM([.D$2:.D$161])" office:value-type="float" office:value="0" calcext:value-type="float">
            <text:p>0</text:p>
          </table:table-cell>
          <table:table-cell table:formula="of:=[.E3]/SUM([.E$2:.E$161])" office:value-type="float" office:value="0" calcext:value-type="float">
            <text:p>0</text:p>
          </table:table-cell>
          <table:table-cell table:formula="of:=[.C3]/[.$C$58]" office:value-type="float" office:value="0" calcext:value-type="float">
            <text:p>0</text:p>
          </table:table-cell>
          <table:table-cell table:formula="of:=[.D3]/[.$C$59]" office:value-type="float" office:value="0" calcext:value-type="float">
            <text:p>0</text:p>
          </table:table-cell>
          <table:table-cell table:formula="of:=[.E3]/[.$C$59]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11.2819+[.B4]*(20.7789-11.2819)/160" office:value-type="float" office:value="11.4006125" calcext:value-type="float">
            <text:p>11.400612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]/SUM([.C$2:.C$161])" office:value-type="float" office:value="0" calcext:value-type="float">
            <text:p>0</text:p>
          </table:table-cell>
          <table:table-cell table:formula="of:=[.D4]/SUM([.D$2:.D$161])" office:value-type="float" office:value="0" calcext:value-type="float">
            <text:p>0</text:p>
          </table:table-cell>
          <table:table-cell table:formula="of:=[.E4]/SUM([.E$2:.E$161])" office:value-type="float" office:value="0" calcext:value-type="float">
            <text:p>0</text:p>
          </table:table-cell>
          <table:table-cell table:formula="of:=[.C4]/[.$C$58]" office:value-type="float" office:value="0" calcext:value-type="float">
            <text:p>0</text:p>
          </table:table-cell>
          <table:table-cell table:formula="of:=[.D4]/[.$C$59]" office:value-type="float" office:value="0" calcext:value-type="float">
            <text:p>0</text:p>
          </table:table-cell>
          <table:table-cell table:formula="of:=[.E4]/[.$C$59]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11.2819+[.B5]*(20.7789-11.2819)/160" office:value-type="float" office:value="11.45996875" calcext:value-type="float">
            <text:p>11.4599687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5]/SUM([.C$2:.C$161])" office:value-type="float" office:value="0" calcext:value-type="float">
            <text:p>0</text:p>
          </table:table-cell>
          <table:table-cell table:formula="of:=[.D5]/SUM([.D$2:.D$161])" office:value-type="float" office:value="0" calcext:value-type="float">
            <text:p>0</text:p>
          </table:table-cell>
          <table:table-cell table:formula="of:=[.E5]/SUM([.E$2:.E$161])" office:value-type="float" office:value="0" calcext:value-type="float">
            <text:p>0</text:p>
          </table:table-cell>
          <table:table-cell table:formula="of:=[.C5]/[.$C$58]" office:value-type="float" office:value="0" calcext:value-type="float">
            <text:p>0</text:p>
          </table:table-cell>
          <table:table-cell table:formula="of:=[.D5]/[.$C$59]" office:value-type="float" office:value="0" calcext:value-type="float">
            <text:p>0</text:p>
          </table:table-cell>
          <table:table-cell table:formula="of:=[.E5]/[.$C$59]" office:value-type="float" office:value="0" calcext:value-type="float">
            <text:p>0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11.2819+[.B6]*(20.7789-11.2819)/160" office:value-type="float" office:value="11.519325" calcext:value-type="float">
            <text:p>11.5193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6]/SUM([.C$2:.C$161])" office:value-type="float" office:value="0" calcext:value-type="float">
            <text:p>0</text:p>
          </table:table-cell>
          <table:table-cell table:formula="of:=[.D6]/SUM([.D$2:.D$161])" office:value-type="float" office:value="0" calcext:value-type="float">
            <text:p>0</text:p>
          </table:table-cell>
          <table:table-cell table:formula="of:=[.E6]/SUM([.E$2:.E$161])" office:value-type="float" office:value="0" calcext:value-type="float">
            <text:p>0</text:p>
          </table:table-cell>
          <table:table-cell table:formula="of:=[.C6]/[.$C$58]" office:value-type="float" office:value="0" calcext:value-type="float">
            <text:p>0</text:p>
          </table:table-cell>
          <table:table-cell table:formula="of:=[.D6]/[.$C$59]" office:value-type="float" office:value="0" calcext:value-type="float">
            <text:p>0</text:p>
          </table:table-cell>
          <table:table-cell table:formula="of:=[.E6]/[.$C$59]"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11.2819+[.B7]*(20.7789-11.2819)/160" office:value-type="float" office:value="11.57868125" calcext:value-type="float">
            <text:p>11.578681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]/SUM([.C$2:.C$161])" office:value-type="float" office:value="0" calcext:value-type="float">
            <text:p>0</text:p>
          </table:table-cell>
          <table:table-cell table:formula="of:=[.D7]/SUM([.D$2:.D$161])" office:value-type="float" office:value="0" calcext:value-type="float">
            <text:p>0</text:p>
          </table:table-cell>
          <table:table-cell table:formula="of:=[.E7]/SUM([.E$2:.E$161])" office:value-type="float" office:value="0" calcext:value-type="float">
            <text:p>0</text:p>
          </table:table-cell>
          <table:table-cell table:formula="of:=[.C7]/[.$C$58]" office:value-type="float" office:value="0" calcext:value-type="float">
            <text:p>0</text:p>
          </table:table-cell>
          <table:table-cell table:formula="of:=[.D7]/[.$C$59]" office:value-type="float" office:value="0" calcext:value-type="float">
            <text:p>0</text:p>
          </table:table-cell>
          <table:table-cell table:formula="of:=[.E7]/[.$C$59]" office:value-type="float" office:value="0" calcext:value-type="float">
            <text:p>0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11.2819+[.B8]*(20.7789-11.2819)/160" office:value-type="float" office:value="11.6380375" calcext:value-type="float">
            <text:p>11.638037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]/SUM([.C$2:.C$161])" office:value-type="float" office:value="0" calcext:value-type="float">
            <text:p>0</text:p>
          </table:table-cell>
          <table:table-cell table:formula="of:=[.D8]/SUM([.D$2:.D$161])" office:value-type="float" office:value="0" calcext:value-type="float">
            <text:p>0</text:p>
          </table:table-cell>
          <table:table-cell table:formula="of:=[.E8]/SUM([.E$2:.E$161])" office:value-type="float" office:value="0" calcext:value-type="float">
            <text:p>0</text:p>
          </table:table-cell>
          <table:table-cell table:formula="of:=[.C8]/[.$C$58]" office:value-type="float" office:value="0" calcext:value-type="float">
            <text:p>0</text:p>
          </table:table-cell>
          <table:table-cell table:formula="of:=[.D8]/[.$C$59]" office:value-type="float" office:value="0" calcext:value-type="float">
            <text:p>0</text:p>
          </table:table-cell>
          <table:table-cell table:formula="of:=[.E8]/[.$C$59]"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11.2819+[.B9]*(20.7789-11.2819)/160" office:value-type="float" office:value="11.69739375" calcext:value-type="float">
            <text:p>11.6973937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]/SUM([.C$2:.C$161])" office:value-type="float" office:value="0" calcext:value-type="float">
            <text:p>0</text:p>
          </table:table-cell>
          <table:table-cell table:formula="of:=[.D9]/SUM([.D$2:.D$161])" office:value-type="float" office:value="0" calcext:value-type="float">
            <text:p>0</text:p>
          </table:table-cell>
          <table:table-cell table:formula="of:=[.E9]/SUM([.E$2:.E$161])" office:value-type="float" office:value="0" calcext:value-type="float">
            <text:p>0</text:p>
          </table:table-cell>
          <table:table-cell table:formula="of:=[.C9]/[.$C$58]" office:value-type="float" office:value="0" calcext:value-type="float">
            <text:p>0</text:p>
          </table:table-cell>
          <table:table-cell table:formula="of:=[.D9]/[.$C$59]" office:value-type="float" office:value="0" calcext:value-type="float">
            <text:p>0</text:p>
          </table:table-cell>
          <table:table-cell table:formula="of:=[.E9]/[.$C$59]" office:value-type="float" office:value="0" calcext:value-type="float">
            <text:p>0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11.2819+[.B10]*(20.7789-11.2819)/160" office:value-type="float" office:value="11.75675" calcext:value-type="float">
            <text:p>11.7567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]/SUM([.C$2:.C$161])" office:value-type="float" office:value="0" calcext:value-type="float">
            <text:p>0</text:p>
          </table:table-cell>
          <table:table-cell table:formula="of:=[.D10]/SUM([.D$2:.D$161])" office:value-type="float" office:value="0" calcext:value-type="float">
            <text:p>0</text:p>
          </table:table-cell>
          <table:table-cell table:formula="of:=[.E10]/SUM([.E$2:.E$161])" office:value-type="float" office:value="0" calcext:value-type="float">
            <text:p>0</text:p>
          </table:table-cell>
          <table:table-cell table:formula="of:=[.C10]/[.$C$58]" office:value-type="float" office:value="0" calcext:value-type="float">
            <text:p>0</text:p>
          </table:table-cell>
          <table:table-cell table:formula="of:=[.D10]/[.$C$59]" office:value-type="float" office:value="0" calcext:value-type="float">
            <text:p>0</text:p>
          </table:table-cell>
          <table:table-cell table:formula="of:=[.E10]/[.$C$59]" office:value-type="float" office:value="0" calcext:value-type="float">
            <text:p>0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11.2819+[.B11]*(20.7789-11.2819)/160" office:value-type="float" office:value="11.81610625" calcext:value-type="float">
            <text:p>11.8161062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1]/SUM([.C$2:.C$161])" office:value-type="float" office:value="0" calcext:value-type="float">
            <text:p>0</text:p>
          </table:table-cell>
          <table:table-cell table:formula="of:=[.D11]/SUM([.D$2:.D$161])" office:value-type="float" office:value="0" calcext:value-type="float">
            <text:p>0</text:p>
          </table:table-cell>
          <table:table-cell table:formula="of:=[.E11]/SUM([.E$2:.E$161])" office:value-type="float" office:value="0" calcext:value-type="float">
            <text:p>0</text:p>
          </table:table-cell>
          <table:table-cell table:formula="of:=[.C11]/[.$C$58]" office:value-type="float" office:value="0" calcext:value-type="float">
            <text:p>0</text:p>
          </table:table-cell>
          <table:table-cell table:formula="of:=[.D11]/[.$C$59]" office:value-type="float" office:value="0" calcext:value-type="float">
            <text:p>0</text:p>
          </table:table-cell>
          <table:table-cell table:formula="of:=[.E11]/[.$C$59]"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11.2819+[.B12]*(20.7789-11.2819)/160" office:value-type="float" office:value="11.8754625" calcext:value-type="float">
            <text:p>11.875462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2]/SUM([.C$2:.C$161])" office:value-type="float" office:value="0" calcext:value-type="float">
            <text:p>0</text:p>
          </table:table-cell>
          <table:table-cell table:formula="of:=[.D12]/SUM([.D$2:.D$161])" office:value-type="float" office:value="0" calcext:value-type="float">
            <text:p>0</text:p>
          </table:table-cell>
          <table:table-cell table:formula="of:=[.E12]/SUM([.E$2:.E$161])" office:value-type="float" office:value="0" calcext:value-type="float">
            <text:p>0</text:p>
          </table:table-cell>
          <table:table-cell table:formula="of:=[.C12]/[.$C$58]" office:value-type="float" office:value="0" calcext:value-type="float">
            <text:p>0</text:p>
          </table:table-cell>
          <table:table-cell table:formula="of:=[.D12]/[.$C$59]" office:value-type="float" office:value="0" calcext:value-type="float">
            <text:p>0</text:p>
          </table:table-cell>
          <table:table-cell table:formula="of:=[.E12]/[.$C$59]"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11.2819+[.B13]*(20.7789-11.2819)/160" office:value-type="float" office:value="11.93481875" calcext:value-type="float">
            <text:p>11.9348187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3]/SUM([.C$2:.C$161])" office:value-type="float" office:value="0" calcext:value-type="float">
            <text:p>0</text:p>
          </table:table-cell>
          <table:table-cell table:formula="of:=[.D13]/SUM([.D$2:.D$161])" office:value-type="float" office:value="0" calcext:value-type="float">
            <text:p>0</text:p>
          </table:table-cell>
          <table:table-cell table:formula="of:=[.E13]/SUM([.E$2:.E$161])" office:value-type="float" office:value="0" calcext:value-type="float">
            <text:p>0</text:p>
          </table:table-cell>
          <table:table-cell table:formula="of:=[.C13]/[.$C$58]" office:value-type="float" office:value="0" calcext:value-type="float">
            <text:p>0</text:p>
          </table:table-cell>
          <table:table-cell table:formula="of:=[.D13]/[.$C$59]" office:value-type="float" office:value="0" calcext:value-type="float">
            <text:p>0</text:p>
          </table:table-cell>
          <table:table-cell table:formula="of:=[.E13]/[.$C$59]" office:value-type="float" office:value="0" calcext:value-type="float">
            <text:p>0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11.2819+[.B14]*(20.7789-11.2819)/160" office:value-type="float" office:value="11.994175" calcext:value-type="float">
            <text:p>11.99417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]/SUM([.C$2:.C$161])" office:value-type="float" office:value="0" calcext:value-type="float">
            <text:p>0</text:p>
          </table:table-cell>
          <table:table-cell table:formula="of:=[.D14]/SUM([.D$2:.D$161])" office:value-type="float" office:value="0" calcext:value-type="float">
            <text:p>0</text:p>
          </table:table-cell>
          <table:table-cell table:formula="of:=[.E14]/SUM([.E$2:.E$161])" office:value-type="float" office:value="0" calcext:value-type="float">
            <text:p>0</text:p>
          </table:table-cell>
          <table:table-cell table:formula="of:=[.C14]/[.$C$58]" office:value-type="float" office:value="0" calcext:value-type="float">
            <text:p>0</text:p>
          </table:table-cell>
          <table:table-cell table:formula="of:=[.D14]/[.$C$59]" office:value-type="float" office:value="0" calcext:value-type="float">
            <text:p>0</text:p>
          </table:table-cell>
          <table:table-cell table:formula="of:=[.E14]/[.$C$59]" office:value-type="float" office:value="0" calcext:value-type="float">
            <text:p>0</text:p>
          </table:table-cell>
          <table:table-cell table:number-columns-repeated="5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11.2819+[.B15]*(20.7789-11.2819)/160" office:value-type="float" office:value="12.05353125" calcext:value-type="float">
            <text:p>12.0535312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5]/SUM([.C$2:.C$161])" office:value-type="float" office:value="0" calcext:value-type="float">
            <text:p>0</text:p>
          </table:table-cell>
          <table:table-cell table:formula="of:=[.D15]/SUM([.D$2:.D$161])" office:value-type="float" office:value="0" calcext:value-type="float">
            <text:p>0</text:p>
          </table:table-cell>
          <table:table-cell table:formula="of:=[.E15]/SUM([.E$2:.E$161])" office:value-type="float" office:value="0" calcext:value-type="float">
            <text:p>0</text:p>
          </table:table-cell>
          <table:table-cell table:formula="of:=[.C15]/[.$C$58]" office:value-type="float" office:value="0" calcext:value-type="float">
            <text:p>0</text:p>
          </table:table-cell>
          <table:table-cell table:formula="of:=[.D15]/[.$C$59]" office:value-type="float" office:value="0" calcext:value-type="float">
            <text:p>0</text:p>
          </table:table-cell>
          <table:table-cell table:formula="of:=[.E15]/[.$C$59]" office:value-type="float" office:value="0" calcext:value-type="float">
            <text:p>0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11.2819+[.B16]*(20.7789-11.2819)/160" office:value-type="float" office:value="12.1128875" calcext:value-type="float">
            <text:p>12.112887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6]/SUM([.C$2:.C$161])" office:value-type="float" office:value="0" calcext:value-type="float">
            <text:p>0</text:p>
          </table:table-cell>
          <table:table-cell table:formula="of:=[.D16]/SUM([.D$2:.D$161])" office:value-type="float" office:value="0" calcext:value-type="float">
            <text:p>0</text:p>
          </table:table-cell>
          <table:table-cell table:formula="of:=[.E16]/SUM([.E$2:.E$161])" office:value-type="float" office:value="0" calcext:value-type="float">
            <text:p>0</text:p>
          </table:table-cell>
          <table:table-cell table:formula="of:=[.C16]/[.$C$58]" office:value-type="float" office:value="0" calcext:value-type="float">
            <text:p>0</text:p>
          </table:table-cell>
          <table:table-cell table:formula="of:=[.D16]/[.$C$59]" office:value-type="float" office:value="0" calcext:value-type="float">
            <text:p>0</text:p>
          </table:table-cell>
          <table:table-cell table:formula="of:=[.E16]/[.$C$59]" office:value-type="float" office:value="0" calcext:value-type="float">
            <text:p>0</text:p>
          </table:table-cell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11.2819+[.B17]*(20.7789-11.2819)/160" office:value-type="float" office:value="12.17224375" calcext:value-type="float">
            <text:p>12.1722437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7]/SUM([.C$2:.C$161])" office:value-type="float" office:value="0" calcext:value-type="float">
            <text:p>0</text:p>
          </table:table-cell>
          <table:table-cell table:formula="of:=[.D17]/SUM([.D$2:.D$161])" office:value-type="float" office:value="0" calcext:value-type="float">
            <text:p>0</text:p>
          </table:table-cell>
          <table:table-cell table:formula="of:=[.E17]/SUM([.E$2:.E$161])" office:value-type="float" office:value="0" calcext:value-type="float">
            <text:p>0</text:p>
          </table:table-cell>
          <table:table-cell table:formula="of:=[.C17]/[.$C$58]" office:value-type="float" office:value="0" calcext:value-type="float">
            <text:p>0</text:p>
          </table:table-cell>
          <table:table-cell table:formula="of:=[.D17]/[.$C$59]" office:value-type="float" office:value="0" calcext:value-type="float">
            <text:p>0</text:p>
          </table:table-cell>
          <table:table-cell table:formula="of:=[.E17]/[.$C$59]" office:value-type="float" office:value="0" calcext:value-type="float">
            <text:p>0</text:p>
          </table:table-cell>
          <table:table-cell table:number-columns-repeated="5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11.2819+[.B18]*(20.7789-11.2819)/160" office:value-type="float" office:value="12.2316" calcext:value-type="float">
            <text:p>12.231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8]/SUM([.C$2:.C$161])" office:value-type="float" office:value="0" calcext:value-type="float">
            <text:p>0</text:p>
          </table:table-cell>
          <table:table-cell table:formula="of:=[.D18]/SUM([.D$2:.D$161])" office:value-type="float" office:value="0" calcext:value-type="float">
            <text:p>0</text:p>
          </table:table-cell>
          <table:table-cell table:formula="of:=[.E18]/SUM([.E$2:.E$161])" office:value-type="float" office:value="0" calcext:value-type="float">
            <text:p>0</text:p>
          </table:table-cell>
          <table:table-cell table:formula="of:=[.C18]/[.$C$58]" office:value-type="float" office:value="0" calcext:value-type="float">
            <text:p>0</text:p>
          </table:table-cell>
          <table:table-cell table:formula="of:=[.D18]/[.$C$59]" office:value-type="float" office:value="0" calcext:value-type="float">
            <text:p>0</text:p>
          </table:table-cell>
          <table:table-cell table:formula="of:=[.E18]/[.$C$59]"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11.2819+[.B19]*(20.7789-11.2819)/160" office:value-type="float" office:value="12.29095625" calcext:value-type="float">
            <text:p>12.2909562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9]/SUM([.C$2:.C$161])" office:value-type="float" office:value="0" calcext:value-type="float">
            <text:p>0</text:p>
          </table:table-cell>
          <table:table-cell table:formula="of:=[.D19]/SUM([.D$2:.D$161])" office:value-type="float" office:value="0" calcext:value-type="float">
            <text:p>0</text:p>
          </table:table-cell>
          <table:table-cell table:formula="of:=[.E19]/SUM([.E$2:.E$161])" office:value-type="float" office:value="0" calcext:value-type="float">
            <text:p>0</text:p>
          </table:table-cell>
          <table:table-cell table:formula="of:=[.C19]/[.$C$58]" office:value-type="float" office:value="0" calcext:value-type="float">
            <text:p>0</text:p>
          </table:table-cell>
          <table:table-cell table:formula="of:=[.D19]/[.$C$59]" office:value-type="float" office:value="0" calcext:value-type="float">
            <text:p>0</text:p>
          </table:table-cell>
          <table:table-cell table:formula="of:=[.E19]/[.$C$59]" office:value-type="float" office:value="0" calcext:value-type="float">
            <text:p>0</text:p>
          </table:table-cell>
          <table:table-cell table:number-columns-repeated="5"/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11.2819+[.B20]*(20.7789-11.2819)/160" office:value-type="float" office:value="12.3503125" calcext:value-type="float">
            <text:p>12.350312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0]/SUM([.C$2:.C$161])" office:value-type="float" office:value="0" calcext:value-type="float">
            <text:p>0</text:p>
          </table:table-cell>
          <table:table-cell table:formula="of:=[.D20]/SUM([.D$2:.D$161])" office:value-type="float" office:value="0" calcext:value-type="float">
            <text:p>0</text:p>
          </table:table-cell>
          <table:table-cell table:formula="of:=[.E20]/SUM([.E$2:.E$161])" office:value-type="float" office:value="0" calcext:value-type="float">
            <text:p>0</text:p>
          </table:table-cell>
          <table:table-cell table:formula="of:=[.C20]/[.$C$58]" office:value-type="float" office:value="0" calcext:value-type="float">
            <text:p>0</text:p>
          </table:table-cell>
          <table:table-cell table:formula="of:=[.D20]/[.$C$59]" office:value-type="float" office:value="0" calcext:value-type="float">
            <text:p>0</text:p>
          </table:table-cell>
          <table:table-cell table:formula="of:=[.E20]/[.$C$59]" office:value-type="float" office:value="0" calcext:value-type="float">
            <text:p>0</text:p>
          </table:table-cell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11.2819+[.B21]*(20.7789-11.2819)/160" office:value-type="float" office:value="12.40966875" calcext:value-type="float">
            <text:p>12.4096687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1]/SUM([.C$2:.C$161])" office:value-type="float" office:value="0" calcext:value-type="float">
            <text:p>0</text:p>
          </table:table-cell>
          <table:table-cell table:formula="of:=[.D21]/SUM([.D$2:.D$161])" office:value-type="float" office:value="0" calcext:value-type="float">
            <text:p>0</text:p>
          </table:table-cell>
          <table:table-cell table:formula="of:=[.E21]/SUM([.E$2:.E$161])" office:value-type="float" office:value="0" calcext:value-type="float">
            <text:p>0</text:p>
          </table:table-cell>
          <table:table-cell table:formula="of:=[.C21]/[.$C$58]" office:value-type="float" office:value="0" calcext:value-type="float">
            <text:p>0</text:p>
          </table:table-cell>
          <table:table-cell table:formula="of:=[.D21]/[.$C$59]" office:value-type="float" office:value="0" calcext:value-type="float">
            <text:p>0</text:p>
          </table:table-cell>
          <table:table-cell table:formula="of:=[.E21]/[.$C$59]" office:value-type="float" office:value="0" calcext:value-type="float">
            <text:p>0</text:p>
          </table:table-cell>
          <table:table-cell table:number-columns-repeated="5"/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11.2819+[.B22]*(20.7789-11.2819)/160" office:value-type="float" office:value="12.469025" calcext:value-type="float">
            <text:p>12.46902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2]/SUM([.C$2:.C$161])" office:value-type="float" office:value="0" calcext:value-type="float">
            <text:p>0</text:p>
          </table:table-cell>
          <table:table-cell table:formula="of:=[.D22]/SUM([.D$2:.D$161])" office:value-type="float" office:value="0" calcext:value-type="float">
            <text:p>0</text:p>
          </table:table-cell>
          <table:table-cell table:formula="of:=[.E22]/SUM([.E$2:.E$161])" office:value-type="float" office:value="0" calcext:value-type="float">
            <text:p>0</text:p>
          </table:table-cell>
          <table:table-cell table:formula="of:=[.C22]/[.$C$58]" office:value-type="float" office:value="0" calcext:value-type="float">
            <text:p>0</text:p>
          </table:table-cell>
          <table:table-cell table:formula="of:=[.D22]/[.$C$59]" office:value-type="float" office:value="0" calcext:value-type="float">
            <text:p>0</text:p>
          </table:table-cell>
          <table:table-cell table:formula="of:=[.E22]/[.$C$59]" office:value-type="float" office:value="0" calcext:value-type="float">
            <text:p>0</text:p>
          </table:table-cell>
          <table:table-cell table:number-columns-repeated="5"/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11.2819+[.B23]*(20.7789-11.2819)/160" office:value-type="float" office:value="12.52838125" calcext:value-type="float">
            <text:p>12.5283812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3]/SUM([.C$2:.C$161])" office:value-type="float" office:value="0" calcext:value-type="float">
            <text:p>0</text:p>
          </table:table-cell>
          <table:table-cell table:formula="of:=[.D23]/SUM([.D$2:.D$161])" office:value-type="float" office:value="0" calcext:value-type="float">
            <text:p>0</text:p>
          </table:table-cell>
          <table:table-cell table:formula="of:=[.E23]/SUM([.E$2:.E$161])" office:value-type="float" office:value="0" calcext:value-type="float">
            <text:p>0</text:p>
          </table:table-cell>
          <table:table-cell table:formula="of:=[.C23]/[.$C$58]" office:value-type="float" office:value="0" calcext:value-type="float">
            <text:p>0</text:p>
          </table:table-cell>
          <table:table-cell table:formula="of:=[.D23]/[.$C$59]" office:value-type="float" office:value="0" calcext:value-type="float">
            <text:p>0</text:p>
          </table:table-cell>
          <table:table-cell table:formula="of:=[.E23]/[.$C$59]" office:value-type="float" office:value="0" calcext:value-type="float">
            <text:p>0</text:p>
          </table:table-cell>
          <table:table-cell table:number-columns-repeated="5"/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11.2819+[.B24]*(20.7789-11.2819)/160" office:value-type="float" office:value="12.5877375" calcext:value-type="float">
            <text:p>12.5877375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4]/SUM([.C$2:.C$161])" office:value-type="float" office:value="0" calcext:value-type="float">
            <text:p>0</text:p>
          </table:table-cell>
          <table:table-cell table:formula="of:=[.D24]/SUM([.D$2:.D$161])" office:value-type="float" office:value="0" calcext:value-type="float">
            <text:p>0</text:p>
          </table:table-cell>
          <table:table-cell table:formula="of:=[.E24]/SUM([.E$2:.E$161])" office:value-type="float" office:value="0" calcext:value-type="float">
            <text:p>0</text:p>
          </table:table-cell>
          <table:table-cell table:formula="of:=[.C24]/[.$C$58]" office:value-type="float" office:value="0" calcext:value-type="float">
            <text:p>0</text:p>
          </table:table-cell>
          <table:table-cell table:formula="of:=[.D24]/[.$C$59]" office:value-type="float" office:value="0" calcext:value-type="float">
            <text:p>0</text:p>
          </table:table-cell>
          <table:table-cell table:formula="of:=[.E24]/[.$C$59]" office:value-type="float" office:value="0" calcext:value-type="float">
            <text:p>0</text:p>
          </table:table-cell>
          <table:table-cell table:number-columns-repeated="5"/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11.2819+[.B25]*(20.7789-11.2819)/160" office:value-type="float" office:value="12.64709375" calcext:value-type="float">
            <text:p>12.6470937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5]/SUM([.C$2:.C$161])" office:value-type="float" office:value="0" calcext:value-type="float">
            <text:p>0</text:p>
          </table:table-cell>
          <table:table-cell table:formula="of:=[.D25]/SUM([.D$2:.D$161])" office:value-type="float" office:value="0" calcext:value-type="float">
            <text:p>0</text:p>
          </table:table-cell>
          <table:table-cell table:formula="of:=[.E25]/SUM([.E$2:.E$161])" office:value-type="float" office:value="0" calcext:value-type="float">
            <text:p>0</text:p>
          </table:table-cell>
          <table:table-cell table:formula="of:=[.C25]/[.$C$58]" office:value-type="float" office:value="0" calcext:value-type="float">
            <text:p>0</text:p>
          </table:table-cell>
          <table:table-cell table:formula="of:=[.D25]/[.$C$59]" office:value-type="float" office:value="0" calcext:value-type="float">
            <text:p>0</text:p>
          </table:table-cell>
          <table:table-cell table:formula="of:=[.E25]/[.$C$59]" office:value-type="float" office:value="0" calcext:value-type="float">
            <text:p>0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11.2819+[.B26]*(20.7789-11.2819)/160" office:value-type="float" office:value="12.70645" calcext:value-type="float">
            <text:p>12.7064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6]/SUM([.C$2:.C$161])" office:value-type="float" office:value="0" calcext:value-type="float">
            <text:p>0</text:p>
          </table:table-cell>
          <table:table-cell table:formula="of:=[.D26]/SUM([.D$2:.D$161])" office:value-type="float" office:value="0" calcext:value-type="float">
            <text:p>0</text:p>
          </table:table-cell>
          <table:table-cell table:formula="of:=[.E26]/SUM([.E$2:.E$161])" office:value-type="float" office:value="0.000000640952917521538" calcext:value-type="float">
            <text:p>0.000000641</text:p>
          </table:table-cell>
          <table:table-cell table:formula="of:=[.C26]/[.$C$58]" office:value-type="float" office:value="0" calcext:value-type="float">
            <text:p>0</text:p>
          </table:table-cell>
          <table:table-cell table:formula="of:=[.D26]/[.$C$59]" office:value-type="float" office:value="0" calcext:value-type="float">
            <text:p>0</text:p>
          </table:table-cell>
          <table:table-cell table:formula="of:=[.E26]/[.$C$59]" office:value-type="float" office:value="0.0000224159960547847" calcext:value-type="float">
            <text:p>0.000022416</text:p>
          </table:table-cell>
          <table:table-cell table:number-columns-repeated="5"/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11.2819+[.B27]*(20.7789-11.2819)/160" office:value-type="float" office:value="12.76580625" calcext:value-type="float">
            <text:p>12.7658062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C27]/SUM([.C$2:.C$161])" office:value-type="float" office:value="0.00000177987776986062" calcext:value-type="float">
            <text:p>1.77987776986062E-06</text:p>
          </table:table-cell>
          <table:table-cell table:formula="of:=[.D27]/SUM([.D$2:.D$161])" office:value-type="float" office:value="0.00000178217857072843" calcext:value-type="float">
            <text:p>1.78217857072843E-06</text:p>
          </table:table-cell>
          <table:table-cell table:formula="of:=[.E27]/SUM([.E$2:.E$161])" office:value-type="float" office:value="0.00000192285875256461" calcext:value-type="float">
            <text:p>1.92285875256461E-06</text:p>
          </table:table-cell>
          <table:table-cell table:formula="of:=[.C27]/[.$C$58]" office:value-type="float" office:value="0.0000687001923605386" calcext:value-type="float">
            <text:p>6.87001923605386E-05</text:p>
          </table:table-cell>
          <table:table-cell table:formula="of:=[.D27]/[.$C$59]" office:value-type="float" office:value="0.0000672479881643541" calcext:value-type="float">
            <text:p>0.000067248</text:p>
          </table:table-cell>
          <table:table-cell table:formula="of:=[.E27]/[.$C$59]" office:value-type="float" office:value="0.0000672479881643541" calcext:value-type="float">
            <text:p>0.000067248</text:p>
          </table:table-cell>
          <table:table-cell table:number-columns-repeated="5"/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11.2819+[.B28]*(20.7789-11.2819)/160" office:value-type="float" office:value="12.8251625" calcext:value-type="float">
            <text:p>12.825162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C28]/SUM([.C$2:.C$161])" office:value-type="float" office:value="0.00000237317035981416" calcext:value-type="float">
            <text:p>2.37317035981416E-06</text:p>
          </table:table-cell>
          <table:table-cell table:formula="of:=[.D28]/SUM([.D$2:.D$161])" office:value-type="float" office:value="0.00000237623809430457" calcext:value-type="float">
            <text:p>2.37623809430457E-06</text:p>
          </table:table-cell>
          <table:table-cell table:formula="of:=[.E28]/SUM([.E$2:.E$161])" office:value-type="float" office:value="0.00000256381167008615" calcext:value-type="float">
            <text:p>2.56381167008615E-06</text:p>
          </table:table-cell>
          <table:table-cell table:formula="of:=[.C28]/[.$C$58]" office:value-type="float" office:value="0.0000916002564807181" calcext:value-type="float">
            <text:p>9.16002564807181E-05</text:p>
          </table:table-cell>
          <table:table-cell table:formula="of:=[.D28]/[.$C$59]" office:value-type="float" office:value="0.0000896639842191388" calcext:value-type="float">
            <text:p>0.000089664</text:p>
          </table:table-cell>
          <table:table-cell table:formula="of:=[.E28]/[.$C$59]" office:value-type="float" office:value="0.0000896639842191388" calcext:value-type="float">
            <text:p>0.000089664</text:p>
          </table:table-cell>
          <table:table-cell table:number-columns-repeated="5"/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11.2819+[.B29]*(20.7789-11.2819)/160" office:value-type="float" office:value="12.88451875" calcext:value-type="float">
            <text:p>12.8845187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C29]/SUM([.C$2:.C$161])" office:value-type="float" office:value="0.00000711951107944247" calcext:value-type="float">
            <text:p>7.11951107944247E-06</text:p>
          </table:table-cell>
          <table:table-cell table:formula="of:=[.D29]/SUM([.D$2:.D$161])" office:value-type="float" office:value="0.00000712871428291372" calcext:value-type="float">
            <text:p>7.12871428291372E-06</text:p>
          </table:table-cell>
          <table:table-cell table:formula="of:=[.E29]/SUM([.E$2:.E$161])" office:value-type="float" office:value="0.00000576857625769384" calcext:value-type="float">
            <text:p>5.76857625769384E-06</text:p>
          </table:table-cell>
          <table:table-cell table:formula="of:=[.C29]/[.$C$58]" office:value-type="float" office:value="0.000274800769442154" calcext:value-type="float">
            <text:p>0.0002748008</text:p>
          </table:table-cell>
          <table:table-cell table:formula="of:=[.D29]/[.$C$59]" office:value-type="float" office:value="0.000268991952657416" calcext:value-type="float">
            <text:p>0.000268992</text:p>
          </table:table-cell>
          <table:table-cell table:formula="of:=[.E29]/[.$C$59]" office:value-type="float" office:value="0.000201743964493062" calcext:value-type="float">
            <text:p>0.000201744</text:p>
          </table:table-cell>
          <table:table-cell/>
          <table:table-cell table:formula="of:=-LN([.I29])" office:value-type="float" office:value="8.19946419761216" calcext:value-type="float">
            <text:p>8.1994641976</text:p>
          </table:table-cell>
          <table:table-cell table:formula="of:=-LN([.J29])" office:value-type="float" office:value="8.22082909458161" calcext:value-type="float">
            <text:p>8.2208290946</text:p>
          </table:table-cell>
          <table:table-cell table:formula="of:=-LN([.K29])" office:value-type="float" office:value="8.50851116703339" calcext:value-type="float">
            <text:p>8.508511167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11.2819+[.B30]*(20.7789-11.2819)/160" office:value-type="float" office:value="12.943875" calcext:value-type="float">
            <text:p>12.94387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[.C30]/SUM([.C$2:.C$161])" office:value-type="float" office:value="0.0000130524369789779" calcext:value-type="float">
            <text:p>1.30524369789779E-05</text:p>
          </table:table-cell>
          <table:table-cell table:formula="of:=[.D30]/SUM([.D$2:.D$161])" office:value-type="float" office:value="0.0000178217857072843" calcext:value-type="float">
            <text:p>1.78217857072843E-05</text:p>
          </table:table-cell>
          <table:table-cell table:formula="of:=[.E30]/SUM([.E$2:.E$161])" office:value-type="float" office:value="0.0000147419171029954" calcext:value-type="float">
            <text:p>1.47419171029954E-05</text:p>
          </table:table-cell>
          <table:table-cell table:formula="of:=[.C30]/[.$C$58]" office:value-type="float" office:value="0.00050380141064395" calcext:value-type="float">
            <text:p>0.0005038014</text:p>
          </table:table-cell>
          <table:table-cell table:formula="of:=[.D30]/[.$C$59]" office:value-type="float" office:value="0.000672479881643541" calcext:value-type="float">
            <text:p>0.0006724799</text:p>
          </table:table-cell>
          <table:table-cell table:formula="of:=[.E30]/[.$C$59]" office:value-type="float" office:value="0.000515567909260048" calcext:value-type="float">
            <text:p>0.0005155679</text:p>
          </table:table-cell>
          <table:table-cell/>
          <table:table-cell table:formula="of:=-LN([.I30])" office:value-type="float" office:value="7.59332839404184" calcext:value-type="float">
            <text:p>7.593328394</text:p>
          </table:table-cell>
          <table:table-cell table:formula="of:=-LN([.J30])" office:value-type="float" office:value="7.30453836270745" calcext:value-type="float">
            <text:p>7.3045383627</text:p>
          </table:table-cell>
          <table:table-cell table:formula="of:=-LN([.K30])" office:value-type="float" office:value="7.57024152844046" calcext:value-type="float">
            <text:p>7.5702415284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11.2819+[.B31]*(20.7789-11.2819)/160" office:value-type="float" office:value="13.00323125" calcext:value-type="float">
            <text:p>13.0032312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formula="of:=[.C31]/SUM([.C$2:.C$161])" office:value-type="float" office:value="0.0000266981665479093" calcext:value-type="float">
            <text:p>2.66981665479093E-05</text:p>
          </table:table-cell>
          <table:table-cell table:formula="of:=[.D31]/SUM([.D$2:.D$161])" office:value-type="float" office:value="0.0000350495118909924" calcext:value-type="float">
            <text:p>3.50495118909924E-05</text:p>
          </table:table-cell>
          <table:table-cell table:formula="of:=[.E31]/SUM([.E$2:.E$161])" office:value-type="float" office:value="0.0000269200225359046" calcext:value-type="float">
            <text:p>0.00002692</text:p>
          </table:table-cell>
          <table:table-cell table:formula="of:=[.C31]/[.$C$58]" office:value-type="float" office:value="0.00103050288540808" calcext:value-type="float">
            <text:p>0.0010305029</text:p>
          </table:table-cell>
          <table:table-cell table:formula="of:=[.D31]/[.$C$59]" office:value-type="float" office:value="0.0013225437672323" calcext:value-type="float">
            <text:p>0.0013225438</text:p>
          </table:table-cell>
          <table:table-cell table:formula="of:=[.E31]/[.$C$59]" office:value-type="float" office:value="0.000941471834300957" calcext:value-type="float">
            <text:p>0.0009414718</text:p>
          </table:table-cell>
          <table:table-cell/>
          <table:table-cell table:formula="of:=-LN([.I31])" office:value-type="float" office:value="6.87770835762984" calcext:value-type="float">
            <text:p>6.8777083576</text:p>
          </table:table-cell>
          <table:table-cell table:formula="of:=-LN([.J31])" office:value-type="float" office:value="6.62819830046389" calcext:value-type="float">
            <text:p>6.6281983005</text:p>
          </table:table-cell>
          <table:table-cell table:formula="of:=-LN([.K31])" office:value-type="float" office:value="6.96806612608624" calcext:value-type="float">
            <text:p>6.9680661261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11.2819+[.B32]*(20.7789-11.2819)/160" office:value-type="float" office:value="13.0625875" calcext:value-type="float">
            <text:p>13.0625875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table:formula="of:=[.C32]/SUM([.C$2:.C$161])" office:value-type="float" office:value="0.0000510231627360044" calcext:value-type="float">
            <text:p>5.10231627360044E-05</text:p>
          </table:table-cell>
          <table:table-cell table:formula="of:=[.D32]/SUM([.D$2:.D$161])" office:value-type="float" office:value="0.000062376249975495" calcext:value-type="float">
            <text:p>6.2376249975495E-05</text:p>
          </table:table-cell>
          <table:table-cell table:formula="of:=[.E32]/SUM([.E$2:.E$161])" office:value-type="float" office:value="0.0000538400450718092" calcext:value-type="float">
            <text:p>0.00005384</text:p>
          </table:table-cell>
          <table:table-cell table:formula="of:=[.C32]/[.$C$58]" office:value-type="float" office:value="0.00196940551433544" calcext:value-type="float">
            <text:p>0.0019694055</text:p>
          </table:table-cell>
          <table:table-cell table:formula="of:=[.D32]/[.$C$59]" office:value-type="float" office:value="0.00235367958575239" calcext:value-type="float">
            <text:p>0.0023536796</text:p>
          </table:table-cell>
          <table:table-cell table:formula="of:=[.E32]/[.$C$59]" office:value-type="float" office:value="0.00188294366860191" calcext:value-type="float">
            <text:p>0.0018829437</text:p>
          </table:table-cell>
          <table:table-cell/>
          <table:table-cell table:formula="of:=-LN([.I32])" office:value-type="float" office:value="6.23002355114665" calcext:value-type="float">
            <text:p>6.2300235511</text:p>
          </table:table-cell>
          <table:table-cell table:formula="of:=-LN([.J32])" office:value-type="float" office:value="6.05177539421208" calcext:value-type="float">
            <text:p>6.0517753942</text:p>
          </table:table-cell>
          <table:table-cell table:formula="of:=-LN([.K32])" office:value-type="float" office:value="6.27491894552629" calcext:value-type="float">
            <text:p>6.2749189455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11.2819+[.B33]*(20.7789-11.2819)/160" office:value-type="float" office:value="13.12194375" calcext:value-type="float">
            <text:p>13.12194375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table:formula="of:=[.C33]/SUM([.C$2:.C$161])" office:value-type="float" office:value="0.0000658554774848429" calcext:value-type="float">
            <text:p>6.58554774848429E-05</text:p>
          </table:table-cell>
          <table:table-cell table:formula="of:=[.D33]/SUM([.D$2:.D$161])" office:value-type="float" office:value="0.0000754455594941702" calcext:value-type="float">
            <text:p>7.54455594941702E-05</text:p>
          </table:table-cell>
          <table:table-cell table:formula="of:=[.E33]/SUM([.E$2:.E$161])" office:value-type="float" office:value="0.0000737095855149768" calcext:value-type="float">
            <text:p>7.37095855149768E-05</text:p>
          </table:table-cell>
          <table:table-cell table:formula="of:=[.C33]/[.$C$58]" office:value-type="float" office:value="0.00254190711733993" calcext:value-type="float">
            <text:p>0.0025419071</text:p>
          </table:table-cell>
          <table:table-cell table:formula="of:=[.D33]/[.$C$59]" office:value-type="float" office:value="0.00284683149895766" calcext:value-type="float">
            <text:p>0.0028468315</text:p>
          </table:table-cell>
          <table:table-cell table:formula="of:=[.E33]/[.$C$59]" office:value-type="float" office:value="0.00257783954630024" calcext:value-type="float">
            <text:p>0.0025778395</text:p>
          </table:table-cell>
          <table:table-cell/>
          <table:table-cell table:formula="of:=-LN([.I33])" office:value-type="float" office:value="5.97484064608783" calcext:value-type="float">
            <text:p>5.9748406461</text:p>
          </table:table-cell>
          <table:table-cell table:formula="of:=-LN([.J33])" office:value-type="float" office:value="5.86154865791102" calcext:value-type="float">
            <text:p>5.8615486579</text:p>
          </table:table-cell>
          <table:table-cell table:formula="of:=-LN([.K33])" office:value-type="float" office:value="5.96080361600636" calcext:value-type="float">
            <text:p>5.960803616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11.2819+[.B34]*(20.7789-11.2819)/160" office:value-type="float" office:value="13.1813" calcext:value-type="float">
            <text:p>13.1813</text:p>
          </table:table-cell>
          <table:table-cell office:value-type="float" office:value="32" calcext:value-type="float">
            <text:p>32</text:p>
          </table:table-cell>
          <table:table-cell office:value-type="float" office:value="211" calcext:value-type="float">
            <text:p>211</text:p>
          </table:table-cell>
          <table:table-cell office:value-type="float" office:value="207" calcext:value-type="float">
            <text:p>207</text:p>
          </table:table-cell>
          <table:table-cell office:value-type="float" office:value="216" calcext:value-type="float">
            <text:p>216</text:p>
          </table:table-cell>
          <table:table-cell table:formula="of:=[.C34]/SUM([.C$2:.C$161])" office:value-type="float" office:value="0.000125184736480197" calcext:value-type="float">
            <text:p>0.0001251847</text:p>
          </table:table-cell>
          <table:table-cell table:formula="of:=[.D34]/SUM([.D$2:.D$161])" office:value-type="float" office:value="0.000122970321380262" calcext:value-type="float">
            <text:p>0.0001229703</text:p>
          </table:table-cell>
          <table:table-cell table:formula="of:=[.E34]/SUM([.E$2:.E$161])" office:value-type="float" office:value="0.000138445830184652" calcext:value-type="float">
            <text:p>0.0001384458</text:p>
          </table:table-cell>
          <table:table-cell table:formula="of:=[.C34]/[.$C$58]" office:value-type="float" office:value="0.00483191352935788" calcext:value-type="float">
            <text:p>0.0048319135</text:p>
          </table:table-cell>
          <table:table-cell table:formula="of:=[.D34]/[.$C$59]" office:value-type="float" office:value="0.00464011118334043" calcext:value-type="float">
            <text:p>0.0046401112</text:p>
          </table:table-cell>
          <table:table-cell table:formula="of:=[.E34]/[.$C$59]" office:value-type="float" office:value="0.00484185514783349" calcext:value-type="float">
            <text:p>0.0048418551</text:p>
          </table:table-cell>
          <table:table-cell/>
          <table:table-cell table:formula="of:=-LN([.I34])" office:value-type="float" office:value="5.33251271392409" calcext:value-type="float">
            <text:p>5.3325127139</text:p>
          </table:table-cell>
          <table:table-cell table:formula="of:=-LN([.J34])" office:value-type="float" office:value="5.37301695110424" calcext:value-type="float">
            <text:p>5.3730169511</text:p>
          </table:table-cell>
          <table:table-cell table:formula="of:=-LN([.K34])" office:value-type="float" office:value="5.33045733668544" calcext:value-type="float">
            <text:p>5.3304573367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11.2819+[.B35]*(20.7789-11.2819)/160" office:value-type="float" office:value="13.24065625" calcext:value-type="float">
            <text:p>13.24065625</text:p>
          </table:table-cell>
          <table:table-cell office:value-type="float" office:value="33" calcext:value-type="float">
            <text:p>33</text:p>
          </table:table-cell>
          <table:table-cell office:value-type="float" office:value="308" calcext:value-type="float">
            <text:p>308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table:formula="of:=[.C35]/SUM([.C$2:.C$161])" office:value-type="float" office:value="0.00018273411770569" calcext:value-type="float">
            <text:p>0.0001827341</text:p>
          </table:table-cell>
          <table:table-cell table:formula="of:=[.D35]/SUM([.D$2:.D$161])" office:value-type="float" office:value="0.000200792118968736" calcext:value-type="float">
            <text:p>0.0002007921</text:p>
          </table:table-cell>
          <table:table-cell table:formula="of:=[.E35]/SUM([.E$2:.E$161])" office:value-type="float" office:value="0.000194849686926547" calcext:value-type="float">
            <text:p>0.0001948497</text:p>
          </table:table-cell>
          <table:table-cell table:formula="of:=[.C35]/[.$C$58]" office:value-type="float" office:value="0.0070532197490153" calcext:value-type="float">
            <text:p>0.0070532197</text:p>
          </table:table-cell>
          <table:table-cell table:formula="of:=[.D35]/[.$C$59]" office:value-type="float" office:value="0.00757660666651723" calcext:value-type="float">
            <text:p>0.0075766067</text:p>
          </table:table-cell>
          <table:table-cell table:formula="of:=[.E35]/[.$C$59]" office:value-type="float" office:value="0.00681446280065455" calcext:value-type="float">
            <text:p>0.0068144628</text:p>
          </table:table-cell>
          <table:table-cell/>
          <table:table-cell table:formula="of:=-LN([.I35])" office:value-type="float" office:value="4.95427106442659" calcext:value-type="float">
            <text:p>4.9542710644</text:p>
          </table:table-cell>
          <table:table-cell table:formula="of:=-LN([.J35])" office:value-type="float" office:value="4.88268984888659" calcext:value-type="float">
            <text:p>4.8826898489</text:p>
          </table:table-cell>
          <table:table-cell table:formula="of:=-LN([.K35])" office:value-type="float" office:value="4.98870804296339" calcext:value-type="float">
            <text:p>4.988708043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11.2819+[.B36]*(20.7789-11.2819)/160" office:value-type="float" office:value="13.3000125" calcext:value-type="float">
            <text:p>13.3000125</text:p>
          </table:table-cell>
          <table:table-cell office:value-type="float" office:value="34" calcext:value-type="float">
            <text:p>34</text:p>
          </table:table-cell>
          <table:table-cell office:value-type="float" office:value="456" calcext:value-type="float">
            <text:p>456</text:p>
          </table:table-cell>
          <table:table-cell office:value-type="float" office:value="502" calcext:value-type="float">
            <text:p>502</text:p>
          </table:table-cell>
          <table:table-cell office:value-type="float" office:value="425" calcext:value-type="float">
            <text:p>425</text:p>
          </table:table-cell>
          <table:table-cell table:formula="of:=[.C36]/SUM([.C$2:.C$161])" office:value-type="float" office:value="0.000270541421018814" calcext:value-type="float">
            <text:p>0.0002705414</text:p>
          </table:table-cell>
          <table:table-cell table:formula="of:=[.D36]/SUM([.D$2:.D$161])" office:value-type="float" office:value="0.000298217880835224" calcext:value-type="float">
            <text:p>0.0002982179</text:p>
          </table:table-cell>
          <table:table-cell table:formula="of:=[.E36]/SUM([.E$2:.E$161])" office:value-type="float" office:value="0.000272404989946653" calcext:value-type="float">
            <text:p>0.000272405</text:p>
          </table:table-cell>
          <table:table-cell table:formula="of:=[.C36]/[.$C$58]" office:value-type="float" office:value="0.0104424292388019" calcext:value-type="float">
            <text:p>0.0104424292</text:p>
          </table:table-cell>
          <table:table-cell table:formula="of:=[.D36]/[.$C$59]" office:value-type="float" office:value="0.0112528300195019" calcext:value-type="float">
            <text:p>0.01125283</text:p>
          </table:table-cell>
          <table:table-cell table:formula="of:=[.E36]/[.$C$59]" office:value-type="float" office:value="0.0095267983232835" calcext:value-type="float">
            <text:p>0.0095267983</text:p>
          </table:table-cell>
          <table:table-cell/>
          <table:table-cell table:formula="of:=-LN([.I36])" office:value-type="float" office:value="4.56187803788577" calcext:value-type="float">
            <text:p>4.5618780379</text:p>
          </table:table-cell>
          <table:table-cell table:formula="of:=-LN([.J36])" office:value-type="float" office:value="4.48713562467788" calcext:value-type="float">
            <text:p>4.4871356247</text:p>
          </table:table-cell>
          <table:table-cell table:formula="of:=-LN([.K36])" office:value-type="float" office:value="4.65364657544519" calcext:value-type="float">
            <text:p>4.6536465754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11.2819+[.B37]*(20.7789-11.2819)/160" office:value-type="float" office:value="13.35936875" calcext:value-type="float">
            <text:p>13.35936875</text:p>
          </table:table-cell>
          <table:table-cell office:value-type="float" office:value="35" calcext:value-type="float">
            <text:p>35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32" calcext:value-type="float">
            <text:p>732</text:p>
          </table:table-cell>
          <table:table-cell table:formula="of:=[.C37]/SUM([.C$2:.C$161])" office:value-type="float" office:value="0.00043251029807613" calcext:value-type="float">
            <text:p>0.0004325103</text:p>
          </table:table-cell>
          <table:table-cell table:formula="of:=[.D37]/SUM([.D$2:.D$161])" office:value-type="float" office:value="0.000450891178394293" calcext:value-type="float">
            <text:p>0.0004508912</text:p>
          </table:table-cell>
          <table:table-cell table:formula="of:=[.E37]/SUM([.E$2:.E$161])" office:value-type="float" office:value="0.000469177535625766" calcext:value-type="float">
            <text:p>0.0004691775</text:p>
          </table:table-cell>
          <table:table-cell table:formula="of:=[.C37]/[.$C$58]" office:value-type="float" office:value="0.0166941467436109" calcext:value-type="float">
            <text:p>0.0166941467</text:p>
          </table:table-cell>
          <table:table-cell table:formula="of:=[.D37]/[.$C$59]" office:value-type="float" office:value="0.0170137410055816" calcext:value-type="float">
            <text:p>0.017013741</text:p>
          </table:table-cell>
          <table:table-cell table:formula="of:=[.E37]/[.$C$59]" office:value-type="float" office:value="0.0164085091121024" calcext:value-type="float">
            <text:p>0.0164085091</text:p>
          </table:table-cell>
          <table:table-cell/>
          <table:table-cell table:formula="of:=-LN([.I37])" office:value-type="float" office:value="4.0926971153915" calcext:value-type="float">
            <text:p>4.0926971154</text:p>
          </table:table-cell>
          <table:table-cell table:formula="of:=-LN([.J37])" office:value-type="float" office:value="4.07373396697398" calcext:value-type="float">
            <text:p>4.073733967</text:p>
          </table:table-cell>
          <table:table-cell table:formula="of:=-LN([.K37])" office:value-type="float" office:value="4.1099552304083" calcext:value-type="float">
            <text:p>4.1099552304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11.2819+[.B38]*(20.7789-11.2819)/160" office:value-type="float" office:value="13.418725" calcext:value-type="float">
            <text:p>13.418725</text:p>
          </table:table-cell>
          <table:table-cell office:value-type="float" office:value="36" calcext:value-type="float">
            <text:p>36</text:p>
          </table:table-cell>
          <table:table-cell office:value-type="float" office:value="1089" calcext:value-type="float">
            <text:p>1089</text:p>
          </table:table-cell>
          <table:table-cell office:value-type="float" office:value="1073" calcext:value-type="float">
            <text:p>1073</text:p>
          </table:table-cell>
          <table:table-cell office:value-type="float" office:value="1012" calcext:value-type="float">
            <text:p>1012</text:p>
          </table:table-cell>
          <table:table-cell table:formula="of:=[.C38]/SUM([.C$2:.C$161])" office:value-type="float" office:value="0.000646095630459404" calcext:value-type="float">
            <text:p>0.0006460956</text:p>
          </table:table-cell>
          <table:table-cell table:formula="of:=[.D38]/SUM([.D$2:.D$161])" office:value-type="float" office:value="0.000637425868797202" calcext:value-type="float">
            <text:p>0.0006374259</text:p>
          </table:table-cell>
          <table:table-cell table:formula="of:=[.E38]/SUM([.E$2:.E$161])" office:value-type="float" office:value="0.000648644352531796" calcext:value-type="float">
            <text:p>0.0006486444</text:p>
          </table:table-cell>
          <table:table-cell table:formula="of:=[.C38]/[.$C$58]" office:value-type="float" office:value="0.0249381698268755" calcext:value-type="float">
            <text:p>0.0249381698</text:p>
          </table:table-cell>
          <table:table-cell table:formula="of:=[.D38]/[.$C$59]" office:value-type="float" office:value="0.024052363766784" calcext:value-type="float">
            <text:p>0.0240523638</text:p>
          </table:table-cell>
          <table:table-cell table:formula="of:=[.E38]/[.$C$59]" office:value-type="float" office:value="0.0226849880074421" calcext:value-type="float">
            <text:p>0.022684988</text:p>
          </table:table-cell>
          <table:table-cell/>
          <table:table-cell table:formula="of:=-LN([.I38])" office:value-type="float" office:value="3.6913557244672" calcext:value-type="float">
            <text:p>3.6913557245</text:p>
          </table:table-cell>
          <table:table-cell table:formula="of:=-LN([.J38])" office:value-type="float" office:value="3.72752200173891" calcext:value-type="float">
            <text:p>3.7275220017</text:p>
          </table:table-cell>
          <table:table-cell table:formula="of:=-LN([.K38])" office:value-type="float" office:value="3.7860518945222" calcext:value-type="float">
            <text:p>3.7860518945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11.2819+[.B39]*(20.7789-11.2819)/160" office:value-type="float" office:value="13.47808125" calcext:value-type="float">
            <text:p>13.47808125</text:p>
          </table:table-cell>
          <table:table-cell office:value-type="float" office:value="37" calcext:value-type="float">
            <text:p>37</text:p>
          </table:table-cell>
          <table:table-cell office:value-type="float" office:value="1610" calcext:value-type="float">
            <text:p>1610</text:p>
          </table:table-cell>
          <table:table-cell office:value-type="float" office:value="1631" calcext:value-type="float">
            <text:p>1631</text:p>
          </table:table-cell>
          <table:table-cell office:value-type="float" office:value="1451" calcext:value-type="float">
            <text:p>1451</text:p>
          </table:table-cell>
          <table:table-cell table:formula="of:=[.C39]/SUM([.C$2:.C$161])" office:value-type="float" office:value="0.000955201069825198" calcext:value-type="float">
            <text:p>0.0009552011</text:p>
          </table:table-cell>
          <table:table-cell table:formula="of:=[.D39]/SUM([.D$2:.D$161])" office:value-type="float" office:value="0.00096891108295269" calcext:value-type="float">
            <text:p>0.0009689111</text:p>
          </table:table-cell>
          <table:table-cell table:formula="of:=[.E39]/SUM([.E$2:.E$161])" office:value-type="float" office:value="0.000930022683323751" calcext:value-type="float">
            <text:p>0.0009300227</text:p>
          </table:table-cell>
          <table:table-cell table:formula="of:=[.C39]/[.$C$58]" office:value-type="float" office:value="0.0368691032334891" calcext:value-type="float">
            <text:p>0.0368691032</text:p>
          </table:table-cell>
          <table:table-cell table:formula="of:=[.D39]/[.$C$59]" office:value-type="float" office:value="0.0365604895653538" calcext:value-type="float">
            <text:p>0.0365604896</text:p>
          </table:table-cell>
          <table:table-cell table:formula="of:=[.E39]/[.$C$59]" office:value-type="float" office:value="0.0325256102754926" calcext:value-type="float">
            <text:p>0.0325256103</text:p>
          </table:table-cell>
          <table:table-cell/>
          <table:table-cell table:formula="of:=-LN([.I39])" office:value-type="float" office:value="3.30038138942165" calcext:value-type="float">
            <text:p>3.3003813894</text:p>
          </table:table-cell>
          <table:table-cell table:formula="of:=-LN([.J39])" office:value-type="float" office:value="3.30878714174859" calcext:value-type="float">
            <text:p>3.3087871417</text:p>
          </table:table-cell>
          <table:table-cell table:formula="of:=-LN([.K39])" office:value-type="float" office:value="3.42572749148542" calcext:value-type="float">
            <text:p>3.4257274915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11.2819+[.B40]*(20.7789-11.2819)/160" office:value-type="float" office:value="13.5374375" calcext:value-type="float">
            <text:p>13.5374375</text:p>
          </table:table-cell>
          <table:table-cell office:value-type="float" office:value="38" calcext:value-type="float">
            <text:p>38</text:p>
          </table:table-cell>
          <table:table-cell office:value-type="float" office:value="2184" calcext:value-type="float">
            <text:p>2184</text:p>
          </table:table-cell>
          <table:table-cell office:value-type="float" office:value="2158" calcext:value-type="float">
            <text:p>2158</text:p>
          </table:table-cell>
          <table:table-cell office:value-type="float" office:value="2147" calcext:value-type="float">
            <text:p>2147</text:p>
          </table:table-cell>
          <table:table-cell table:formula="of:=[.C40]/SUM([.C$2:.C$161])" office:value-type="float" office:value="0.00129575101645853" calcext:value-type="float">
            <text:p>0.001295751</text:p>
          </table:table-cell>
          <table:table-cell table:formula="of:=[.D40]/SUM([.D$2:.D$161])" office:value-type="float" office:value="0.00128198045187732" calcext:value-type="float">
            <text:p>0.0012819805</text:p>
          </table:table-cell>
          <table:table-cell table:formula="of:=[.E40]/SUM([.E$2:.E$161])" office:value-type="float" office:value="0.00137612591391874" calcext:value-type="float">
            <text:p>0.0013761259</text:p>
          </table:table-cell>
          <table:table-cell table:formula="of:=[.C40]/[.$C$58]" office:value-type="float" office:value="0.0500137400384721" calcext:value-type="float">
            <text:p>0.05001374</text:p>
          </table:table-cell>
          <table:table-cell table:formula="of:=[.D40]/[.$C$59]" office:value-type="float" office:value="0.0483737194862254" calcext:value-type="float">
            <text:p>0.0483737195</text:p>
          </table:table-cell>
          <table:table-cell table:formula="of:=[.E40]/[.$C$59]" office:value-type="float" office:value="0.0481271435296227" calcext:value-type="float">
            <text:p>0.0481271435</text:p>
          </table:table-cell>
          <table:table-cell/>
          <table:table-cell table:formula="of:=-LN([.I40])" office:value-type="float" office:value="2.99545751053536" calcext:value-type="float">
            <text:p>2.9954575105</text:p>
          </table:table-cell>
          <table:table-cell table:formula="of:=-LN([.J40])" office:value-type="float" office:value="3.02879859855153" calcext:value-type="float">
            <text:p>3.0287985986</text:p>
          </table:table-cell>
          <table:table-cell table:formula="of:=-LN([.K40])" office:value-type="float" office:value="3.03390894649083" calcext:value-type="float">
            <text:p>3.033908946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11.2819+[.B41]*(20.7789-11.2819)/160" office:value-type="float" office:value="13.59679375" calcext:value-type="float">
            <text:p>13.59679375</text:p>
          </table:table-cell>
          <table:table-cell office:value-type="float" office:value="39" calcext:value-type="float">
            <text:p>39</text:p>
          </table:table-cell>
          <table:table-cell office:value-type="float" office:value="3084" calcext:value-type="float">
            <text:p>3084</text:p>
          </table:table-cell>
          <table:table-cell office:value-type="float" office:value="3059" calcext:value-type="float">
            <text:p>3059</text:p>
          </table:table-cell>
          <table:table-cell office:value-type="float" office:value="2868" calcext:value-type="float">
            <text:p>2868</text:p>
          </table:table-cell>
          <table:table-cell table:formula="of:=[.C41]/SUM([.C$2:.C$161])" office:value-type="float" office:value="0.00182971434741672" calcext:value-type="float">
            <text:p>0.0018297143</text:p>
          </table:table-cell>
          <table:table-cell table:formula="of:=[.D41]/SUM([.D$2:.D$161])" office:value-type="float" office:value="0.00181722808261942" calcext:value-type="float">
            <text:p>0.0018172281</text:p>
          </table:table-cell>
          <table:table-cell table:formula="of:=[.E41]/SUM([.E$2:.E$161])" office:value-type="float" office:value="0.00183825296745177" calcext:value-type="float">
            <text:p>0.001838253</text:p>
          </table:table-cell>
          <table:table-cell table:formula="of:=[.C41]/[.$C$58]" office:value-type="float" office:value="0.0706237977466337" calcext:value-type="float">
            <text:p>0.0706237977</text:p>
          </table:table-cell>
          <table:table-cell table:formula="of:=[.D41]/[.$C$59]" office:value-type="float" office:value="0.0685705319315864" calcext:value-type="float">
            <text:p>0.0685705319</text:p>
          </table:table-cell>
          <table:table-cell table:formula="of:=[.E41]/[.$C$59]" office:value-type="float" office:value="0.0642890766851225" calcext:value-type="float">
            <text:p>0.0642890767</text:p>
          </table:table-cell>
          <table:table-cell/>
          <table:table-cell table:formula="of:=-LN([.I41])" office:value-type="float" office:value="2.65038811271694" calcext:value-type="float">
            <text:p>2.6503881127</text:p>
          </table:table-cell>
          <table:table-cell table:formula="of:=-LN([.J41])" office:value-type="float" office:value="2.6798924002187" calcext:value-type="float">
            <text:p>2.6798924002</text:p>
          </table:table-cell>
          <table:table-cell table:formula="of:=-LN([.K41])" office:value-type="float" office:value="2.7443655426501" calcext:value-type="float">
            <text:p>2.7443655427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11.2819+[.B42]*(20.7789-11.2819)/160" office:value-type="float" office:value="13.65615" calcext:value-type="float">
            <text:p>13.65615</text:p>
          </table:table-cell>
          <table:table-cell office:value-type="float" office:value="40" calcext:value-type="float">
            <text:p>40</text:p>
          </table:table-cell>
          <table:table-cell office:value-type="float" office:value="3954" calcext:value-type="float">
            <text:p>3954</text:p>
          </table:table-cell>
          <table:table-cell office:value-type="float" office:value="3914" calcext:value-type="float">
            <text:p>3914</text:p>
          </table:table-cell>
          <table:table-cell office:value-type="float" office:value="3754" calcext:value-type="float">
            <text:p>3754</text:p>
          </table:table-cell>
          <table:table-cell table:formula="of:=[.C42]/SUM([.C$2:.C$161])" office:value-type="float" office:value="0.00234587890067629" calcext:value-type="float">
            <text:p>0.0023458789</text:p>
          </table:table-cell>
          <table:table-cell table:formula="of:=[.D42]/SUM([.D$2:.D$161])" office:value-type="float" office:value="0.00232514897527702" calcext:value-type="float">
            <text:p>0.002325149</text:p>
          </table:table-cell>
          <table:table-cell table:formula="of:=[.E42]/SUM([.E$2:.E$161])" office:value-type="float" office:value="0.00240613725237585" calcext:value-type="float">
            <text:p>0.0024061373</text:p>
          </table:table-cell>
          <table:table-cell table:formula="of:=[.C42]/[.$C$58]" office:value-type="float" office:value="0.0905468535311899" calcext:value-type="float">
            <text:p>0.0905468535</text:p>
          </table:table-cell>
          <table:table-cell table:formula="of:=[.D42]/[.$C$59]" office:value-type="float" office:value="0.0877362085584273" calcext:value-type="float">
            <text:p>0.0877362086</text:p>
          </table:table-cell>
          <table:table-cell table:formula="of:=[.E42]/[.$C$59]" office:value-type="float" office:value="0.0841496491896617" calcext:value-type="float">
            <text:p>0.0841496492</text:p>
          </table:table-cell>
          <table:table-cell/>
          <table:table-cell table:formula="of:=-LN([.I42])" office:value-type="float" office:value="2.4018878436696" calcext:value-type="float">
            <text:p>2.4018878437</text:p>
          </table:table-cell>
          <table:table-cell table:formula="of:=-LN([.J42])" office:value-type="float" office:value="2.43342059641359" calcext:value-type="float">
            <text:p>2.4334205964</text:p>
          </table:table-cell>
          <table:table-cell table:formula="of:=-LN([.K42])" office:value-type="float" office:value="2.47515852722315" calcext:value-type="float">
            <text:p>2.4751585272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11.2819+[.B43]*(20.7789-11.2819)/160" office:value-type="float" office:value="13.71550625" calcext:value-type="float">
            <text:p>13.71550625</text:p>
          </table:table-cell>
          <table:table-cell office:value-type="float" office:value="41" calcext:value-type="float">
            <text:p>41</text:p>
          </table:table-cell>
          <table:table-cell office:value-type="float" office:value="4960" calcext:value-type="float">
            <text:p>4960</text:p>
          </table:table-cell>
          <table:table-cell office:value-type="float" office:value="5163" calcext:value-type="float">
            <text:p>5163</text:p>
          </table:table-cell>
          <table:table-cell office:value-type="float" office:value="4704" calcext:value-type="float">
            <text:p>4704</text:p>
          </table:table-cell>
          <table:table-cell table:formula="of:=[.C43]/SUM([.C$2:.C$161])" office:value-type="float" office:value="0.00294273124616955" calcext:value-type="float">
            <text:p>0.0029427312</text:p>
          </table:table-cell>
          <table:table-cell table:formula="of:=[.D43]/SUM([.D$2:.D$161])" office:value-type="float" office:value="0.00306712932022363" calcext:value-type="float">
            <text:p>0.0030671293</text:p>
          </table:table-cell>
          <table:table-cell table:formula="of:=[.E43]/SUM([.E$2:.E$161])" office:value-type="float" office:value="0.00301504252402131" calcext:value-type="float">
            <text:p>0.0030150425</text:p>
          </table:table-cell>
          <table:table-cell table:formula="of:=[.C43]/[.$C$58]" office:value-type="float" office:value="0.11358431803609" calcext:value-type="float">
            <text:p>0.113584318</text:p>
          </table:table-cell>
          <table:table-cell table:formula="of:=[.D43]/[.$C$59]" office:value-type="float" office:value="0.115733787630853" calcext:value-type="float">
            <text:p>0.1157337876</text:p>
          </table:table-cell>
          <table:table-cell table:formula="of:=[.E43]/[.$C$59]" office:value-type="float" office:value="0.105444845441707" calcext:value-type="float">
            <text:p>0.1054448454</text:p>
          </table:table-cell>
          <table:table-cell/>
          <table:table-cell table:formula="of:=-LN([.I43])" office:value-type="float" office:value="2.17520982768119" calcext:value-type="float">
            <text:p>2.1752098277</text:p>
          </table:table-cell>
          <table:table-cell table:formula="of:=-LN([.J43])" office:value-type="float" office:value="2.15646265948996" calcext:value-type="float">
            <text:p>2.1564626595</text:p>
          </table:table-cell>
          <table:table-cell table:formula="of:=-LN([.K43])" office:value-type="float" office:value="2.24956725479114" calcext:value-type="float">
            <text:p>2.2495672548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11.2819+[.B44]*(20.7789-11.2819)/160" office:value-type="float" office:value="13.7748625" calcext:value-type="float">
            <text:p>13.7748625</text:p>
          </table:table-cell>
          <table:table-cell office:value-type="float" office:value="42" calcext:value-type="float">
            <text:p>42</text:p>
          </table:table-cell>
          <table:table-cell office:value-type="float" office:value="6317" calcext:value-type="float">
            <text:p>6317</text:p>
          </table:table-cell>
          <table:table-cell office:value-type="float" office:value="6333" calcext:value-type="float">
            <text:p>6333</text:p>
          </table:table-cell>
          <table:table-cell office:value-type="float" office:value="5879" calcext:value-type="float">
            <text:p>5879</text:p>
          </table:table-cell>
          <table:table-cell table:formula="of:=[.C44]/SUM([.C$2:.C$161])" office:value-type="float" office:value="0.00374782929073651" calcext:value-type="float">
            <text:p>0.0037478293</text:p>
          </table:table-cell>
          <table:table-cell table:formula="of:=[.D44]/SUM([.D$2:.D$161])" office:value-type="float" office:value="0.00376217896280771" calcext:value-type="float">
            <text:p>0.003762179</text:p>
          </table:table-cell>
          <table:table-cell table:formula="of:=[.E44]/SUM([.E$2:.E$161])" office:value-type="float" office:value="0.00376816220210912" calcext:value-type="float">
            <text:p>0.0037681622</text:p>
          </table:table-cell>
          <table:table-cell table:formula="of:=[.C44]/[.$C$58]" office:value-type="float" office:value="0.144659705047174" calcext:value-type="float">
            <text:p>0.144659705</text:p>
          </table:table-cell>
          <table:table-cell table:formula="of:=[.D44]/[.$C$59]" office:value-type="float" office:value="0.141960503014951" calcext:value-type="float">
            <text:p>0.141960503</text:p>
          </table:table-cell>
          <table:table-cell table:formula="of:=[.E44]/[.$C$59]" office:value-type="float" office:value="0.131783640806079" calcext:value-type="float">
            <text:p>0.1317836408</text:p>
          </table:table-cell>
          <table:table-cell/>
          <table:table-cell table:formula="of:=-LN([.I44])" office:value-type="float" office:value="1.93337115650146" calcext:value-type="float">
            <text:p>1.9333711565</text:p>
          </table:table-cell>
          <table:table-cell table:formula="of:=-LN([.J44])" office:value-type="float" office:value="1.95220640785318" calcext:value-type="float">
            <text:p>1.9522064079</text:p>
          </table:table-cell>
          <table:table-cell table:formula="of:=-LN([.K44])" office:value-type="float" office:value="2.02659378596735" calcext:value-type="float">
            <text:p>2.026593786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11.2819+[.B45]*(20.7789-11.2819)/160" office:value-type="float" office:value="13.83421875" calcext:value-type="float">
            <text:p>13.83421875</text:p>
          </table:table-cell>
          <table:table-cell office:value-type="float" office:value="43" calcext:value-type="float">
            <text:p>43</text:p>
          </table:table-cell>
          <table:table-cell office:value-type="float" office:value="7584" calcext:value-type="float">
            <text:p>7584</text:p>
          </table:table-cell>
          <table:table-cell office:value-type="float" office:value="7758" calcext:value-type="float">
            <text:p>7758</text:p>
          </table:table-cell>
          <table:table-cell office:value-type="float" office:value="7181" calcext:value-type="float">
            <text:p>7181</text:p>
          </table:table-cell>
          <table:table-cell table:formula="of:=[.C45]/SUM([.C$2:.C$161])" office:value-type="float" office:value="0.00449953100220764" calcext:value-type="float">
            <text:p>0.004499531</text:p>
          </table:table-cell>
          <table:table-cell table:formula="of:=[.D45]/SUM([.D$2:.D$161])" office:value-type="float" office:value="0.00460871378390372" calcext:value-type="float">
            <text:p>0.0046087138</text:p>
          </table:table-cell>
          <table:table-cell table:formula="of:=[.E45]/SUM([.E$2:.E$161])" office:value-type="float" office:value="0.00460268290072216" calcext:value-type="float">
            <text:p>0.0046026829</text:p>
          </table:table-cell>
          <table:table-cell table:formula="of:=[.C45]/[.$C$58]" office:value-type="float" office:value="0.173674086287442" calcext:value-type="float">
            <text:p>0.1736740863</text:p>
          </table:table-cell>
          <table:table-cell table:formula="of:=[.D45]/[.$C$59]" office:value-type="float" office:value="0.17390329739302" calcext:value-type="float">
            <text:p>0.1739032974</text:p>
          </table:table-cell>
          <table:table-cell table:formula="of:=[.E45]/[.$C$59]" office:value-type="float" office:value="0.160969267669409" calcext:value-type="float">
            <text:p>0.1609692677</text:p>
          </table:table-cell>
          <table:table-cell/>
          <table:table-cell table:formula="of:=-LN([.I45])" office:value-type="float" office:value="1.7505748034653" calcext:value-type="float">
            <text:p>1.7505748035</text:p>
          </table:table-cell>
          <table:table-cell table:formula="of:=-LN([.J45])" office:value-type="float" office:value="1.7492558963697" calcext:value-type="float">
            <text:p>1.7492558964</text:p>
          </table:table-cell>
          <table:table-cell table:formula="of:=-LN([.K45])" office:value-type="float" office:value="1.82654181625929" calcext:value-type="float">
            <text:p>1.8265418163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11.2819+[.B46]*(20.7789-11.2819)/160" office:value-type="float" office:value="13.893575" calcext:value-type="float">
            <text:p>13.893575</text:p>
          </table:table-cell>
          <table:table-cell office:value-type="float" office:value="44" calcext:value-type="float">
            <text:p>44</text:p>
          </table:table-cell>
          <table:table-cell office:value-type="float" office:value="9230" calcext:value-type="float">
            <text:p>9230</text:p>
          </table:table-cell>
          <table:table-cell office:value-type="float" office:value="9338" calcext:value-type="float">
            <text:p>9338</text:p>
          </table:table-cell>
          <table:table-cell office:value-type="float" office:value="8783" calcext:value-type="float">
            <text:p>8783</text:p>
          </table:table-cell>
          <table:table-cell table:formula="of:=[.C46]/SUM([.C$2:.C$161])" office:value-type="float" office:value="0.00547609060527117" calcext:value-type="float">
            <text:p>0.0054760906</text:p>
          </table:table-cell>
          <table:table-cell table:formula="of:=[.D46]/SUM([.D$2:.D$161])" office:value-type="float" office:value="0.00554732783115403" calcext:value-type="float">
            <text:p>0.0055473278</text:p>
          </table:table-cell>
          <table:table-cell table:formula="of:=[.E46]/SUM([.E$2:.E$161])" office:value-type="float" office:value="0.00562948947459167" calcext:value-type="float">
            <text:p>0.0056294895</text:p>
          </table:table-cell>
          <table:table-cell table:formula="of:=[.C46]/[.$C$58]" office:value-type="float" office:value="0.211367591829257" calcext:value-type="float">
            <text:p>0.2113675918</text:p>
          </table:table-cell>
          <table:table-cell table:formula="of:=[.D46]/[.$C$59]" office:value-type="float" office:value="0.209320571159579" calcext:value-type="float">
            <text:p>0.2093205712</text:p>
          </table:table-cell>
          <table:table-cell table:formula="of:=[.E46]/[.$C$59]" office:value-type="float" office:value="0.196879693349174" calcext:value-type="float">
            <text:p>0.1968796933</text:p>
          </table:table-cell>
          <table:table-cell/>
          <table:table-cell table:formula="of:=-LN([.I46])" office:value-type="float" office:value="1.55415651990326" calcext:value-type="float">
            <text:p>1.5541565199</text:p>
          </table:table-cell>
          <table:table-cell table:formula="of:=-LN([.J46])" office:value-type="float" office:value="1.56388836883873" calcext:value-type="float">
            <text:p>1.5638883688</text:p>
          </table:table-cell>
          <table:table-cell table:formula="of:=-LN([.K46])" office:value-type="float" office:value="1.62516243045249" calcext:value-type="float">
            <text:p>1.6251624305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11.2819+[.B47]*(20.7789-11.2819)/160" office:value-type="float" office:value="13.95293125" calcext:value-type="float">
            <text:p>13.95293125</text:p>
          </table:table-cell>
          <table:table-cell office:value-type="float" office:value="45" calcext:value-type="float">
            <text:p>45</text:p>
          </table:table-cell>
          <table:table-cell office:value-type="float" office:value="11152" calcext:value-type="float">
            <text:p>11152</text:p>
          </table:table-cell>
          <table:table-cell office:value-type="float" office:value="11482" calcext:value-type="float">
            <text:p>11482</text:p>
          </table:table-cell>
          <table:table-cell office:value-type="float" office:value="10476" calcext:value-type="float">
            <text:p>10476</text:p>
          </table:table-cell>
          <table:table-cell table:formula="of:=[.C47]/SUM([.C$2:.C$161])" office:value-type="float" office:value="0.00661639896316187" calcext:value-type="float">
            <text:p>0.006616399</text:p>
          </table:table-cell>
          <table:table-cell table:formula="of:=[.D47]/SUM([.D$2:.D$161])" office:value-type="float" office:value="0.00682099144970128" calcext:value-type="float">
            <text:p>0.0068209914</text:p>
          </table:table-cell>
          <table:table-cell table:formula="of:=[.E47]/SUM([.E$2:.E$161])" office:value-type="float" office:value="0.00671462276395563" calcext:value-type="float">
            <text:p>0.0067146228</text:p>
          </table:table-cell>
          <table:table-cell table:formula="of:=[.C47]/[.$C$58]" office:value-type="float" office:value="0.255381515068242" calcext:value-type="float">
            <text:p>0.2553815151</text:p>
          </table:table-cell>
          <table:table-cell table:formula="of:=[.D47]/[.$C$59]" office:value-type="float" office:value="0.257380466701038" calcext:value-type="float">
            <text:p>0.2573804667</text:p>
          </table:table-cell>
          <table:table-cell table:formula="of:=[.E47]/[.$C$59]" office:value-type="float" office:value="0.234829974669924" calcext:value-type="float">
            <text:p>0.2348299747</text:p>
          </table:table-cell>
          <table:table-cell/>
          <table:table-cell table:formula="of:=-LN([.I47])" office:value-type="float" office:value="1.36499671439986" calcext:value-type="float">
            <text:p>1.3649967144</text:p>
          </table:table-cell>
          <table:table-cell table:formula="of:=-LN([.J47])" office:value-type="float" office:value="1.35719987364203" calcext:value-type="float">
            <text:p>1.3571998736</text:p>
          </table:table-cell>
          <table:table-cell table:formula="of:=-LN([.K47])" office:value-type="float" office:value="1.44889353874201" calcext:value-type="float">
            <text:p>1.4488935387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11.2819+[.B48]*(20.7789-11.2819)/160" office:value-type="float" office:value="14.0122875" calcext:value-type="float">
            <text:p>14.012287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3316" calcext:value-type="float">
            <text:p>13316</text:p>
          </table:table-cell>
          <table:table-cell office:value-type="float" office:value="12612" calcext:value-type="float">
            <text:p>12612</text:p>
          </table:table-cell>
          <table:table-cell table:formula="of:=[.C48]/SUM([.C$2:.C$161])" office:value-type="float" office:value="0.00790028412782133" calcext:value-type="float">
            <text:p>0.0079002841</text:p>
          </table:table-cell>
          <table:table-cell table:formula="of:=[.D48]/SUM([.D$2:.D$161])" office:value-type="float" office:value="0.00791049661593992" calcext:value-type="float">
            <text:p>0.0079104966</text:p>
          </table:table-cell>
          <table:table-cell table:formula="of:=[.E48]/SUM([.E$2:.E$161])" office:value-type="float" office:value="0.00808369819578163" calcext:value-type="float">
            <text:p>0.0080836982</text:p>
          </table:table-cell>
          <table:table-cell table:formula="of:=[.C48]/[.$C$58]" office:value-type="float" office:value="0.304937253824311" calcext:value-type="float">
            <text:p>0.3049372538</text:p>
          </table:table-cell>
          <table:table-cell table:formula="of:=[.D48]/[.$C$59]" office:value-type="float" office:value="0.298491403465513" calcext:value-type="float">
            <text:p>0.2984914035</text:p>
          </table:table-cell>
          <table:table-cell table:formula="of:=[.E48]/[.$C$59]" office:value-type="float" office:value="0.282710542242945" calcext:value-type="float">
            <text:p>0.2827105422</text:p>
          </table:table-cell>
          <table:table-cell/>
          <table:table-cell table:formula="of:=-LN([.I48])" office:value-type="float" office:value="1.18764924870524" calcext:value-type="float">
            <text:p>1.1876492487</text:p>
          </table:table-cell>
          <table:table-cell table:formula="of:=-LN([.J48])" office:value-type="float" office:value="1.20901414567469" calcext:value-type="float">
            <text:p>1.2090141457</text:p>
          </table:table-cell>
          <table:table-cell table:formula="of:=-LN([.K48])" office:value-type="float" office:value="1.26333172370466" calcext:value-type="float">
            <text:p>1.2633317237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11.2819+[.B49]*(20.7789-11.2819)/160" office:value-type="float" office:value="14.07164375" calcext:value-type="float">
            <text:p>14.07164375</text:p>
          </table:table-cell>
          <table:table-cell office:value-type="float" office:value="47" calcext:value-type="float">
            <text:p>47</text:p>
          </table:table-cell>
          <table:table-cell office:value-type="float" office:value="15592" calcext:value-type="float">
            <text:p>15592</text:p>
          </table:table-cell>
          <table:table-cell office:value-type="float" office:value="15972" calcext:value-type="float">
            <text:p>15972</text:p>
          </table:table-cell>
          <table:table-cell office:value-type="float" office:value="14971" calcext:value-type="float">
            <text:p>14971</text:p>
          </table:table-cell>
          <table:table-cell table:formula="of:=[.C49]/SUM([.C$2:.C$161])" office:value-type="float" office:value="0.00925061806255559" calcext:value-type="float">
            <text:p>0.0092506181</text:p>
          </table:table-cell>
          <table:table-cell table:formula="of:=[.D49]/SUM([.D$2:.D$161])" office:value-type="float" office:value="0.00948831871055816" calcext:value-type="float">
            <text:p>0.0094883187</text:p>
          </table:table-cell>
          <table:table-cell table:formula="of:=[.E49]/SUM([.E$2:.E$161])" office:value-type="float" office:value="0.00959570612821494" calcext:value-type="float">
            <text:p>0.0095957061</text:p>
          </table:table-cell>
          <table:table-cell table:formula="of:=[.C49]/[.$C$58]" office:value-type="float" office:value="0.357057799761839" calcext:value-type="float">
            <text:p>0.3570577998</text:p>
          </table:table-cell>
          <table:table-cell table:formula="of:=[.D49]/[.$C$59]" office:value-type="float" office:value="0.358028288987021" calcext:value-type="float">
            <text:p>0.358028289</text:p>
          </table:table-cell>
          <table:table-cell table:formula="of:=[.E49]/[.$C$59]" office:value-type="float" office:value="0.335589876936182" calcext:value-type="float">
            <text:p>0.3355898769</text:p>
          </table:table-cell>
          <table:table-cell/>
          <table:table-cell table:formula="of:=-LN([.I49])" office:value-type="float" office:value="1.02985760621276" calcext:value-type="float">
            <text:p>1.0298576062</text:p>
          </table:table-cell>
          <table:table-cell table:formula="of:=-LN([.J49])" office:value-type="float" office:value="1.0271432761865" calcext:value-type="float">
            <text:p>1.0271432762</text:p>
          </table:table-cell>
          <table:table-cell table:formula="of:=-LN([.K49])" office:value-type="float" office:value="1.09186546891977" calcext:value-type="float">
            <text:p>1.0918654689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11.2819+[.B50]*(20.7789-11.2819)/160" office:value-type="float" office:value="14.131" calcext:value-type="float">
            <text:p>14.131</text:p>
          </table:table-cell>
          <table:table-cell office:value-type="float" office:value="48" calcext:value-type="float">
            <text:p>48</text:p>
          </table:table-cell>
          <table:table-cell office:value-type="float" office:value="18464" calcext:value-type="float">
            <text:p>18464</text:p>
          </table:table-cell>
          <table:table-cell office:value-type="float" office:value="18880" calcext:value-type="float">
            <text:p>18880</text:p>
          </table:table-cell>
          <table:table-cell office:value-type="float" office:value="17203" calcext:value-type="float">
            <text:p>17203</text:p>
          </table:table-cell>
          <table:table-cell table:formula="of:=[.C50]/SUM([.C$2:.C$161])" office:value-type="float" office:value="0.0109545543809021" calcext:value-type="float">
            <text:p>0.0109545544</text:p>
          </table:table-cell>
          <table:table-cell table:formula="of:=[.D50]/SUM([.D$2:.D$161])" office:value-type="float" office:value="0.0112158438051176" calcext:value-type="float">
            <text:p>0.0112158438</text:p>
          </table:table-cell>
          <table:table-cell table:formula="of:=[.E50]/SUM([.E$2:.E$161])" office:value-type="float" office:value="0.011026313040123" calcext:value-type="float">
            <text:p>0.011026313</text:p>
          </table:table-cell>
          <table:table-cell table:formula="of:=[.C50]/[.$C$58]" office:value-type="float" office:value="0.422826783914995" calcext:value-type="float">
            <text:p>0.4228267839</text:p>
          </table:table-cell>
          <table:table-cell table:formula="of:=[.D50]/[.$C$59]" office:value-type="float" office:value="0.423214005514335" calcext:value-type="float">
            <text:p>0.4232140055</text:p>
          </table:table-cell>
          <table:table-cell table:formula="of:=[.E50]/[.$C$59]" office:value-type="float" office:value="0.385622380130461" calcext:value-type="float">
            <text:p>0.3856223801</text:p>
          </table:table-cell>
          <table:table-cell/>
          <table:table-cell table:formula="of:=-LN([.I50])" office:value-type="float" office:value="0.860792678092334" calcext:value-type="float">
            <text:p>0.8607926781</text:p>
          </table:table-cell>
          <table:table-cell table:formula="of:=-LN([.J50])" office:value-type="float" office:value="0.859877304670116" calcext:value-type="float">
            <text:p>0.8598773047</text:p>
          </table:table-cell>
          <table:table-cell table:formula="of:=-LN([.K50])" office:value-type="float" office:value="0.952896678172568" calcext:value-type="float">
            <text:p>0.9528966782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11.2819+[.B51]*(20.7789-11.2819)/160" office:value-type="float" office:value="14.19035625" calcext:value-type="float">
            <text:p>14.19035625</text:p>
          </table:table-cell>
          <table:table-cell office:value-type="float" office:value="49" calcext:value-type="float">
            <text:p>49</text:p>
          </table:table-cell>
          <table:table-cell office:value-type="float" office:value="21757" calcext:value-type="float">
            <text:p>21757</text:p>
          </table:table-cell>
          <table:table-cell office:value-type="float" office:value="22079" calcext:value-type="float">
            <text:p>22079</text:p>
          </table:table-cell>
          <table:table-cell office:value-type="float" office:value="19873" calcext:value-type="float">
            <text:p>19873</text:p>
          </table:table-cell>
          <table:table-cell table:formula="of:=[.C51]/SUM([.C$2:.C$161])" office:value-type="float" office:value="0.0129082668796192" calcext:value-type="float">
            <text:p>0.0129082669</text:p>
          </table:table-cell>
          <table:table-cell table:formula="of:=[.D51]/SUM([.D$2:.D$161])" office:value-type="float" office:value="0.0131162402210377" calcext:value-type="float">
            <text:p>0.0131162402</text:p>
          </table:table-cell>
          <table:table-cell table:formula="of:=[.E51]/SUM([.E$2:.E$161])" office:value-type="float" office:value="0.0127376573299055" calcext:value-type="float">
            <text:p>0.0127376573</text:p>
          </table:table-cell>
          <table:table-cell table:formula="of:=[.C51]/[.$C$58]" office:value-type="float" office:value="0.498236695062746" calcext:value-type="float">
            <text:p>0.4982366951</text:p>
          </table:table-cell>
          <table:table-cell table:formula="of:=[.D51]/[.$C$59]" office:value-type="float" office:value="0.494922776893591" calcext:value-type="float">
            <text:p>0.4949227769</text:p>
          </table:table-cell>
          <table:table-cell table:formula="of:=[.E51]/[.$C$59]" office:value-type="float" office:value="0.445473089596736" calcext:value-type="float">
            <text:p>0.4454730896</text:p>
          </table:table-cell>
          <table:table-cell/>
          <table:table-cell table:formula="of:=-LN([.I51])" office:value-type="float" office:value="0.696680023581958" calcext:value-type="float">
            <text:p>0.6966800236</text:p>
          </table:table-cell>
          <table:table-cell table:formula="of:=-LN([.J51])" office:value-type="float" office:value="0.703353534859265" calcext:value-type="float">
            <text:p>0.7033535349</text:p>
          </table:table-cell>
          <table:table-cell table:formula="of:=-LN([.K51])" office:value-type="float" office:value="0.808618438841323" calcext:value-type="float">
            <text:p>0.8086184388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11.2819+[.B52]*(20.7789-11.2819)/160" office:value-type="float" office:value="14.2497125" calcext:value-type="float">
            <text:p>14.2497125</text:p>
          </table:table-cell>
          <table:table-cell office:value-type="float" office:value="50" calcext:value-type="float">
            <text:p>50</text:p>
          </table:table-cell>
          <table:table-cell office:value-type="float" office:value="25055" calcext:value-type="float">
            <text:p>25055</text:p>
          </table:table-cell>
          <table:table-cell office:value-type="float" office:value="25120" calcext:value-type="float">
            <text:p>25120</text:p>
          </table:table-cell>
          <table:table-cell office:value-type="float" office:value="22975" calcext:value-type="float">
            <text:p>22975</text:p>
          </table:table-cell>
          <table:table-cell table:formula="of:=[.C52]/SUM([.C$2:.C$161])" office:value-type="float" office:value="0.0148649458412859" calcext:value-type="float">
            <text:p>0.0148649458</text:p>
          </table:table-cell>
          <table:table-cell table:formula="of:=[.D52]/SUM([.D$2:.D$161])" office:value-type="float" office:value="0.0149227752322327" calcext:value-type="float">
            <text:p>0.0149227752</text:p>
          </table:table-cell>
          <table:table-cell table:formula="of:=[.E52]/SUM([.E$2:.E$161])" office:value-type="float" office:value="0.0147258932800573" calcext:value-type="float">
            <text:p>0.0147258933</text:p>
          </table:table-cell>
          <table:table-cell table:formula="of:=[.C52]/[.$C$58]" office:value-type="float" office:value="0.573761106531098" calcext:value-type="float">
            <text:p>0.5737611065</text:p>
          </table:table-cell>
          <table:table-cell table:formula="of:=[.D52]/[.$C$59]" office:value-type="float" office:value="0.563089820896191" calcext:value-type="float">
            <text:p>0.5630898209</text:p>
          </table:table-cell>
          <table:table-cell table:formula="of:=[.E52]/[.$C$59]" office:value-type="float" office:value="0.515007509358678" calcext:value-type="float">
            <text:p>0.5150075094</text:p>
          </table:table-cell>
          <table:table-cell/>
          <table:table-cell table:formula="of:=-LN([.I52])" office:value-type="float" office:value="0.555542160006335" calcext:value-type="float">
            <text:p>0.55554216</text:p>
          </table:table-cell>
          <table:table-cell table:formula="of:=-LN([.J52])" office:value-type="float" office:value="0.574316123787472" calcext:value-type="float">
            <text:p>0.5743161238</text:p>
          </table:table-cell>
          <table:table-cell table:formula="of:=-LN([.K52])" office:value-type="float" office:value="0.66357379714572" calcext:value-type="float">
            <text:p>0.6635737971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11.2819+[.B53]*(20.7789-11.2819)/160" office:value-type="float" office:value="14.30906875" calcext:value-type="float">
            <text:p>14.30906875</text:p>
          </table:table-cell>
          <table:table-cell office:value-type="float" office:value="51" calcext:value-type="float">
            <text:p>51</text:p>
          </table:table-cell>
          <table:table-cell office:value-type="float" office:value="28475" calcext:value-type="float">
            <text:p>28475</text:p>
          </table:table-cell>
          <table:table-cell office:value-type="float" office:value="28856" calcext:value-type="float">
            <text:p>28856</text:p>
          </table:table-cell>
          <table:table-cell office:value-type="float" office:value="25975" calcext:value-type="float">
            <text:p>25975</text:p>
          </table:table-cell>
          <table:table-cell table:formula="of:=[.C53]/SUM([.C$2:.C$161])" office:value-type="float" office:value="0.016894006498927" calcext:value-type="float">
            <text:p>0.0168940065</text:p>
          </table:table-cell>
          <table:table-cell table:formula="of:=[.D53]/SUM([.D$2:.D$161])" office:value-type="float" office:value="0.0171421816123132" calcext:value-type="float">
            <text:p>0.0171421816</text:p>
          </table:table-cell>
          <table:table-cell table:formula="of:=[.E53]/SUM([.E$2:.E$161])" office:value-type="float" office:value="0.0166487520326219" calcext:value-type="float">
            <text:p>0.016648752</text:p>
          </table:table-cell>
          <table:table-cell table:formula="of:=[.C53]/[.$C$58]" office:value-type="float" office:value="0.652079325822112" calcext:value-type="float">
            <text:p>0.6520793258</text:p>
          </table:table-cell>
          <table:table-cell table:formula="of:=[.D53]/[.$C$59]" office:value-type="float" office:value="0.646835982156867" calcext:value-type="float">
            <text:p>0.6468359822</text:p>
          </table:table-cell>
          <table:table-cell table:formula="of:=[.E53]/[.$C$59]" office:value-type="float" office:value="0.582255497523032" calcext:value-type="float">
            <text:p>0.5822554975</text:p>
          </table:table-cell>
          <table:table-cell/>
          <table:table-cell table:formula="of:=-LN([.I53])" office:value-type="float" office:value="0.427589059084777" calcext:value-type="float">
            <text:p>0.4275890591</text:p>
          </table:table-cell>
          <table:table-cell table:formula="of:=-LN([.J53])" office:value-type="float" office:value="0.435662521786233" calcext:value-type="float">
            <text:p>0.4356625218</text:p>
          </table:table-cell>
          <table:table-cell table:formula="of:=-LN([.K53])" office:value-type="float" office:value="0.540845928402179" calcext:value-type="float">
            <text:p>0.5408459284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11.2819+[.B54]*(20.7789-11.2819)/160" office:value-type="float" office:value="14.368425" calcext:value-type="float">
            <text:p>14.368425</text:p>
          </table:table-cell>
          <table:table-cell office:value-type="float" office:value="52" calcext:value-type="float">
            <text:p>52</text:p>
          </table:table-cell>
          <table:table-cell office:value-type="float" office:value="32215" calcext:value-type="float">
            <text:p>32215</text:p>
          </table:table-cell>
          <table:table-cell office:value-type="float" office:value="31993" calcext:value-type="float">
            <text:p>31993</text:p>
          </table:table-cell>
          <table:table-cell office:value-type="float" office:value="28983" calcext:value-type="float">
            <text:p>28983</text:p>
          </table:table-cell>
          <table:table-cell table:formula="of:=[.C54]/SUM([.C$2:.C$161])" office:value-type="float" office:value="0.0191129207853533" calcext:value-type="float">
            <text:p>0.0191129208</text:p>
          </table:table-cell>
          <table:table-cell table:formula="of:=[.D54]/SUM([.D$2:.D$161])" office:value-type="float" office:value="0.0190057463377716" calcext:value-type="float">
            <text:p>0.0190057463</text:p>
          </table:table-cell>
          <table:table-cell table:formula="of:=[.E54]/SUM([.E$2:.E$161])" office:value-type="float" office:value="0.0185767384085267" calcext:value-type="float">
            <text:p>0.0185767384</text:p>
          </table:table-cell>
          <table:table-cell table:formula="of:=[.C54]/[.$C$58]" office:value-type="float" office:value="0.737725565631584" calcext:value-type="float">
            <text:p>0.7377255656</text:p>
          </table:table-cell>
          <table:table-cell table:formula="of:=[.D54]/[.$C$59]" office:value-type="float" office:value="0.717154961780727" calcext:value-type="float">
            <text:p>0.7171549618</text:p>
          </table:table-cell>
          <table:table-cell table:formula="of:=[.E54]/[.$C$59]" office:value-type="float" office:value="0.649682813655825" calcext:value-type="float">
            <text:p>0.6496828137</text:p>
          </table:table-cell>
          <table:table-cell/>
          <table:table-cell table:formula="of:=-LN([.I54])" office:value-type="float" office:value="0.304183385827417" calcext:value-type="float">
            <text:p>0.3041833858</text:p>
          </table:table-cell>
          <table:table-cell table:formula="of:=-LN([.J54])" office:value-type="float" office:value="0.332463336517015" calcext:value-type="float">
            <text:p>0.3324633365</text:p>
          </table:table-cell>
          <table:table-cell table:formula="of:=-LN([.K54])" office:value-type="float" office:value="0.431271014183988" calcext:value-type="float">
            <text:p>0.4312710142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11.2819+[.B55]*(20.7789-11.2819)/160" office:value-type="float" office:value="14.42778125" calcext:value-type="float">
            <text:p>14.42778125</text:p>
          </table:table-cell>
          <table:table-cell office:value-type="float" office:value="53" calcext:value-type="float">
            <text:p>53</text:p>
          </table:table-cell>
          <table:table-cell office:value-type="float" office:value="35928" calcext:value-type="float">
            <text:p>35928</text:p>
          </table:table-cell>
          <table:table-cell office:value-type="float" office:value="35726" calcext:value-type="float">
            <text:p>35726</text:p>
          </table:table-cell>
          <table:table-cell office:value-type="float" office:value="32000" calcext:value-type="float">
            <text:p>32000</text:p>
          </table:table-cell>
          <table:table-cell table:formula="of:=[.C55]/SUM([.C$2:.C$161])" office:value-type="float" office:value="0.0213158161718508" calcext:value-type="float">
            <text:p>0.0213158162</text:p>
          </table:table-cell>
          <table:table-cell table:formula="of:=[.D55]/SUM([.D$2:.D$161])" office:value-type="float" office:value="0.0212233705392813" calcext:value-type="float">
            <text:p>0.0212233705</text:p>
          </table:table-cell>
          <table:table-cell table:formula="of:=[.E55]/SUM([.E$2:.E$161])" office:value-type="float" office:value="0.0205104933606892" calcext:value-type="float">
            <text:p>0.0205104934</text:p>
          </table:table-cell>
          <table:table-cell table:formula="of:=[.C55]/[.$C$58]" office:value-type="float" office:value="0.82275350370981" calcext:value-type="float">
            <text:p>0.8227535037</text:p>
          </table:table-cell>
          <table:table-cell table:formula="of:=[.D55]/[.$C$59]" office:value-type="float" office:value="0.800833875053238" calcext:value-type="float">
            <text:p>0.8008338751</text:p>
          </table:table-cell>
          <table:table-cell table:formula="of:=[.E55]/[.$C$59]" office:value-type="float" office:value="0.71731187375311" calcext:value-type="float">
            <text:p>0.7173118738</text:p>
          </table:table-cell>
          <table:table-cell/>
          <table:table-cell table:formula="of:=-LN([.I55])" office:value-type="float" office:value="0.195098632632586" calcext:value-type="float">
            <text:p>0.1950986326</text:p>
          </table:table-cell>
          <table:table-cell table:formula="of:=-LN([.J55])" office:value-type="float" office:value="0.222101750360778" calcext:value-type="float">
            <text:p>0.2221017504</text:p>
          </table:table-cell>
          <table:table-cell table:formula="of:=-LN([.K55])" office:value-type="float" office:value="0.332244562587744" calcext:value-type="float">
            <text:p>0.3322445626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11.2819+[.B56]*(20.7789-11.2819)/160" office:value-type="float" office:value="14.4871375" calcext:value-type="float">
            <text:p>14.4871375</text:p>
          </table:table-cell>
          <table:table-cell office:value-type="float" office:value="54" calcext:value-type="float">
            <text:p>54</text:p>
          </table:table-cell>
          <table:table-cell office:value-type="float" office:value="39258" calcext:value-type="float">
            <text:p>39258</text:p>
          </table:table-cell>
          <table:table-cell office:value-type="float" office:value="39135" calcext:value-type="float">
            <text:p>39135</text:p>
          </table:table-cell>
          <table:table-cell office:value-type="float" office:value="34826" calcext:value-type="float">
            <text:p>34826</text:p>
          </table:table-cell>
          <table:table-cell table:formula="of:=[.C56]/SUM([.C$2:.C$161])" office:value-type="float" office:value="0.023291480496396" calcext:value-type="float">
            <text:p>0.0232914805</text:p>
          </table:table-cell>
          <table:table-cell table:formula="of:=[.D56]/SUM([.D$2:.D$161])" office:value-type="float" office:value="0.0232485194551524" calcext:value-type="float">
            <text:p>0.0232485195</text:p>
          </table:table-cell>
          <table:table-cell table:formula="of:=[.E56]/SUM([.E$2:.E$161])" office:value-type="float" office:value="0.0223218263056051" calcext:value-type="float">
            <text:p>0.0223218263</text:p>
          </table:table-cell>
          <table:table-cell table:formula="of:=[.C56]/[.$C$58]" office:value-type="float" office:value="0.899010717230008" calcext:value-type="float">
            <text:p>0.8990107172</text:p>
          </table:table-cell>
          <table:table-cell table:formula="of:=[.D56]/[.$C$59]" office:value-type="float" office:value="0.877250005603999" calcext:value-type="float">
            <text:p>0.8772500056</text:p>
          </table:table-cell>
          <table:table-cell table:formula="of:=[.E56]/[.$C$59]" office:value-type="float" office:value="0.780659478603932" calcext:value-type="float">
            <text:p>0.7806594786</text:p>
          </table:table-cell>
          <table:table-cell/>
          <table:table-cell table:formula="of:=-LN([.I56])" office:value-type="float" office:value="0.106460323302366" calcext:value-type="float">
            <text:p>0.1064603233</text:p>
          </table:table-cell>
          <table:table-cell table:formula="of:=-LN([.J56])" office:value-type="float" office:value="0.130963258130669" calcext:value-type="float">
            <text:p>0.1309632581</text:p>
          </table:table-cell>
          <table:table-cell table:formula="of:=-LN([.K56])" office:value-type="float" office:value="0.247616231130279" calcext:value-type="float">
            <text:p>0.2476162311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11.2819+[.B57]*(20.7789-11.2819)/160" office:value-type="float" office:value="14.54649375" calcext:value-type="float">
            <text:p>14.54649375</text:p>
          </table:table-cell>
          <table:table-cell office:value-type="float" office:value="55" calcext:value-type="float">
            <text:p>55</text:p>
          </table:table-cell>
          <table:table-cell office:value-type="float" office:value="42221" calcext:value-type="float">
            <text:p>42221</text:p>
          </table:table-cell>
          <table:table-cell office:value-type="float" office:value="41303" calcext:value-type="float">
            <text:p>41303</text:p>
          </table:table-cell>
          <table:table-cell office:value-type="float" office:value="37055" calcext:value-type="float">
            <text:p>37055</text:p>
          </table:table-cell>
          <table:table-cell table:formula="of:=[.C57]/SUM([.C$2:.C$161])" office:value-type="float" office:value="0.0250494064404284" calcext:value-type="float">
            <text:p>0.0250494064</text:p>
          </table:table-cell>
          <table:table-cell table:formula="of:=[.D57]/SUM([.D$2:.D$161])" office:value-type="float" office:value="0.0245364405022654" calcext:value-type="float">
            <text:p>0.0245364405</text:p>
          </table:table-cell>
          <table:table-cell table:formula="of:=[.E57]/SUM([.E$2:.E$161])" office:value-type="float" office:value="0.0237505103587606" calcext:value-type="float">
            <text:p>0.0237505104</text:p>
          </table:table-cell>
          <table:table-cell table:formula="of:=[.C57]/[.$C$58]" office:value-type="float" office:value="0.9668636072181" calcext:value-type="float">
            <text:p>0.9668636072</text:p>
          </table:table-cell>
          <table:table-cell table:formula="of:=[.D57]/[.$C$59]" office:value-type="float" office:value="0.925847885050772" calcext:value-type="float">
            <text:p>0.9258478851</text:p>
          </table:table-cell>
          <table:table-cell table:formula="of:=[.E57]/[.$C$59]" office:value-type="float" office:value="0.830624733810047" calcext:value-type="float">
            <text:p>0.8306247338</text:p>
          </table:table-cell>
          <table:table-cell/>
          <table:table-cell table:formula="of:=-LN([.I57])" office:value-type="float" office:value="0.0336978408212153" calcext:value-type="float">
            <text:p>0.0336978408</text:p>
          </table:table-cell>
          <table:table-cell table:formula="of:=-LN([.J57])" office:value-type="float" office:value="0.0770453288334025" calcext:value-type="float">
            <text:p>0.0770453288</text:p>
          </table:table-cell>
          <table:table-cell table:formula="of:=-LN([.K57])" office:value-type="float" office:value="0.185577169984148" calcext:value-type="float">
            <text:p>0.18557717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11.2819+[.B58]*(20.7789-11.2819)/160" office:value-type="float" office:value="14.60585" calcext:value-type="float">
            <text:p>14.60585</text:p>
          </table:table-cell>
          <table:table-cell office:value-type="float" office:value="56" calcext:value-type="float">
            <text:p>56</text:p>
          </table:table-cell>
          <table:table-cell office:value-type="float" office:value="43668" calcext:value-type="float">
            <text:p>43668</text:p>
          </table:table-cell>
          <table:table-cell office:value-type="float" office:value="43089" calcext:value-type="float">
            <text:p>43089</text:p>
          </table:table-cell>
          <table:table-cell office:value-type="float" office:value="38260" calcext:value-type="float">
            <text:p>38260</text:p>
          </table:table-cell>
          <table:table-cell table:formula="of:=[.C58]/SUM([.C$2:.C$161])" office:value-type="float" office:value="0.0259079008180912" calcext:value-type="float">
            <text:p>0.0259079008</text:p>
          </table:table-cell>
          <table:table-cell table:formula="of:=[.D58]/SUM([.D$2:.D$161])" office:value-type="float" office:value="0.0255974308113724" calcext:value-type="float">
            <text:p>0.0255974308</text:p>
          </table:table-cell>
          <table:table-cell table:formula="of:=[.E58]/SUM([.E$2:.E$161])" office:value-type="float" office:value="0.024522858624374" calcext:value-type="float">
            <text:p>0.0245228586</text:p>
          </table:table-cell>
          <table:table-cell table:formula="of:=[.C58]/[.$C$58]" office:value-type="float" office:value="1" calcext:value-type="float">
            <text:p>1</text:p>
          </table:table-cell>
          <table:table-cell table:formula="of:=[.D58]/[.$C$59]" office:value-type="float" office:value="0.965882854004618" calcext:value-type="float">
            <text:p>0.965882854</text:p>
          </table:table-cell>
          <table:table-cell table:formula="of:=[.E58]/[.$C$59]" office:value-type="float" office:value="0.857636009056062" calcext:value-type="float">
            <text:p>0.8576360091</text:p>
          </table:table-cell>
          <table:table-cell/>
          <table:table-cell table:formula="of:=-LN([.I58])" office:value-type="float" office:value="-0" calcext:value-type="float">
            <text:p>0</text:p>
          </table:table-cell>
          <table:table-cell table:formula="of:=-LN([.J58])" office:value-type="float" office:value="0.034712721269675" calcext:value-type="float">
            <text:p>0.0347127213</text:p>
          </table:table-cell>
          <table:table-cell table:formula="of:=-LN([.K58])" office:value-type="float" office:value="0.153575501375364" calcext:value-type="float">
            <text:p>0.1535755014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11.2819+[.B59]*(20.7789-11.2819)/160" office:value-type="float" office:value="14.66520625" calcext:value-type="float">
            <text:p>14.66520625</text:p>
          </table:table-cell>
          <table:table-cell office:value-type="float" office:value="57" calcext:value-type="float">
            <text:p>57</text:p>
          </table:table-cell>
          <table:table-cell office:value-type="float" office:value="44611" calcext:value-type="float">
            <text:p>44611</text:p>
          </table:table-cell>
          <table:table-cell office:value-type="float" office:value="43730" calcext:value-type="float">
            <text:p>43730</text:p>
          </table:table-cell>
          <table:table-cell office:value-type="float" office:value="38643" calcext:value-type="float">
            <text:p>38643</text:p>
          </table:table-cell>
          <table:table-cell table:formula="of:=[.C59]/SUM([.C$2:.C$161])" office:value-type="float" office:value="0.0264673757304173" calcext:value-type="float">
            <text:p>0.0264673757</text:p>
          </table:table-cell>
          <table:table-cell table:formula="of:=[.D59]/SUM([.D$2:.D$161])" office:value-type="float" office:value="0.0259782229659847" calcext:value-type="float">
            <text:p>0.025978223</text:p>
          </table:table-cell>
          <table:table-cell table:formula="of:=[.E59]/SUM([.E$2:.E$161])" office:value-type="float" office:value="0.0247683435917848" calcext:value-type="float">
            <text:p>0.0247683436</text:p>
          </table:table-cell>
          <table:table-cell table:formula="of:=[.C59]/[.$C$58]" office:value-type="float" office:value="1.02159476046533" calcext:value-type="float">
            <text:p>1.0215947605</text:p>
          </table:table-cell>
          <table:table-cell table:formula="of:=[.D59]/[.$C$59]" office:value-type="float" office:value="0.980251507475735" calcext:value-type="float">
            <text:p>0.9802515075</text:p>
          </table:table-cell>
          <table:table-cell table:formula="of:=[.E59]/[.$C$59]" office:value-type="float" office:value="0.866221335545045" calcext:value-type="float">
            <text:p>0.8662213355</text:p>
          </table:table-cell>
          <table:table-cell/>
          <table:table-cell table:formula="of:=-LN([.I59])" office:value-type="float" office:value="-0.0213648969694473" calcext:value-type="float">
            <text:p>-0.021364897</text:p>
          </table:table-cell>
          <table:table-cell table:formula="of:=-LN([.J59])" office:value-type="float" office:value="0.0199460999626412" calcext:value-type="float">
            <text:p>0.0199461</text:p>
          </table:table-cell>
          <table:table-cell table:formula="of:=-LN([.K59])" office:value-type="float" office:value="0.14361481930541" calcext:value-type="float">
            <text:p>0.1436148193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11.2819+[.B60]*(20.7789-11.2819)/160" office:value-type="float" office:value="14.7245625" calcext:value-type="float">
            <text:p>14.7245625</text:p>
          </table:table-cell>
          <table:table-cell office:value-type="float" office:value="58" calcext:value-type="float">
            <text:p>58</text:p>
          </table:table-cell>
          <table:table-cell office:value-type="float" office:value="43999" calcext:value-type="float">
            <text:p>43999</text:p>
          </table:table-cell>
          <table:table-cell office:value-type="float" office:value="43434" calcext:value-type="float">
            <text:p>43434</text:p>
          </table:table-cell>
          <table:table-cell office:value-type="float" office:value="38294" calcext:value-type="float">
            <text:p>38294</text:p>
          </table:table-cell>
          <table:table-cell table:formula="of:=[.C60]/SUM([.C$2:.C$161])" office:value-type="float" office:value="0.0261042806653658" calcext:value-type="float">
            <text:p>0.0261042807</text:p>
          </table:table-cell>
          <table:table-cell table:formula="of:=[.D60]/SUM([.D$2:.D$161])" office:value-type="float" office:value="0.0258023813470062" calcext:value-type="float">
            <text:p>0.0258023813</text:p>
          </table:table-cell>
          <table:table-cell table:formula="of:=[.E60]/SUM([.E$2:.E$161])" office:value-type="float" office:value="0.0245446510235698" calcext:value-type="float">
            <text:p>0.024544651</text:p>
          </table:table-cell>
          <table:table-cell table:formula="of:=[.C60]/[.$C$58]" office:value-type="float" office:value="1.00757992122378" calcext:value-type="float">
            <text:p>1.0075799212</text:p>
          </table:table-cell>
          <table:table-cell table:formula="of:=[.D60]/[.$C$59]" office:value-type="float" office:value="0.973616372643518" calcext:value-type="float">
            <text:p>0.9736163726</text:p>
          </table:table-cell>
          <table:table-cell table:formula="of:=[.E60]/[.$C$59]" office:value-type="float" office:value="0.858398152921925" calcext:value-type="float">
            <text:p>0.8583981529</text:p>
          </table:table-cell>
          <table:table-cell/>
          <table:table-cell table:formula="of:=-LN([.I60])" office:value-type="float" office:value="-0.00755133796924249" calcext:value-type="float">
            <text:p>-0.007551338</text:p>
          </table:table-cell>
          <table:table-cell table:formula="of:=-LN([.J60])" office:value-type="float" office:value="0.026737920848411" calcext:value-type="float">
            <text:p>0.0267379208</text:p>
          </table:table-cell>
          <table:table-cell table:formula="of:=-LN([.K60])" office:value-type="float" office:value="0.152687239436457" calcext:value-type="float">
            <text:p>0.1526872394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11.2819+[.B61]*(20.7789-11.2819)/160" office:value-type="float" office:value="14.78391875" calcext:value-type="float">
            <text:p>14.78391875</text:p>
          </table:table-cell>
          <table:table-cell office:value-type="float" office:value="59" calcext:value-type="float">
            <text:p>59</text:p>
          </table:table-cell>
          <table:table-cell office:value-type="float" office:value="42234" calcext:value-type="float">
            <text:p>42234</text:p>
          </table:table-cell>
          <table:table-cell office:value-type="float" office:value="42352" calcext:value-type="float">
            <text:p>42352</text:p>
          </table:table-cell>
          <table:table-cell office:value-type="float" office:value="37464" calcext:value-type="float">
            <text:p>37464</text:p>
          </table:table-cell>
          <table:table-cell table:formula="of:=[.C61]/SUM([.C$2:.C$161])" office:value-type="float" office:value="0.0250571192440978" calcext:value-type="float">
            <text:p>0.0250571192</text:p>
          </table:table-cell>
          <table:table-cell table:formula="of:=[.D61]/SUM([.D$2:.D$161])" office:value-type="float" office:value="0.0251596089424968" calcext:value-type="float">
            <text:p>0.0251596089</text:p>
          </table:table-cell>
          <table:table-cell table:formula="of:=[.E61]/SUM([.E$2:.E$161])" office:value-type="float" office:value="0.0240126601020269" calcext:value-type="float">
            <text:p>0.0240126601</text:p>
          </table:table-cell>
          <table:table-cell table:formula="of:=[.C61]/[.$C$58]" office:value-type="float" office:value="0.967161308051663" calcext:value-type="float">
            <text:p>0.9671613081</text:p>
          </table:table-cell>
          <table:table-cell table:formula="of:=[.D61]/[.$C$59]" office:value-type="float" office:value="0.949362264912241" calcext:value-type="float">
            <text:p>0.9493622649</text:p>
          </table:table-cell>
          <table:table-cell table:formula="of:=[.E61]/[.$C$59]" office:value-type="float" office:value="0.839792876196454" calcext:value-type="float">
            <text:p>0.8397928762</text:p>
          </table:table-cell>
          <table:table-cell/>
          <table:table-cell table:formula="of:=-LN([.I61])" office:value-type="float" office:value="0.0333899845639735" calcext:value-type="float">
            <text:p>0.0333899846</text:p>
          </table:table-cell>
          <table:table-cell table:formula="of:=-LN([.J61])" office:value-type="float" office:value="0.0519648199027249" calcext:value-type="float">
            <text:p>0.0519648199</text:p>
          </table:table-cell>
          <table:table-cell table:formula="of:=-LN([.K61])" office:value-type="float" office:value="0.17459999350623" calcext:value-type="float">
            <text:p>0.1745999935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11.2819+[.B62]*(20.7789-11.2819)/160" office:value-type="float" office:value="14.843275" calcext:value-type="float">
            <text:p>14.843275</text:p>
          </table:table-cell>
          <table:table-cell office:value-type="float" office:value="60" calcext:value-type="float">
            <text:p>60</text:p>
          </table:table-cell>
          <table:table-cell office:value-type="float" office:value="40124" calcext:value-type="float">
            <text:p>40124</text:p>
          </table:table-cell>
          <table:table-cell office:value-type="float" office:value="39772" calcext:value-type="float">
            <text:p>39772</text:p>
          </table:table-cell>
          <table:table-cell office:value-type="float" office:value="35654" calcext:value-type="float">
            <text:p>35654</text:p>
          </table:table-cell>
          <table:table-cell table:formula="of:=[.C62]/SUM([.C$2:.C$161])" office:value-type="float" office:value="0.0238052718792958" calcext:value-type="float">
            <text:p>0.0238052719</text:p>
          </table:table-cell>
          <table:table-cell table:formula="of:=[.D62]/SUM([.D$2:.D$161])" office:value-type="float" office:value="0.0236269353716704" calcext:value-type="float">
            <text:p>0.0236269354</text:p>
          </table:table-cell>
          <table:table-cell table:formula="of:=[.E62]/SUM([.E$2:.E$161])" office:value-type="float" office:value="0.0228525353213129" calcext:value-type="float">
            <text:p>0.0228525353</text:p>
          </table:table-cell>
          <table:table-cell table:formula="of:=[.C62]/[.$C$58]" office:value-type="float" office:value="0.918842172758084" calcext:value-type="float">
            <text:p>0.9188421728</text:p>
          </table:table-cell>
          <table:table-cell table:formula="of:=[.D62]/[.$C$59]" office:value-type="float" office:value="0.891528995090897" calcext:value-type="float">
            <text:p>0.8915289951</text:p>
          </table:table-cell>
          <table:table-cell table:formula="of:=[.E62]/[.$C$59]" office:value-type="float" office:value="0.799219923337293" calcext:value-type="float">
            <text:p>0.7992199233</text:p>
          </table:table-cell>
          <table:table-cell/>
          <table:table-cell table:formula="of:=-LN([.I62])" office:value-type="float" office:value="0.0846409093967843" calcext:value-type="float">
            <text:p>0.0846409094</text:p>
          </table:table-cell>
          <table:table-cell table:formula="of:=-LN([.J62])" office:value-type="float" office:value="0.114817318269643" calcext:value-type="float">
            <text:p>0.1148173183</text:p>
          </table:table-cell>
          <table:table-cell table:formula="of:=-LN([.K62])" office:value-type="float" office:value="0.224119122857801" calcext:value-type="float">
            <text:p>0.2241191229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11.2819+[.B63]*(20.7789-11.2819)/160" office:value-type="float" office:value="14.90263125" calcext:value-type="float">
            <text:p>14.90263125</text:p>
          </table:table-cell>
          <table:table-cell office:value-type="float" office:value="61" calcext:value-type="float">
            <text:p>61</text:p>
          </table:table-cell>
          <table:table-cell office:value-type="float" office:value="37157" calcext:value-type="float">
            <text:p>37157</text:p>
          </table:table-cell>
          <table:table-cell office:value-type="float" office:value="37363" calcext:value-type="float">
            <text:p>37363</text:p>
          </table:table-cell>
          <table:table-cell office:value-type="float" office:value="33568" calcext:value-type="float">
            <text:p>33568</text:p>
          </table:table-cell>
          <table:table-cell table:formula="of:=[.C63]/SUM([.C$2:.C$161])" office:value-type="float" office:value="0.0220449727649037" calcext:value-type="float">
            <text:p>0.0220449728</text:p>
          </table:table-cell>
          <table:table-cell table:formula="of:=[.D63]/SUM([.D$2:.D$161])" office:value-type="float" office:value="0.0221958459793754" calcext:value-type="float">
            <text:p>0.022195846</text:p>
          </table:table-cell>
          <table:table-cell table:formula="of:=[.E63]/SUM([.E$2:.E$161])" office:value-type="float" office:value="0.021515507535363" calcext:value-type="float">
            <text:p>0.0215155075</text:p>
          </table:table-cell>
          <table:table-cell table:formula="of:=[.C63]/[.$C$58]" office:value-type="float" office:value="0.850897682513511" calcext:value-type="float">
            <text:p>0.8508976825</text:p>
          </table:table-cell>
          <table:table-cell table:formula="of:=[.D63]/[.$C$59]" office:value-type="float" office:value="0.837528860594921" calcext:value-type="float">
            <text:p>0.8375288606</text:p>
          </table:table-cell>
          <table:table-cell table:formula="of:=[.E63]/[.$C$59]" office:value-type="float" office:value="0.752460155567013" calcext:value-type="float">
            <text:p>0.7524601556</text:p>
          </table:table-cell>
          <table:table-cell/>
          <table:table-cell table:formula="of:=-LN([.I63])" office:value-type="float" office:value="0.161463389701246" calcext:value-type="float">
            <text:p>0.1614633897</text:p>
          </table:table-cell>
          <table:table-cell table:formula="of:=-LN([.J63])" office:value-type="float" office:value="0.177299555464817" calcext:value-type="float">
            <text:p>0.1772995555</text:p>
          </table:table-cell>
          <table:table-cell table:formula="of:=-LN([.K63])" office:value-type="float" office:value="0.284407233173584" calcext:value-type="float">
            <text:p>0.2844072332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11.2819+[.B64]*(20.7789-11.2819)/160" office:value-type="float" office:value="14.9619875" calcext:value-type="float">
            <text:p>14.9619875</text:p>
          </table:table-cell>
          <table:table-cell office:value-type="float" office:value="62" calcext:value-type="float">
            <text:p>62</text:p>
          </table:table-cell>
          <table:table-cell office:value-type="float" office:value="34146" calcext:value-type="float">
            <text:p>34146</text:p>
          </table:table-cell>
          <table:table-cell office:value-type="float" office:value="34167" calcext:value-type="float">
            <text:p>34167</text:p>
          </table:table-cell>
          <table:table-cell office:value-type="float" office:value="31021" calcext:value-type="float">
            <text:p>31021</text:p>
          </table:table-cell>
          <table:table-cell table:formula="of:=[.C64]/SUM([.C$2:.C$161])" office:value-type="float" office:value="0.0202585687765536" calcext:value-type="float">
            <text:p>0.0202585688</text:p>
          </table:table-cell>
          <table:table-cell table:formula="of:=[.D64]/SUM([.D$2:.D$161])" office:value-type="float" office:value="0.0202972317420261" calcext:value-type="float">
            <text:p>0.0202972317</text:p>
          </table:table-cell>
          <table:table-cell table:formula="of:=[.E64]/SUM([.E$2:.E$161])" office:value-type="float" office:value="0.0198830004544356" calcext:value-type="float">
            <text:p>0.0198830005</text:p>
          </table:table-cell>
          <table:table-cell table:formula="of:=[.C64]/[.$C$58]" office:value-type="float" office:value="0.78194558944765" calcext:value-type="float">
            <text:p>0.7819455894</text:p>
          </table:table-cell>
          <table:table-cell table:formula="of:=[.D64]/[.$C$59]" office:value-type="float" office:value="0.765887337203829" calcext:value-type="float">
            <text:p>0.7658873372</text:p>
          </table:table-cell>
          <table:table-cell table:formula="of:=[.E64]/[.$C$59]" office:value-type="float" office:value="0.695366613615476" calcext:value-type="float">
            <text:p>0.6953666136</text:p>
          </table:table-cell>
          <table:table-cell/>
          <table:table-cell table:formula="of:=-LN([.I64])" office:value-type="float" office:value="0.245970119568981" calcext:value-type="float">
            <text:p>0.2459701196</text:p>
          </table:table-cell>
          <table:table-cell table:formula="of:=-LN([.J64])" office:value-type="float" office:value="0.266720199427147" calcext:value-type="float">
            <text:p>0.2667201994</text:p>
          </table:table-cell>
          <table:table-cell table:formula="of:=-LN([.K64])" office:value-type="float" office:value="0.363316070892407" calcext:value-type="float">
            <text:p>0.3633160709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11.2819+[.B65]*(20.7789-11.2819)/160" office:value-type="float" office:value="15.02134375" calcext:value-type="float">
            <text:p>15.02134375</text:p>
          </table:table-cell>
          <table:table-cell office:value-type="float" office:value="63" calcext:value-type="float">
            <text:p>63</text:p>
          </table:table-cell>
          <table:table-cell office:value-type="float" office:value="30816" calcext:value-type="float">
            <text:p>30816</text:p>
          </table:table-cell>
          <table:table-cell office:value-type="float" office:value="30612" calcext:value-type="float">
            <text:p>30612</text:p>
          </table:table-cell>
          <table:table-cell office:value-type="float" office:value="28459" calcext:value-type="float">
            <text:p>28459</text:p>
          </table:table-cell>
          <table:table-cell table:formula="of:=[.C65]/SUM([.C$2:.C$161])" office:value-type="float" office:value="0.0182829044520083" calcext:value-type="float">
            <text:p>0.0182829045</text:p>
          </table:table-cell>
          <table:table-cell table:formula="of:=[.D65]/SUM([.D$2:.D$161])" office:value-type="float" office:value="0.0181853501357129" calcext:value-type="float">
            <text:p>0.0181853501</text:p>
          </table:table-cell>
          <table:table-cell table:formula="of:=[.E65]/SUM([.E$2:.E$161])" office:value-type="float" office:value="0.0182408790797454" calcext:value-type="float">
            <text:p>0.0182408791</text:p>
          </table:table-cell>
          <table:table-cell table:formula="of:=[.C65]/[.$C$58]" office:value-type="float" office:value="0.705688375927453" calcext:value-type="float">
            <text:p>0.7056883759</text:p>
          </table:table-cell>
          <table:table-cell table:formula="of:=[.D65]/[.$C$59]" office:value-type="float" office:value="0.686198471229069" calcext:value-type="float">
            <text:p>0.6861984712</text:p>
          </table:table-cell>
          <table:table-cell table:formula="of:=[.E65]/[.$C$59]" office:value-type="float" office:value="0.637936831723118" calcext:value-type="float">
            <text:p>0.6379368317</text:p>
          </table:table-cell>
          <table:table-cell/>
          <table:table-cell table:formula="of:=-LN([.I65])" office:value-type="float" office:value="0.348581532802308" calcext:value-type="float">
            <text:p>0.3485815328</text:p>
          </table:table-cell>
          <table:table-cell table:formula="of:=-LN([.J65])" office:value-type="float" office:value="0.376588376439796" calcext:value-type="float">
            <text:p>0.3765883764</text:p>
          </table:table-cell>
          <table:table-cell table:formula="of:=-LN([.K65])" office:value-type="float" office:value="0.449516010377518" calcext:value-type="float">
            <text:p>0.4495160104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11.2819+[.B66]*(20.7789-11.2819)/160" office:value-type="float" office:value="15.0807" calcext:value-type="float">
            <text:p>15.0807</text:p>
          </table:table-cell>
          <table:table-cell office:value-type="float" office:value="64" calcext:value-type="float">
            <text:p>64</text:p>
          </table:table-cell>
          <table:table-cell office:value-type="float" office:value="27982" calcext:value-type="float">
            <text:p>27982</text:p>
          </table:table-cell>
          <table:table-cell office:value-type="float" office:value="27674" calcext:value-type="float">
            <text:p>27674</text:p>
          </table:table-cell>
          <table:table-cell office:value-type="float" office:value="25583" calcext:value-type="float">
            <text:p>25583</text:p>
          </table:table-cell>
          <table:table-cell table:formula="of:=[.C66]/SUM([.C$2:.C$161])" office:value-type="float" office:value="0.0166015132520799" calcext:value-type="float">
            <text:p>0.0166015133</text:p>
          </table:table-cell>
          <table:table-cell table:formula="of:=[.D66]/SUM([.D$2:.D$161])" office:value-type="float" office:value="0.0164400032554462" calcext:value-type="float">
            <text:p>0.0164400033</text:p>
          </table:table-cell>
          <table:table-cell table:formula="of:=[.E66]/SUM([.E$2:.E$161])" office:value-type="float" office:value="0.0163974984889535" calcext:value-type="float">
            <text:p>0.0163974985</text:p>
          </table:table-cell>
          <table:table-cell table:formula="of:=[.C66]/[.$C$58]" office:value-type="float" office:value="0.640789594210864" calcext:value-type="float">
            <text:p>0.6407895942</text:p>
          </table:table-cell>
          <table:table-cell table:formula="of:=[.D66]/[.$C$59]" office:value-type="float" office:value="0.620340274820112" calcext:value-type="float">
            <text:p>0.6203402748</text:p>
          </table:table-cell>
          <table:table-cell table:formula="of:=[.E66]/[.$C$59]" office:value-type="float" office:value="0.573468427069557" calcext:value-type="float">
            <text:p>0.5734684271</text:p>
          </table:table-cell>
          <table:table-cell/>
          <table:table-cell table:formula="of:=-LN([.I66])" office:value-type="float" office:value="0.445054122106929" calcext:value-type="float">
            <text:p>0.4450541221</text:p>
          </table:table-cell>
          <table:table-cell table:formula="of:=-LN([.J66])" office:value-type="float" office:value="0.477487121140278" calcext:value-type="float">
            <text:p>0.4774871211</text:p>
          </table:table-cell>
          <table:table-cell table:formula="of:=-LN([.K66])" office:value-type="float" office:value="0.556052396989117" calcext:value-type="float">
            <text:p>0.556052397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11.2819+[.B67]*(20.7789-11.2819)/160" office:value-type="float" office:value="15.14005625" calcext:value-type="float">
            <text:p>15.14005625</text:p>
          </table:table-cell>
          <table:table-cell office:value-type="float" office:value="65" calcext:value-type="float">
            <text:p>65</text:p>
          </table:table-cell>
          <table:table-cell office:value-type="float" office:value="24723" calcext:value-type="float">
            <text:p>24723</text:p>
          </table:table-cell>
          <table:table-cell office:value-type="float" office:value="24557" calcext:value-type="float">
            <text:p>24557</text:p>
          </table:table-cell>
          <table:table-cell office:value-type="float" office:value="23127" calcext:value-type="float">
            <text:p>23127</text:p>
          </table:table-cell>
          <table:table-cell table:formula="of:=[.C67]/SUM([.C$2:.C$161])" office:value-type="float" office:value="0.0146679727014214" calcext:value-type="float">
            <text:p>0.0146679727</text:p>
          </table:table-cell>
          <table:table-cell table:formula="of:=[.D67]/SUM([.D$2:.D$161])" office:value-type="float" office:value="0.0145883197204594" calcext:value-type="float">
            <text:p>0.0145883197</text:p>
          </table:table-cell>
          <table:table-cell table:formula="of:=[.E67]/SUM([.E$2:.E$161])" office:value-type="float" office:value="0.0148233181235206" calcext:value-type="float">
            <text:p>0.0148233181</text:p>
          </table:table-cell>
          <table:table-cell table:formula="of:=[.C67]/[.$C$58]" office:value-type="float" office:value="0.566158285243199" calcext:value-type="float">
            <text:p>0.5661582852</text:p>
          </table:table-cell>
          <table:table-cell table:formula="of:=[.D67]/[.$C$59]" office:value-type="float" office:value="0.550469615117348" calcext:value-type="float">
            <text:p>0.5504696151</text:p>
          </table:table-cell>
          <table:table-cell table:formula="of:=[.E67]/[.$C$59]" office:value-type="float" office:value="0.518414740759006" calcext:value-type="float">
            <text:p>0.5184147408</text:p>
          </table:table-cell>
          <table:table-cell/>
          <table:table-cell table:formula="of:=-LN([.I67])" office:value-type="float" office:value="0.568881583968667" calcext:value-type="float">
            <text:p>0.568881584</text:p>
          </table:table-cell>
          <table:table-cell table:formula="of:=-LN([.J67])" office:value-type="float" office:value="0.596983519406561" calcext:value-type="float">
            <text:p>0.5969835194</text:p>
          </table:table-cell>
          <table:table-cell table:formula="of:=-LN([.K67])" office:value-type="float" office:value="0.656979699242236" calcext:value-type="float">
            <text:p>0.6569796992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11.2819+[.B68]*(20.7789-11.2819)/160" office:value-type="float" office:value="15.1994125" calcext:value-type="float">
            <text:p>15.1994125</text:p>
          </table:table-cell>
          <table:table-cell office:value-type="float" office:value="66" calcext:value-type="float">
            <text:p>66</text:p>
          </table:table-cell>
          <table:table-cell office:value-type="float" office:value="22088" calcext:value-type="float">
            <text:p>22088</text:p>
          </table:table-cell>
          <table:table-cell office:value-type="float" office:value="21444" calcext:value-type="float">
            <text:p>21444</text:p>
          </table:table-cell>
          <table:table-cell office:value-type="float" office:value="20859" calcext:value-type="float">
            <text:p>20859</text:p>
          </table:table-cell>
          <table:table-cell table:formula="of:=[.C68]/SUM([.C$2:.C$161])" office:value-type="float" office:value="0.0131046467268938" calcext:value-type="float">
            <text:p>0.0131046467</text:p>
          </table:table-cell>
          <table:table-cell table:formula="of:=[.D68]/SUM([.D$2:.D$161])" office:value-type="float" office:value="0.0127390124235668" calcext:value-type="float">
            <text:p>0.0127390124</text:p>
          </table:table-cell>
          <table:table-cell table:formula="of:=[.E68]/SUM([.E$2:.E$161])" office:value-type="float" office:value="0.0133696369065818" calcext:value-type="float">
            <text:p>0.0133696369</text:p>
          </table:table-cell>
          <table:table-cell table:formula="of:=[.C68]/[.$C$58]" office:value-type="float" office:value="0.505816616286526" calcext:value-type="float">
            <text:p>0.5058166163</text:p>
          </table:table-cell>
          <table:table-cell table:formula="of:=[.D68]/[.$C$59]" office:value-type="float" office:value="0.480688619398803" calcext:value-type="float">
            <text:p>0.4806886194</text:p>
          </table:table-cell>
          <table:table-cell table:formula="of:=[.E68]/[.$C$59]" office:value-type="float" office:value="0.467575261706754" calcext:value-type="float">
            <text:p>0.4675752617</text:p>
          </table:table-cell>
          <table:table-cell/>
          <table:table-cell table:formula="of:=-LN([.I68])" office:value-type="float" office:value="0.68158109379017" calcext:value-type="float">
            <text:p>0.6815810938</text:p>
          </table:table-cell>
          <table:table-cell table:formula="of:=-LN([.J68])" office:value-type="float" office:value="0.732535579422179" calcext:value-type="float">
            <text:p>0.7325355794</text:p>
          </table:table-cell>
          <table:table-cell table:formula="of:=-LN([.K68])" office:value-type="float" office:value="0.76019495560248" calcext:value-type="float">
            <text:p>0.7601949556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11.2819+[.B69]*(20.7789-11.2819)/160" office:value-type="float" office:value="15.25876875" calcext:value-type="float">
            <text:p>15.25876875</text:p>
          </table:table-cell>
          <table:table-cell office:value-type="float" office:value="67" calcext:value-type="float">
            <text:p>67</text:p>
          </table:table-cell>
          <table:table-cell office:value-type="float" office:value="19156" calcext:value-type="float">
            <text:p>19156</text:p>
          </table:table-cell>
          <table:table-cell office:value-type="float" office:value="18827" calcext:value-type="float">
            <text:p>18827</text:p>
          </table:table-cell>
          <table:table-cell office:value-type="float" office:value="18454" calcext:value-type="float">
            <text:p>18454</text:p>
          </table:table-cell>
          <table:table-cell table:formula="of:=[.C69]/SUM([.C$2:.C$161])" office:value-type="float" office:value="0.01136511285315" calcext:value-type="float">
            <text:p>0.0113651129</text:p>
          </table:table-cell>
          <table:table-cell table:formula="of:=[.D69]/SUM([.D$2:.D$161])" office:value-type="float" office:value="0.0111843586503681" calcext:value-type="float">
            <text:p>0.0111843587</text:p>
          </table:table-cell>
          <table:table-cell table:formula="of:=[.E69]/SUM([.E$2:.E$161])" office:value-type="float" office:value="0.0118281451399425" calcext:value-type="float">
            <text:p>0.0118281451</text:p>
          </table:table-cell>
          <table:table-cell table:formula="of:=[.C69]/[.$C$58]" office:value-type="float" office:value="0.438673628286159" calcext:value-type="float">
            <text:p>0.4386736283</text:p>
          </table:table-cell>
          <table:table-cell table:formula="of:=[.D69]/[.$C$59]" office:value-type="float" office:value="0.422025957723431" calcext:value-type="float">
            <text:p>0.4220259577</text:p>
          </table:table-cell>
          <table:table-cell table:formula="of:=[.E69]/[.$C$59]" office:value-type="float" office:value="0.413664791194997" calcext:value-type="float">
            <text:p>0.4136647912</text:p>
          </table:table-cell>
          <table:table-cell/>
          <table:table-cell table:formula="of:=-LN([.I69])" office:value-type="float" office:value="0.82399958593766" calcext:value-type="float">
            <text:p>0.8239995859</text:p>
          </table:table-cell>
          <table:table-cell table:formula="of:=-LN([.J69])" office:value-type="float" office:value="0.862688455644896" calcext:value-type="float">
            <text:p>0.8626884556</text:p>
          </table:table-cell>
          <table:table-cell table:formula="of:=-LN([.K69])" office:value-type="float" office:value="0.882699316231106" calcext:value-type="float">
            <text:p>0.8826993162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11.2819+[.B70]*(20.7789-11.2819)/160" office:value-type="float" office:value="15.318125" calcext:value-type="float">
            <text:p>15.318125</text:p>
          </table:table-cell>
          <table:table-cell office:value-type="float" office:value="68" calcext:value-type="float">
            <text:p>68</text:p>
          </table:table-cell>
          <table:table-cell office:value-type="float" office:value="16600" calcext:value-type="float">
            <text:p>16600</text:p>
          </table:table-cell>
          <table:table-cell office:value-type="float" office:value="16592" calcext:value-type="float">
            <text:p>16592</text:p>
          </table:table-cell>
          <table:table-cell office:value-type="float" office:value="16477" calcext:value-type="float">
            <text:p>16477</text:p>
          </table:table-cell>
          <table:table-cell table:formula="of:=[.C70]/SUM([.C$2:.C$161])" office:value-type="float" office:value="0.00984865699322875" calcext:value-type="float">
            <text:p>0.009848657</text:p>
          </table:table-cell>
          <table:table-cell table:formula="of:=[.D70]/SUM([.D$2:.D$161])" office:value-type="float" office:value="0.00985663561517537" calcext:value-type="float">
            <text:p>0.0098566356</text:p>
          </table:table-cell>
          <table:table-cell table:formula="of:=[.E70]/SUM([.E$2:.E$161])" office:value-type="float" office:value="0.0105609812220024" calcext:value-type="float">
            <text:p>0.0105609812</text:p>
          </table:table-cell>
          <table:table-cell table:formula="of:=[.C70]/[.$C$58]" office:value-type="float" office:value="0.38014106439498" calcext:value-type="float">
            <text:p>0.3801410644</text:p>
          </table:table-cell>
          <table:table-cell table:formula="of:=[.D70]/[.$C$59]" office:value-type="float" office:value="0.371926206540988" calcext:value-type="float">
            <text:p>0.3719262065</text:p>
          </table:table-cell>
          <table:table-cell table:formula="of:=[.E70]/[.$C$59]" office:value-type="float" office:value="0.369348366994687" calcext:value-type="float">
            <text:p>0.369348367</text:p>
          </table:table-cell>
          <table:table-cell/>
          <table:table-cell table:formula="of:=-LN([.I70])" office:value-type="float" office:value="0.967212873055525" calcext:value-type="float">
            <text:p>0.9672128731</text:p>
          </table:table-cell>
          <table:table-cell table:formula="of:=-LN([.J70])" office:value-type="float" office:value="0.989059813900299" calcext:value-type="float">
            <text:p>0.9890598139</text:p>
          </table:table-cell>
          <table:table-cell table:formula="of:=-LN([.K70])" office:value-type="float" office:value="0.996014996312176" calcext:value-type="float">
            <text:p>0.9960149963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11.2819+[.B71]*(20.7789-11.2819)/160" office:value-type="float" office:value="15.37748125" calcext:value-type="float">
            <text:p>15.37748125</text:p>
          </table:table-cell>
          <table:table-cell office:value-type="float" office:value="69" calcext:value-type="float">
            <text:p>69</text:p>
          </table:table-cell>
          <table:table-cell office:value-type="float" office:value="14136" calcext:value-type="float">
            <text:p>14136</text:p>
          </table:table-cell>
          <table:table-cell office:value-type="float" office:value="14410" calcext:value-type="float">
            <text:p>14410</text:p>
          </table:table-cell>
          <table:table-cell office:value-type="float" office:value="14566" calcext:value-type="float">
            <text:p>14566</text:p>
          </table:table-cell>
          <table:table-cell table:formula="of:=[.C71]/SUM([.C$2:.C$161])" office:value-type="float" office:value="0.00838678405158323" calcext:value-type="float">
            <text:p>0.0083867841</text:p>
          </table:table-cell>
          <table:table-cell table:formula="of:=[.D71]/SUM([.D$2:.D$161])" office:value-type="float" office:value="0.00856039773473223" calcext:value-type="float">
            <text:p>0.0085603977</text:p>
          </table:table-cell>
          <table:table-cell table:formula="of:=[.E71]/SUM([.E$2:.E$161])" office:value-type="float" office:value="0.00933612019661872" calcext:value-type="float">
            <text:p>0.0093361202</text:p>
          </table:table-cell>
          <table:table-cell table:formula="of:=[.C71]/[.$C$58]" office:value-type="float" office:value="0.323715306402858" calcext:value-type="float">
            <text:p>0.3237153064</text:p>
          </table:table-cell>
          <table:table-cell table:formula="of:=[.D71]/[.$C$59]" office:value-type="float" office:value="0.323014503149447" calcext:value-type="float">
            <text:p>0.3230145031</text:p>
          </table:table-cell>
          <table:table-cell table:formula="of:=[.E71]/[.$C$59]" office:value-type="float" office:value="0.326511398533994" calcext:value-type="float">
            <text:p>0.3265113985</text:p>
          </table:table-cell>
          <table:table-cell/>
          <table:table-cell table:formula="of:=-LN([.I71])" office:value-type="float" office:value="1.12789083340063" calcext:value-type="float">
            <text:p>1.1278908334</text:p>
          </table:table-cell>
          <table:table-cell table:formula="of:=-LN([.J71])" office:value-type="float" office:value="1.13005805537604" calcext:value-type="float">
            <text:p>1.1300580554</text:p>
          </table:table-cell>
          <table:table-cell table:formula="of:=-LN([.K71])" office:value-type="float" office:value="1.11929041959175" calcext:value-type="float">
            <text:p>1.1192904196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11.2819+[.B72]*(20.7789-11.2819)/160" office:value-type="float" office:value="15.4368375" calcext:value-type="float">
            <text:p>15.4368375</text:p>
          </table:table-cell>
          <table:table-cell office:value-type="float" office:value="70" calcext:value-type="float">
            <text:p>70</text:p>
          </table:table-cell>
          <table:table-cell office:value-type="float" office:value="12200" calcext:value-type="float">
            <text:p>12200</text:p>
          </table:table-cell>
          <table:table-cell office:value-type="float" office:value="12331" calcext:value-type="float">
            <text:p>12331</text:p>
          </table:table-cell>
          <table:table-cell office:value-type="float" office:value="12829" calcext:value-type="float">
            <text:p>12829</text:p>
          </table:table-cell>
          <table:table-cell table:formula="of:=[.C72]/SUM([.C$2:.C$161])" office:value-type="float" office:value="0.00723816959743318" calcext:value-type="float">
            <text:p>0.0072381696</text:p>
          </table:table-cell>
          <table:table-cell table:formula="of:=[.D72]/SUM([.D$2:.D$161])" office:value-type="float" office:value="0.00732534798521742" calcext:value-type="float">
            <text:p>0.007325348</text:p>
          </table:table-cell>
          <table:table-cell table:formula="of:=[.E72]/SUM([.E$2:.E$161])" office:value-type="float" office:value="0.00822278497888381" calcext:value-type="float">
            <text:p>0.008222785</text:p>
          </table:table-cell>
          <table:table-cell table:formula="of:=[.C72]/[.$C$58]" office:value-type="float" office:value="0.27938078226619" calcext:value-type="float">
            <text:p>0.2793807823</text:p>
          </table:table-cell>
          <table:table-cell table:formula="of:=[.D72]/[.$C$59]" office:value-type="float" office:value="0.27641164735155" calcext:value-type="float">
            <text:p>0.2764116474</text:p>
          </table:table-cell>
          <table:table-cell table:formula="of:=[.E72]/[.$C$59]" office:value-type="float" office:value="0.287574813386833" calcext:value-type="float">
            <text:p>0.2875748134</text:p>
          </table:table-cell>
          <table:table-cell/>
          <table:table-cell table:formula="of:=-LN([.I72])" office:value-type="float" office:value="1.27517961667881" calcext:value-type="float">
            <text:p>1.2751796167</text:p>
          </table:table-cell>
          <table:table-cell table:formula="of:=-LN([.J72])" office:value-type="float" office:value="1.28586404849908" calcext:value-type="float">
            <text:p>1.2858640485</text:p>
          </table:table-cell>
          <table:table-cell table:formula="of:=-LN([.K72])" office:value-type="float" office:value="1.24627223212027" calcext:value-type="float">
            <text:p>1.2462722321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11.2819+[.B73]*(20.7789-11.2819)/160" office:value-type="float" office:value="15.49619375" calcext:value-type="float">
            <text:p>15.49619375</text:p>
          </table:table-cell>
          <table:table-cell office:value-type="float" office:value="71" calcext:value-type="float">
            <text:p>71</text:p>
          </table:table-cell>
          <table:table-cell office:value-type="float" office:value="10584" calcext:value-type="float">
            <text:p>10584</text:p>
          </table:table-cell>
          <table:table-cell office:value-type="float" office:value="10498" calcext:value-type="float">
            <text:p>10498</text:p>
          </table:table-cell>
          <table:table-cell office:value-type="float" office:value="11151" calcext:value-type="float">
            <text:p>11151</text:p>
          </table:table-cell>
          <table:table-cell table:formula="of:=[.C73]/SUM([.C$2:.C$161])" office:value-type="float" office:value="0.00627940877206826" calcext:value-type="float">
            <text:p>0.0062794088</text:p>
          </table:table-cell>
          <table:table-cell table:formula="of:=[.D73]/SUM([.D$2:.D$161])" office:value-type="float" office:value="0.00623643687850235" calcext:value-type="float">
            <text:p>0.0062364369</text:p>
          </table:table-cell>
          <table:table-cell table:formula="of:=[.E73]/SUM([.E$2:.E$161])" office:value-type="float" office:value="0.00714726598328267" calcext:value-type="float">
            <text:p>0.007147266</text:p>
          </table:table-cell>
          <table:table-cell table:formula="of:=[.C73]/[.$C$58]" office:value-type="float" office:value="0.24237427864798" calcext:value-type="float">
            <text:p>0.2423742786</text:p>
          </table:table-cell>
          <table:table-cell table:formula="of:=[.D73]/[.$C$59]" office:value-type="float" office:value="0.23532312658313" calcext:value-type="float">
            <text:p>0.2353231266</text:p>
          </table:table-cell>
          <table:table-cell table:formula="of:=[.E73]/[.$C$59]" office:value-type="float" office:value="0.249960772006904" calcext:value-type="float">
            <text:p>0.249960772</text:p>
          </table:table-cell>
          <table:table-cell/>
          <table:table-cell table:formula="of:=-LN([.I73])" office:value-type="float" office:value="1.41727214160537" calcext:value-type="float">
            <text:p>1.4172721416</text:p>
          </table:table-cell>
          <table:table-cell table:formula="of:=-LN([.J73])" office:value-type="float" office:value="1.44679570255736" calcext:value-type="float">
            <text:p>1.4467957026</text:p>
          </table:table-cell>
          <table:table-cell table:formula="of:=-LN([.K73])" office:value-type="float" office:value="1.38645128540425" calcext:value-type="float">
            <text:p>1.3864512854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11.2819+[.B74]*(20.7789-11.2819)/160" office:value-type="float" office:value="15.55555" calcext:value-type="float">
            <text:p>15.55555</text:p>
          </table:table-cell>
          <table:table-cell office:value-type="float" office:value="72" calcext:value-type="float">
            <text:p>72</text:p>
          </table:table-cell>
          <table:table-cell office:value-type="float" office:value="9064" calcext:value-type="float">
            <text:p>9064</text:p>
          </table:table-cell>
          <table:table-cell office:value-type="float" office:value="9220" calcext:value-type="float">
            <text:p>9220</text:p>
          </table:table-cell>
          <table:table-cell office:value-type="float" office:value="9694" calcext:value-type="float">
            <text:p>9694</text:p>
          </table:table-cell>
          <table:table-cell table:formula="of:=[.C74]/SUM([.C$2:.C$161])" office:value-type="float" office:value="0.00537760403533888" calcext:value-type="float">
            <text:p>0.005377604</text:p>
          </table:table-cell>
          <table:table-cell table:formula="of:=[.D74]/SUM([.D$2:.D$161])" office:value-type="float" office:value="0.00547722880737204" calcext:value-type="float">
            <text:p>0.0054772288</text:p>
          </table:table-cell>
          <table:table-cell table:formula="of:=[.E74]/SUM([.E$2:.E$161])" office:value-type="float" office:value="0.00621339758245379" calcext:value-type="float">
            <text:p>0.0062133976</text:p>
          </table:table-cell>
          <table:table-cell table:formula="of:=[.C74]/[.$C$58]" office:value-type="float" office:value="0.207566181185307" calcext:value-type="float">
            <text:p>0.2075661812</text:p>
          </table:table-cell>
          <table:table-cell table:formula="of:=[.D74]/[.$C$59]" office:value-type="float" office:value="0.206675483625115" calcext:value-type="float">
            <text:p>0.2066754836</text:p>
          </table:table-cell>
          <table:table-cell table:formula="of:=[.E74]/[.$C$59]" office:value-type="float" office:value="0.217300665755083" calcext:value-type="float">
            <text:p>0.2173006658</text:p>
          </table:table-cell>
          <table:table-cell/>
          <table:table-cell table:formula="of:=-LN([.I74])" office:value-type="float" office:value="1.57230504469232" calcext:value-type="float">
            <text:p>1.5723050447</text:p>
          </table:table-cell>
          <table:table-cell table:formula="of:=-LN([.J74])" office:value-type="float" office:value="1.57660542781897" calcext:value-type="float">
            <text:p>1.5766054278</text:p>
          </table:table-cell>
          <table:table-cell table:formula="of:=-LN([.K74])" office:value-type="float" office:value="1.52647332796429" calcext:value-type="float">
            <text:p>1.526473328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11.2819+[.B75]*(20.7789-11.2819)/160" office:value-type="float" office:value="15.61490625" calcext:value-type="float">
            <text:p>15.61490625</text:p>
          </table:table-cell>
          <table:table-cell office:value-type="float" office:value="73" calcext:value-type="float">
            <text:p>73</text:p>
          </table:table-cell>
          <table:table-cell office:value-type="float" office:value="7898" calcext:value-type="float">
            <text:p>7898</text:p>
          </table:table-cell>
          <table:table-cell office:value-type="float" office:value="8077" calcext:value-type="float">
            <text:p>8077</text:p>
          </table:table-cell>
          <table:table-cell office:value-type="float" office:value="8538" calcext:value-type="float">
            <text:p>8538</text:p>
          </table:table-cell>
          <table:table-cell table:formula="of:=[.C75]/SUM([.C$2:.C$161])" office:value-type="float" office:value="0.00468582487545305" calcext:value-type="float">
            <text:p>0.0046858249</text:p>
          </table:table-cell>
          <table:table-cell table:formula="of:=[.D75]/SUM([.D$2:.D$161])" office:value-type="float" office:value="0.00479821877192451" calcext:value-type="float">
            <text:p>0.0047982188</text:p>
          </table:table-cell>
          <table:table-cell table:formula="of:=[.E75]/SUM([.E$2:.E$161])" office:value-type="float" office:value="0.00547245600979889" calcext:value-type="float">
            <text:p>0.005472456</text:p>
          </table:table-cell>
          <table:table-cell table:formula="of:=[.C75]/[.$C$58]" office:value-type="float" office:value="0.180864706421178" calcext:value-type="float">
            <text:p>0.1808647064</text:p>
          </table:table-cell>
          <table:table-cell table:formula="of:=[.D75]/[.$C$59]" office:value-type="float" office:value="0.181054000134496" calcext:value-type="float">
            <text:p>0.1810540001</text:p>
          </table:table-cell>
          <table:table-cell table:formula="of:=[.E75]/[.$C$59]" office:value-type="float" office:value="0.191387774315752" calcext:value-type="float">
            <text:p>0.1913877743</text:p>
          </table:table-cell>
          <table:table-cell/>
          <table:table-cell table:formula="of:=-LN([.I75])" office:value-type="float" office:value="1.71000600555357" calcext:value-type="float">
            <text:p>1.7100060056</text:p>
          </table:table-cell>
          <table:table-cell table:formula="of:=-LN([.J75])" office:value-type="float" office:value="1.70895994892731" calcext:value-type="float">
            <text:p>1.7089599489</text:p>
          </table:table-cell>
          <table:table-cell table:formula="of:=-LN([.K75])" office:value-type="float" office:value="1.6534536770517" calcext:value-type="float">
            <text:p>1.6534536771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11.2819+[.B76]*(20.7789-11.2819)/160" office:value-type="float" office:value="15.6742625" calcext:value-type="float">
            <text:p>15.6742625</text:p>
          </table:table-cell>
          <table:table-cell office:value-type="float" office:value="74" calcext:value-type="float">
            <text:p>74</text:p>
          </table:table-cell>
          <table:table-cell office:value-type="float" office:value="6802" calcext:value-type="float">
            <text:p>6802</text:p>
          </table:table-cell>
          <table:table-cell office:value-type="float" office:value="6809" calcext:value-type="float">
            <text:p>6809</text:p>
          </table:table-cell>
          <table:table-cell office:value-type="float" office:value="7596" calcext:value-type="float">
            <text:p>7596</text:p>
          </table:table-cell>
          <table:table-cell table:formula="of:=[.C76]/SUM([.C$2:.C$161])" office:value-type="float" office:value="0.00403557619686397" calcext:value-type="float">
            <text:p>0.0040355762</text:p>
          </table:table-cell>
          <table:table-cell table:formula="of:=[.D76]/SUM([.D$2:.D$161])" office:value-type="float" office:value="0.00404495129602996" calcext:value-type="float">
            <text:p>0.0040449513</text:p>
          </table:table-cell>
          <table:table-cell table:formula="of:=[.E76]/SUM([.E$2:.E$161])" office:value-type="float" office:value="0.0048686783614936" calcext:value-type="float">
            <text:p>0.0048686784</text:p>
          </table:table-cell>
          <table:table-cell table:formula="of:=[.C76]/[.$C$58]" office:value-type="float" office:value="0.155766236145461" calcext:value-type="float">
            <text:p>0.1557662361</text:p>
          </table:table-cell>
          <table:table-cell table:formula="of:=[.D76]/[.$C$59]" office:value-type="float" office:value="0.152630517137029" calcext:value-type="float">
            <text:p>0.1526305171</text:p>
          </table:table-cell>
          <table:table-cell table:formula="of:=[.E76]/[.$C$59]" office:value-type="float" office:value="0.170271906032145" calcext:value-type="float">
            <text:p>0.170271906</text:p>
          </table:table-cell>
          <table:table-cell/>
          <table:table-cell table:formula="of:=-LN([.I76])" office:value-type="float" office:value="1.85939888183302" calcext:value-type="float">
            <text:p>1.8593988818</text:p>
          </table:table-cell>
          <table:table-cell table:formula="of:=-LN([.J76])" office:value-type="float" office:value="1.87973519888664" calcext:value-type="float">
            <text:p>1.8797351989</text:p>
          </table:table-cell>
          <table:table-cell table:formula="of:=-LN([.K76])" office:value-type="float" office:value="1.77035867243743" calcext:value-type="float">
            <text:p>1.7703586724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11.2819+[.B77]*(20.7789-11.2819)/160" office:value-type="float" office:value="15.73361875" calcext:value-type="float">
            <text:p>15.73361875</text:p>
          </table:table-cell>
          <table:table-cell office:value-type="float" office:value="75" calcext:value-type="float">
            <text:p>75</text:p>
          </table:table-cell>
          <table:table-cell office:value-type="float" office:value="6057" calcext:value-type="float">
            <text:p>6057</text:p>
          </table:table-cell>
          <table:table-cell office:value-type="float" office:value="6207" calcext:value-type="float">
            <text:p>6207</text:p>
          </table:table-cell>
          <table:table-cell office:value-type="float" office:value="6961" calcext:value-type="float">
            <text:p>6961</text:p>
          </table:table-cell>
          <table:table-cell table:formula="of:=[.C77]/SUM([.C$2:.C$161])" office:value-type="float" office:value="0.00359357321734859" calcext:value-type="float">
            <text:p>0.0035935732</text:p>
          </table:table-cell>
          <table:table-cell table:formula="of:=[.D77]/SUM([.D$2:.D$161])" office:value-type="float" office:value="0.00368732746283712" calcext:value-type="float">
            <text:p>0.0036873275</text:p>
          </table:table-cell>
          <table:table-cell table:formula="of:=[.E77]/SUM([.E$2:.E$161])" office:value-type="float" office:value="0.00446167325886742" calcext:value-type="float">
            <text:p>0.0044616733</text:p>
          </table:table-cell>
          <table:table-cell table:formula="of:=[.C77]/[.$C$58]" office:value-type="float" office:value="0.138705688375927" calcext:value-type="float">
            <text:p>0.1387056884</text:p>
          </table:table-cell>
          <table:table-cell table:formula="of:=[.D77]/[.$C$59]" office:value-type="float" office:value="0.139136087512049" calcext:value-type="float">
            <text:p>0.1391360875</text:p>
          </table:table-cell>
          <table:table-cell table:formula="of:=[.E77]/[.$C$59]" office:value-type="float" office:value="0.156037748537356" calcext:value-type="float">
            <text:p>0.1560377485</text:p>
          </table:table-cell>
          <table:table-cell/>
          <table:table-cell table:formula="of:=-LN([.I77])" office:value-type="float" office:value="1.97540094041921" calcext:value-type="float">
            <text:p>1.9754009404</text:p>
          </table:table-cell>
          <table:table-cell table:formula="of:=-LN([.J77])" office:value-type="float" office:value="1.97230277795595" calcext:value-type="float">
            <text:p>1.972302778</text:p>
          </table:table-cell>
          <table:table-cell table:formula="of:=-LN([.K77])" office:value-type="float" office:value="1.85765732320094" calcext:value-type="float">
            <text:p>1.8576573232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11.2819+[.B78]*(20.7789-11.2819)/160" office:value-type="float" office:value="15.792975" calcext:value-type="float">
            <text:p>15.792975</text:p>
          </table:table-cell>
          <table:table-cell office:value-type="float" office:value="76" calcext:value-type="float">
            <text:p>76</text:p>
          </table:table-cell>
          <table:table-cell office:value-type="float" office:value="5539" calcext:value-type="float">
            <text:p>5539</text:p>
          </table:table-cell>
          <table:table-cell office:value-type="float" office:value="5453" calcext:value-type="float">
            <text:p>5453</text:p>
          </table:table-cell>
          <table:table-cell office:value-type="float" office:value="6328" calcext:value-type="float">
            <text:p>6328</text:p>
          </table:table-cell>
          <table:table-cell table:formula="of:=[.C78]/SUM([.C$2:.C$161])" office:value-type="float" office:value="0.00328624765575265" calcext:value-type="float">
            <text:p>0.0032862477</text:p>
          </table:table-cell>
          <table:table-cell table:formula="of:=[.D78]/SUM([.D$2:.D$161])" office:value-type="float" office:value="0.00323940658206071" calcext:value-type="float">
            <text:p>0.0032394066</text:p>
          </table:table-cell>
          <table:table-cell table:formula="of:=[.E78]/SUM([.E$2:.E$161])" office:value-type="float" office:value="0.00405595006207629" calcext:value-type="float">
            <text:p>0.0040559501</text:p>
          </table:table-cell>
          <table:table-cell table:formula="of:=[.C78]/[.$C$58]" office:value-type="float" office:value="0.126843455161674" calcext:value-type="float">
            <text:p>0.1268434552</text:p>
          </table:table-cell>
          <table:table-cell table:formula="of:=[.D78]/[.$C$59]" office:value-type="float" office:value="0.122234426486741" calcext:value-type="float">
            <text:p>0.1222344265</text:p>
          </table:table-cell>
          <table:table-cell table:formula="of:=[.E78]/[.$C$59]" office:value-type="float" office:value="0.141848423034678" calcext:value-type="float">
            <text:p>0.141848423</text:p>
          </table:table-cell>
          <table:table-cell/>
          <table:table-cell table:formula="of:=-LN([.I78])" office:value-type="float" office:value="2.06480158936706" calcext:value-type="float">
            <text:p>2.0648015894</text:p>
          </table:table-cell>
          <table:table-cell table:formula="of:=-LN([.J78])" office:value-type="float" office:value="2.10181454944355" calcext:value-type="float">
            <text:p>2.1018145494</text:p>
          </table:table-cell>
          <table:table-cell table:formula="of:=-LN([.K78])" office:value-type="float" office:value="1.95299623492212" calcext:value-type="float">
            <text:p>1.9529962349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11.2819+[.B79]*(20.7789-11.2819)/160" office:value-type="float" office:value="15.85233125" calcext:value-type="float">
            <text:p>15.85233125</text:p>
          </table:table-cell>
          <table:table-cell office:value-type="float" office:value="77" calcext:value-type="float">
            <text:p>77</text:p>
          </table:table-cell>
          <table:table-cell office:value-type="float" office:value="5031" calcext:value-type="float">
            <text:p>5031</text:p>
          </table:table-cell>
          <table:table-cell office:value-type="float" office:value="5183" calcext:value-type="float">
            <text:p>5183</text:p>
          </table:table-cell>
          <table:table-cell office:value-type="float" office:value="5983" calcext:value-type="float">
            <text:p>5983</text:p>
          </table:table-cell>
          <table:table-cell table:formula="of:=[.C79]/SUM([.C$2:.C$161])" office:value-type="float" office:value="0.00298485502005626" calcext:value-type="float">
            <text:p>0.002984855</text:p>
          </table:table-cell>
          <table:table-cell table:formula="of:=[.D79]/SUM([.D$2:.D$161])" office:value-type="float" office:value="0.00307901051069515" calcext:value-type="float">
            <text:p>0.0030790105</text:p>
          </table:table-cell>
          <table:table-cell table:formula="of:=[.E79]/SUM([.E$2:.E$161])" office:value-type="float" office:value="0.00383482130553136" calcext:value-type="float">
            <text:p>0.0038348213</text:p>
          </table:table-cell>
          <table:table-cell table:formula="of:=[.C79]/[.$C$58]" office:value-type="float" office:value="0.115210222588623" calcext:value-type="float">
            <text:p>0.1152102226</text:p>
          </table:table-cell>
          <table:table-cell table:formula="of:=[.D79]/[.$C$59]" office:value-type="float" office:value="0.116182107551949" calcext:value-type="float">
            <text:p>0.1161821076</text:p>
          </table:table-cell>
          <table:table-cell table:formula="of:=[.E79]/[.$C$59]" office:value-type="float" office:value="0.134114904395777" calcext:value-type="float">
            <text:p>0.1341149044</text:p>
          </table:table-cell>
          <table:table-cell/>
          <table:table-cell table:formula="of:=-LN([.I79])" office:value-type="float" office:value="2.16099679690884" calcext:value-type="float">
            <text:p>2.1609967969</text:p>
          </table:table-cell>
          <table:table-cell table:formula="of:=-LN([.J79])" office:value-type="float" office:value="2.1525964261799" calcext:value-type="float">
            <text:p>2.1525964262</text:p>
          </table:table-cell>
          <table:table-cell table:formula="of:=-LN([.K79])" office:value-type="float" office:value="2.00905835097958" calcext:value-type="float">
            <text:p>2.00905835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11.2819+[.B80]*(20.7789-11.2819)/160" office:value-type="float" office:value="15.9116875" calcext:value-type="float">
            <text:p>15.9116875</text:p>
          </table:table-cell>
          <table:table-cell office:value-type="float" office:value="78" calcext:value-type="float">
            <text:p>78</text:p>
          </table:table-cell>
          <table:table-cell office:value-type="float" office:value="4919" calcext:value-type="float">
            <text:p>4919</text:p>
          </table:table-cell>
          <table:table-cell office:value-type="float" office:value="4884" calcext:value-type="float">
            <text:p>4884</text:p>
          </table:table-cell>
          <table:table-cell office:value-type="float" office:value="5662" calcext:value-type="float">
            <text:p>5662</text:p>
          </table:table-cell>
          <table:table-cell table:formula="of:=[.C80]/SUM([.C$2:.C$161])" office:value-type="float" office:value="0.00291840624998146" calcext:value-type="float">
            <text:p>0.0029184062</text:p>
          </table:table-cell>
          <table:table-cell table:formula="of:=[.D80]/SUM([.D$2:.D$161])" office:value-type="float" office:value="0.00290138671314588" calcext:value-type="float">
            <text:p>0.0029013867</text:p>
          </table:table-cell>
          <table:table-cell table:formula="of:=[.E80]/SUM([.E$2:.E$161])" office:value-type="float" office:value="0.00362907541900695" calcext:value-type="float">
            <text:p>0.0036290754</text:p>
          </table:table-cell>
          <table:table-cell table:formula="of:=[.C80]/[.$C$58]" office:value-type="float" office:value="0.112645415407163" calcext:value-type="float">
            <text:p>0.1126454154</text:p>
          </table:table-cell>
          <table:table-cell table:formula="of:=[.D80]/[.$C$59]" office:value-type="float" office:value="0.109479724731568" calcext:value-type="float">
            <text:p>0.1094797247</text:p>
          </table:table-cell>
          <table:table-cell table:formula="of:=[.E80]/[.$C$59]" office:value-type="float" office:value="0.126919369662191" calcext:value-type="float">
            <text:p>0.1269193697</text:p>
          </table:table-cell>
          <table:table-cell/>
          <table:table-cell table:formula="of:=-LN([.I80])" office:value-type="float" office:value="2.18351031060482" calcext:value-type="float">
            <text:p>2.1835103106</text:p>
          </table:table-cell>
          <table:table-cell table:formula="of:=-LN([.J80])" office:value-type="float" office:value="2.21201590913901" calcext:value-type="float">
            <text:p>2.2120159091</text:p>
          </table:table-cell>
          <table:table-cell table:formula="of:=-LN([.K80])" office:value-type="float" office:value="2.06420327869776" calcext:value-type="float">
            <text:p>2.064203278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11.2819+[.B81]*(20.7789-11.2819)/160" office:value-type="float" office:value="15.97104375" calcext:value-type="float">
            <text:p>15.97104375</text:p>
          </table:table-cell>
          <table:table-cell office:value-type="float" office:value="79" calcext:value-type="float">
            <text:p>79</text:p>
          </table:table-cell>
          <table:table-cell office:value-type="float" office:value="4704" calcext:value-type="float">
            <text:p>4704</text:p>
          </table:table-cell>
          <table:table-cell office:value-type="float" office:value="4581" calcext:value-type="float">
            <text:p>4581</text:p>
          </table:table-cell>
          <table:table-cell office:value-type="float" office:value="5513" calcext:value-type="float">
            <text:p>5513</text:p>
          </table:table-cell>
          <table:table-cell table:formula="of:=[.C81]/SUM([.C$2:.C$161])" office:value-type="float" office:value="0.00279084834314145" calcext:value-type="float">
            <text:p>0.0027908483</text:p>
          </table:table-cell>
          <table:table-cell table:formula="of:=[.D81]/SUM([.D$2:.D$161])" office:value-type="float" office:value="0.00272138667750231" calcext:value-type="float">
            <text:p>0.0027213867</text:p>
          </table:table-cell>
          <table:table-cell table:formula="of:=[.E81]/SUM([.E$2:.E$161])" office:value-type="float" office:value="0.00353357343429624" calcext:value-type="float">
            <text:p>0.0035335734</text:p>
          </table:table-cell>
          <table:table-cell table:formula="of:=[.C81]/[.$C$58]" office:value-type="float" office:value="0.107721901621325" calcext:value-type="float">
            <text:p>0.1077219016</text:p>
          </table:table-cell>
          <table:table-cell table:formula="of:=[.D81]/[.$C$59]" office:value-type="float" office:value="0.102687677926969" calcext:value-type="float">
            <text:p>0.1026876779</text:p>
          </table:table-cell>
          <table:table-cell table:formula="of:=[.E81]/[.$C$59]" office:value-type="float" office:value="0.123579386250028" calcext:value-type="float">
            <text:p>0.1235793863</text:p>
          </table:table-cell>
          <table:table-cell/>
          <table:table-cell table:formula="of:=-LN([.I81])" office:value-type="float" office:value="2.2282023578217" calcext:value-type="float">
            <text:p>2.2282023578</text:p>
          </table:table-cell>
          <table:table-cell table:formula="of:=-LN([.J81])" office:value-type="float" office:value="2.27606315048287" calcext:value-type="float">
            <text:p>2.2760631505</text:p>
          </table:table-cell>
          <table:table-cell table:formula="of:=-LN([.K81])" office:value-type="float" office:value="2.09087152577992" calcext:value-type="float">
            <text:p>2.0908715258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11.2819+[.B82]*(20.7789-11.2819)/160" office:value-type="float" office:value="16.0304" calcext:value-type="float">
            <text:p>16.0304</text:p>
          </table:table-cell>
          <table:table-cell office:value-type="float" office:value="80" calcext:value-type="float">
            <text:p>80</text:p>
          </table:table-cell>
          <table:table-cell office:value-type="float" office:value="4436" calcext:value-type="float">
            <text:p>4436</text:p>
          </table:table-cell>
          <table:table-cell office:value-type="float" office:value="4717" calcext:value-type="float">
            <text:p>4717</text:p>
          </table:table-cell>
          <table:table-cell office:value-type="float" office:value="5349" calcext:value-type="float">
            <text:p>5349</text:p>
          </table:table-cell>
          <table:table-cell table:formula="of:=[.C82]/SUM([.C$2:.C$161])" office:value-type="float" office:value="0.0026318459290339" calcext:value-type="float">
            <text:p>0.0026318459</text:p>
          </table:table-cell>
          <table:table-cell table:formula="of:=[.D82]/SUM([.D$2:.D$161])" office:value-type="float" office:value="0.00280217877270867" calcext:value-type="float">
            <text:p>0.0028021788</text:p>
          </table:table-cell>
          <table:table-cell table:formula="of:=[.E82]/SUM([.E$2:.E$161])" office:value-type="float" office:value="0.0034284571558227" calcext:value-type="float">
            <text:p>0.0034284572</text:p>
          </table:table-cell>
          <table:table-cell table:formula="of:=[.C82]/[.$C$58]" office:value-type="float" office:value="0.101584684437116" calcext:value-type="float">
            <text:p>0.1015846844</text:p>
          </table:table-cell>
          <table:table-cell table:formula="of:=[.D82]/[.$C$59]" office:value-type="float" office:value="0.105736253390419" calcext:value-type="float">
            <text:p>0.1057362534</text:p>
          </table:table-cell>
          <table:table-cell table:formula="of:=[.E82]/[.$C$59]" office:value-type="float" office:value="0.119903162897043" calcext:value-type="float">
            <text:p>0.1199031629</text:p>
          </table:table-cell>
          <table:table-cell/>
          <table:table-cell table:formula="of:=-LN([.I82])" office:value-type="float" office:value="2.2868624989299" calcext:value-type="float">
            <text:p>2.2868624989</text:p>
          </table:table-cell>
          <table:table-cell table:formula="of:=-LN([.J82])" office:value-type="float" office:value="2.24680746108535" calcext:value-type="float">
            <text:p>2.2468074611</text:p>
          </table:table-cell>
          <table:table-cell table:formula="of:=-LN([.K82])" office:value-type="float" office:value="2.12107083783836" calcext:value-type="float">
            <text:p>2.1210708378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11.2819+[.B83]*(20.7789-11.2819)/160" office:value-type="float" office:value="16.08975625" calcext:value-type="float">
            <text:p>16.08975625</text:p>
          </table:table-cell>
          <table:table-cell office:value-type="float" office:value="81" calcext:value-type="float">
            <text:p>81</text:p>
          </table:table-cell>
          <table:table-cell office:value-type="float" office:value="4665" calcext:value-type="float">
            <text:p>4665</text:p>
          </table:table-cell>
          <table:table-cell office:value-type="float" office:value="4582" calcext:value-type="float">
            <text:p>4582</text:p>
          </table:table-cell>
          <table:table-cell office:value-type="float" office:value="5519" calcext:value-type="float">
            <text:p>5519</text:p>
          </table:table-cell>
          <table:table-cell table:formula="of:=[.C83]/SUM([.C$2:.C$161])" office:value-type="float" office:value="0.00276770993213326" calcext:value-type="float">
            <text:p>0.0027677099</text:p>
          </table:table-cell>
          <table:table-cell table:formula="of:=[.D83]/SUM([.D$2:.D$161])" office:value-type="float" office:value="0.00272198073702589" calcext:value-type="float">
            <text:p>0.0027219807</text:p>
          </table:table-cell>
          <table:table-cell table:formula="of:=[.E83]/SUM([.E$2:.E$161])" office:value-type="float" office:value="0.00353741915180137" calcext:value-type="float">
            <text:p>0.0035374192</text:p>
          </table:table-cell>
          <table:table-cell table:formula="of:=[.C83]/[.$C$58]" office:value-type="float" office:value="0.106828799120638" calcext:value-type="float">
            <text:p>0.1068287991</text:p>
          </table:table-cell>
          <table:table-cell table:formula="of:=[.D83]/[.$C$59]" office:value-type="float" office:value="0.102710093923023" calcext:value-type="float">
            <text:p>0.1027100939</text:p>
          </table:table-cell>
          <table:table-cell table:formula="of:=[.E83]/[.$C$59]" office:value-type="float" office:value="0.123713882226357" calcext:value-type="float">
            <text:p>0.1237138822</text:p>
          </table:table-cell>
          <table:table-cell/>
          <table:table-cell table:formula="of:=-LN([.I83])" office:value-type="float" office:value="2.23652773411872" calcext:value-type="float">
            <text:p>2.2365277341</text:p>
          </table:table-cell>
          <table:table-cell table:formula="of:=-LN([.J83])" office:value-type="float" office:value="2.27584488135617" calcext:value-type="float">
            <text:p>2.2758448814</text:p>
          </table:table-cell>
          <table:table-cell table:formula="of:=-LN([.K83])" office:value-type="float" office:value="2.08978378093011" calcext:value-type="float">
            <text:p>2.0897837809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11.2819+[.B84]*(20.7789-11.2819)/160" office:value-type="float" office:value="16.1491125" calcext:value-type="float">
            <text:p>16.1491125</text:p>
          </table:table-cell>
          <table:table-cell office:value-type="float" office:value="82" calcext:value-type="float">
            <text:p>82</text:p>
          </table:table-cell>
          <table:table-cell office:value-type="float" office:value="4696" calcext:value-type="float">
            <text:p>4696</text:p>
          </table:table-cell>
          <table:table-cell office:value-type="float" office:value="4722" calcext:value-type="float">
            <text:p>4722</text:p>
          </table:table-cell>
          <table:table-cell office:value-type="float" office:value="5465" calcext:value-type="float">
            <text:p>5465</text:p>
          </table:table-cell>
          <table:table-cell table:formula="of:=[.C84]/SUM([.C$2:.C$161])" office:value-type="float" office:value="0.00278610200242182" calcext:value-type="float">
            <text:p>0.002786102</text:p>
          </table:table-cell>
          <table:table-cell table:formula="of:=[.D84]/SUM([.D$2:.D$161])" office:value-type="float" office:value="0.00280514907032655" calcext:value-type="float">
            <text:p>0.0028051491</text:p>
          </table:table-cell>
          <table:table-cell table:formula="of:=[.E84]/SUM([.E$2:.E$161])" office:value-type="float" office:value="0.0035028076942552" calcext:value-type="float">
            <text:p>0.0035028077</text:p>
          </table:table-cell>
          <table:table-cell table:formula="of:=[.C84]/[.$C$58]" office:value-type="float" office:value="0.107538701108363" calcext:value-type="float">
            <text:p>0.1075387011</text:p>
          </table:table-cell>
          <table:table-cell table:formula="of:=[.D84]/[.$C$59]" office:value-type="float" office:value="0.105848333370693" calcext:value-type="float">
            <text:p>0.1058483334</text:p>
          </table:table-cell>
          <table:table-cell table:formula="of:=[.E84]/[.$C$59]" office:value-type="float" office:value="0.122503418439398" calcext:value-type="float">
            <text:p>0.1225034184</text:p>
          </table:table-cell>
          <table:table-cell/>
          <table:table-cell table:formula="of:=-LN([.I84])" office:value-type="float" office:value="2.22990448589223" calcext:value-type="float">
            <text:p>2.2299044859</text:p>
          </table:table-cell>
          <table:table-cell table:formula="of:=-LN([.J84])" office:value-type="float" office:value="2.24574802672415" calcext:value-type="float">
            <text:p>2.2457480267</text:p>
          </table:table-cell>
          <table:table-cell table:formula="of:=-LN([.K84])" office:value-type="float" office:value="2.09961634375897" calcext:value-type="float">
            <text:p>2.0996163438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11.2819+[.B85]*(20.7789-11.2819)/160" office:value-type="float" office:value="16.20846875" calcext:value-type="float">
            <text:p>16.20846875</text:p>
          </table:table-cell>
          <table:table-cell office:value-type="float" office:value="83" calcext:value-type="float">
            <text:p>83</text:p>
          </table:table-cell>
          <table:table-cell office:value-type="float" office:value="5041" calcext:value-type="float">
            <text:p>5041</text:p>
          </table:table-cell>
          <table:table-cell office:value-type="float" office:value="4864" calcext:value-type="float">
            <text:p>4864</text:p>
          </table:table-cell>
          <table:table-cell office:value-type="float" office:value="5835" calcext:value-type="float">
            <text:p>5835</text:p>
          </table:table-cell>
          <table:table-cell table:formula="of:=[.C85]/SUM([.C$2:.C$161])" office:value-type="float" office:value="0.00299078794595579" calcext:value-type="float">
            <text:p>0.0029907879</text:p>
          </table:table-cell>
          <table:table-cell table:formula="of:=[.D85]/SUM([.D$2:.D$161])" office:value-type="float" office:value="0.00288950552267436" calcext:value-type="float">
            <text:p>0.0028895055</text:p>
          </table:table-cell>
          <table:table-cell table:formula="of:=[.E85]/SUM([.E$2:.E$161])" office:value-type="float" office:value="0.00373996027373817" calcext:value-type="float">
            <text:p>0.0037399603</text:p>
          </table:table-cell>
          <table:table-cell table:formula="of:=[.C85]/[.$C$58]" office:value-type="float" office:value="0.115439223229825" calcext:value-type="float">
            <text:p>0.1154392232</text:p>
          </table:table-cell>
          <table:table-cell table:formula="of:=[.D85]/[.$C$59]" office:value-type="float" office:value="0.109031404810473" calcext:value-type="float">
            <text:p>0.1090314048</text:p>
          </table:table-cell>
          <table:table-cell table:formula="of:=[.E85]/[.$C$59]" office:value-type="float" office:value="0.130797336979669" calcext:value-type="float">
            <text:p>0.130797337</text:p>
          </table:table-cell>
          <table:table-cell/>
          <table:table-cell table:formula="of:=-LN([.I85])" office:value-type="float" office:value="2.15901109331753" calcext:value-type="float">
            <text:p>2.1590110933</text:p>
          </table:table-cell>
          <table:table-cell table:formula="of:=-LN([.J85])" office:value-type="float" office:value="2.2161193207236" calcext:value-type="float">
            <text:p>2.2161193207</text:p>
          </table:table-cell>
          <table:table-cell table:formula="of:=-LN([.K85])" office:value-type="float" office:value="2.03410619964895" calcext:value-type="float">
            <text:p>2.0341061996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11.2819+[.B86]*(20.7789-11.2819)/160" office:value-type="float" office:value="16.267825" calcext:value-type="float">
            <text:p>16.267825</text:p>
          </table:table-cell>
          <table:table-cell office:value-type="float" office:value="84" calcext:value-type="float">
            <text:p>84</text:p>
          </table:table-cell>
          <table:table-cell office:value-type="float" office:value="5276" calcext:value-type="float">
            <text:p>5276</text:p>
          </table:table-cell>
          <table:table-cell office:value-type="float" office:value="5313" calcext:value-type="float">
            <text:p>5313</text:p>
          </table:table-cell>
          <table:table-cell office:value-type="float" office:value="6015" calcext:value-type="float">
            <text:p>6015</text:p>
          </table:table-cell>
          <table:table-cell table:formula="of:=[.C86]/SUM([.C$2:.C$161])" office:value-type="float" office:value="0.00313021170459487" calcext:value-type="float">
            <text:p>0.0031302117</text:p>
          </table:table-cell>
          <table:table-cell table:formula="of:=[.D86]/SUM([.D$2:.D$161])" office:value-type="float" office:value="0.00315623824876005" calcext:value-type="float">
            <text:p>0.0031562382</text:p>
          </table:table-cell>
          <table:table-cell table:formula="of:=[.E86]/SUM([.E$2:.E$161])" office:value-type="float" office:value="0.00385533179889205" calcext:value-type="float">
            <text:p>0.0038553318</text:p>
          </table:table-cell>
          <table:table-cell table:formula="of:=[.C86]/[.$C$58]" office:value-type="float" office:value="0.120820738298067" calcext:value-type="float">
            <text:p>0.1208207383</text:p>
          </table:table-cell>
          <table:table-cell table:formula="of:=[.D86]/[.$C$59]" office:value-type="float" office:value="0.119096187039071" calcext:value-type="float">
            <text:p>0.119096187</text:p>
          </table:table-cell>
          <table:table-cell table:formula="of:=[.E86]/[.$C$59]" office:value-type="float" office:value="0.13483221626953" calcext:value-type="float">
            <text:p>0.1348322163</text:p>
          </table:table-cell>
          <table:table-cell/>
          <table:table-cell table:formula="of:=-LN([.I86])" office:value-type="float" office:value="2.11344733356295" calcext:value-type="float">
            <text:p>2.1134473336</text:p>
          </table:table-cell>
          <table:table-cell table:formula="of:=-LN([.J86])" office:value-type="float" office:value="2.12782381791866" calcext:value-type="float">
            <text:p>2.1278238179</text:p>
          </table:table-cell>
          <table:table-cell table:formula="of:=-LN([.K86])" office:value-type="float" office:value="2.00372411596083" calcext:value-type="float">
            <text:p>2.003724116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11.2819+[.B87]*(20.7789-11.2819)/160" office:value-type="float" office:value="16.32718125" calcext:value-type="float">
            <text:p>16.32718125</text:p>
          </table:table-cell>
          <table:table-cell office:value-type="float" office:value="85" calcext:value-type="float">
            <text:p>85</text:p>
          </table:table-cell>
          <table:table-cell office:value-type="float" office:value="5625" calcext:value-type="float">
            <text:p>5625</text:p>
          </table:table-cell>
          <table:table-cell office:value-type="float" office:value="5780" calcext:value-type="float">
            <text:p>5780</text:p>
          </table:table-cell>
          <table:table-cell office:value-type="float" office:value="6526" calcext:value-type="float">
            <text:p>6526</text:p>
          </table:table-cell>
          <table:table-cell table:formula="of:=[.C87]/SUM([.C$2:.C$161])" office:value-type="float" office:value="0.00333727081848866" calcext:value-type="float">
            <text:p>0.0033372708</text:p>
          </table:table-cell>
          <table:table-cell table:formula="of:=[.D87]/SUM([.D$2:.D$161])" office:value-type="float" office:value="0.00343366404627011" calcext:value-type="float">
            <text:p>0.003433664</text:p>
          </table:table-cell>
          <table:table-cell table:formula="of:=[.E87]/SUM([.E$2:.E$161])" office:value-type="float" office:value="0.00418285873974555" calcext:value-type="float">
            <text:p>0.0041828587</text:p>
          </table:table-cell>
          <table:table-cell table:formula="of:=[.C87]/[.$C$58]" office:value-type="float" office:value="0.12881286067601" calcext:value-type="float">
            <text:p>0.1288128607</text:p>
          </table:table-cell>
          <table:table-cell table:formula="of:=[.D87]/[.$C$59]" office:value-type="float" office:value="0.129564457196656" calcext:value-type="float">
            <text:p>0.1295644572</text:p>
          </table:table-cell>
          <table:table-cell table:formula="of:=[.E87]/[.$C$59]" office:value-type="float" office:value="0.146286790253525" calcext:value-type="float">
            <text:p>0.1462867903</text:p>
          </table:table-cell>
          <table:table-cell/>
          <table:table-cell table:formula="of:=-LN([.I87])" office:value-type="float" office:value="2.04939462032754" calcext:value-type="float">
            <text:p>2.0493946203</text:p>
          </table:table-cell>
          <table:table-cell table:formula="of:=-LN([.J87])" office:value-type="float" office:value="2.04357678270318" calcext:value-type="float">
            <text:p>2.0435767827</text:p>
          </table:table-cell>
          <table:table-cell table:formula="of:=-LN([.K87])" office:value-type="float" office:value="1.92218626721634" calcext:value-type="float">
            <text:p>1.9221862672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11.2819+[.B88]*(20.7789-11.2819)/160" office:value-type="float" office:value="16.3865375" calcext:value-type="float">
            <text:p>16.3865375</text:p>
          </table:table-cell>
          <table:table-cell office:value-type="float" office:value="86" calcext:value-type="float">
            <text:p>86</text:p>
          </table:table-cell>
          <table:table-cell office:value-type="float" office:value="6198" calcext:value-type="float">
            <text:p>6198</text:p>
          </table:table-cell>
          <table:table-cell office:value-type="float" office:value="6359" calcext:value-type="float">
            <text:p>6359</text:p>
          </table:table-cell>
          <table:table-cell office:value-type="float" office:value="7298" calcext:value-type="float">
            <text:p>7298</text:p>
          </table:table-cell>
          <table:table-cell table:formula="of:=[.C88]/SUM([.C$2:.C$161])" office:value-type="float" office:value="0.00367722747253204" calcext:value-type="float">
            <text:p>0.0036772275</text:p>
          </table:table-cell>
          <table:table-cell table:formula="of:=[.D88]/SUM([.D$2:.D$161])" office:value-type="float" office:value="0.00377762451042069" calcext:value-type="float">
            <text:p>0.0037776245</text:p>
          </table:table-cell>
          <table:table-cell table:formula="of:=[.E88]/SUM([.E$2:.E$161])" office:value-type="float" office:value="0.00467767439207218" calcext:value-type="float">
            <text:p>0.0046776744</text:p>
          </table:table-cell>
          <table:table-cell table:formula="of:=[.C88]/[.$C$58]" office:value-type="float" office:value="0.141934597416873" calcext:value-type="float">
            <text:p>0.1419345974</text:p>
          </table:table-cell>
          <table:table-cell table:formula="of:=[.D88]/[.$C$59]" office:value-type="float" office:value="0.142543318912376" calcext:value-type="float">
            <text:p>0.1425433189</text:p>
          </table:table-cell>
          <table:table-cell table:formula="of:=[.E88]/[.$C$59]" office:value-type="float" office:value="0.163591939207819" calcext:value-type="float">
            <text:p>0.1635919392</text:p>
          </table:table-cell>
          <table:table-cell/>
          <table:table-cell table:formula="of:=-LN([.I88])" office:value-type="float" office:value="1.95238890905247" calcext:value-type="float">
            <text:p>1.9523889091</text:p>
          </table:table-cell>
          <table:table-cell table:formula="of:=-LN([.J88])" office:value-type="float" office:value="1.9481093331022" calcext:value-type="float">
            <text:p>1.9481093331</text:p>
          </table:table-cell>
          <table:table-cell table:formula="of:=-LN([.K88])" office:value-type="float" office:value="1.81038012737321" calcext:value-type="float">
            <text:p>1.8103801274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11.2819+[.B89]*(20.7789-11.2819)/160" office:value-type="float" office:value="16.44589375" calcext:value-type="float">
            <text:p>16.44589375</text:p>
          </table:table-cell>
          <table:table-cell office:value-type="float" office:value="87" calcext:value-type="float">
            <text:p>87</text:p>
          </table:table-cell>
          <table:table-cell office:value-type="float" office:value="7216" calcext:value-type="float">
            <text:p>7216</text:p>
          </table:table-cell>
          <table:table-cell office:value-type="float" office:value="7284" calcext:value-type="float">
            <text:p>7284</text:p>
          </table:table-cell>
          <table:table-cell office:value-type="float" office:value="7972" calcext:value-type="float">
            <text:p>7972</text:p>
          </table:table-cell>
          <table:table-cell table:formula="of:=[.C89]/SUM([.C$2:.C$161])" office:value-type="float" office:value="0.00428119932910474" calcext:value-type="float">
            <text:p>0.0042811993</text:p>
          </table:table-cell>
          <table:table-cell table:formula="of:=[.D89]/SUM([.D$2:.D$161])" office:value-type="float" office:value="0.00432712956972863" calcext:value-type="float">
            <text:p>0.0043271296</text:p>
          </table:table-cell>
          <table:table-cell table:formula="of:=[.E89]/SUM([.E$2:.E$161])" office:value-type="float" office:value="0.0051096766584817" calcext:value-type="float">
            <text:p>0.0051096767</text:p>
          </table:table-cell>
          <table:table-cell table:formula="of:=[.C89]/[.$C$58]" office:value-type="float" office:value="0.165246862691216" calcext:value-type="float">
            <text:p>0.1652468627</text:p>
          </table:table-cell>
          <table:table-cell table:formula="of:=[.D89]/[.$C$59]" office:value-type="float" office:value="0.163278115263052" calcext:value-type="float">
            <text:p>0.1632781153</text:p>
          </table:table-cell>
          <table:table-cell table:formula="of:=[.E89]/[.$C$59]" office:value-type="float" office:value="0.178700320548744" calcext:value-type="float">
            <text:p>0.1787003205</text:p>
          </table:table-cell>
          <table:table-cell/>
          <table:table-cell table:formula="of:=-LN([.I89])" office:value-type="float" office:value="1.8003147856577" calcext:value-type="float">
            <text:p>1.8003147857</text:p>
          </table:table-cell>
          <table:table-cell table:formula="of:=-LN([.J89])" office:value-type="float" office:value="1.81230030352211" calcext:value-type="float">
            <text:p>1.8123003035</text:p>
          </table:table-cell>
          <table:table-cell table:formula="of:=-LN([.K89])" office:value-type="float" office:value="1.72204506303692" calcext:value-type="float">
            <text:p>1.722045063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11.2819+[.B90]*(20.7789-11.2819)/160" office:value-type="float" office:value="16.50525" calcext:value-type="float">
            <text:p>16.50525</text:p>
          </table:table-cell>
          <table:table-cell office:value-type="float" office:value="88" calcext:value-type="float">
            <text:p>88</text:p>
          </table:table-cell>
          <table:table-cell office:value-type="float" office:value="8278" calcext:value-type="float">
            <text:p>8278</text:p>
          </table:table-cell>
          <table:table-cell office:value-type="float" office:value="8127" calcext:value-type="float">
            <text:p>8127</text:p>
          </table:table-cell>
          <table:table-cell office:value-type="float" office:value="8979" calcext:value-type="float">
            <text:p>8979</text:p>
          </table:table-cell>
          <table:table-cell table:formula="of:=[.C90]/SUM([.C$2:.C$161])" office:value-type="float" office:value="0.0049112760596354" calcext:value-type="float">
            <text:p>0.0049112761</text:p>
          </table:table-cell>
          <table:table-cell table:formula="of:=[.D90]/SUM([.D$2:.D$161])" office:value-type="float" office:value="0.00482792174810332" calcext:value-type="float">
            <text:p>0.0048279217</text:p>
          </table:table-cell>
          <table:table-cell table:formula="of:=[.E90]/SUM([.E$2:.E$161])" office:value-type="float" office:value="0.00575511624642589" calcext:value-type="float">
            <text:p>0.0057551162</text:p>
          </table:table-cell>
          <table:table-cell table:formula="of:=[.C90]/[.$C$58]" office:value-type="float" office:value="0.189566730786846" calcext:value-type="float">
            <text:p>0.1895667308</text:p>
          </table:table-cell>
          <table:table-cell table:formula="of:=[.D90]/[.$C$59]" office:value-type="float" office:value="0.182174799937235" calcext:value-type="float">
            <text:p>0.1821747999</text:p>
          </table:table-cell>
          <table:table-cell table:formula="of:=[.E90]/[.$C$59]" office:value-type="float" office:value="0.201273228575912" calcext:value-type="float">
            <text:p>0.2012732286</text:p>
          </table:table-cell>
          <table:table-cell/>
          <table:table-cell table:formula="of:=-LN([.I90])" office:value-type="float" office:value="1.66301417509148" calcext:value-type="float">
            <text:p>1.6630141751</text:p>
          </table:table-cell>
          <table:table-cell table:formula="of:=-LN([.J90])" office:value-type="float" office:value="1.7027886136164" calcext:value-type="float">
            <text:p>1.7027886136</text:p>
          </table:table-cell>
          <table:table-cell table:formula="of:=-LN([.K90])" office:value-type="float" office:value="1.6030919478488" calcext:value-type="float">
            <text:p>1.6030919478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11.2819+[.B91]*(20.7789-11.2819)/160" office:value-type="float" office:value="16.56460625" calcext:value-type="float">
            <text:p>16.5646062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584" calcext:value-type="float">
            <text:p>9584</text:p>
          </table:table-cell>
          <table:table-cell office:value-type="float" office:value="10259" calcext:value-type="float">
            <text:p>10259</text:p>
          </table:table-cell>
          <table:table-cell table:formula="of:=[.C91]/SUM([.C$2:.C$161])" office:value-type="float" office:value="0.00568611618211472" calcext:value-type="float">
            <text:p>0.0056861162</text:p>
          </table:table-cell>
          <table:table-cell table:formula="of:=[.D91]/SUM([.D$2:.D$161])" office:value-type="float" office:value="0.00569346647395376" calcext:value-type="float">
            <text:p>0.0056934665</text:p>
          </table:table-cell>
          <table:table-cell table:formula="of:=[.E91]/SUM([.E$2:.E$161])" office:value-type="float" office:value="0.00657553598085345" calcext:value-type="float">
            <text:p>0.006575536</text:p>
          </table:table-cell>
          <table:table-cell table:formula="of:=[.C91]/[.$C$58]" office:value-type="float" office:value="0.219474214527801" calcext:value-type="float">
            <text:p>0.2194742145</text:p>
          </table:table-cell>
          <table:table-cell table:formula="of:=[.D91]/[.$C$59]" office:value-type="float" office:value="0.214834906189057" calcext:value-type="float">
            <text:p>0.2148349062</text:p>
          </table:table-cell>
          <table:table-cell table:formula="of:=[.E91]/[.$C$59]" office:value-type="float" office:value="0.229965703526036" calcext:value-type="float">
            <text:p>0.2299657035</text:p>
          </table:table-cell>
          <table:table-cell/>
          <table:table-cell table:formula="of:=-LN([.I91])" office:value-type="float" office:value="1.51652052704493" calcext:value-type="float">
            <text:p>1.516520527</text:p>
          </table:table-cell>
          <table:table-cell table:formula="of:=-LN([.J91])" office:value-type="float" office:value="1.53788542401438" calcext:value-type="float">
            <text:p>1.537885424</text:p>
          </table:table-cell>
          <table:table-cell table:formula="of:=-LN([.K91])" office:value-type="float" office:value="1.46982509628189" calcext:value-type="float">
            <text:p>1.4698250963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table:formula="of:=11.2819+[.B92]*(20.7789-11.2819)/160" office:value-type="float" office:value="16.6239625" calcext:value-type="float">
            <text:p>16.6239625</text:p>
          </table:table-cell>
          <table:table-cell office:value-type="float" office:value="90" calcext:value-type="float">
            <text:p>90</text:p>
          </table:table-cell>
          <table:table-cell office:value-type="float" office:value="11133" calcext:value-type="float">
            <text:p>11133</text:p>
          </table:table-cell>
          <table:table-cell office:value-type="float" office:value="11398" calcext:value-type="float">
            <text:p>11398</text:p>
          </table:table-cell>
          <table:table-cell office:value-type="float" office:value="11615" calcext:value-type="float">
            <text:p>11615</text:p>
          </table:table-cell>
          <table:table-cell table:formula="of:=[.C92]/SUM([.C$2:.C$161])" office:value-type="float" office:value="0.00660512640395275" calcext:value-type="float">
            <text:p>0.0066051264</text:p>
          </table:table-cell>
          <table:table-cell table:formula="of:=[.D92]/SUM([.D$2:.D$161])" office:value-type="float" office:value="0.00677109044972088" calcext:value-type="float">
            <text:p>0.0067710904</text:p>
          </table:table-cell>
          <table:table-cell table:formula="of:=[.E92]/SUM([.E$2:.E$161])" office:value-type="float" office:value="0.00744466813701266" calcext:value-type="float">
            <text:p>0.0074446681</text:p>
          </table:table-cell>
          <table:table-cell table:formula="of:=[.C92]/[.$C$58]" office:value-type="float" office:value="0.254946413849959" calcext:value-type="float">
            <text:p>0.2549464138</text:p>
          </table:table-cell>
          <table:table-cell table:formula="of:=[.D92]/[.$C$59]" office:value-type="float" office:value="0.255497523032436" calcext:value-type="float">
            <text:p>0.255497523</text:p>
          </table:table-cell>
          <table:table-cell table:formula="of:=[.E92]/[.$C$59]" office:value-type="float" office:value="0.260361794176324" calcext:value-type="float">
            <text:p>0.2603617942</text:p>
          </table:table-cell>
          <table:table-cell/>
          <table:table-cell table:formula="of:=-LN([.I92])" office:value-type="float" office:value="1.36670189767145" calcext:value-type="float">
            <text:p>1.3667018977</text:p>
          </table:table-cell>
          <table:table-cell table:formula="of:=-LN([.J92])" office:value-type="float" office:value="1.36454256397466" calcext:value-type="float">
            <text:p>1.364542564</text:p>
          </table:table-cell>
          <table:table-cell table:formula="of:=-LN([.K92])" office:value-type="float" office:value="1.3456830991651" calcext:value-type="float">
            <text:p>1.3456830992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11.2819+[.B93]*(20.7789-11.2819)/160" office:value-type="float" office:value="16.68331875" calcext:value-type="float">
            <text:p>16.68331875</text:p>
          </table:table-cell>
          <table:table-cell office:value-type="float" office:value="91" calcext:value-type="float">
            <text:p>91</text:p>
          </table:table-cell>
          <table:table-cell office:value-type="float" office:value="13000" calcext:value-type="float">
            <text:p>13000</text:p>
          </table:table-cell>
          <table:table-cell office:value-type="float" office:value="13163" calcext:value-type="float">
            <text:p>13163</text:p>
          </table:table-cell>
          <table:table-cell office:value-type="float" office:value="13276" calcext:value-type="float">
            <text:p>13276</text:p>
          </table:table-cell>
          <table:table-cell table:formula="of:=[.C93]/SUM([.C$2:.C$161])" office:value-type="float" office:value="0.00771280366939601" calcext:value-type="float">
            <text:p>0.0077128037</text:p>
          </table:table-cell>
          <table:table-cell table:formula="of:=[.D93]/SUM([.D$2:.D$161])" office:value-type="float" office:value="0.00781960550883277" calcext:value-type="float">
            <text:p>0.0078196055</text:p>
          </table:table-cell>
          <table:table-cell table:formula="of:=[.E93]/SUM([.E$2:.E$161])" office:value-type="float" office:value="0.00850929093301593" calcext:value-type="float">
            <text:p>0.0085092909</text:p>
          </table:table-cell>
          <table:table-cell table:formula="of:=[.C93]/[.$C$58]" office:value-type="float" office:value="0.297700833562334" calcext:value-type="float">
            <text:p>0.2977008336</text:p>
          </table:table-cell>
          <table:table-cell table:formula="of:=[.D93]/[.$C$59]" office:value-type="float" office:value="0.295061756069131" calcext:value-type="float">
            <text:p>0.2950617561</text:p>
          </table:table-cell>
          <table:table-cell table:formula="of:=[.E93]/[.$C$59]" office:value-type="float" office:value="0.297594763623322" calcext:value-type="float">
            <text:p>0.2975947636</text:p>
          </table:table-cell>
          <table:table-cell/>
          <table:table-cell table:formula="of:=-LN([.I93])" office:value-type="float" office:value="1.21166621095649" calcext:value-type="float">
            <text:p>1.211666211</text:p>
          </table:table-cell>
          <table:table-cell table:formula="of:=-LN([.J93])" office:value-type="float" office:value="1.2205706019442" calcext:value-type="float">
            <text:p>1.2205706019</text:p>
          </table:table-cell>
          <table:table-cell table:formula="of:=-LN([.K93])" office:value-type="float" office:value="1.21202257152974" calcext:value-type="float">
            <text:p>1.2120225715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table:formula="of:=11.2819+[.B94]*(20.7789-11.2819)/160" office:value-type="float" office:value="16.742675" calcext:value-type="float">
            <text:p>16.742675</text:p>
          </table:table-cell>
          <table:table-cell office:value-type="float" office:value="92" calcext:value-type="float">
            <text:p>92</text:p>
          </table:table-cell>
          <table:table-cell office:value-type="float" office:value="15551" calcext:value-type="float">
            <text:p>15551</text:p>
          </table:table-cell>
          <table:table-cell office:value-type="float" office:value="15691" calcext:value-type="float">
            <text:p>15691</text:p>
          </table:table-cell>
          <table:table-cell office:value-type="float" office:value="15240" calcext:value-type="float">
            <text:p>15240</text:p>
          </table:table-cell>
          <table:table-cell table:formula="of:=[.C94]/SUM([.C$2:.C$161])" office:value-type="float" office:value="0.00922629306636749" calcext:value-type="float">
            <text:p>0.0092262931</text:p>
          </table:table-cell>
          <table:table-cell table:formula="of:=[.D94]/SUM([.D$2:.D$161])" office:value-type="float" office:value="0.00932138798443326" calcext:value-type="float">
            <text:p>0.009321388</text:p>
          </table:table-cell>
          <table:table-cell table:formula="of:=[.E94]/SUM([.E$2:.E$161])" office:value-type="float" office:value="0.00976812246302823" calcext:value-type="float">
            <text:p>0.0097681225</text:p>
          </table:table-cell>
          <table:table-cell table:formula="of:=[.C94]/[.$C$58]" office:value-type="float" office:value="0.356118897132912" calcext:value-type="float">
            <text:p>0.3561188971</text:p>
          </table:table-cell>
          <table:table-cell table:formula="of:=[.D94]/[.$C$59]" office:value-type="float" office:value="0.351729394095627" calcext:value-type="float">
            <text:p>0.3517293941</text:p>
          </table:table-cell>
          <table:table-cell table:formula="of:=[.E94]/[.$C$59]" office:value-type="float" office:value="0.341619779874919" calcext:value-type="float">
            <text:p>0.3416197799</text:p>
          </table:table-cell>
          <table:table-cell/>
          <table:table-cell table:formula="of:=-LN([.I94])" office:value-type="float" office:value="1.03249062317882" calcext:value-type="float">
            <text:p>1.0324906232</text:p>
          </table:table-cell>
          <table:table-cell table:formula="of:=-LN([.J94])" office:value-type="float" office:value="1.04489316581054" calcext:value-type="float">
            <text:p>1.0448931658</text:p>
          </table:table-cell>
          <table:table-cell table:formula="of:=-LN([.K94])" office:value-type="float" office:value="1.07405691512897" calcext:value-type="float">
            <text:p>1.0740569151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11.2819+[.B95]*(20.7789-11.2819)/160" office:value-type="float" office:value="16.80203125" calcext:value-type="float">
            <text:p>16.80203125</text:p>
          </table:table-cell>
          <table:table-cell office:value-type="float" office:value="93" calcext:value-type="float">
            <text:p>93</text:p>
          </table:table-cell>
          <table:table-cell office:value-type="float" office:value="18057" calcext:value-type="float">
            <text:p>18057</text:p>
          </table:table-cell>
          <table:table-cell office:value-type="float" office:value="18192" calcext:value-type="float">
            <text:p>18192</text:p>
          </table:table-cell>
          <table:table-cell office:value-type="float" office:value="17705" calcext:value-type="float">
            <text:p>17705</text:p>
          </table:table-cell>
          <table:table-cell table:formula="of:=[.C95]/SUM([.C$2:.C$161])" office:value-type="float" office:value="0.0107130842967911" calcext:value-type="float">
            <text:p>0.0107130843</text:p>
          </table:table-cell>
          <table:table-cell table:formula="of:=[.D95]/SUM([.D$2:.D$161])" office:value-type="float" office:value="0.0108071308528972" calcext:value-type="float">
            <text:p>0.0108071309</text:p>
          </table:table-cell>
          <table:table-cell table:formula="of:=[.E95]/SUM([.E$2:.E$161])" office:value-type="float" office:value="0.0113480714047188" calcext:value-type="float">
            <text:p>0.0113480714</text:p>
          </table:table-cell>
          <table:table-cell table:formula="of:=[.C95]/[.$C$58]" office:value-type="float" office:value="0.413506457818082" calcext:value-type="float">
            <text:p>0.4135064578</text:p>
          </table:table-cell>
          <table:table-cell table:formula="of:=[.D95]/[.$C$59]" office:value-type="float" office:value="0.407791800228643" calcext:value-type="float">
            <text:p>0.4077918002</text:p>
          </table:table-cell>
          <table:table-cell table:formula="of:=[.E95]/[.$C$59]" office:value-type="float" office:value="0.396875210149963" calcext:value-type="float">
            <text:p>0.3968752101</text:p>
          </table:table-cell>
          <table:table-cell/>
          <table:table-cell table:formula="of:=-LN([.I95])" office:value-type="float" office:value="0.88308214718428" calcext:value-type="float">
            <text:p>0.8830821472</text:p>
          </table:table-cell>
          <table:table-cell table:formula="of:=-LN([.J95])" office:value-type="float" office:value="0.89699852837929" calcext:value-type="float">
            <text:p>0.8969985284</text:p>
          </table:table-cell>
          <table:table-cell table:formula="of:=-LN([.K95])" office:value-type="float" office:value="0.924133379823603" calcext:value-type="float">
            <text:p>0.9241333798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11.2819+[.B96]*(20.7789-11.2819)/160" office:value-type="float" office:value="16.8613875" calcext:value-type="float">
            <text:p>16.8613875</text:p>
          </table:table-cell>
          <table:table-cell office:value-type="float" office:value="94" calcext:value-type="float">
            <text:p>94</text:p>
          </table:table-cell>
          <table:table-cell office:value-type="float" office:value="21328" calcext:value-type="float">
            <text:p>21328</text:p>
          </table:table-cell>
          <table:table-cell office:value-type="float" office:value="21441" calcext:value-type="float">
            <text:p>21441</text:p>
          </table:table-cell>
          <table:table-cell office:value-type="float" office:value="20379" calcext:value-type="float">
            <text:p>20379</text:p>
          </table:table-cell>
          <table:table-cell table:formula="of:=[.C96]/SUM([.C$2:.C$161])" office:value-type="float" office:value="0.0126537443585291" calcext:value-type="float">
            <text:p>0.0126537444</text:p>
          </table:table-cell>
          <table:table-cell table:formula="of:=[.D96]/SUM([.D$2:.D$161])" office:value-type="float" office:value="0.0127372302449961" calcext:value-type="float">
            <text:p>0.0127372302</text:p>
          </table:table-cell>
          <table:table-cell table:formula="of:=[.E96]/SUM([.E$2:.E$161])" office:value-type="float" office:value="0.0130619795061714" calcext:value-type="float">
            <text:p>0.0130619795</text:p>
          </table:table-cell>
          <table:table-cell table:formula="of:=[.C96]/[.$C$58]" office:value-type="float" office:value="0.488412567555189" calcext:value-type="float">
            <text:p>0.4884125676</text:p>
          </table:table-cell>
          <table:table-cell table:formula="of:=[.D96]/[.$C$59]" office:value-type="float" office:value="0.480621371410639" calcext:value-type="float">
            <text:p>0.4806213714</text:p>
          </table:table-cell>
          <table:table-cell table:formula="of:=[.E96]/[.$C$59]" office:value-type="float" office:value="0.456815583600457" calcext:value-type="float">
            <text:p>0.4568155836</text:p>
          </table:table-cell>
          <table:table-cell/>
          <table:table-cell table:formula="of:=-LN([.I96])" office:value-type="float" office:value="0.71659480498167" calcext:value-type="float">
            <text:p>0.716594805</text:p>
          </table:table-cell>
          <table:table-cell table:formula="of:=-LN([.J96])" office:value-type="float" office:value="0.732675488481519" calcext:value-type="float">
            <text:p>0.7326754885</text:p>
          </table:table-cell>
          <table:table-cell table:formula="of:=-LN([.K96])" office:value-type="float" office:value="0.783475506510196" calcext:value-type="float">
            <text:p>0.7834755065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11.2819+[.B97]*(20.7789-11.2819)/160" office:value-type="float" office:value="16.92074375" calcext:value-type="float">
            <text:p>16.92074375</text:p>
          </table:table-cell>
          <table:table-cell office:value-type="float" office:value="95" calcext:value-type="float">
            <text:p>95</text:p>
          </table:table-cell>
          <table:table-cell office:value-type="float" office:value="24571" calcext:value-type="float">
            <text:p>24571</text:p>
          </table:table-cell>
          <table:table-cell office:value-type="float" office:value="24592" calcext:value-type="float">
            <text:p>24592</text:p>
          </table:table-cell>
          <table:table-cell office:value-type="float" office:value="23184" calcext:value-type="float">
            <text:p>23184</text:p>
          </table:table-cell>
          <table:table-cell table:formula="of:=[.C97]/SUM([.C$2:.C$161])" office:value-type="float" office:value="0.0145777922277484" calcext:value-type="float">
            <text:p>0.0145777922</text:p>
          </table:table-cell>
          <table:table-cell table:formula="of:=[.D97]/SUM([.D$2:.D$161])" office:value-type="float" office:value="0.0146091118037845" calcext:value-type="float">
            <text:p>0.0146091118</text:p>
          </table:table-cell>
          <table:table-cell table:formula="of:=[.E97]/SUM([.E$2:.E$161])" office:value-type="float" office:value="0.0148598524398193" calcext:value-type="float">
            <text:p>0.0148598524</text:p>
          </table:table-cell>
          <table:table-cell table:formula="of:=[.C97]/[.$C$58]" office:value-type="float" office:value="0.562677475496931" calcext:value-type="float">
            <text:p>0.5626774755</text:p>
          </table:table-cell>
          <table:table-cell table:formula="of:=[.D97]/[.$C$59]" office:value-type="float" office:value="0.551254174979265" calcext:value-type="float">
            <text:p>0.551254175</text:p>
          </table:table-cell>
          <table:table-cell table:formula="of:=[.E97]/[.$C$59]" office:value-type="float" office:value="0.519692452534128" calcext:value-type="float">
            <text:p>0.5196924525</text:p>
          </table:table-cell>
          <table:table-cell/>
          <table:table-cell table:formula="of:=-LN([.I97])" office:value-type="float" office:value="0.57504868267246" calcext:value-type="float">
            <text:p>0.5750486827</text:p>
          </table:table-cell>
          <table:table-cell table:formula="of:=-LN([.J97])" office:value-type="float" office:value="0.59555927859123" calcext:value-type="float">
            <text:p>0.5955592786</text:p>
          </table:table-cell>
          <table:table-cell table:formula="of:=-LN([.K97])" office:value-type="float" office:value="0.654518079809144" calcext:value-type="float">
            <text:p>0.6545180798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11.2819+[.B98]*(20.7789-11.2819)/160" office:value-type="float" office:value="16.9801" calcext:value-type="float">
            <text:p>16.9801</text:p>
          </table:table-cell>
          <table:table-cell office:value-type="float" office:value="96" calcext:value-type="float">
            <text:p>96</text:p>
          </table:table-cell>
          <table:table-cell office:value-type="float" office:value="28719" calcext:value-type="float">
            <text:p>28719</text:p>
          </table:table-cell>
          <table:table-cell office:value-type="float" office:value="28543" calcext:value-type="float">
            <text:p>28543</text:p>
          </table:table-cell>
          <table:table-cell office:value-type="float" office:value="25530" calcext:value-type="float">
            <text:p>25530</text:p>
          </table:table-cell>
          <table:table-cell table:formula="of:=[.C98]/SUM([.C$2:.C$161])" office:value-type="float" office:value="0.0170387698908757" calcext:value-type="float">
            <text:p>0.0170387699</text:p>
          </table:table-cell>
          <table:table-cell table:formula="of:=[.D98]/SUM([.D$2:.D$161])" office:value-type="float" office:value="0.0169562409814339" calcext:value-type="float">
            <text:p>0.016956241</text:p>
          </table:table-cell>
          <table:table-cell table:formula="of:=[.E98]/SUM([.E$2:.E$161])" office:value-type="float" office:value="0.0163635279843249" calcext:value-type="float">
            <text:p>0.016363528</text:p>
          </table:table-cell>
          <table:table-cell table:formula="of:=[.C98]/[.$C$58]" office:value-type="float" office:value="0.657666941467436" calcext:value-type="float">
            <text:p>0.6576669415</text:p>
          </table:table-cell>
          <table:table-cell table:formula="of:=[.D98]/[.$C$59]" office:value-type="float" office:value="0.63981977539172" calcext:value-type="float">
            <text:p>0.6398197754</text:p>
          </table:table-cell>
          <table:table-cell table:formula="of:=[.E98]/[.$C$59]" office:value-type="float" office:value="0.572280379278653" calcext:value-type="float">
            <text:p>0.5722803793</text:p>
          </table:table-cell>
          <table:table-cell/>
          <table:table-cell table:formula="of:=-LN([.I98])" office:value-type="float" office:value="0.419056643785697" calcext:value-type="float">
            <text:p>0.4190566438</text:p>
          </table:table-cell>
          <table:table-cell table:formula="of:=-LN([.J98])" office:value-type="float" office:value="0.446568743235851" calcext:value-type="float">
            <text:p>0.4465687432</text:p>
          </table:table-cell>
          <table:table-cell table:formula="of:=-LN([.K98])" office:value-type="float" office:value="0.558126234134078" calcext:value-type="float">
            <text:p>0.5581262341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11.2819+[.B99]*(20.7789-11.2819)/160" office:value-type="float" office:value="17.03945625" calcext:value-type="float">
            <text:p>17.03945625</text:p>
          </table:table-cell>
          <table:table-cell office:value-type="float" office:value="97" calcext:value-type="float">
            <text:p>97</text:p>
          </table:table-cell>
          <table:table-cell office:value-type="float" office:value="32143" calcext:value-type="float">
            <text:p>32143</text:p>
          </table:table-cell>
          <table:table-cell office:value-type="float" office:value="32414" calcext:value-type="float">
            <text:p>32414</text:p>
          </table:table-cell>
          <table:table-cell office:value-type="float" office:value="28966" calcext:value-type="float">
            <text:p>28966</text:p>
          </table:table-cell>
          <table:table-cell table:formula="of:=[.C99]/SUM([.C$2:.C$161])" office:value-type="float" office:value="0.0190702037188766" calcext:value-type="float">
            <text:p>0.0190702037</text:p>
          </table:table-cell>
          <table:table-cell table:formula="of:=[.D99]/SUM([.D$2:.D$161])" office:value-type="float" office:value="0.0192558453971971" calcext:value-type="float">
            <text:p>0.0192558454</text:p>
          </table:table-cell>
          <table:table-cell table:formula="of:=[.E99]/SUM([.E$2:.E$161])" office:value-type="float" office:value="0.0185658422089289" calcext:value-type="float">
            <text:p>0.0185658422</text:p>
          </table:table-cell>
          <table:table-cell table:formula="of:=[.C99]/[.$C$58]" office:value-type="float" office:value="0.736076761014931" calcext:value-type="float">
            <text:p>0.736076761</text:p>
          </table:table-cell>
          <table:table-cell table:formula="of:=[.D99]/[.$C$59]" office:value-type="float" office:value="0.726592096119791" calcext:value-type="float">
            <text:p>0.7265920961</text:p>
          </table:table-cell>
          <table:table-cell table:formula="of:=[.E99]/[.$C$59]" office:value-type="float" office:value="0.649301741722893" calcext:value-type="float">
            <text:p>0.6493017417</text:p>
          </table:table-cell>
          <table:table-cell/>
          <table:table-cell table:formula="of:=-LN([.I99])" office:value-type="float" office:value="0.306420870834348" calcext:value-type="float">
            <text:p>0.3064208708</text:p>
          </table:table-cell>
          <table:table-cell table:formula="of:=-LN([.J99])" office:value-type="float" office:value="0.319390037151543" calcext:value-type="float">
            <text:p>0.3193900372</text:p>
          </table:table-cell>
          <table:table-cell table:formula="of:=-LN([.K99])" office:value-type="float" office:value="0.431857737008806" calcext:value-type="float">
            <text:p>0.431857737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table:formula="of:=11.2819+[.B100]*(20.7789-11.2819)/160" office:value-type="float" office:value="17.0988125" calcext:value-type="float">
            <text:p>17.0988125</text:p>
          </table:table-cell>
          <table:table-cell office:value-type="float" office:value="98" calcext:value-type="float">
            <text:p>98</text:p>
          </table:table-cell>
          <table:table-cell office:value-type="float" office:value="36266" calcext:value-type="float">
            <text:p>36266</text:p>
          </table:table-cell>
          <table:table-cell office:value-type="float" office:value="35815" calcext:value-type="float">
            <text:p>35815</text:p>
          </table:table-cell>
          <table:table-cell office:value-type="float" office:value="31681" calcext:value-type="float">
            <text:p>31681</text:p>
          </table:table-cell>
          <table:table-cell table:formula="of:=[.C100]/SUM([.C$2:.C$161])" office:value-type="float" office:value="0.0215163490672551" calcext:value-type="float">
            <text:p>0.0215163491</text:p>
          </table:table-cell>
          <table:table-cell table:formula="of:=[.D100]/SUM([.D$2:.D$161])" office:value-type="float" office:value="0.0212762418368796" calcext:value-type="float">
            <text:p>0.0212762418</text:p>
          </table:table-cell>
          <table:table-cell table:formula="of:=[.E100]/SUM([.E$2:.E$161])" office:value-type="float" office:value="0.0203060293799998" calcext:value-type="float">
            <text:p>0.0203060294</text:p>
          </table:table-cell>
          <table:table-cell table:formula="of:=[.C100]/[.$C$58]" office:value-type="float" office:value="0.830493725382431" calcext:value-type="float">
            <text:p>0.8304937254</text:p>
          </table:table-cell>
          <table:table-cell table:formula="of:=[.D100]/[.$C$59]" office:value-type="float" office:value="0.802828898702114" calcext:value-type="float">
            <text:p>0.8028288987</text:p>
          </table:table-cell>
          <table:table-cell table:formula="of:=[.E100]/[.$C$59]" office:value-type="float" office:value="0.710161171011634" calcext:value-type="float">
            <text:p>0.710161171</text:p>
          </table:table-cell>
          <table:table-cell/>
          <table:table-cell table:formula="of:=-LN([.I100])" office:value-type="float" office:value="0.185734905186189" calcext:value-type="float">
            <text:p>0.1857349052</text:p>
          </table:table-cell>
          <table:table-cell table:formula="of:=-LN([.J100])" office:value-type="float" office:value="0.219613665321056" calcext:value-type="float">
            <text:p>0.2196136653</text:p>
          </table:table-cell>
          <table:table-cell table:formula="of:=-LN([.K100])" office:value-type="float" office:value="0.342263333282864" calcext:value-type="float">
            <text:p>0.3422633333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11.2819+[.B101]*(20.7789-11.2819)/160" office:value-type="float" office:value="17.15816875" calcext:value-type="float">
            <text:p>17.15816875</text:p>
          </table:table-cell>
          <table:table-cell office:value-type="float" office:value="99" calcext:value-type="float">
            <text:p>99</text:p>
          </table:table-cell>
          <table:table-cell office:value-type="float" office:value="39039" calcext:value-type="float">
            <text:p>39039</text:p>
          </table:table-cell>
          <table:table-cell office:value-type="float" office:value="38951" calcext:value-type="float">
            <text:p>38951</text:p>
          </table:table-cell>
          <table:table-cell office:value-type="float" office:value="34653" calcext:value-type="float">
            <text:p>34653</text:p>
          </table:table-cell>
          <table:table-cell table:formula="of:=[.C101]/SUM([.C$2:.C$161])" office:value-type="float" office:value="0.0231615494191962" calcext:value-type="float">
            <text:p>0.0231615494</text:p>
          </table:table-cell>
          <table:table-cell table:formula="of:=[.D101]/SUM([.D$2:.D$161])" office:value-type="float" office:value="0.0231392125028144" calcext:value-type="float">
            <text:p>0.0231392125</text:p>
          </table:table-cell>
          <table:table-cell table:formula="of:=[.E101]/SUM([.E$2:.E$161])" office:value-type="float" office:value="0.0222109414508738" calcext:value-type="float">
            <text:p>0.0222109415</text:p>
          </table:table-cell>
          <table:table-cell table:formula="of:=[.C101]/[.$C$58]" office:value-type="float" office:value="0.893995603187689" calcext:value-type="float">
            <text:p>0.8939956032</text:p>
          </table:table-cell>
          <table:table-cell table:formula="of:=[.D101]/[.$C$59]" office:value-type="float" office:value="0.873125462329919" calcext:value-type="float">
            <text:p>0.8731254623</text:p>
          </table:table-cell>
          <table:table-cell table:formula="of:=[.E101]/[.$C$59]" office:value-type="float" office:value="0.776781511286454" calcext:value-type="float">
            <text:p>0.7767815113</text:p>
          </table:table-cell>
          <table:table-cell/>
          <table:table-cell table:formula="of:=-LN([.I101])" office:value-type="float" office:value="0.112054421955293" calcext:value-type="float">
            <text:p>0.112054422</text:p>
          </table:table-cell>
          <table:table-cell table:formula="of:=-LN([.J101])" office:value-type="float" office:value="0.135676019459333" calcext:value-type="float">
            <text:p>0.1356760195</text:p>
          </table:table-cell>
          <table:table-cell table:formula="of:=-LN([.K101])" office:value-type="float" office:value="0.252596163412817" calcext:value-type="float">
            <text:p>0.2525961634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11.2819+[.B102]*(20.7789-11.2819)/160" office:value-type="float" office:value="17.217525" calcext:value-type="float">
            <text:p>17.217525</text:p>
          </table:table-cell>
          <table:table-cell office:value-type="float" office:value="100" calcext:value-type="float">
            <text:p>100</text:p>
          </table:table-cell>
          <table:table-cell office:value-type="float" office:value="41368" calcext:value-type="float">
            <text:p>41368</text:p>
          </table:table-cell>
          <table:table-cell office:value-type="float" office:value="41160" calcext:value-type="float">
            <text:p>41160</text:p>
          </table:table-cell>
          <table:table-cell office:value-type="float" office:value="36304" calcext:value-type="float">
            <text:p>36304</text:p>
          </table:table-cell>
          <table:table-cell table:formula="of:=[.C102]/SUM([.C$2:.C$161])" office:value-type="float" office:value="0.024543327861198" calcext:value-type="float">
            <text:p>0.0245433279</text:p>
          </table:table-cell>
          <table:table-cell table:formula="of:=[.D102]/SUM([.D$2:.D$161])" office:value-type="float" office:value="0.0244514899903941" calcext:value-type="float">
            <text:p>0.02445149</text:p>
          </table:table-cell>
          <table:table-cell table:formula="of:=[.E102]/SUM([.E$2:.E$161])" office:value-type="float" office:value="0.0232691547177019" calcext:value-type="float">
            <text:p>0.0232691547</text:p>
          </table:table-cell>
          <table:table-cell table:formula="of:=[.C102]/[.$C$58]" office:value-type="float" office:value="0.947329852523587" calcext:value-type="float">
            <text:p>0.9473298525</text:p>
          </table:table-cell>
          <table:table-cell table:formula="of:=[.D102]/[.$C$59]" office:value-type="float" office:value="0.922642397614938" calcext:value-type="float">
            <text:p>0.9226423976</text:p>
          </table:table-cell>
          <table:table-cell table:formula="of:=[.E102]/[.$C$59]" office:value-type="float" office:value="0.813790320772904" calcext:value-type="float">
            <text:p>0.8137903208</text:p>
          </table:table-cell>
          <table:table-cell/>
          <table:table-cell table:formula="of:=-LN([.I102])" office:value-type="float" office:value="0.0541079333241028" calcext:value-type="float">
            <text:p>0.0541079333</text:p>
          </table:table-cell>
          <table:table-cell table:formula="of:=-LN([.J102])" office:value-type="float" office:value="0.0805135544216215" calcext:value-type="float">
            <text:p>0.0805135544</text:p>
          </table:table-cell>
          <table:table-cell table:formula="of:=-LN([.K102])" office:value-type="float" office:value="0.206052537349984" calcext:value-type="float">
            <text:p>0.206052537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11.2819+[.B103]*(20.7789-11.2819)/160" office:value-type="float" office:value="17.27688125" calcext:value-type="float">
            <text:p>17.27688125</text:p>
          </table:table-cell>
          <table:table-cell office:value-type="float" office:value="101" calcext:value-type="float">
            <text:p>101</text:p>
          </table:table-cell>
          <table:table-cell office:value-type="float" office:value="43247" calcext:value-type="float">
            <text:p>43247</text:p>
          </table:table-cell>
          <table:table-cell office:value-type="float" office:value="43057" calcext:value-type="float">
            <text:p>43057</text:p>
          </table:table-cell>
          <table:table-cell office:value-type="float" office:value="37804" calcext:value-type="float">
            <text:p>37804</text:p>
          </table:table-cell>
          <table:table-cell table:formula="of:=[.C103]/SUM([.C$2:.C$161])" office:value-type="float" office:value="0.0256581246377207" calcext:value-type="float">
            <text:p>0.0256581246</text:p>
          </table:table-cell>
          <table:table-cell table:formula="of:=[.D103]/SUM([.D$2:.D$161])" office:value-type="float" office:value="0.025578420906618" calcext:value-type="float">
            <text:p>0.0255784209</text:p>
          </table:table-cell>
          <table:table-cell table:formula="of:=[.E103]/SUM([.E$2:.E$161])" office:value-type="float" office:value="0.0242305840939842" calcext:value-type="float">
            <text:p>0.0242305841</text:p>
          </table:table-cell>
          <table:table-cell table:formula="of:=[.C103]/[.$C$58]" office:value-type="float" office:value="0.990359073005404" calcext:value-type="float">
            <text:p>0.990359073</text:p>
          </table:table-cell>
          <table:table-cell table:formula="of:=[.D103]/[.$C$59]" office:value-type="float" office:value="0.965165542130865" calcext:value-type="float">
            <text:p>0.9651655421</text:p>
          </table:table-cell>
          <table:table-cell table:formula="of:=[.E103]/[.$C$59]" office:value-type="float" office:value="0.847414314855081" calcext:value-type="float">
            <text:p>0.8474143149</text:p>
          </table:table-cell>
          <table:table-cell/>
          <table:table-cell table:formula="of:=-LN([.I103])" office:value-type="float" office:value="0.00968770160778923" calcext:value-type="float">
            <text:p>0.0096877016</text:p>
          </table:table-cell>
          <table:table-cell table:formula="of:=-LN([.J103])" office:value-type="float" office:value="0.0354556461059258" calcext:value-type="float">
            <text:p>0.0354556461</text:p>
          </table:table-cell>
          <table:table-cell table:formula="of:=-LN([.K103])" office:value-type="float" office:value="0.165565548254661" calcext:value-type="float">
            <text:p>0.1655655483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11.2819+[.B104]*(20.7789-11.2819)/160" office:value-type="float" office:value="17.3362375" calcext:value-type="float">
            <text:p>17.3362375</text:p>
          </table:table-cell>
          <table:table-cell office:value-type="float" office:value="102" calcext:value-type="float">
            <text:p>102</text:p>
          </table:table-cell>
          <table:table-cell office:value-type="float" office:value="43944" calcext:value-type="float">
            <text:p>43944</text:p>
          </table:table-cell>
          <table:table-cell office:value-type="float" office:value="43596" calcext:value-type="float">
            <text:p>43596</text:p>
          </table:table-cell>
          <table:table-cell office:value-type="float" office:value="38084" calcext:value-type="float">
            <text:p>38084</text:p>
          </table:table-cell>
          <table:table-cell table:formula="of:=[.C104]/SUM([.C$2:.C$161])" office:value-type="float" office:value="0.0260716495729183" calcext:value-type="float">
            <text:p>0.0260716496</text:p>
          </table:table-cell>
          <table:table-cell table:formula="of:=[.D104]/SUM([.D$2:.D$161])" office:value-type="float" office:value="0.0258986189898255" calcext:value-type="float">
            <text:p>0.025898619</text:p>
          </table:table-cell>
          <table:table-cell table:formula="of:=[.E104]/SUM([.E$2:.E$161])" office:value-type="float" office:value="0.0244100509108902" calcext:value-type="float">
            <text:p>0.0244100509</text:p>
          </table:table-cell>
          <table:table-cell table:formula="of:=[.C104]/[.$C$58]" office:value-type="float" office:value="1.00632041769717" calcext:value-type="float">
            <text:p>1.0063204177</text:p>
          </table:table-cell>
          <table:table-cell table:formula="of:=[.D104]/[.$C$59]" office:value-type="float" office:value="0.977247764004393" calcext:value-type="float">
            <text:p>0.977247764</text:p>
          </table:table-cell>
          <table:table-cell table:formula="of:=[.E104]/[.$C$59]" office:value-type="float" office:value="0.85369079375042" calcext:value-type="float">
            <text:p>0.8536907938</text:p>
          </table:table-cell>
          <table:table-cell/>
          <table:table-cell table:formula="of:=-LN([.I104])" office:value-type="float" office:value="-0.00630052762229627" calcext:value-type="float">
            <text:p>-0.0063005276</text:p>
          </table:table-cell>
          <table:table-cell table:formula="of:=-LN([.J104])" office:value-type="float" office:value="0.0230150623604052" calcext:value-type="float">
            <text:p>0.0230150624</text:p>
          </table:table-cell>
          <table:table-cell table:formula="of:=-LN([.K104])" office:value-type="float" office:value="0.158186218964025" calcext:value-type="float">
            <text:p>0.158186219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11.2819+[.B105]*(20.7789-11.2819)/160" office:value-type="float" office:value="17.39559375" calcext:value-type="float">
            <text:p>17.39559375</text:p>
          </table:table-cell>
          <table:table-cell office:value-type="float" office:value="103" calcext:value-type="float">
            <text:p>103</text:p>
          </table:table-cell>
          <table:table-cell office:value-type="float" office:value="43675" calcext:value-type="float">
            <text:p>43675</text:p>
          </table:table-cell>
          <table:table-cell office:value-type="float" office:value="43519" calcext:value-type="float">
            <text:p>43519</text:p>
          </table:table-cell>
          <table:table-cell office:value-type="float" office:value="38357" calcext:value-type="float">
            <text:p>38357</text:p>
          </table:table-cell>
          <table:table-cell table:formula="of:=[.C105]/SUM([.C$2:.C$161])" office:value-type="float" office:value="0.0259120538662208" calcext:value-type="float">
            <text:p>0.0259120539</text:p>
          </table:table-cell>
          <table:table-cell table:formula="of:=[.D105]/SUM([.D$2:.D$161])" office:value-type="float" office:value="0.0258528764065102" calcext:value-type="float">
            <text:p>0.0258528764</text:p>
          </table:table-cell>
          <table:table-cell table:formula="of:=[.E105]/SUM([.E$2:.E$161])" office:value-type="float" office:value="0.0245850310573736" calcext:value-type="float">
            <text:p>0.0245850311</text:p>
          </table:table-cell>
          <table:table-cell table:formula="of:=[.C105]/[.$C$58]" office:value-type="float" office:value="1.00016030044884" calcext:value-type="float">
            <text:p>1.0001603004</text:p>
          </table:table-cell>
          <table:table-cell table:formula="of:=[.D105]/[.$C$59]" office:value-type="float" office:value="0.975521732308175" calcext:value-type="float">
            <text:p>0.9755217323</text:p>
          </table:table-cell>
          <table:table-cell table:formula="of:=[.E105]/[.$C$59]" office:value-type="float" office:value="0.859810360673377" calcext:value-type="float">
            <text:p>0.8598103607</text:p>
          </table:table-cell>
          <table:table-cell/>
          <table:table-cell table:formula="of:=-LN([.I105])" office:value-type="float" office:value="-0.000160287602097224" calcext:value-type="float">
            <text:p>-0.0001602876</text:p>
          </table:table-cell>
          <table:table-cell table:formula="of:=-LN([.J105])" office:value-type="float" office:value="0.0247828410449566" calcext:value-type="float">
            <text:p>0.024782841</text:p>
          </table:table-cell>
          <table:table-cell table:formula="of:=-LN([.K105])" office:value-type="float" office:value="0.151043424895586" calcext:value-type="float">
            <text:p>0.1510434249</text:p>
          </table:table-cell>
          <table:table-cell/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11.2819+[.B106]*(20.7789-11.2819)/160" office:value-type="float" office:value="17.45495" calcext:value-type="float">
            <text:p>17.45495</text:p>
          </table:table-cell>
          <table:table-cell office:value-type="float" office:value="104" calcext:value-type="float">
            <text:p>104</text:p>
          </table:table-cell>
          <table:table-cell office:value-type="float" office:value="42195" calcext:value-type="float">
            <text:p>42195</text:p>
          </table:table-cell>
          <table:table-cell office:value-type="float" office:value="41754" calcext:value-type="float">
            <text:p>41754</text:p>
          </table:table-cell>
          <table:table-cell office:value-type="float" office:value="37856" calcext:value-type="float">
            <text:p>37856</text:p>
          </table:table-cell>
          <table:table-cell table:formula="of:=[.C106]/SUM([.C$2:.C$161])" office:value-type="float" office:value="0.0250339808330896" calcext:value-type="float">
            <text:p>0.0250339808</text:p>
          </table:table-cell>
          <table:table-cell table:formula="of:=[.D106]/SUM([.D$2:.D$161])" office:value-type="float" office:value="0.0248043613473983" calcext:value-type="float">
            <text:p>0.0248043613</text:p>
          </table:table-cell>
          <table:table-cell table:formula="of:=[.E106]/SUM([.E$2:.E$161])" office:value-type="float" office:value="0.0242639136456953" calcext:value-type="float">
            <text:p>0.0242639136</text:p>
          </table:table-cell>
          <table:table-cell table:formula="of:=[.C106]/[.$C$58]" office:value-type="float" office:value="0.966268205550976" calcext:value-type="float">
            <text:p>0.9662682056</text:p>
          </table:table-cell>
          <table:table-cell table:formula="of:=[.D106]/[.$C$59]" office:value-type="float" office:value="0.93595749927148" calcext:value-type="float">
            <text:p>0.9359574993</text:p>
          </table:table-cell>
          <table:table-cell table:formula="of:=[.E106]/[.$C$59]" office:value-type="float" office:value="0.848579946649929" calcext:value-type="float">
            <text:p>0.8485799466</text:p>
          </table:table-cell>
          <table:table-cell/>
          <table:table-cell table:formula="of:=-LN([.I106])" office:value-type="float" office:value="0.0343138378080932" calcext:value-type="float">
            <text:p>0.0343138378</text:p>
          </table:table-cell>
          <table:table-cell table:formula="of:=-LN([.J106])" office:value-type="float" office:value="0.0661852102967024" calcext:value-type="float">
            <text:p>0.0661852103</text:p>
          </table:table-cell>
          <table:table-cell table:formula="of:=-LN([.K106])" office:value-type="float" office:value="0.164190977591494" calcext:value-type="float">
            <text:p>0.1641909776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11.2819+[.B107]*(20.7789-11.2819)/160" office:value-type="float" office:value="17.51430625" calcext:value-type="float">
            <text:p>17.51430625</text:p>
          </table:table-cell>
          <table:table-cell office:value-type="float" office:value="105" calcext:value-type="float">
            <text:p>105</text:p>
          </table:table-cell>
          <table:table-cell office:value-type="float" office:value="40285" calcext:value-type="float">
            <text:p>40285</text:p>
          </table:table-cell>
          <table:table-cell office:value-type="float" office:value="40421" calcext:value-type="float">
            <text:p>40421</text:p>
          </table:table-cell>
          <table:table-cell office:value-type="float" office:value="36048" calcext:value-type="float">
            <text:p>36048</text:p>
          </table:table-cell>
          <table:table-cell table:formula="of:=[.C107]/SUM([.C$2:.C$161])" office:value-type="float" office:value="0.0239007919862783" calcext:value-type="float">
            <text:p>0.023900792</text:p>
          </table:table-cell>
          <table:table-cell table:formula="of:=[.D107]/SUM([.D$2:.D$161])" office:value-type="float" office:value="0.0240124800024713" calcext:value-type="float">
            <text:p>0.02401248</text:p>
          </table:table-cell>
          <table:table-cell table:formula="of:=[.E107]/SUM([.E$2:.E$161])" office:value-type="float" office:value="0.0231050707708164" calcext:value-type="float">
            <text:p>0.0231050708</text:p>
          </table:table-cell>
          <table:table-cell table:formula="of:=[.C107]/[.$C$58]" office:value-type="float" office:value="0.922529083081433" calcext:value-type="float">
            <text:p>0.9225290831</text:p>
          </table:table-cell>
          <table:table-cell table:formula="of:=[.D107]/[.$C$59]" office:value-type="float" office:value="0.906076976530452" calcext:value-type="float">
            <text:p>0.9060769765</text:p>
          </table:table-cell>
          <table:table-cell table:formula="of:=[.E107]/[.$C$59]" office:value-type="float" office:value="0.808051825782879" calcext:value-type="float">
            <text:p>0.8080518258</text:p>
          </table:table-cell>
          <table:table-cell/>
          <table:table-cell table:formula="of:=-LN([.I107])" office:value-type="float" office:value="0.0806363771888638" calcext:value-type="float">
            <text:p>0.0806363772</text:p>
          </table:table-cell>
          <table:table-cell table:formula="of:=-LN([.J107])" office:value-type="float" office:value="0.0986310134904197" calcext:value-type="float">
            <text:p>0.0986310135</text:p>
          </table:table-cell>
          <table:table-cell table:formula="of:=-LN([.K107])" office:value-type="float" office:value="0.213129081697582" calcext:value-type="float">
            <text:p>0.2131290817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11.2819+[.B108]*(20.7789-11.2819)/160" office:value-type="float" office:value="17.5736625" calcext:value-type="float">
            <text:p>17.5736625</text:p>
          </table:table-cell>
          <table:table-cell office:value-type="float" office:value="106" calcext:value-type="float">
            <text:p>106</text:p>
          </table:table-cell>
          <table:table-cell office:value-type="float" office:value="37852" calcext:value-type="float">
            <text:p>37852</text:p>
          </table:table-cell>
          <table:table-cell office:value-type="float" office:value="37968" calcext:value-type="float">
            <text:p>37968</text:p>
          </table:table-cell>
          <table:table-cell office:value-type="float" office:value="34047" calcext:value-type="float">
            <text:p>34047</text:p>
          </table:table-cell>
          <table:table-cell table:formula="of:=[.C108]/SUM([.C$2:.C$161])" office:value-type="float" office:value="0.0224573111149214" calcext:value-type="float">
            <text:p>0.0224573111</text:p>
          </table:table-cell>
          <table:table-cell table:formula="of:=[.D108]/SUM([.D$2:.D$161])" office:value-type="float" office:value="0.022555251991139" calcext:value-type="float">
            <text:p>0.022555252</text:p>
          </table:table-cell>
          <table:table-cell table:formula="of:=[.E108]/SUM([.E$2:.E$161])" office:value-type="float" office:value="0.0218225239828558" calcext:value-type="float">
            <text:p>0.021822524</text:p>
          </table:table-cell>
          <table:table-cell table:formula="of:=[.C108]/[.$C$58]" office:value-type="float" office:value="0.866813227077036" calcext:value-type="float">
            <text:p>0.8668132271</text:p>
          </table:table-cell>
          <table:table-cell table:formula="of:=[.D108]/[.$C$59]" office:value-type="float" office:value="0.851090538208065" calcext:value-type="float">
            <text:p>0.8510905382</text:p>
          </table:table-cell>
          <table:table-cell table:formula="of:=[.E108]/[.$C$59]" office:value-type="float" office:value="0.763197417677254" calcext:value-type="float">
            <text:p>0.7631974177</text:p>
          </table:table-cell>
          <table:table-cell/>
          <table:table-cell table:formula="of:=-LN([.I108])" office:value-type="float" office:value="0.142931749772037" calcext:value-type="float">
            <text:p>0.1429317498</text:p>
          </table:table-cell>
          <table:table-cell table:formula="of:=-LN([.J108])" office:value-type="float" office:value="0.161236765694063" calcext:value-type="float">
            <text:p>0.1612367657</text:p>
          </table:table-cell>
          <table:table-cell table:formula="of:=-LN([.K108])" office:value-type="float" office:value="0.270238542400359" calcext:value-type="float">
            <text:p>0.2702385424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11.2819+[.B109]*(20.7789-11.2819)/160" office:value-type="float" office:value="17.63301875" calcext:value-type="float">
            <text:p>17.63301875</text:p>
          </table:table-cell>
          <table:table-cell office:value-type="float" office:value="107" calcext:value-type="float">
            <text:p>107</text:p>
          </table:table-cell>
          <table:table-cell office:value-type="float" office:value="35188" calcext:value-type="float">
            <text:p>35188</text:p>
          </table:table-cell>
          <table:table-cell office:value-type="float" office:value="35511" calcext:value-type="float">
            <text:p>35511</text:p>
          </table:table-cell>
          <table:table-cell office:value-type="float" office:value="31831" calcext:value-type="float">
            <text:p>31831</text:p>
          </table:table-cell>
          <table:table-cell table:formula="of:=[.C109]/SUM([.C$2:.C$161])" office:value-type="float" office:value="0.0208767796552851" calcext:value-type="float">
            <text:p>0.0208767797</text:p>
          </table:table-cell>
          <table:table-cell table:formula="of:=[.D109]/SUM([.D$2:.D$161])" office:value-type="float" office:value="0.0210956477417124" calcext:value-type="float">
            <text:p>0.0210956477</text:p>
          </table:table-cell>
          <table:table-cell table:formula="of:=[.E109]/SUM([.E$2:.E$161])" office:value-type="float" office:value="0.0204021723176281" calcext:value-type="float">
            <text:p>0.0204021723</text:p>
          </table:table-cell>
          <table:table-cell table:formula="of:=[.C109]/[.$C$58]" office:value-type="float" office:value="0.805807456260878" calcext:value-type="float">
            <text:p>0.8058074563</text:p>
          </table:table-cell>
          <table:table-cell table:formula="of:=[.D109]/[.$C$59]" office:value-type="float" office:value="0.796014435901459" calcext:value-type="float">
            <text:p>0.7960144359</text:p>
          </table:table-cell>
          <table:table-cell table:formula="of:=[.E109]/[.$C$59]" office:value-type="float" office:value="0.713523570419852" calcext:value-type="float">
            <text:p>0.7135235704</text:p>
          </table:table-cell>
          <table:table-cell/>
          <table:table-cell table:formula="of:=-LN([.I109])" office:value-type="float" office:value="0.215910453027595" calcext:value-type="float">
            <text:p>0.215910453</text:p>
          </table:table-cell>
          <table:table-cell table:formula="of:=-LN([.J109])" office:value-type="float" office:value="0.228137957747604" calcext:value-type="float">
            <text:p>0.2281379577</text:p>
          </table:table-cell>
          <table:table-cell table:formula="of:=-LN([.K109])" office:value-type="float" office:value="0.337539807684676" calcext:value-type="float">
            <text:p>0.3375398077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11.2819+[.B110]*(20.7789-11.2819)/160" office:value-type="float" office:value="17.692375" calcext:value-type="float">
            <text:p>17.692375</text:p>
          </table:table-cell>
          <table:table-cell office:value-type="float" office:value="108" calcext:value-type="float">
            <text:p>108</text:p>
          </table:table-cell>
          <table:table-cell office:value-type="float" office:value="32241" calcext:value-type="float">
            <text:p>32241</text:p>
          </table:table-cell>
          <table:table-cell office:value-type="float" office:value="32330" calcext:value-type="float">
            <text:p>32330</text:p>
          </table:table-cell>
          <table:table-cell office:value-type="float" office:value="29447" calcext:value-type="float">
            <text:p>29447</text:p>
          </table:table-cell>
          <table:table-cell table:formula="of:=[.C110]/SUM([.C$2:.C$161])" office:value-type="float" office:value="0.0191283463926921" calcext:value-type="float">
            <text:p>0.0191283464</text:p>
          </table:table-cell>
          <table:table-cell table:formula="of:=[.D110]/SUM([.D$2:.D$161])" office:value-type="float" office:value="0.0192059443972167" calcext:value-type="float">
            <text:p>0.0192059444</text:p>
          </table:table-cell>
          <table:table-cell table:formula="of:=[.E110]/SUM([.E$2:.E$161])" office:value-type="float" office:value="0.0188741405622567" calcext:value-type="float">
            <text:p>0.0188741406</text:p>
          </table:table-cell>
          <table:table-cell table:formula="of:=[.C110]/[.$C$58]" office:value-type="float" office:value="0.738320967298708" calcext:value-type="float">
            <text:p>0.7383209673</text:p>
          </table:table-cell>
          <table:table-cell table:formula="of:=[.D110]/[.$C$59]" office:value-type="float" office:value="0.724709152451189" calcext:value-type="float">
            <text:p>0.7247091525</text:p>
          </table:table-cell>
          <table:table-cell table:formula="of:=[.E110]/[.$C$59]" office:value-type="float" office:value="0.660083835825245" calcext:value-type="float">
            <text:p>0.6600838358</text:p>
          </table:table-cell>
          <table:table-cell/>
          <table:table-cell table:formula="of:=-LN([.I110])" office:value-type="float" office:value="0.303376633890897" calcext:value-type="float">
            <text:p>0.3033766339</text:p>
          </table:table-cell>
          <table:table-cell table:formula="of:=-LN([.J110])" office:value-type="float" office:value="0.321984873650129" calcext:value-type="float">
            <text:p>0.3219848737</text:p>
          </table:table-cell>
          <table:table-cell table:formula="of:=-LN([.K110])" office:value-type="float" office:value="0.415388428050884" calcext:value-type="float">
            <text:p>0.4153884281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11.2819+[.B111]*(20.7789-11.2819)/160" office:value-type="float" office:value="17.75173125" calcext:value-type="float">
            <text:p>17.75173125</text:p>
          </table:table-cell>
          <table:table-cell office:value-type="float" office:value="109" calcext:value-type="float">
            <text:p>109</text:p>
          </table:table-cell>
          <table:table-cell office:value-type="float" office:value="28884" calcext:value-type="float">
            <text:p>28884</text:p>
          </table:table-cell>
          <table:table-cell office:value-type="float" office:value="29010" calcext:value-type="float">
            <text:p>29010</text:p>
          </table:table-cell>
          <table:table-cell office:value-type="float" office:value="26521" calcext:value-type="float">
            <text:p>26521</text:p>
          </table:table-cell>
          <table:table-cell table:formula="of:=[.C111]/SUM([.C$2:.C$161])" office:value-type="float" office:value="0.017136663168218" calcext:value-type="float">
            <text:p>0.0171366632</text:p>
          </table:table-cell>
          <table:table-cell table:formula="of:=[.D111]/SUM([.D$2:.D$161])" office:value-type="float" office:value="0.0172336667789439" calcext:value-type="float">
            <text:p>0.0172336668</text:p>
          </table:table-cell>
          <table:table-cell table:formula="of:=[.E111]/SUM([.E$2:.E$161])" office:value-type="float" office:value="0.0169987123255887" calcext:value-type="float">
            <text:p>0.0169987123</text:p>
          </table:table-cell>
          <table:table-cell table:formula="of:=[.C111]/[.$C$58]" office:value-type="float" office:value="0.661445452047266" calcext:value-type="float">
            <text:p>0.661445452</text:p>
          </table:table-cell>
          <table:table-cell table:formula="of:=[.D111]/[.$C$59]" office:value-type="float" office:value="0.650288045549304" calcext:value-type="float">
            <text:p>0.6502880455</text:p>
          </table:table-cell>
          <table:table-cell table:formula="of:=[.E111]/[.$C$59]" office:value-type="float" office:value="0.594494631368945" calcext:value-type="float">
            <text:p>0.5944946314</text:p>
          </table:table-cell>
          <table:table-cell/>
          <table:table-cell table:formula="of:=-LN([.I111])" office:value-type="float" office:value="0.413327759829088" calcext:value-type="float">
            <text:p>0.4133277598</text:p>
          </table:table-cell>
          <table:table-cell table:formula="of:=-LN([.J111])" office:value-type="float" office:value="0.430339867254158" calcext:value-type="float">
            <text:p>0.4303398673</text:p>
          </table:table-cell>
          <table:table-cell table:formula="of:=-LN([.K111])" office:value-type="float" office:value="0.520043593390066" calcext:value-type="float">
            <text:p>0.5200435934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11.2819+[.B112]*(20.7789-11.2819)/160" office:value-type="float" office:value="17.8110875" calcext:value-type="float">
            <text:p>17.8110875</text:p>
          </table:table-cell>
          <table:table-cell office:value-type="float" office:value="110" calcext:value-type="float">
            <text:p>110</text:p>
          </table:table-cell>
          <table:table-cell office:value-type="float" office:value="26461" calcext:value-type="float">
            <text:p>26461</text:p>
          </table:table-cell>
          <table:table-cell office:value-type="float" office:value="26246" calcext:value-type="float">
            <text:p>26246</text:p>
          </table:table-cell>
          <table:table-cell office:value-type="float" office:value="24220" calcext:value-type="float">
            <text:p>24220</text:p>
          </table:table-cell>
          <table:table-cell table:formula="of:=[.C112]/SUM([.C$2:.C$161])" office:value-type="float" office:value="0.0156991152227606" calcext:value-type="float">
            <text:p>0.0156991152</text:p>
          </table:table-cell>
          <table:table-cell table:formula="of:=[.D112]/SUM([.D$2:.D$161])" office:value-type="float" office:value="0.0155916862557795" calcext:value-type="float">
            <text:p>0.0155916863</text:p>
          </table:table-cell>
          <table:table-cell table:formula="of:=[.E112]/SUM([.E$2:.E$161])" office:value-type="float" office:value="0.0155238796623716" calcext:value-type="float">
            <text:p>0.0155238797</text:p>
          </table:table-cell>
          <table:table-cell table:formula="of:=[.C112]/[.$C$58]" office:value-type="float" office:value="0.605958596684071" calcext:value-type="float">
            <text:p>0.6059585967</text:p>
          </table:table-cell>
          <table:table-cell table:formula="of:=[.D112]/[.$C$59]" office:value-type="float" office:value="0.588330232453879" calcext:value-type="float">
            <text:p>0.5883302325</text:p>
          </table:table-cell>
          <table:table-cell table:formula="of:=[.E112]/[.$C$59]" office:value-type="float" office:value="0.542915424446885" calcext:value-type="float">
            <text:p>0.5429154244</text:p>
          </table:table-cell>
          <table:table-cell/>
          <table:table-cell table:formula="of:=-LN([.I112])" office:value-type="float" office:value="0.500943617550411" calcext:value-type="float">
            <text:p>0.5009436176</text:p>
          </table:table-cell>
          <table:table-cell table:formula="of:=-LN([.J112])" office:value-type="float" office:value="0.530466868913375" calcext:value-type="float">
            <text:p>0.5304668689</text:p>
          </table:table-cell>
          <table:table-cell table:formula="of:=-LN([.K112])" office:value-type="float" office:value="0.610801727262524" calcext:value-type="float">
            <text:p>0.6108017273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11.2819+[.B113]*(20.7789-11.2819)/160" office:value-type="float" office:value="17.87044375" calcext:value-type="float">
            <text:p>17.87044375</text:p>
          </table:table-cell>
          <table:table-cell office:value-type="float" office:value="111" calcext:value-type="float">
            <text:p>111</text:p>
          </table:table-cell>
          <table:table-cell office:value-type="float" office:value="23099" calcext:value-type="float">
            <text:p>23099</text:p>
          </table:table-cell>
          <table:table-cell office:value-type="float" office:value="23265" calcext:value-type="float">
            <text:p>23265</text:p>
          </table:table-cell>
          <table:table-cell office:value-type="float" office:value="21430" calcext:value-type="float">
            <text:p>21430</text:p>
          </table:table-cell>
          <table:table-cell table:formula="of:=[.C113]/SUM([.C$2:.C$161])" office:value-type="float" office:value="0.0137044655353368" calcext:value-type="float">
            <text:p>0.0137044655</text:p>
          </table:table-cell>
          <table:table-cell table:formula="of:=[.D113]/SUM([.D$2:.D$161])" office:value-type="float" office:value="0.013820794815999" calcext:value-type="float">
            <text:p>0.0138207948</text:p>
          </table:table-cell>
          <table:table-cell table:formula="of:=[.E113]/SUM([.E$2:.E$161])" office:value-type="float" office:value="0.0137356210224866" calcext:value-type="float">
            <text:p>0.013735621</text:p>
          </table:table-cell>
          <table:table-cell table:formula="of:=[.C113]/[.$C$58]" office:value-type="float" office:value="0.528968581112027" calcext:value-type="float">
            <text:p>0.5289685811</text:p>
          </table:table-cell>
          <table:table-cell table:formula="of:=[.D113]/[.$C$59]" office:value-type="float" office:value="0.521508148214566" calcext:value-type="float">
            <text:p>0.5215081482</text:p>
          </table:table-cell>
          <table:table-cell table:formula="of:=[.E113]/[.$C$59]" office:value-type="float" office:value="0.480374795454036" calcext:value-type="float">
            <text:p>0.4803747955</text:p>
          </table:table-cell>
          <table:table-cell/>
          <table:table-cell table:formula="of:=-LN([.I113])" office:value-type="float" office:value="0.636826241870606" calcext:value-type="float">
            <text:p>0.6368262419</text:p>
          </table:table-cell>
          <table:table-cell table:formula="of:=-LN([.J113])" office:value-type="float" office:value="0.651030380090859" calcext:value-type="float">
            <text:p>0.6510303801</text:p>
          </table:table-cell>
          <table:table-cell table:formula="of:=-LN([.K113])" office:value-type="float" office:value="0.733188655901985" calcext:value-type="float">
            <text:p>0.7331886559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table:formula="of:=11.2819+[.B114]*(20.7789-11.2819)/160" office:value-type="float" office:value="17.9298" calcext:value-type="float">
            <text:p>17.9298</text:p>
          </table:table-cell>
          <table:table-cell office:value-type="float" office:value="112" calcext:value-type="float">
            <text:p>112</text:p>
          </table:table-cell>
          <table:table-cell office:value-type="float" office:value="19983" calcext:value-type="float">
            <text:p>19983</text:p>
          </table:table-cell>
          <table:table-cell office:value-type="float" office:value="20208" calcext:value-type="float">
            <text:p>20208</text:p>
          </table:table-cell>
          <table:table-cell office:value-type="float" office:value="18771" calcext:value-type="float">
            <text:p>18771</text:p>
          </table:table-cell>
          <table:table-cell table:formula="of:=[.C114]/SUM([.C$2:.C$161])" office:value-type="float" office:value="0.0118557658250416" calcext:value-type="float">
            <text:p>0.0118557658</text:p>
          </table:table-cell>
          <table:table-cell table:formula="of:=[.D114]/SUM([.D$2:.D$161])" office:value-type="float" office:value="0.0120047548524267" calcext:value-type="float">
            <text:p>0.0120047549</text:p>
          </table:table-cell>
          <table:table-cell table:formula="of:=[.E114]/SUM([.E$2:.E$161])" office:value-type="float" office:value="0.0120313272147968" calcext:value-type="float">
            <text:p>0.0120313272</text:p>
          </table:table-cell>
          <table:table-cell table:formula="of:=[.C114]/[.$C$58]" office:value-type="float" office:value="0.457611981313548" calcext:value-type="float">
            <text:p>0.4576119813</text:p>
          </table:table-cell>
          <table:table-cell table:formula="of:=[.D114]/[.$C$59]" office:value-type="float" office:value="0.452982448275089" calcext:value-type="float">
            <text:p>0.4529824483</text:p>
          </table:table-cell>
          <table:table-cell table:formula="of:=[.E114]/[.$C$59]" office:value-type="float" office:value="0.420770661944364" calcext:value-type="float">
            <text:p>0.4207706619</text:p>
          </table:table-cell>
          <table:table-cell/>
          <table:table-cell table:formula="of:=-LN([.I114])" office:value-type="float" office:value="0.781733656318871" calcext:value-type="float">
            <text:p>0.7817336563</text:p>
          </table:table-cell>
          <table:table-cell table:formula="of:=-LN([.J114])" office:value-type="float" office:value="0.791901899779335" calcext:value-type="float">
            <text:p>0.7919018998</text:p>
          </table:table-cell>
          <table:table-cell table:formula="of:=-LN([.K114])" office:value-type="float" office:value="0.865667339703134" calcext:value-type="float">
            <text:p>0.8656673397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11.2819+[.B115]*(20.7789-11.2819)/160" office:value-type="float" office:value="17.98915625" calcext:value-type="float">
            <text:p>17.98915625</text:p>
          </table:table-cell>
          <table:table-cell office:value-type="float" office:value="113" calcext:value-type="float">
            <text:p>113</text:p>
          </table:table-cell>
          <table:table-cell office:value-type="float" office:value="17468" calcext:value-type="float">
            <text:p>17468</text:p>
          </table:table-cell>
          <table:table-cell office:value-type="float" office:value="17762" calcext:value-type="float">
            <text:p>17762</text:p>
          </table:table-cell>
          <table:table-cell office:value-type="float" office:value="16608" calcext:value-type="float">
            <text:p>16608</text:p>
          </table:table-cell>
          <table:table-cell table:formula="of:=[.C115]/SUM([.C$2:.C$161])" office:value-type="float" office:value="0.0103636349613084" calcext:value-type="float">
            <text:p>0.010363635</text:p>
          </table:table-cell>
          <table:table-cell table:formula="of:=[.D115]/SUM([.D$2:.D$161])" office:value-type="float" office:value="0.0105516852577595" calcext:value-type="float">
            <text:p>0.0105516853</text:p>
          </table:table-cell>
          <table:table-cell table:formula="of:=[.E115]/SUM([.E$2:.E$161])" office:value-type="float" office:value="0.0106449460541977" calcext:value-type="float">
            <text:p>0.0106449461</text:p>
          </table:table-cell>
          <table:table-cell table:formula="of:=[.C115]/[.$C$58]" office:value-type="float" office:value="0.400018320051296" calcext:value-type="float">
            <text:p>0.4000183201</text:p>
          </table:table-cell>
          <table:table-cell table:formula="of:=[.D115]/[.$C$59]" office:value-type="float" office:value="0.398152921925086" calcext:value-type="float">
            <text:p>0.3981529219</text:p>
          </table:table-cell>
          <table:table-cell table:formula="of:=[.E115]/[.$C$59]" office:value-type="float" office:value="0.372284862477864" calcext:value-type="float">
            <text:p>0.3722848625</text:p>
          </table:table-cell>
          <table:table-cell/>
          <table:table-cell table:formula="of:=-LN([.I115])" office:value-type="float" office:value="0.916244932794709" calcext:value-type="float">
            <text:p>0.9162449328</text:p>
          </table:table-cell>
          <table:table-cell table:formula="of:=-LN([.J115])" office:value-type="float" office:value="0.920919121551158" calcext:value-type="float">
            <text:p>0.9209191216</text:p>
          </table:table-cell>
          <table:table-cell table:formula="of:=-LN([.K115])" office:value-type="float" office:value="0.988095958403992" calcext:value-type="float">
            <text:p>0.9880959584</text:p>
          </table:table-cell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11.2819+[.B116]*(20.7789-11.2819)/160" office:value-type="float" office:value="18.0485125" calcext:value-type="float">
            <text:p>18.0485125</text:p>
          </table:table-cell>
          <table:table-cell office:value-type="float" office:value="114" calcext:value-type="float">
            <text:p>114</text:p>
          </table:table-cell>
          <table:table-cell office:value-type="float" office:value="15064" calcext:value-type="float">
            <text:p>15064</text:p>
          </table:table-cell>
          <table:table-cell office:value-type="float" office:value="15373" calcext:value-type="float">
            <text:p>15373</text:p>
          </table:table-cell>
          <table:table-cell office:value-type="float" office:value="14070" calcext:value-type="float">
            <text:p>14070</text:p>
          </table:table-cell>
          <table:table-cell table:formula="of:=[.C116]/SUM([.C$2:.C$161])" office:value-type="float" office:value="0.00893735957506011" calcext:value-type="float">
            <text:p>0.0089373596</text:p>
          </table:table-cell>
          <table:table-cell table:formula="of:=[.D116]/SUM([.D$2:.D$161])" office:value-type="float" office:value="0.00913247705593605" calcext:value-type="float">
            <text:p>0.0091324771</text:p>
          </table:table-cell>
          <table:table-cell table:formula="of:=[.E116]/SUM([.E$2:.E$161])" office:value-type="float" office:value="0.00901820754952803" calcext:value-type="float">
            <text:p>0.0090182075</text:p>
          </table:table-cell>
          <table:table-cell table:formula="of:=[.C116]/[.$C$58]" office:value-type="float" office:value="0.344966565906385" calcext:value-type="float">
            <text:p>0.3449665659</text:p>
          </table:table-cell>
          <table:table-cell table:formula="of:=[.D116]/[.$C$59]" office:value-type="float" office:value="0.344601107350205" calcext:value-type="float">
            <text:p>0.3446011074</text:p>
          </table:table-cell>
          <table:table-cell table:formula="of:=[.E116]/[.$C$59]" office:value-type="float" office:value="0.315393064490821" calcext:value-type="float">
            <text:p>0.3153930645</text:p>
          </table:table-cell>
          <table:table-cell/>
          <table:table-cell table:formula="of:=-LN([.I116])" office:value-type="float" office:value="1.06430777706317" calcext:value-type="float">
            <text:p>1.0643077771</text:p>
          </table:table-cell>
          <table:table-cell table:formula="of:=-LN([.J116])" office:value-type="float" office:value="1.06536774145701" calcext:value-type="float">
            <text:p>1.0653677415</text:p>
          </table:table-cell>
          <table:table-cell table:formula="of:=-LN([.K116])" office:value-type="float" office:value="1.15393559426117" calcext:value-type="float">
            <text:p>1.1539355943</text:p>
          </table:table-cell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11.2819+[.B117]*(20.7789-11.2819)/160" office:value-type="float" office:value="18.10786875" calcext:value-type="float">
            <text:p>18.10786875</text:p>
          </table:table-cell>
          <table:table-cell office:value-type="float" office:value="115" calcext:value-type="float">
            <text:p>115</text:p>
          </table:table-cell>
          <table:table-cell office:value-type="float" office:value="12983" calcext:value-type="float">
            <text:p>12983</text:p>
          </table:table-cell>
          <table:table-cell office:value-type="float" office:value="12964" calcext:value-type="float">
            <text:p>12964</text:p>
          </table:table-cell>
          <table:table-cell office:value-type="float" office:value="12070" calcext:value-type="float">
            <text:p>12070</text:p>
          </table:table-cell>
          <table:table-cell table:formula="of:=[.C117]/SUM([.C$2:.C$161])" office:value-type="float" office:value="0.0077027176953668" calcext:value-type="float">
            <text:p>0.0077027177</text:p>
          </table:table-cell>
          <table:table-cell table:formula="of:=[.D117]/SUM([.D$2:.D$161])" office:value-type="float" office:value="0.00770138766364112" calcext:value-type="float">
            <text:p>0.0077013877</text:p>
          </table:table-cell>
          <table:table-cell table:formula="of:=[.E117]/SUM([.E$2:.E$161])" office:value-type="float" office:value="0.00773630171448496" calcext:value-type="float">
            <text:p>0.0077363017</text:p>
          </table:table-cell>
          <table:table-cell table:formula="of:=[.C117]/[.$C$58]" office:value-type="float" office:value="0.297311532472291" calcext:value-type="float">
            <text:p>0.2973115325</text:p>
          </table:table-cell>
          <table:table-cell table:formula="of:=[.D117]/[.$C$59]" office:value-type="float" office:value="0.290600972854229" calcext:value-type="float">
            <text:p>0.2906009729</text:p>
          </table:table-cell>
          <table:table-cell table:formula="of:=[.E117]/[.$C$59]" office:value-type="float" office:value="0.270561072381251" calcext:value-type="float">
            <text:p>0.2705610724</text:p>
          </table:table-cell>
          <table:table-cell/>
          <table:table-cell table:formula="of:=-LN([.I117])" office:value-type="float" office:value="1.21297475903991" calcext:value-type="float">
            <text:p>1.212974759</text:p>
          </table:table-cell>
          <table:table-cell table:formula="of:=-LN([.J117])" office:value-type="float" office:value="1.23580418010817" calcext:value-type="float">
            <text:p>1.2358041801</text:p>
          </table:table-cell>
          <table:table-cell table:formula="of:=-LN([.K117])" office:value-type="float" office:value="1.30725743027803" calcext:value-type="float">
            <text:p>1.3072574303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11.2819+[.B118]*(20.7789-11.2819)/160" office:value-type="float" office:value="18.167225" calcext:value-type="float">
            <text:p>18.167225</text:p>
          </table:table-cell>
          <table:table-cell office:value-type="float" office:value="116" calcext:value-type="float">
            <text:p>116</text:p>
          </table:table-cell>
          <table:table-cell office:value-type="float" office:value="10723" calcext:value-type="float">
            <text:p>10723</text:p>
          </table:table-cell>
          <table:table-cell office:value-type="float" office:value="10648" calcext:value-type="float">
            <text:p>10648</text:p>
          </table:table-cell>
          <table:table-cell office:value-type="float" office:value="9999" calcext:value-type="float">
            <text:p>9999</text:p>
          </table:table-cell>
          <table:table-cell table:formula="of:=[.C118]/SUM([.C$2:.C$161])" office:value-type="float" office:value="0.0063618764420718" calcext:value-type="float">
            <text:p>0.0063618764</text:p>
          </table:table-cell>
          <table:table-cell table:formula="of:=[.D118]/SUM([.D$2:.D$161])" office:value-type="float" office:value="0.00632554580703877" calcext:value-type="float">
            <text:p>0.0063255458</text:p>
          </table:table-cell>
          <table:table-cell table:formula="of:=[.E118]/SUM([.E$2:.E$161])" office:value-type="float" office:value="0.00640888822229785" calcext:value-type="float">
            <text:p>0.0064088882</text:p>
          </table:table-cell>
          <table:table-cell table:formula="of:=[.C118]/[.$C$58]" office:value-type="float" office:value="0.245557387560685" calcext:value-type="float">
            <text:p>0.2455573876</text:p>
          </table:table-cell>
          <table:table-cell table:formula="of:=[.D118]/[.$C$59]" office:value-type="float" office:value="0.238685525991347" calcext:value-type="float">
            <text:p>0.238685526</text:p>
          </table:table-cell>
          <table:table-cell table:formula="of:=[.E118]/[.$C$59]" office:value-type="float" office:value="0.224137544551792" calcext:value-type="float">
            <text:p>0.2241375446</text:p>
          </table:table-cell>
          <table:table-cell/>
          <table:table-cell table:formula="of:=-LN([.I118])" office:value-type="float" office:value="1.40422460118001" calcext:value-type="float">
            <text:p>1.4042246012</text:p>
          </table:table-cell>
          <table:table-cell table:formula="of:=-LN([.J118])" office:value-type="float" office:value="1.43260838429466" calcext:value-type="float">
            <text:p>1.4326083843</text:p>
          </table:table-cell>
          <table:table-cell table:formula="of:=-LN([.K118])" office:value-type="float" office:value="1.49549537739376" calcext:value-type="float">
            <text:p>1.4954953774</text:p>
          </table:table-cell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11.2819+[.B119]*(20.7789-11.2819)/160" office:value-type="float" office:value="18.22658125" calcext:value-type="float">
            <text:p>18.22658125</text:p>
          </table:table-cell>
          <table:table-cell office:value-type="float" office:value="117" calcext:value-type="float">
            <text:p>117</text:p>
          </table:table-cell>
          <table:table-cell office:value-type="float" office:value="8605" calcext:value-type="float">
            <text:p>8605</text:p>
          </table:table-cell>
          <table:table-cell office:value-type="float" office:value="8463" calcext:value-type="float">
            <text:p>8463</text:p>
          </table:table-cell>
          <table:table-cell office:value-type="float" office:value="8006" calcext:value-type="float">
            <text:p>8006</text:p>
          </table:table-cell>
          <table:table-cell table:formula="of:=[.C119]/SUM([.C$2:.C$161])" office:value-type="float" office:value="0.00510528273655021" calcext:value-type="float">
            <text:p>0.0051052827</text:p>
          </table:table-cell>
          <table:table-cell table:formula="of:=[.D119]/SUM([.D$2:.D$161])" office:value-type="float" office:value="0.0050275257480249" calcext:value-type="float">
            <text:p>0.0050275257</text:p>
          </table:table-cell>
          <table:table-cell table:formula="of:=[.E119]/SUM([.E$2:.E$161])" office:value-type="float" office:value="0.00513146905767743" calcext:value-type="float">
            <text:p>0.0051314691</text:p>
          </table:table-cell>
          <table:table-cell table:formula="of:=[.C119]/[.$C$58]" office:value-type="float" office:value="0.197055051754145" calcext:value-type="float">
            <text:p>0.1970550518</text:p>
          </table:table-cell>
          <table:table-cell table:formula="of:=[.D119]/[.$C$59]" office:value-type="float" office:value="0.189706574611643" calcext:value-type="float">
            <text:p>0.1897065746</text:p>
          </table:table-cell>
          <table:table-cell table:formula="of:=[.E119]/[.$C$59]" office:value-type="float" office:value="0.179462464414606" calcext:value-type="float">
            <text:p>0.1794624644</text:p>
          </table:table-cell>
          <table:table-cell/>
          <table:table-cell table:formula="of:=-LN([.I119])" office:value-type="float" office:value="1.62427213875452" calcext:value-type="float">
            <text:p>1.6242721388</text:p>
          </table:table-cell>
          <table:table-cell table:formula="of:=-LN([.J119])" office:value-type="float" office:value="1.6622767446995" calcext:value-type="float">
            <text:p>1.6622767447</text:p>
          </table:table-cell>
          <table:table-cell table:formula="of:=-LN([.K119])" office:value-type="float" office:value="1.71778920481709" calcext:value-type="float">
            <text:p>1.7177892048</text:p>
          </table:table-cell>
          <table:table-cell/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11.2819+[.B120]*(20.7789-11.2819)/160" office:value-type="float" office:value="18.2859375" calcext:value-type="float">
            <text:p>18.2859375</text:p>
          </table:table-cell>
          <table:table-cell office:value-type="float" office:value="118" calcext:value-type="float">
            <text:p>118</text:p>
          </table:table-cell>
          <table:table-cell office:value-type="float" office:value="6821" calcext:value-type="float">
            <text:p>6821</text:p>
          </table:table-cell>
          <table:table-cell office:value-type="float" office:value="6654" calcext:value-type="float">
            <text:p>6654</text:p>
          </table:table-cell>
          <table:table-cell office:value-type="float" office:value="6285" calcext:value-type="float">
            <text:p>6285</text:p>
          </table:table-cell>
          <table:table-cell table:formula="of:=[.C120]/SUM([.C$2:.C$161])" office:value-type="float" office:value="0.00404684875607309" calcext:value-type="float">
            <text:p>0.0040468488</text:p>
          </table:table-cell>
          <table:table-cell table:formula="of:=[.D120]/SUM([.D$2:.D$161])" office:value-type="float" office:value="0.00395287206987566" calcext:value-type="float">
            <text:p>0.0039528721</text:p>
          </table:table-cell>
          <table:table-cell table:formula="of:=[.E120]/SUM([.E$2:.E$161])" office:value-type="float" office:value="0.00402838908662286" calcext:value-type="float">
            <text:p>0.0040283891</text:p>
          </table:table-cell>
          <table:table-cell table:formula="of:=[.C120]/[.$C$58]" office:value-type="float" office:value="0.156201337363745" calcext:value-type="float">
            <text:p>0.1562013374</text:p>
          </table:table-cell>
          <table:table-cell table:formula="of:=[.D120]/[.$C$59]" office:value-type="float" office:value="0.149156037748537" calcext:value-type="float">
            <text:p>0.1491560377</text:p>
          </table:table-cell>
          <table:table-cell table:formula="of:=[.E120]/[.$C$59]" office:value-type="float" office:value="0.140884535204322" calcext:value-type="float">
            <text:p>0.1408845352</text:p>
          </table:table-cell>
          <table:table-cell/>
          <table:table-cell table:formula="of:=-LN([.I120])" office:value-type="float" office:value="1.85660947974544" calcext:value-type="float">
            <text:p>1.8566094797</text:p>
          </table:table-cell>
          <table:table-cell table:formula="of:=-LN([.J120])" office:value-type="float" office:value="1.90276228779119" calcext:value-type="float">
            <text:p>1.9027622878</text:p>
          </table:table-cell>
          <table:table-cell table:formula="of:=-LN([.K120])" office:value-type="float" office:value="1.95981462334526" calcext:value-type="float">
            <text:p>1.9598146233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11.2819+[.B121]*(20.7789-11.2819)/160" office:value-type="float" office:value="18.34529375" calcext:value-type="float">
            <text:p>18.34529375</text:p>
          </table:table-cell>
          <table:table-cell office:value-type="float" office:value="119" calcext:value-type="float">
            <text:p>119</text:p>
          </table:table-cell>
          <table:table-cell office:value-type="float" office:value="5220" calcext:value-type="float">
            <text:p>5220</text:p>
          </table:table-cell>
          <table:table-cell office:value-type="float" office:value="4969" calcext:value-type="float">
            <text:p>4969</text:p>
          </table:table-cell>
          <table:table-cell office:value-type="float" office:value="4698" calcext:value-type="float">
            <text:p>4698</text:p>
          </table:table-cell>
          <table:table-cell table:formula="of:=[.C121]/SUM([.C$2:.C$161])" office:value-type="float" office:value="0.00309698731955747" calcext:value-type="float">
            <text:p>0.0030969873</text:p>
          </table:table-cell>
          <table:table-cell table:formula="of:=[.D121]/SUM([.D$2:.D$161])" office:value-type="float" office:value="0.00295188177264986" calcext:value-type="float">
            <text:p>0.0029518818</text:p>
          </table:table-cell>
          <table:table-cell table:formula="of:=[.E121]/SUM([.E$2:.E$161])" office:value-type="float" office:value="0.00301119680651618" calcext:value-type="float">
            <text:p>0.0030111968</text:p>
          </table:table-cell>
          <table:table-cell table:formula="of:=[.C121]/[.$C$58]" office:value-type="float" office:value="0.119538334707337" calcext:value-type="float">
            <text:p>0.1195383347</text:p>
          </table:table-cell>
          <table:table-cell table:formula="of:=[.D121]/[.$C$59]" office:value-type="float" office:value="0.111385084396225" calcext:value-type="float">
            <text:p>0.1113850844</text:p>
          </table:table-cell>
          <table:table-cell table:formula="of:=[.E121]/[.$C$59]" office:value-type="float" office:value="0.105310349465379" calcext:value-type="float">
            <text:p>0.1053103495</text:p>
          </table:table-cell>
          <table:table-cell/>
          <table:table-cell table:formula="of:=-LN([.I121])" office:value-type="float" office:value="2.12411816652348" calcext:value-type="float">
            <text:p>2.1241181665</text:p>
          </table:table-cell>
          <table:table-cell table:formula="of:=-LN([.J121])" office:value-type="float" office:value="2.19476185276729" calcext:value-type="float">
            <text:p>2.1947618528</text:p>
          </table:table-cell>
          <table:table-cell table:formula="of:=-LN([.K121])" office:value-type="float" office:value="2.25084357915075" calcext:value-type="float">
            <text:p>2.2508435792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table:formula="of:=11.2819+[.B122]*(20.7789-11.2819)/160" office:value-type="float" office:value="18.40465" calcext:value-type="float">
            <text:p>18.40465</text:p>
          </table:table-cell>
          <table:table-cell office:value-type="float" office:value="120" calcext:value-type="float">
            <text:p>120</text:p>
          </table:table-cell>
          <table:table-cell office:value-type="float" office:value="3781" calcext:value-type="float">
            <text:p>3781</text:p>
          </table:table-cell>
          <table:table-cell office:value-type="float" office:value="3657" calcext:value-type="float">
            <text:p>3657</text:p>
          </table:table-cell>
          <table:table-cell office:value-type="float" office:value="3466" calcext:value-type="float">
            <text:p>3466</text:p>
          </table:table-cell>
          <table:table-cell table:formula="of:=[.C122]/SUM([.C$2:.C$161])" office:value-type="float" office:value="0.00224323928261433" calcext:value-type="float">
            <text:p>0.0022432393</text:p>
          </table:table-cell>
          <table:table-cell table:formula="of:=[.D122]/SUM([.D$2:.D$161])" office:value-type="float" office:value="0.00217247567771796" calcext:value-type="float">
            <text:p>0.0021724757</text:p>
          </table:table-cell>
          <table:table-cell table:formula="of:=[.E122]/SUM([.E$2:.E$161])" office:value-type="float" office:value="0.00222154281212965" calcext:value-type="float">
            <text:p>0.0022215428</text:p>
          </table:table-cell>
          <table:table-cell table:formula="of:=[.C122]/[.$C$58]" office:value-type="float" office:value="0.0865851424383988" calcext:value-type="float">
            <text:p>0.0865851424</text:p>
          </table:table-cell>
          <table:table-cell table:formula="of:=[.D122]/[.$C$59]" office:value-type="float" office:value="0.0819752975723476" calcext:value-type="float">
            <text:p>0.0819752976</text:p>
          </table:table-cell>
          <table:table-cell table:formula="of:=[.E122]/[.$C$59]" office:value-type="float" office:value="0.0776938423258838" calcext:value-type="float">
            <text:p>0.0776938423</text:p>
          </table:table-cell>
          <table:table-cell/>
          <table:table-cell table:formula="of:=-LN([.I122])" office:value-type="float" office:value="2.44662704350923" calcext:value-type="float">
            <text:p>2.4466270435</text:p>
          </table:table-cell>
          <table:table-cell table:formula="of:=-LN([.J122])" office:value-type="float" office:value="2.50133732622023" calcext:value-type="float">
            <text:p>2.5013373262</text:p>
          </table:table-cell>
          <table:table-cell table:formula="of:=-LN([.K122])" office:value-type="float" office:value="2.55497927409406" calcext:value-type="float">
            <text:p>2.5549792741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11.2819+[.B123]*(20.7789-11.2819)/160" office:value-type="float" office:value="18.46400625" calcext:value-type="float">
            <text:p>18.46400625</text:p>
          </table:table-cell>
          <table:table-cell office:value-type="float" office:value="121" calcext:value-type="float">
            <text:p>121</text:p>
          </table:table-cell>
          <table:table-cell office:value-type="float" office:value="2483" calcext:value-type="float">
            <text:p>2483</text:p>
          </table:table-cell>
          <table:table-cell office:value-type="float" office:value="2416" calcext:value-type="float">
            <text:p>2416</text:p>
          </table:table-cell>
          <table:table-cell office:value-type="float" office:value="2289" calcext:value-type="float">
            <text:p>2289</text:p>
          </table:table-cell>
          <table:table-cell table:formula="of:=[.C123]/SUM([.C$2:.C$161])" office:value-type="float" office:value="0.00147314550085464" calcext:value-type="float">
            <text:p>0.0014731455</text:p>
          </table:table-cell>
          <table:table-cell table:formula="of:=[.D123]/SUM([.D$2:.D$161])" office:value-type="float" office:value="0.00143524780895996" calcext:value-type="float">
            <text:p>0.0014352478</text:p>
          </table:table-cell>
          <table:table-cell table:formula="of:=[.E123]/SUM([.E$2:.E$161])" office:value-type="float" office:value="0.0014671412282068" calcext:value-type="float">
            <text:p>0.0014671412</text:p>
          </table:table-cell>
          <table:table-cell table:formula="of:=[.C123]/[.$C$58]" office:value-type="float" office:value="0.0568608592104058" calcext:value-type="float">
            <text:p>0.0568608592</text:p>
          </table:table-cell>
          <table:table-cell table:formula="of:=[.D123]/[.$C$59]" office:value-type="float" office:value="0.0541570464683598" calcext:value-type="float">
            <text:p>0.0541570465</text:p>
          </table:table-cell>
          <table:table-cell table:formula="of:=[.E123]/[.$C$59]" office:value-type="float" office:value="0.0513102149694022" calcext:value-type="float">
            <text:p>0.051310215</text:p>
          </table:table-cell>
          <table:table-cell/>
          <table:table-cell table:formula="of:=-LN([.I123])" office:value-type="float" office:value="2.86714806189199" calcext:value-type="float">
            <text:p>2.8671480619</text:p>
          </table:table-cell>
          <table:table-cell table:formula="of:=-LN([.J123])" office:value-type="float" office:value="2.9158671853149" calcext:value-type="float">
            <text:p>2.9158671853</text:p>
          </table:table-cell>
          <table:table-cell table:formula="of:=-LN([.K123])" office:value-type="float" office:value="2.96986542441704" calcext:value-type="float">
            <text:p>2.9698654244</text:p>
          </table:table-cell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11.2819+[.B124]*(20.7789-11.2819)/160" office:value-type="float" office:value="18.5233625" calcext:value-type="float">
            <text:p>18.5233625</text:p>
          </table:table-cell>
          <table:table-cell office:value-type="float" office:value="122" calcext:value-type="float">
            <text:p>122</text:p>
          </table:table-cell>
          <table:table-cell office:value-type="float" office:value="1683" calcext:value-type="float">
            <text:p>1683</text:p>
          </table:table-cell>
          <table:table-cell office:value-type="float" office:value="1474" calcext:value-type="float">
            <text:p>1474</text:p>
          </table:table-cell>
          <table:table-cell office:value-type="float" office:value="1425" calcext:value-type="float">
            <text:p>1425</text:p>
          </table:table-cell>
          <table:table-cell table:formula="of:=[.C124]/SUM([.C$2:.C$161])" office:value-type="float" office:value="0.000998511428891806" calcext:value-type="float">
            <text:p>0.0009985114</text:p>
          </table:table-cell>
          <table:table-cell table:formula="of:=[.D124]/SUM([.D$2:.D$161])" office:value-type="float" office:value="0.000875643737751235" calcext:value-type="float">
            <text:p>0.0008756437</text:p>
          </table:table-cell>
          <table:table-cell table:formula="of:=[.E124]/SUM([.E$2:.E$161])" office:value-type="float" office:value="0.000913357907468191" calcext:value-type="float">
            <text:p>0.0009133579</text:p>
          </table:table-cell>
          <table:table-cell table:formula="of:=[.C124]/[.$C$58]" office:value-type="float" office:value="0.0385408079142622" calcext:value-type="float">
            <text:p>0.0385408079</text:p>
          </table:table-cell>
          <table:table-cell table:formula="of:=[.D124]/[.$C$59]" office:value-type="float" office:value="0.0330411781847526" calcext:value-type="float">
            <text:p>0.0330411782</text:p>
          </table:table-cell>
          <table:table-cell table:formula="of:=[.E124]/[.$C$59]" office:value-type="float" office:value="0.0319427943780682" calcext:value-type="float">
            <text:p>0.0319427944</text:p>
          </table:table-cell>
          <table:table-cell/>
          <table:table-cell table:formula="of:=-LN([.I124])" office:value-type="float" office:value="3.25603765320935" calcext:value-type="float">
            <text:p>3.2560376532</text:p>
          </table:table-cell>
          <table:table-cell table:formula="of:=-LN([.J124])" office:value-type="float" office:value="3.41000067162033" calcext:value-type="float">
            <text:p>3.4100006716</text:p>
          </table:table-cell>
          <table:table-cell table:formula="of:=-LN([.K124])" office:value-type="float" office:value="3.44380865166686" calcext:value-type="float">
            <text:p>3.4438086517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11.2819+[.B125]*(20.7789-11.2819)/160" office:value-type="float" office:value="18.58271875" calcext:value-type="float">
            <text:p>18.58271875</text:p>
          </table:table-cell>
          <table:table-cell office:value-type="float" office:value="123" calcext:value-type="float">
            <text:p>123</text:p>
          </table:table-cell>
          <table:table-cell office:value-type="float" office:value="931" calcext:value-type="float">
            <text:p>931</text:p>
          </table:table-cell>
          <table:table-cell office:value-type="float" office:value="920" calcext:value-type="float">
            <text:p>920</text:p>
          </table:table-cell>
          <table:table-cell office:value-type="float" office:value="877" calcext:value-type="float">
            <text:p>877</text:p>
          </table:table-cell>
          <table:table-cell table:formula="of:=[.C125]/SUM([.C$2:.C$161])" office:value-type="float" office:value="0.000552355401246745" calcext:value-type="float">
            <text:p>0.0005523554</text:p>
          </table:table-cell>
          <table:table-cell table:formula="of:=[.D125]/SUM([.D$2:.D$161])" office:value-type="float" office:value="0.000546534761690052" calcext:value-type="float">
            <text:p>0.0005465348</text:p>
          </table:table-cell>
          <table:table-cell table:formula="of:=[.E125]/SUM([.E$2:.E$161])" office:value-type="float" office:value="0.000562115708666388" calcext:value-type="float">
            <text:p>0.0005621157</text:p>
          </table:table-cell>
          <table:table-cell table:formula="of:=[.C125]/[.$C$58]" office:value-type="float" office:value="0.0213199596958871" calcext:value-type="float">
            <text:p>0.0213199597</text:p>
          </table:table-cell>
          <table:table-cell table:formula="of:=[.D125]/[.$C$59]" office:value-type="float" office:value="0.0206227163704019" calcext:value-type="float">
            <text:p>0.0206227164</text:p>
          </table:table-cell>
          <table:table-cell table:formula="of:=[.E125]/[.$C$59]" office:value-type="float" office:value="0.0196588285400462" calcext:value-type="float">
            <text:p>0.0196588285</text:p>
          </table:table-cell>
          <table:table-cell/>
          <table:table-cell table:formula="of:=-LN([.I125])" office:value-type="float" office:value="3.84811157012309" calcext:value-type="float">
            <text:p>3.8481115701</text:p>
          </table:table-cell>
          <table:table-cell table:formula="of:=-LN([.J125])" office:value-type="float" office:value="3.88136207432652" calcext:value-type="float">
            <text:p>3.8813620743</text:p>
          </table:table-cell>
          <table:table-cell table:formula="of:=-LN([.K125])" office:value-type="float" office:value="3.92922875199742" calcext:value-type="float">
            <text:p>3.929228752</text:p>
          </table:table-cell>
          <table:table-cell/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11.2819+[.B126]*(20.7789-11.2819)/160" office:value-type="float" office:value="18.642075" calcext:value-type="float">
            <text:p>18.642075</text:p>
          </table:table-cell>
          <table:table-cell office:value-type="float" office:value="124" calcext:value-type="float">
            <text:p>124</text:p>
          </table:table-cell>
          <table:table-cell office:value-type="float" office:value="499" calcext:value-type="float">
            <text:p>499</text:p>
          </table:table-cell>
          <table:table-cell office:value-type="float" office:value="448" calcext:value-type="float">
            <text:p>448</text:p>
          </table:table-cell>
          <table:table-cell office:value-type="float" office:value="498" calcext:value-type="float">
            <text:p>498</text:p>
          </table:table-cell>
          <table:table-cell table:formula="of:=[.C126]/SUM([.C$2:.C$161])" office:value-type="float" office:value="0.000296053002386816" calcext:value-type="float">
            <text:p>0.000296053</text:p>
          </table:table-cell>
          <table:table-cell table:formula="of:=[.D126]/SUM([.D$2:.D$161])" office:value-type="float" office:value="0.000266138666562112" calcext:value-type="float">
            <text:p>0.0002661387</text:p>
          </table:table-cell>
          <table:table-cell table:formula="of:=[.E126]/SUM([.E$2:.E$161])" office:value-type="float" office:value="0.000319194552925726" calcext:value-type="float">
            <text:p>0.0003191946</text:p>
          </table:table-cell>
          <table:table-cell table:formula="of:=[.C126]/[.$C$58]" office:value-type="float" office:value="0.0114271319959696" calcext:value-type="float">
            <text:p>0.011427132</text:p>
          </table:table-cell>
          <table:table-cell table:formula="of:=[.D126]/[.$C$59]" office:value-type="float" office:value="0.0100423662325435" calcext:value-type="float">
            <text:p>0.0100423662</text:p>
          </table:table-cell>
          <table:table-cell table:formula="of:=[.E126]/[.$C$59]" office:value-type="float" office:value="0.0111631660352828" calcext:value-type="float">
            <text:p>0.011163166</text:p>
          </table:table-cell>
          <table:table-cell/>
          <table:table-cell table:formula="of:=-LN([.I126])" office:value-type="float" office:value="4.47176475164864" calcext:value-type="float">
            <text:p>4.4717647516</text:p>
          </table:table-cell>
          <table:table-cell table:formula="of:=-LN([.J126])" office:value-type="float" office:value="4.60094251195462" calcext:value-type="float">
            <text:p>4.600942512</text:p>
          </table:table-cell>
          <table:table-cell table:formula="of:=-LN([.K126])" office:value-type="float" office:value="4.49513566734496" calcext:value-type="float">
            <text:p>4.4951356673</text:p>
          </table:table-cell>
          <table:table-cell/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11.2819+[.B127]*(20.7789-11.2819)/160" office:value-type="float" office:value="18.70143125" calcext:value-type="float">
            <text:p>18.70143125</text:p>
          </table:table-cell>
          <table:table-cell office:value-type="float" office:value="125" calcext:value-type="float">
            <text:p>125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213" calcext:value-type="float">
            <text:p>213</text:p>
          </table:table-cell>
          <table:table-cell table:formula="of:=[.C127]/SUM([.C$2:.C$161])" office:value-type="float" office:value="0.000130524369789779" calcext:value-type="float">
            <text:p>0.0001305244</text:p>
          </table:table-cell>
          <table:table-cell table:formula="of:=[.D127]/SUM([.D$2:.D$161])" office:value-type="float" office:value="0.000115841607097348" calcext:value-type="float">
            <text:p>0.0001158416</text:p>
          </table:table-cell>
          <table:table-cell table:formula="of:=[.E127]/SUM([.E$2:.E$161])" office:value-type="float" office:value="0.000136522971432088" calcext:value-type="float">
            <text:p>0.000136523</text:p>
          </table:table-cell>
          <table:table-cell table:formula="of:=[.C127]/[.$C$58]" office:value-type="float" office:value="0.0050380141064395" calcext:value-type="float">
            <text:p>0.0050380141</text:p>
          </table:table-cell>
          <table:table-cell table:formula="of:=[.D127]/[.$C$59]" office:value-type="float" office:value="0.00437111923068302" calcext:value-type="float">
            <text:p>0.0043711192</text:p>
          </table:table-cell>
          <table:table-cell table:formula="of:=[.E127]/[.$C$59]" office:value-type="float" office:value="0.00477460715966914" calcext:value-type="float">
            <text:p>0.0047746072</text:p>
          </table:table-cell>
          <table:table-cell/>
          <table:table-cell table:formula="of:=-LN([.I127])" office:value-type="float" office:value="5.2907433010478" calcext:value-type="float">
            <text:p>5.290743301</text:p>
          </table:table-cell>
          <table:table-cell table:formula="of:=-LN([.J127])" office:value-type="float" office:value="5.43273618580586" calcext:value-type="float">
            <text:p>5.4327361858</text:p>
          </table:table-cell>
          <table:table-cell table:formula="of:=-LN([.K127])" office:value-type="float" office:value="5.34444357866018" calcext:value-type="float">
            <text:p>5.3444435787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11.2819+[.B128]*(20.7789-11.2819)/160" office:value-type="float" office:value="18.7607875" calcext:value-type="float">
            <text:p>18.7607875</text:p>
          </table:table-cell>
          <table:table-cell office:value-type="float" office:value="126" calcext:value-type="float">
            <text:p>126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formula="of:=[.C128]/SUM([.C$2:.C$161])" office:value-type="float" office:value="0.0000510231627360044" calcext:value-type="float">
            <text:p>5.10231627360044E-05</text:p>
          </table:table-cell>
          <table:table-cell table:formula="of:=[.D128]/SUM([.D$2:.D$161])" office:value-type="float" office:value="0.0000445544642682107" calcext:value-type="float">
            <text:p>4.45544642682107E-05</text:p>
          </table:table-cell>
          <table:table-cell table:formula="of:=[.E128]/SUM([.E$2:.E$161])" office:value-type="float" office:value="0.0000634543388346322" calcext:value-type="float">
            <text:p>6.34543388346322E-05</text:p>
          </table:table-cell>
          <table:table-cell table:formula="of:=[.C128]/[.$C$58]" office:value-type="float" office:value="0.00196940551433544" calcext:value-type="float">
            <text:p>0.0019694055</text:p>
          </table:table-cell>
          <table:table-cell table:formula="of:=[.D128]/[.$C$59]" office:value-type="float" office:value="0.00168119970410885" calcext:value-type="float">
            <text:p>0.0016811997</text:p>
          </table:table-cell>
          <table:table-cell table:formula="of:=[.E128]/[.$C$59]" office:value-type="float" office:value="0.00221918360942368" calcext:value-type="float">
            <text:p>0.0022191836</text:p>
          </table:table-cell>
          <table:table-cell/>
          <table:table-cell table:formula="of:=-LN([.I128])" office:value-type="float" office:value="6.23002355114665" calcext:value-type="float">
            <text:p>6.2300235511</text:p>
          </table:table-cell>
          <table:table-cell table:formula="of:=-LN([.J128])" office:value-type="float" office:value="6.3882476308333" calcext:value-type="float">
            <text:p>6.3882476308</text:p>
          </table:table-cell>
          <table:table-cell table:formula="of:=-LN([.K128])" office:value-type="float" office:value="6.11061589423502" calcext:value-type="float">
            <text:p>6.1106158942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11.2819+[.B129]*(20.7789-11.2819)/160" office:value-type="float" office:value="18.82014375" calcext:value-type="float">
            <text:p>18.82014375</text:p>
          </table:table-cell>
          <table:table-cell office:value-type="float" office:value="127" calcext:value-type="float">
            <text:p>12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[.C129]/SUM([.C$2:.C$161])" office:value-type="float" office:value="0.0000124591443890243" calcext:value-type="float">
            <text:p>1.24591443890243E-05</text:p>
          </table:table-cell>
          <table:table-cell table:formula="of:=[.D129]/SUM([.D$2:.D$161])" office:value-type="float" office:value="0.0000172277261837082" calcext:value-type="float">
            <text:p>1.72277261837082E-05</text:p>
          </table:table-cell>
          <table:table-cell table:formula="of:=[.E129]/SUM([.E$2:.E$161])" office:value-type="float" office:value="0.0000192285875256461" calcext:value-type="float">
            <text:p>1.92285875256461E-05</text:p>
          </table:table-cell>
          <table:table-cell table:formula="of:=[.C129]/[.$C$58]" office:value-type="float" office:value="0.00048090134652377" calcext:value-type="float">
            <text:p>0.0004809013</text:p>
          </table:table-cell>
          <table:table-cell table:formula="of:=[.D129]/[.$C$59]" office:value-type="float" office:value="0.000650063885588756" calcext:value-type="float">
            <text:p>0.0006500639</text:p>
          </table:table-cell>
          <table:table-cell table:formula="of:=[.E129]/[.$C$59]" office:value-type="float" office:value="0.000672479881643541" calcext:value-type="float">
            <text:p>0.0006724799</text:p>
          </table:table-cell>
          <table:table-cell/>
          <table:table-cell table:formula="of:=-LN([.I129])" office:value-type="float" office:value="7.63984840967674" calcext:value-type="float">
            <text:p>7.6398484097</text:p>
          </table:table-cell>
          <table:table-cell table:formula="of:=-LN([.J129])" office:value-type="float" office:value="7.33843991438313" calcext:value-type="float">
            <text:p>7.3384399144</text:p>
          </table:table-cell>
          <table:table-cell table:formula="of:=-LN([.K129])" office:value-type="float" office:value="7.30453836270745" calcext:value-type="float">
            <text:p>7.3045383627</text:p>
          </table:table-cell>
          <table:table-cell/>
          <table:table-cell office:value-type="float" office:value="127" calcext:value-type="float">
            <text:p>127</text:p>
          </table:table-cell>
        </table:table-row>
        <table:table-row table:style-name="ro1">
          <table:table-cell table:formula="of:=11.2819+[.B130]*(20.7789-11.2819)/160" office:value-type="float" office:value="18.8795" calcext:value-type="float">
            <text:p>18.8795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C130]/SUM([.C$2:.C$161])" office:value-type="float" office:value="0.0000029664629497677" calcext:value-type="float">
            <text:p>2.9664629497677E-06</text:p>
          </table:table-cell>
          <table:table-cell table:formula="of:=[.D130]/SUM([.D$2:.D$161])" office:value-type="float" office:value="0.00000475247618860915" calcext:value-type="float">
            <text:p>4.75247618860915E-06</text:p>
          </table:table-cell>
          <table:table-cell table:formula="of:=[.E130]/SUM([.E$2:.E$161])" office:value-type="float" office:value="0.00000320476458760769" calcext:value-type="float">
            <text:p>3.20476458760769E-06</text:p>
          </table:table-cell>
          <table:table-cell table:formula="of:=[.C130]/[.$C$58]" office:value-type="float" office:value="0.000114500320600898" calcext:value-type="float">
            <text:p>0.0001145003</text:p>
          </table:table-cell>
          <table:table-cell table:formula="of:=[.D130]/[.$C$59]" office:value-type="float" office:value="0.000179327968438278" calcext:value-type="float">
            <text:p>0.000179328</text:p>
          </table:table-cell>
          <table:table-cell table:formula="of:=[.E130]/[.$C$59]" office:value-type="float" office:value="0.000112079980273923" calcext:value-type="float">
            <text:p>0.00011208</text:p>
          </table:table-cell>
          <table:table-cell/>
          <table:table-cell table:formula="of:=-LN([.I130])" office:value-type="float" office:value="9.07493293496606" calcext:value-type="float">
            <text:p>9.074932935</text:p>
          </table:table-cell>
          <table:table-cell table:formula="of:=-LN([.J130])" office:value-type="float" office:value="8.62629420268977" calcext:value-type="float">
            <text:p>8.6262942027</text:p>
          </table:table-cell>
          <table:table-cell table:formula="of:=-LN([.K130])" office:value-type="float" office:value="9.09629783193551" calcext:value-type="float">
            <text:p>9.0962978319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2">
          <table:table-cell table:formula="of:=11.2819+[.B131]*(20.7789-11.2819)/160" office:value-type="float" office:value="18.93885625" calcext:value-type="float">
            <text:p>18.93885625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131]/SUM([.C$2:.C$161])" office:value-type="float" office:value="0.00000118658517990708" calcext:value-type="float">
            <text:p>1.18658517990708E-06</text:p>
          </table:table-cell>
          <table:table-cell table:formula="of:=[.D131]/SUM([.D$2:.D$161])" office:value-type="float" office:value="0" calcext:value-type="float">
            <text:p>0</text:p>
          </table:table-cell>
          <table:table-cell table:formula="of:=[.E131]/SUM([.E$2:.E$161])" office:value-type="float" office:value="0.00000192285875256461" calcext:value-type="float">
            <text:p>1.92285875256461E-06</text:p>
          </table:table-cell>
          <table:table-cell table:formula="of:=[.C131]/[.$C$58]" office:value-type="float" office:value="0.0000458001282403591" calcext:value-type="float">
            <text:p>4.58001282403591E-05</text:p>
          </table:table-cell>
          <table:table-cell table:formula="of:=[.D131]/[.$C$59]" office:value-type="float" office:value="0" calcext:value-type="float">
            <text:p>0</text:p>
          </table:table-cell>
          <table:table-cell table:formula="of:=[.E131]/[.$C$59]" office:value-type="float" office:value="0.0000672479881643541" calcext:value-type="float">
            <text:p>0.000067248</text:p>
          </table:table-cell>
          <table:table-cell/>
          <table:table-cell table:formula="of:=-LN([.I131])" office:value-type="float" office:value="9.99122366684022" calcext:value-type="float">
            <text:p>9.9912236668</text:p>
          </table:table-cell>
          <table:table-cell table:formula="of:=-LN([.J131])" office:value-type="string" office:string-value="" calcext:value-type="error">
            <text:p>错误:502</text:p>
          </table:table-cell>
          <table:table-cell table:formula="of:=-LN([.K131])" office:value-type="float" office:value="9.6071234557015" calcext:value-type="float">
            <text:p>9.6071234557</text:p>
          </table:table-cell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11.2819+[.B132]*(20.7789-11.2819)/160" office:value-type="float" office:value="18.9982125" calcext:value-type="float">
            <text:p>18.9982125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32]/SUM([.C$2:.C$161])" office:value-type="float" office:value="0" calcext:value-type="float">
            <text:p>0</text:p>
          </table:table-cell>
          <table:table-cell table:formula="of:=[.D132]/SUM([.D$2:.D$161])" office:value-type="float" office:value="0" calcext:value-type="float">
            <text:p>0</text:p>
          </table:table-cell>
          <table:table-cell table:formula="of:=[.E132]/SUM([.E$2:.E$161])" office:value-type="float" office:value="0" calcext:value-type="float">
            <text:p>0</text:p>
          </table:table-cell>
          <table:table-cell table:formula="of:=[.C132]/[.$C$58]" office:value-type="float" office:value="0" calcext:value-type="float">
            <text:p>0</text:p>
          </table:table-cell>
          <table:table-cell table:formula="of:=[.D132]/[.$C$59]" office:value-type="float" office:value="0" calcext:value-type="float">
            <text:p>0</text:p>
          </table:table-cell>
          <table:table-cell table:formula="of:=[.E132]/[.$C$59]" office:value-type="float" office:value="0" calcext:value-type="float">
            <text:p>0</text:p>
          </table:table-cell>
          <table:table-cell table:number-columns-repeated="5"/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11.2819+[.B133]*(20.7789-11.2819)/160" office:value-type="float" office:value="19.05756875" calcext:value-type="float">
            <text:p>19.05756875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33]/SUM([.C$2:.C$161])" office:value-type="float" office:value="0" calcext:value-type="float">
            <text:p>0</text:p>
          </table:table-cell>
          <table:table-cell table:formula="of:=[.D133]/SUM([.D$2:.D$161])" office:value-type="float" office:value="0" calcext:value-type="float">
            <text:p>0</text:p>
          </table:table-cell>
          <table:table-cell table:formula="of:=[.E133]/SUM([.E$2:.E$161])" office:value-type="float" office:value="0" calcext:value-type="float">
            <text:p>0</text:p>
          </table:table-cell>
          <table:table-cell table:formula="of:=[.C133]/[.$C$58]" office:value-type="float" office:value="0" calcext:value-type="float">
            <text:p>0</text:p>
          </table:table-cell>
          <table:table-cell table:formula="of:=[.D133]/[.$C$59]" office:value-type="float" office:value="0" calcext:value-type="float">
            <text:p>0</text:p>
          </table:table-cell>
          <table:table-cell table:formula="of:=[.E133]/[.$C$59]" office:value-type="float" office:value="0" calcext:value-type="float">
            <text:p>0</text:p>
          </table:table-cell>
          <table:table-cell table:number-columns-repeated="5"/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11.2819+[.B134]*(20.7789-11.2819)/160" office:value-type="float" office:value="19.116925" calcext:value-type="float">
            <text:p>19.116925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34]/SUM([.C$2:.C$161])" office:value-type="float" office:value="0" calcext:value-type="float">
            <text:p>0</text:p>
          </table:table-cell>
          <table:table-cell table:formula="of:=[.D134]/SUM([.D$2:.D$161])" office:value-type="float" office:value="0" calcext:value-type="float">
            <text:p>0</text:p>
          </table:table-cell>
          <table:table-cell table:formula="of:=[.E134]/SUM([.E$2:.E$161])" office:value-type="float" office:value="0" calcext:value-type="float">
            <text:p>0</text:p>
          </table:table-cell>
          <table:table-cell table:formula="of:=[.C134]/[.$C$58]" office:value-type="float" office:value="0" calcext:value-type="float">
            <text:p>0</text:p>
          </table:table-cell>
          <table:table-cell table:formula="of:=[.D134]/[.$C$59]" office:value-type="float" office:value="0" calcext:value-type="float">
            <text:p>0</text:p>
          </table:table-cell>
          <table:table-cell table:formula="of:=[.E134]/[.$C$59]" office:value-type="float" office:value="0" calcext:value-type="float">
            <text:p>0</text:p>
          </table:table-cell>
          <table:table-cell table:number-columns-repeated="5"/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11.2819+[.B135]*(20.7789-11.2819)/160" office:value-type="float" office:value="19.17628125" calcext:value-type="float">
            <text:p>19.17628125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35]/SUM([.C$2:.C$161])" office:value-type="float" office:value="0" calcext:value-type="float">
            <text:p>0</text:p>
          </table:table-cell>
          <table:table-cell table:formula="of:=[.D135]/SUM([.D$2:.D$161])" office:value-type="float" office:value="0" calcext:value-type="float">
            <text:p>0</text:p>
          </table:table-cell>
          <table:table-cell table:formula="of:=[.E135]/SUM([.E$2:.E$161])" office:value-type="float" office:value="0" calcext:value-type="float">
            <text:p>0</text:p>
          </table:table-cell>
          <table:table-cell table:formula="of:=[.C135]/[.$C$58]" office:value-type="float" office:value="0" calcext:value-type="float">
            <text:p>0</text:p>
          </table:table-cell>
          <table:table-cell table:formula="of:=[.D135]/[.$C$59]" office:value-type="float" office:value="0" calcext:value-type="float">
            <text:p>0</text:p>
          </table:table-cell>
          <table:table-cell table:formula="of:=[.E135]/[.$C$59]" office:value-type="float" office:value="0" calcext:value-type="float">
            <text:p>0</text:p>
          </table:table-cell>
          <table:table-cell table:number-columns-repeated="5"/>
          <table:table-cell office:value-type="float" office:value="133" calcext:value-type="float">
            <text:p>133</text:p>
          </table:table-cell>
        </table:table-row>
        <table:table-row table:style-name="ro1">
          <table:table-cell table:formula="of:=11.2819+[.B136]*(20.7789-11.2819)/160" office:value-type="float" office:value="19.2356375" calcext:value-type="float">
            <text:p>19.2356375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36]/SUM([.C$2:.C$161])" office:value-type="float" office:value="0" calcext:value-type="float">
            <text:p>0</text:p>
          </table:table-cell>
          <table:table-cell table:formula="of:=[.D136]/SUM([.D$2:.D$161])" office:value-type="float" office:value="0" calcext:value-type="float">
            <text:p>0</text:p>
          </table:table-cell>
          <table:table-cell table:formula="of:=[.E136]/SUM([.E$2:.E$161])" office:value-type="float" office:value="0" calcext:value-type="float">
            <text:p>0</text:p>
          </table:table-cell>
          <table:table-cell table:formula="of:=[.C136]/[.$C$58]" office:value-type="float" office:value="0" calcext:value-type="float">
            <text:p>0</text:p>
          </table:table-cell>
          <table:table-cell table:formula="of:=[.D136]/[.$C$59]" office:value-type="float" office:value="0" calcext:value-type="float">
            <text:p>0</text:p>
          </table:table-cell>
          <table:table-cell table:formula="of:=[.E136]/[.$C$59]" office:value-type="float" office:value="0" calcext:value-type="float">
            <text:p>0</text:p>
          </table:table-cell>
          <table:table-cell table:number-columns-repeated="5"/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11.2819+[.B137]*(20.7789-11.2819)/160" office:value-type="float" office:value="19.29499375" calcext:value-type="float">
            <text:p>19.29499375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37]/SUM([.C$2:.C$161])" office:value-type="float" office:value="0" calcext:value-type="float">
            <text:p>0</text:p>
          </table:table-cell>
          <table:table-cell table:formula="of:=[.D137]/SUM([.D$2:.D$161])" office:value-type="float" office:value="0" calcext:value-type="float">
            <text:p>0</text:p>
          </table:table-cell>
          <table:table-cell table:formula="of:=[.E137]/SUM([.E$2:.E$161])" office:value-type="float" office:value="0" calcext:value-type="float">
            <text:p>0</text:p>
          </table:table-cell>
          <table:table-cell table:formula="of:=[.C137]/[.$C$58]" office:value-type="float" office:value="0" calcext:value-type="float">
            <text:p>0</text:p>
          </table:table-cell>
          <table:table-cell table:formula="of:=[.D137]/[.$C$59]" office:value-type="float" office:value="0" calcext:value-type="float">
            <text:p>0</text:p>
          </table:table-cell>
          <table:table-cell table:formula="of:=[.E137]/[.$C$59]" office:value-type="float" office:value="0" calcext:value-type="float">
            <text:p>0</text:p>
          </table:table-cell>
          <table:table-cell table:number-columns-repeated="5"/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11.2819+[.B138]*(20.7789-11.2819)/160" office:value-type="float" office:value="19.35435" calcext:value-type="float">
            <text:p>19.35435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38]/SUM([.C$2:.C$161])" office:value-type="float" office:value="0" calcext:value-type="float">
            <text:p>0</text:p>
          </table:table-cell>
          <table:table-cell table:formula="of:=[.D138]/SUM([.D$2:.D$161])" office:value-type="float" office:value="0" calcext:value-type="float">
            <text:p>0</text:p>
          </table:table-cell>
          <table:table-cell table:formula="of:=[.E138]/SUM([.E$2:.E$161])" office:value-type="float" office:value="0" calcext:value-type="float">
            <text:p>0</text:p>
          </table:table-cell>
          <table:table-cell table:formula="of:=[.C138]/[.$C$58]" office:value-type="float" office:value="0" calcext:value-type="float">
            <text:p>0</text:p>
          </table:table-cell>
          <table:table-cell table:formula="of:=[.D138]/[.$C$59]" office:value-type="float" office:value="0" calcext:value-type="float">
            <text:p>0</text:p>
          </table:table-cell>
          <table:table-cell table:formula="of:=[.E138]/[.$C$59]" office:value-type="float" office:value="0" calcext:value-type="float">
            <text:p>0</text:p>
          </table:table-cell>
          <table:table-cell table:number-columns-repeated="5"/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11.2819+[.B139]*(20.7789-11.2819)/160" office:value-type="float" office:value="19.41370625" calcext:value-type="float">
            <text:p>19.41370625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39]/SUM([.C$2:.C$161])" office:value-type="float" office:value="0" calcext:value-type="float">
            <text:p>0</text:p>
          </table:table-cell>
          <table:table-cell table:formula="of:=[.D139]/SUM([.D$2:.D$161])" office:value-type="float" office:value="0" calcext:value-type="float">
            <text:p>0</text:p>
          </table:table-cell>
          <table:table-cell table:formula="of:=[.E139]/SUM([.E$2:.E$161])" office:value-type="float" office:value="0" calcext:value-type="float">
            <text:p>0</text:p>
          </table:table-cell>
          <table:table-cell table:formula="of:=[.C139]/[.$C$58]" office:value-type="float" office:value="0" calcext:value-type="float">
            <text:p>0</text:p>
          </table:table-cell>
          <table:table-cell table:formula="of:=[.D139]/[.$C$59]" office:value-type="float" office:value="0" calcext:value-type="float">
            <text:p>0</text:p>
          </table:table-cell>
          <table:table-cell table:formula="of:=[.E139]/[.$C$59]" office:value-type="float" office:value="0" calcext:value-type="float">
            <text:p>0</text:p>
          </table:table-cell>
          <table:table-cell table:number-columns-repeated="5"/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11.2819+[.B140]*(20.7789-11.2819)/160" office:value-type="float" office:value="19.4730625" calcext:value-type="float">
            <text:p>19.4730625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0]/SUM([.C$2:.C$161])" office:value-type="float" office:value="0" calcext:value-type="float">
            <text:p>0</text:p>
          </table:table-cell>
          <table:table-cell table:formula="of:=[.D140]/SUM([.D$2:.D$161])" office:value-type="float" office:value="0" calcext:value-type="float">
            <text:p>0</text:p>
          </table:table-cell>
          <table:table-cell table:formula="of:=[.E140]/SUM([.E$2:.E$161])" office:value-type="float" office:value="0" calcext:value-type="float">
            <text:p>0</text:p>
          </table:table-cell>
          <table:table-cell table:formula="of:=[.C140]/[.$C$58]" office:value-type="float" office:value="0" calcext:value-type="float">
            <text:p>0</text:p>
          </table:table-cell>
          <table:table-cell table:formula="of:=[.D140]/[.$C$59]" office:value-type="float" office:value="0" calcext:value-type="float">
            <text:p>0</text:p>
          </table:table-cell>
          <table:table-cell table:formula="of:=[.E140]/[.$C$59]" office:value-type="float" office:value="0" calcext:value-type="float">
            <text:p>0</text:p>
          </table:table-cell>
          <table:table-cell table:number-columns-repeated="5"/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11.2819+[.B141]*(20.7789-11.2819)/160" office:value-type="float" office:value="19.53241875" calcext:value-type="float">
            <text:p>19.53241875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1]/SUM([.C$2:.C$161])" office:value-type="float" office:value="0" calcext:value-type="float">
            <text:p>0</text:p>
          </table:table-cell>
          <table:table-cell table:formula="of:=[.D141]/SUM([.D$2:.D$161])" office:value-type="float" office:value="0" calcext:value-type="float">
            <text:p>0</text:p>
          </table:table-cell>
          <table:table-cell table:formula="of:=[.E141]/SUM([.E$2:.E$161])" office:value-type="float" office:value="0" calcext:value-type="float">
            <text:p>0</text:p>
          </table:table-cell>
          <table:table-cell table:formula="of:=[.C141]/[.$C$58]" office:value-type="float" office:value="0" calcext:value-type="float">
            <text:p>0</text:p>
          </table:table-cell>
          <table:table-cell table:formula="of:=[.D141]/[.$C$59]" office:value-type="float" office:value="0" calcext:value-type="float">
            <text:p>0</text:p>
          </table:table-cell>
          <table:table-cell table:formula="of:=[.E141]/[.$C$59]" office:value-type="float" office:value="0" calcext:value-type="float">
            <text:p>0</text:p>
          </table:table-cell>
          <table:table-cell table:number-columns-repeated="5"/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11.2819+[.B142]*(20.7789-11.2819)/160" office:value-type="float" office:value="19.591775" calcext:value-type="float">
            <text:p>19.591775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2]/SUM([.C$2:.C$161])" office:value-type="float" office:value="0" calcext:value-type="float">
            <text:p>0</text:p>
          </table:table-cell>
          <table:table-cell table:formula="of:=[.D142]/SUM([.D$2:.D$161])" office:value-type="float" office:value="0" calcext:value-type="float">
            <text:p>0</text:p>
          </table:table-cell>
          <table:table-cell table:formula="of:=[.E142]/SUM([.E$2:.E$161])" office:value-type="float" office:value="0" calcext:value-type="float">
            <text:p>0</text:p>
          </table:table-cell>
          <table:table-cell table:formula="of:=[.C142]/[.$C$58]" office:value-type="float" office:value="0" calcext:value-type="float">
            <text:p>0</text:p>
          </table:table-cell>
          <table:table-cell table:formula="of:=[.D142]/[.$C$59]" office:value-type="float" office:value="0" calcext:value-type="float">
            <text:p>0</text:p>
          </table:table-cell>
          <table:table-cell table:formula="of:=[.E142]/[.$C$59]" office:value-type="float" office:value="0" calcext:value-type="float">
            <text:p>0</text:p>
          </table:table-cell>
          <table:table-cell table:number-columns-repeated="5"/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11.2819+[.B143]*(20.7789-11.2819)/160" office:value-type="float" office:value="19.65113125" calcext:value-type="float">
            <text:p>19.65113125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3]/SUM([.C$2:.C$161])" office:value-type="float" office:value="0" calcext:value-type="float">
            <text:p>0</text:p>
          </table:table-cell>
          <table:table-cell table:formula="of:=[.D143]/SUM([.D$2:.D$161])" office:value-type="float" office:value="0" calcext:value-type="float">
            <text:p>0</text:p>
          </table:table-cell>
          <table:table-cell table:formula="of:=[.E143]/SUM([.E$2:.E$161])" office:value-type="float" office:value="0" calcext:value-type="float">
            <text:p>0</text:p>
          </table:table-cell>
          <table:table-cell table:formula="of:=[.C143]/[.$C$58]" office:value-type="float" office:value="0" calcext:value-type="float">
            <text:p>0</text:p>
          </table:table-cell>
          <table:table-cell table:formula="of:=[.D143]/[.$C$59]" office:value-type="float" office:value="0" calcext:value-type="float">
            <text:p>0</text:p>
          </table:table-cell>
          <table:table-cell table:formula="of:=[.E143]/[.$C$59]" office:value-type="float" office:value="0" calcext:value-type="float">
            <text:p>0</text:p>
          </table:table-cell>
          <table:table-cell table:number-columns-repeated="5"/>
          <table:table-cell office:value-type="float" office:value="141" calcext:value-type="float">
            <text:p>141</text:p>
          </table:table-cell>
        </table:table-row>
        <table:table-row table:style-name="ro1">
          <table:table-cell table:formula="of:=11.2819+[.B144]*(20.7789-11.2819)/160" office:value-type="float" office:value="19.7104875" calcext:value-type="float">
            <text:p>19.7104875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4]/SUM([.C$2:.C$161])" office:value-type="float" office:value="0" calcext:value-type="float">
            <text:p>0</text:p>
          </table:table-cell>
          <table:table-cell table:formula="of:=[.D144]/SUM([.D$2:.D$161])" office:value-type="float" office:value="0" calcext:value-type="float">
            <text:p>0</text:p>
          </table:table-cell>
          <table:table-cell table:formula="of:=[.E144]/SUM([.E$2:.E$161])" office:value-type="float" office:value="0" calcext:value-type="float">
            <text:p>0</text:p>
          </table:table-cell>
          <table:table-cell table:formula="of:=[.C144]/[.$C$58]" office:value-type="float" office:value="0" calcext:value-type="float">
            <text:p>0</text:p>
          </table:table-cell>
          <table:table-cell table:formula="of:=[.D144]/[.$C$59]" office:value-type="float" office:value="0" calcext:value-type="float">
            <text:p>0</text:p>
          </table:table-cell>
          <table:table-cell table:formula="of:=[.E144]/[.$C$59]" office:value-type="float" office:value="0" calcext:value-type="float">
            <text:p>0</text:p>
          </table:table-cell>
          <table:table-cell table:number-columns-repeated="5"/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11.2819+[.B145]*(20.7789-11.2819)/160" office:value-type="float" office:value="19.76984375" calcext:value-type="float">
            <text:p>19.76984375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5]/SUM([.C$2:.C$161])" office:value-type="float" office:value="0" calcext:value-type="float">
            <text:p>0</text:p>
          </table:table-cell>
          <table:table-cell table:formula="of:=[.D145]/SUM([.D$2:.D$161])" office:value-type="float" office:value="0" calcext:value-type="float">
            <text:p>0</text:p>
          </table:table-cell>
          <table:table-cell table:formula="of:=[.E145]/SUM([.E$2:.E$161])" office:value-type="float" office:value="0" calcext:value-type="float">
            <text:p>0</text:p>
          </table:table-cell>
          <table:table-cell table:formula="of:=[.C145]/[.$C$58]" office:value-type="float" office:value="0" calcext:value-type="float">
            <text:p>0</text:p>
          </table:table-cell>
          <table:table-cell table:formula="of:=[.D145]/[.$C$59]" office:value-type="float" office:value="0" calcext:value-type="float">
            <text:p>0</text:p>
          </table:table-cell>
          <table:table-cell table:formula="of:=[.E145]/[.$C$59]" office:value-type="float" office:value="0" calcext:value-type="float">
            <text:p>0</text:p>
          </table:table-cell>
          <table:table-cell table:number-columns-repeated="5"/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11.2819+[.B146]*(20.7789-11.2819)/160" office:value-type="float" office:value="19.8292" calcext:value-type="float">
            <text:p>19.8292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6]/SUM([.C$2:.C$161])" office:value-type="float" office:value="0" calcext:value-type="float">
            <text:p>0</text:p>
          </table:table-cell>
          <table:table-cell table:formula="of:=[.D146]/SUM([.D$2:.D$161])" office:value-type="float" office:value="0" calcext:value-type="float">
            <text:p>0</text:p>
          </table:table-cell>
          <table:table-cell table:formula="of:=[.E146]/SUM([.E$2:.E$161])" office:value-type="float" office:value="0" calcext:value-type="float">
            <text:p>0</text:p>
          </table:table-cell>
          <table:table-cell table:formula="of:=[.C146]/[.$C$58]" office:value-type="float" office:value="0" calcext:value-type="float">
            <text:p>0</text:p>
          </table:table-cell>
          <table:table-cell table:formula="of:=[.D146]/[.$C$59]" office:value-type="float" office:value="0" calcext:value-type="float">
            <text:p>0</text:p>
          </table:table-cell>
          <table:table-cell table:formula="of:=[.E146]/[.$C$59]" office:value-type="float" office:value="0" calcext:value-type="float">
            <text:p>0</text:p>
          </table:table-cell>
          <table:table-cell table:number-columns-repeated="5"/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11.2819+[.B147]*(20.7789-11.2819)/160" office:value-type="float" office:value="19.88855625" calcext:value-type="float">
            <text:p>19.88855625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7]/SUM([.C$2:.C$161])" office:value-type="float" office:value="0" calcext:value-type="float">
            <text:p>0</text:p>
          </table:table-cell>
          <table:table-cell table:formula="of:=[.D147]/SUM([.D$2:.D$161])" office:value-type="float" office:value="0" calcext:value-type="float">
            <text:p>0</text:p>
          </table:table-cell>
          <table:table-cell table:formula="of:=[.E147]/SUM([.E$2:.E$161])" office:value-type="float" office:value="0" calcext:value-type="float">
            <text:p>0</text:p>
          </table:table-cell>
          <table:table-cell table:formula="of:=[.C147]/[.$C$58]" office:value-type="float" office:value="0" calcext:value-type="float">
            <text:p>0</text:p>
          </table:table-cell>
          <table:table-cell table:formula="of:=[.D147]/[.$C$59]" office:value-type="float" office:value="0" calcext:value-type="float">
            <text:p>0</text:p>
          </table:table-cell>
          <table:table-cell table:formula="of:=[.E147]/[.$C$59]" office:value-type="float" office:value="0" calcext:value-type="float">
            <text:p>0</text:p>
          </table:table-cell>
          <table:table-cell table:number-columns-repeated="5"/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11.2819+[.B148]*(20.7789-11.2819)/160" office:value-type="float" office:value="19.9479125" calcext:value-type="float">
            <text:p>19.9479125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8]/SUM([.C$2:.C$161])" office:value-type="float" office:value="0" calcext:value-type="float">
            <text:p>0</text:p>
          </table:table-cell>
          <table:table-cell table:formula="of:=[.D148]/SUM([.D$2:.D$161])" office:value-type="float" office:value="0" calcext:value-type="float">
            <text:p>0</text:p>
          </table:table-cell>
          <table:table-cell table:formula="of:=[.E148]/SUM([.E$2:.E$161])" office:value-type="float" office:value="0" calcext:value-type="float">
            <text:p>0</text:p>
          </table:table-cell>
          <table:table-cell table:formula="of:=[.C148]/[.$C$58]" office:value-type="float" office:value="0" calcext:value-type="float">
            <text:p>0</text:p>
          </table:table-cell>
          <table:table-cell table:formula="of:=[.D148]/[.$C$59]" office:value-type="float" office:value="0" calcext:value-type="float">
            <text:p>0</text:p>
          </table:table-cell>
          <table:table-cell table:formula="of:=[.E148]/[.$C$59]" office:value-type="float" office:value="0" calcext:value-type="float">
            <text:p>0</text:p>
          </table:table-cell>
          <table:table-cell table:number-columns-repeated="5"/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11.2819+[.B149]*(20.7789-11.2819)/160" office:value-type="float" office:value="20.00726875" calcext:value-type="float">
            <text:p>20.00726875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9]/SUM([.C$2:.C$161])" office:value-type="float" office:value="0" calcext:value-type="float">
            <text:p>0</text:p>
          </table:table-cell>
          <table:table-cell table:formula="of:=[.D149]/SUM([.D$2:.D$161])" office:value-type="float" office:value="0" calcext:value-type="float">
            <text:p>0</text:p>
          </table:table-cell>
          <table:table-cell table:formula="of:=[.E149]/SUM([.E$2:.E$161])" office:value-type="float" office:value="0" calcext:value-type="float">
            <text:p>0</text:p>
          </table:table-cell>
          <table:table-cell table:formula="of:=[.C149]/[.$C$58]" office:value-type="float" office:value="0" calcext:value-type="float">
            <text:p>0</text:p>
          </table:table-cell>
          <table:table-cell table:formula="of:=[.D149]/[.$C$59]" office:value-type="float" office:value="0" calcext:value-type="float">
            <text:p>0</text:p>
          </table:table-cell>
          <table:table-cell table:formula="of:=[.E149]/[.$C$59]" office:value-type="float" office:value="0" calcext:value-type="float">
            <text:p>0</text:p>
          </table:table-cell>
          <table:table-cell table:number-columns-repeated="5"/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11.2819+[.B150]*(20.7789-11.2819)/160" office:value-type="float" office:value="20.066625" calcext:value-type="float">
            <text:p>20.066625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50]/SUM([.C$2:.C$161])" office:value-type="float" office:value="0" calcext:value-type="float">
            <text:p>0</text:p>
          </table:table-cell>
          <table:table-cell table:formula="of:=[.D150]/SUM([.D$2:.D$161])" office:value-type="float" office:value="0" calcext:value-type="float">
            <text:p>0</text:p>
          </table:table-cell>
          <table:table-cell table:formula="of:=[.E150]/SUM([.E$2:.E$161])" office:value-type="float" office:value="0" calcext:value-type="float">
            <text:p>0</text:p>
          </table:table-cell>
          <table:table-cell table:formula="of:=[.C150]/[.$C$58]" office:value-type="float" office:value="0" calcext:value-type="float">
            <text:p>0</text:p>
          </table:table-cell>
          <table:table-cell table:formula="of:=[.D150]/[.$C$59]" office:value-type="float" office:value="0" calcext:value-type="float">
            <text:p>0</text:p>
          </table:table-cell>
          <table:table-cell table:formula="of:=[.E150]/[.$C$59]" office:value-type="float" office:value="0" calcext:value-type="float">
            <text:p>0</text:p>
          </table:table-cell>
          <table:table-cell table:number-columns-repeated="5"/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11.2819+[.B151]*(20.7789-11.2819)/160" office:value-type="float" office:value="20.12598125" calcext:value-type="float">
            <text:p>20.12598125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51]/SUM([.C$2:.C$161])" office:value-type="float" office:value="0" calcext:value-type="float">
            <text:p>0</text:p>
          </table:table-cell>
          <table:table-cell table:formula="of:=[.D151]/SUM([.D$2:.D$161])" office:value-type="float" office:value="0" calcext:value-type="float">
            <text:p>0</text:p>
          </table:table-cell>
          <table:table-cell table:formula="of:=[.E151]/SUM([.E$2:.E$161])" office:value-type="float" office:value="0" calcext:value-type="float">
            <text:p>0</text:p>
          </table:table-cell>
          <table:table-cell table:formula="of:=[.C151]/[.$C$58]" office:value-type="float" office:value="0" calcext:value-type="float">
            <text:p>0</text:p>
          </table:table-cell>
          <table:table-cell table:formula="of:=[.D151]/[.$C$59]" office:value-type="float" office:value="0" calcext:value-type="float">
            <text:p>0</text:p>
          </table:table-cell>
          <table:table-cell table:formula="of:=[.E151]/[.$C$59]" office:value-type="float" office:value="0" calcext:value-type="float">
            <text:p>0</text:p>
          </table:table-cell>
          <table:table-cell table:number-columns-repeated="5"/>
          <table:table-cell office:value-type="float" office:value="149" calcext:value-type="float">
            <text:p>149</text:p>
          </table:table-cell>
        </table:table-row>
        <table:table-row table:style-name="ro1">
          <table:table-cell table:formula="of:=11.2819+[.B152]*(20.7789-11.2819)/160" office:value-type="float" office:value="20.1853375" calcext:value-type="float">
            <text:p>20.185337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52]/SUM([.C$2:.C$161])" office:value-type="float" office:value="0" calcext:value-type="float">
            <text:p>0</text:p>
          </table:table-cell>
          <table:table-cell table:formula="of:=[.D152]/SUM([.D$2:.D$161])" office:value-type="float" office:value="0" calcext:value-type="float">
            <text:p>0</text:p>
          </table:table-cell>
          <table:table-cell table:formula="of:=[.E152]/SUM([.E$2:.E$161])" office:value-type="float" office:value="0" calcext:value-type="float">
            <text:p>0</text:p>
          </table:table-cell>
          <table:table-cell table:formula="of:=[.C152]/[.$C$58]" office:value-type="float" office:value="0" calcext:value-type="float">
            <text:p>0</text:p>
          </table:table-cell>
          <table:table-cell table:formula="of:=[.D152]/[.$C$59]" office:value-type="float" office:value="0" calcext:value-type="float">
            <text:p>0</text:p>
          </table:table-cell>
          <table:table-cell table:formula="of:=[.E152]/[.$C$59]" office:value-type="float" office:value="0" calcext:value-type="float">
            <text:p>0</text:p>
          </table:table-cell>
          <table:table-cell table:number-columns-repeated="5"/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11.2819+[.B153]*(20.7789-11.2819)/160" office:value-type="float" office:value="20.24469375" calcext:value-type="float">
            <text:p>20.24469375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53]/SUM([.C$2:.C$161])" office:value-type="float" office:value="0" calcext:value-type="float">
            <text:p>0</text:p>
          </table:table-cell>
          <table:table-cell table:formula="of:=[.D153]/SUM([.D$2:.D$161])" office:value-type="float" office:value="0" calcext:value-type="float">
            <text:p>0</text:p>
          </table:table-cell>
          <table:table-cell table:formula="of:=[.E153]/SUM([.E$2:.E$161])" office:value-type="float" office:value="0" calcext:value-type="float">
            <text:p>0</text:p>
          </table:table-cell>
          <table:table-cell table:formula="of:=[.C153]/[.$C$58]" office:value-type="float" office:value="0" calcext:value-type="float">
            <text:p>0</text:p>
          </table:table-cell>
          <table:table-cell table:formula="of:=[.D153]/[.$C$59]" office:value-type="float" office:value="0" calcext:value-type="float">
            <text:p>0</text:p>
          </table:table-cell>
          <table:table-cell table:formula="of:=[.E153]/[.$C$59]" office:value-type="float" office:value="0" calcext:value-type="float">
            <text:p>0</text:p>
          </table:table-cell>
          <table:table-cell table:number-columns-repeated="5"/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11.2819+[.B154]*(20.7789-11.2819)/160" office:value-type="float" office:value="20.30405" calcext:value-type="float">
            <text:p>20.30405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54]/SUM([.C$2:.C$161])" office:value-type="float" office:value="0" calcext:value-type="float">
            <text:p>0</text:p>
          </table:table-cell>
          <table:table-cell table:formula="of:=[.D154]/SUM([.D$2:.D$161])" office:value-type="float" office:value="0" calcext:value-type="float">
            <text:p>0</text:p>
          </table:table-cell>
          <table:table-cell table:formula="of:=[.E154]/SUM([.E$2:.E$161])" office:value-type="float" office:value="0" calcext:value-type="float">
            <text:p>0</text:p>
          </table:table-cell>
          <table:table-cell table:formula="of:=[.C154]/[.$C$58]" office:value-type="float" office:value="0" calcext:value-type="float">
            <text:p>0</text:p>
          </table:table-cell>
          <table:table-cell table:formula="of:=[.D154]/[.$C$59]" office:value-type="float" office:value="0" calcext:value-type="float">
            <text:p>0</text:p>
          </table:table-cell>
          <table:table-cell table:formula="of:=[.E154]/[.$C$59]" office:value-type="float" office:value="0" calcext:value-type="float">
            <text:p>0</text:p>
          </table:table-cell>
          <table:table-cell table:number-columns-repeated="5"/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11.2819+[.B155]*(20.7789-11.2819)/160" office:value-type="float" office:value="20.36340625" calcext:value-type="float">
            <text:p>20.36340625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55]/SUM([.C$2:.C$161])" office:value-type="float" office:value="0" calcext:value-type="float">
            <text:p>0</text:p>
          </table:table-cell>
          <table:table-cell table:formula="of:=[.D155]/SUM([.D$2:.D$161])" office:value-type="float" office:value="0" calcext:value-type="float">
            <text:p>0</text:p>
          </table:table-cell>
          <table:table-cell table:formula="of:=[.E155]/SUM([.E$2:.E$161])" office:value-type="float" office:value="0" calcext:value-type="float">
            <text:p>0</text:p>
          </table:table-cell>
          <table:table-cell table:formula="of:=[.C155]/[.$C$58]" office:value-type="float" office:value="0" calcext:value-type="float">
            <text:p>0</text:p>
          </table:table-cell>
          <table:table-cell table:formula="of:=[.D155]/[.$C$59]" office:value-type="float" office:value="0" calcext:value-type="float">
            <text:p>0</text:p>
          </table:table-cell>
          <table:table-cell table:formula="of:=[.E155]/[.$C$59]" office:value-type="float" office:value="0" calcext:value-type="float">
            <text:p>0</text:p>
          </table:table-cell>
          <table:table-cell table:number-columns-repeated="5"/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11.2819+[.B156]*(20.7789-11.2819)/160" office:value-type="float" office:value="20.4227625" calcext:value-type="float">
            <text:p>20.4227625</text:p>
          </table:table-cell>
          <table:table-cell office:value-type="float" office:value="154" calcext:value-type="float">
            <text:p>1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56]/SUM([.C$2:.C$161])" office:value-type="float" office:value="0" calcext:value-type="float">
            <text:p>0</text:p>
          </table:table-cell>
          <table:table-cell table:formula="of:=[.D156]/SUM([.D$2:.D$161])" office:value-type="float" office:value="0" calcext:value-type="float">
            <text:p>0</text:p>
          </table:table-cell>
          <table:table-cell table:formula="of:=[.E156]/SUM([.E$2:.E$161])" office:value-type="float" office:value="0" calcext:value-type="float">
            <text:p>0</text:p>
          </table:table-cell>
          <table:table-cell table:formula="of:=[.C156]/[.$C$58]" office:value-type="float" office:value="0" calcext:value-type="float">
            <text:p>0</text:p>
          </table:table-cell>
          <table:table-cell table:formula="of:=[.D156]/[.$C$59]" office:value-type="float" office:value="0" calcext:value-type="float">
            <text:p>0</text:p>
          </table:table-cell>
          <table:table-cell table:formula="of:=[.E156]/[.$C$59]" office:value-type="float" office:value="0" calcext:value-type="float">
            <text:p>0</text:p>
          </table:table-cell>
          <table:table-cell table:number-columns-repeated="5"/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11.2819+[.B157]*(20.7789-11.2819)/160" office:value-type="float" office:value="20.48211875" calcext:value-type="float">
            <text:p>20.48211875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57]/SUM([.C$2:.C$161])" office:value-type="float" office:value="0" calcext:value-type="float">
            <text:p>0</text:p>
          </table:table-cell>
          <table:table-cell table:formula="of:=[.D157]/SUM([.D$2:.D$161])" office:value-type="float" office:value="0" calcext:value-type="float">
            <text:p>0</text:p>
          </table:table-cell>
          <table:table-cell table:formula="of:=[.E157]/SUM([.E$2:.E$161])" office:value-type="float" office:value="0" calcext:value-type="float">
            <text:p>0</text:p>
          </table:table-cell>
          <table:table-cell table:formula="of:=[.C157]/[.$C$58]" office:value-type="float" office:value="0" calcext:value-type="float">
            <text:p>0</text:p>
          </table:table-cell>
          <table:table-cell table:formula="of:=[.D157]/[.$C$59]" office:value-type="float" office:value="0" calcext:value-type="float">
            <text:p>0</text:p>
          </table:table-cell>
          <table:table-cell table:formula="of:=[.E157]/[.$C$59]" office:value-type="float" office:value="0" calcext:value-type="float">
            <text:p>0</text:p>
          </table:table-cell>
          <table:table-cell table:number-columns-repeated="5"/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11.2819+[.B158]*(20.7789-11.2819)/160" office:value-type="float" office:value="20.541475" calcext:value-type="float">
            <text:p>20.541475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58]/SUM([.C$2:.C$161])" office:value-type="float" office:value="0" calcext:value-type="float">
            <text:p>0</text:p>
          </table:table-cell>
          <table:table-cell table:formula="of:=[.D158]/SUM([.D$2:.D$161])" office:value-type="float" office:value="0" calcext:value-type="float">
            <text:p>0</text:p>
          </table:table-cell>
          <table:table-cell table:formula="of:=[.E158]/SUM([.E$2:.E$161])" office:value-type="float" office:value="0" calcext:value-type="float">
            <text:p>0</text:p>
          </table:table-cell>
          <table:table-cell table:formula="of:=[.C158]/[.$C$58]" office:value-type="float" office:value="0" calcext:value-type="float">
            <text:p>0</text:p>
          </table:table-cell>
          <table:table-cell table:formula="of:=[.D158]/[.$C$59]" office:value-type="float" office:value="0" calcext:value-type="float">
            <text:p>0</text:p>
          </table:table-cell>
          <table:table-cell table:formula="of:=[.E158]/[.$C$59]" office:value-type="float" office:value="0" calcext:value-type="float">
            <text:p>0</text:p>
          </table:table-cell>
          <table:table-cell table:number-columns-repeated="5"/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11.2819+[.B159]*(20.7789-11.2819)/160" office:value-type="float" office:value="20.60083125" calcext:value-type="float">
            <text:p>20.60083125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59]/SUM([.C$2:.C$161])" office:value-type="float" office:value="0" calcext:value-type="float">
            <text:p>0</text:p>
          </table:table-cell>
          <table:table-cell table:formula="of:=[.D159]/SUM([.D$2:.D$161])" office:value-type="float" office:value="0" calcext:value-type="float">
            <text:p>0</text:p>
          </table:table-cell>
          <table:table-cell table:formula="of:=[.E159]/SUM([.E$2:.E$161])" office:value-type="float" office:value="0" calcext:value-type="float">
            <text:p>0</text:p>
          </table:table-cell>
          <table:table-cell table:formula="of:=[.C159]/[.$C$58]" office:value-type="float" office:value="0" calcext:value-type="float">
            <text:p>0</text:p>
          </table:table-cell>
          <table:table-cell table:formula="of:=[.D159]/[.$C$59]" office:value-type="float" office:value="0" calcext:value-type="float">
            <text:p>0</text:p>
          </table:table-cell>
          <table:table-cell table:formula="of:=[.E159]/[.$C$59]" office:value-type="float" office:value="0" calcext:value-type="float">
            <text:p>0</text:p>
          </table:table-cell>
          <table:table-cell table:number-columns-repeated="5"/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11.2819+[.B160]*(20.7789-11.2819)/160" office:value-type="float" office:value="20.6601875" calcext:value-type="float">
            <text:p>20.6601875</text:p>
          </table:table-cell>
          <table:table-cell office:value-type="float" office:value="158" calcext:value-type="float">
            <text:p>15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60]/SUM([.C$2:.C$161])" office:value-type="float" office:value="0" calcext:value-type="float">
            <text:p>0</text:p>
          </table:table-cell>
          <table:table-cell table:formula="of:=[.D160]/SUM([.D$2:.D$161])" office:value-type="float" office:value="0" calcext:value-type="float">
            <text:p>0</text:p>
          </table:table-cell>
          <table:table-cell table:formula="of:=[.E160]/SUM([.E$2:.E$161])" office:value-type="float" office:value="0" calcext:value-type="float">
            <text:p>0</text:p>
          </table:table-cell>
          <table:table-cell table:formula="of:=[.C160]/[.$C$58]" office:value-type="float" office:value="0" calcext:value-type="float">
            <text:p>0</text:p>
          </table:table-cell>
          <table:table-cell table:formula="of:=[.D160]/[.$C$59]" office:value-type="float" office:value="0" calcext:value-type="float">
            <text:p>0</text:p>
          </table:table-cell>
          <table:table-cell table:formula="of:=[.E160]/[.$C$59]" office:value-type="float" office:value="0" calcext:value-type="float">
            <text:p>0</text:p>
          </table:table-cell>
          <table:table-cell table:number-columns-repeated="5"/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11.2819+[.B161]*(20.7789-11.2819)/160" office:value-type="float" office:value="20.71954375" calcext:value-type="float">
            <text:p>20.71954375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61]/SUM([.C$2:.C$161])" office:value-type="float" office:value="0" calcext:value-type="float">
            <text:p>0</text:p>
          </table:table-cell>
          <table:table-cell table:formula="of:=[.D161]/SUM([.D$2:.D$161])" office:value-type="float" office:value="0" calcext:value-type="float">
            <text:p>0</text:p>
          </table:table-cell>
          <table:table-cell table:formula="of:=[.E161]/SUM([.E$2:.E$161])" office:value-type="float" office:value="0" calcext:value-type="float">
            <text:p>0</text:p>
          </table:table-cell>
          <table:table-cell table:formula="of:=[.C161]/[.$C$58]" office:value-type="float" office:value="0" calcext:value-type="float">
            <text:p>0</text:p>
          </table:table-cell>
          <table:table-cell table:formula="of:=[.D161]/[.$C$59]" office:value-type="float" office:value="0" calcext:value-type="float">
            <text:p>0</text:p>
          </table:table-cell>
          <table:table-cell table:formula="of:=[.E161]/[.$C$59]" office:value-type="float" office:value="0" calcext:value-type="float">
            <text:p>0</text:p>
          </table:table-cell>
          <table:table-cell table:number-columns-repeated="5"/>
          <table:table-cell office:value-type="float" office:value="159" calcext:value-type="float">
            <text:p>1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00/00/00</text:date>, <text:time style:data-style-name="N2" text:time-value="15:19:46.80478683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0:40:13.107803499</meta:creation-date>
    <meta:editing-duration>PT58M33S</meta:editing-duration>
    <meta:editing-cycles>12</meta:editing-cycles>
    <meta:generator>LibreOffice/5.1.6.2$Linux_X86_64 LibreOffice_project/10m0$Build-2</meta:generator>
    <dc:date>2017-07-21T16:59:42.385275689</dc:date>
    <meta:document-statistic meta:table-count="2" meta:cell-count="29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5.597cm" svg:height="19.445cm" xlink:href=".." xlink:type="simple" chart:class="chart:scatter" chart:column-mapping="0 1 4 3 2" chart:style-name="ch1">
        <chart:legend chart:legend-position="end" svg:x="43.454cm" svg:y="8.358cm" style:legend-expansion="high" chart:style-name="ch2"/>
        <chart:plot-area chart:style-name="ch3" table:cell-range-address="Sheet1.B1:Sheet1.B100 Sheet1.D1:Sheet1.D100 Sheet1.F1:Sheet1.H100" svg:x="0.911cm" svg:y="0.388cm" svg:width="41.632cm" svg:height="18.669cm">
          <chartooo:coordinate-region svg:x="2.088cm" svg:y="0.587cm" svg:width="40.176cm" svg:height="17.8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100" chart:class="chart:scatter">
            <chart:domain table:cell-range-address="Sheet1.B1:Sheet1.B100"/>
            <chart:data-point chart:repeated="100"/>
          </chart:series>
          <chart:series chart:style-name="ch7" chart:values-cell-range-address="Sheet1.H1:Sheet1.H100" chart:class="chart:scatter">
            <chart:data-point chart:repeated="100"/>
          </chart:series>
          <chart:series chart:style-name="ch8" chart:values-cell-range-address="Sheet1.G1:Sheet1.G100" chart:class="chart:scatter">
            <chart:data-point chart:repeated="100"/>
          </chart:series>
          <chart:series chart:style-name="ch9" chart:values-cell-range-address="Sheet1.F1:Sheet1.F100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D</text:p>
              </table:table-cell>
              <table:table-cell office:value-type="string">
                <text:p>列 H</text:p>
              </table:table-cell>
              <table:table-cell office:value-type="string">
                <text:p>列 G</text:p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100</svg:desc>
                </draw:g>
              </table:table-cell>
              <table:table-cell office:value-type="float" office:value="0">
                <text:p>0</text:p>
                <draw:g>
                  <svg:desc>Sheet1.D1:Sheet1.D100</svg:desc>
                </draw:g>
              </table:table-cell>
              <table:table-cell office:value-type="float" office:value="0">
                <text:p>0</text:p>
                <draw:g>
                  <svg:desc>Sheet1.H1:Sheet1.H100</svg:desc>
                </draw:g>
              </table:table-cell>
              <table:table-cell office:value-type="float" office:value="0">
                <text:p>0</text:p>
                <draw:g>
                  <svg:desc>Sheet1.G1:Sheet1.G100</svg:desc>
                </draw:g>
              </table:table-cell>
              <table:table-cell office:value-type="float" office:value="0">
                <text:p>0</text:p>
                <draw:g>
                  <svg:desc>Sheet1.F1:Sheet1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1.6025416645831">
                <text:p>81.60254166458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6.39557987406">
                <text:p>116.39557987406</text:p>
              </table:table-cell>
              <table:table-cell office:value-type="float" office:value="272">
                <text:p>272</text:p>
              </table:table-cell>
              <table:table-cell office:value-type="float" office:value="3">
                <text:p>3</text:p>
              </table:table-cell>
              <table:table-cell office:value-type="float" office:value="2507.91811382485">
                <text:p>2507.91811382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537.42364125451">
                <text:p>2537.42364125451</text:p>
              </table:table-cell>
              <table:table-cell office:value-type="float" office:value="5511">
                <text:p>5511</text:p>
              </table:table-cell>
              <table:table-cell office:value-type="float" office:value="550">
                <text:p>550</text:p>
              </table:table-cell>
              <table:table-cell office:value-type="float" office:value="12893.2015830041">
                <text:p>12893.20158300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2209.8963287889">
                <text:p>12209.8963287889</text:p>
              </table:table-cell>
              <table:table-cell office:value-type="float" office:value="20171">
                <text:p>20171</text:p>
              </table:table-cell>
              <table:table-cell office:value-type="float" office:value="6771">
                <text:p>6771</text:p>
              </table:table-cell>
              <table:table-cell office:value-type="float" office:value="25209.7452049119">
                <text:p>25209.74520491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4984.311219967">
                <text:p>24984.311219967</text:p>
              </table:table-cell>
              <table:table-cell office:value-type="float" office:value="29471">
                <text:p>29471</text:p>
              </table:table-cell>
              <table:table-cell office:value-type="float" office:value="20440">
                <text:p>20440</text:p>
              </table:table-cell>
              <table:table-cell office:value-type="float" office:value="29091.3061034239">
                <text:p>29091.30610342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0047.5189444886">
                <text:p>30047.5189444886</text:p>
              </table:table-cell>
              <table:table-cell office:value-type="float" office:value="27951">
                <text:p>27951</text:p>
              </table:table-cell>
              <table:table-cell office:value-type="float" office:value="29205">
                <text:p>29205</text:p>
              </table:table-cell>
              <table:table-cell office:value-type="float" office:value="26569.7875659883">
                <text:p>26569.78756598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7434.4381763159">
                <text:p>27434.4381763159</text:p>
              </table:table-cell>
              <table:table-cell office:value-type="float" office:value="22227">
                <text:p>22227</text:p>
              </table:table-cell>
              <table:table-cell office:value-type="float" office:value="27862">
                <text:p>27862</text:p>
              </table:table-cell>
              <table:table-cell office:value-type="float" office:value="21668.194896669">
                <text:p>21668.1948966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3482.8082395916">
                <text:p>23482.8082395916</text:p>
              </table:table-cell>
              <table:table-cell office:value-type="float" office:value="17013">
                <text:p>17013</text:p>
              </table:table-cell>
              <table:table-cell office:value-type="float" office:value="22511">
                <text:p>22511</text:p>
              </table:table-cell>
              <table:table-cell office:value-type="float" office:value="16831.8842606814">
                <text:p>16831.88426068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006.3962065171">
                <text:p>18006.3962065171</text:p>
              </table:table-cell>
              <table:table-cell office:value-type="float" office:value="13045">
                <text:p>13045</text:p>
              </table:table-cell>
              <table:table-cell office:value-type="float" office:value="17423">
                <text:p>17423</text:p>
              </table:table-cell>
              <table:table-cell office:value-type="float" office:value="12898.6417524484">
                <text:p>12898.6417524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4415.5925674023">
                <text:p>14415.5925674023</text:p>
              </table:table-cell>
              <table:table-cell office:value-type="float" office:value="10228">
                <text:p>10228</text:p>
              </table:table-cell>
              <table:table-cell office:value-type="float" office:value="13161">
                <text:p>13161</text:p>
              </table:table-cell>
              <table:table-cell office:value-type="float" office:value="10341.7621136248">
                <text:p>10341.76211362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1622.0986504249">
                <text:p>11622.0986504249</text:p>
              </table:table-cell>
              <table:table-cell office:value-type="float" office:value="8160">
                <text:p>8160</text:p>
              </table:table-cell>
              <table:table-cell office:value-type="float" office:value="10259">
                <text:p>10259</text:p>
              </table:table-cell>
              <table:table-cell office:value-type="float" office:value="8119.45289562602">
                <text:p>8119.45289562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265.08815797518">
                <text:p>9265.08815797518</text:p>
              </table:table-cell>
              <table:table-cell office:value-type="float" office:value="7266">
                <text:p>7266</text:p>
              </table:table-cell>
              <table:table-cell office:value-type="float" office:value="8228">
                <text:p>8228</text:p>
              </table:table-cell>
              <table:table-cell office:value-type="float" office:value="7140.22239565103">
                <text:p>7140.222395651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967.27744237941">
                <text:p>7967.27744237941</text:p>
              </table:table-cell>
              <table:table-cell office:value-type="float" office:value="6263">
                <text:p>6263</text:p>
              </table:table-cell>
              <table:table-cell office:value-type="float" office:value="6758">
                <text:p>6758</text:p>
              </table:table-cell>
              <table:table-cell office:value-type="float" office:value="6147.39147206526">
                <text:p>6147.391472065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995.37435043101">
                <text:p>6995.37435043101</text:p>
              </table:table-cell>
              <table:table-cell office:value-type="float" office:value="5846">
                <text:p>5846</text:p>
              </table:table-cell>
              <table:table-cell office:value-type="float" office:value="5888">
                <text:p>5888</text:p>
              </table:table-cell>
              <table:table-cell office:value-type="float" office:value="5546.2527484695">
                <text:p>5546.25274846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029.29103747631">
                <text:p>6029.29103747631</text:p>
              </table:table-cell>
              <table:table-cell office:value-type="float" office:value="5728">
                <text:p>5728</text:p>
              </table:table-cell>
              <table:table-cell office:value-type="float" office:value="5287">
                <text:p>5287</text:p>
              </table:table-cell>
              <table:table-cell office:value-type="float" office:value="5195.36181931179">
                <text:p>5195.361819311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813.9592147093">
                <text:p>5813.9592147093</text:p>
              </table:table-cell>
              <table:table-cell office:value-type="float" office:value="6098">
                <text:p>6098</text:p>
              </table:table-cell>
              <table:table-cell office:value-type="float" office:value="4812">
                <text:p>4812</text:p>
              </table:table-cell>
              <table:table-cell office:value-type="float" office:value="5347.68656375235">
                <text:p>5347.686563752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197.06264137678">
                <text:p>5197.06264137678</text:p>
              </table:table-cell>
              <table:table-cell office:value-type="float" office:value="6889">
                <text:p>6889</text:p>
              </table:table-cell>
              <table:table-cell office:value-type="float" office:value="5090">
                <text:p>5090</text:p>
              </table:table-cell>
              <table:table-cell office:value-type="float" office:value="5464.65020680492">
                <text:p>5464.650206804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866.33722565263">
                <text:p>5866.33722565263</text:p>
              </table:table-cell>
              <table:table-cell office:value-type="float" office:value="8887">
                <text:p>8887</text:p>
              </table:table-cell>
              <table:table-cell office:value-type="float" office:value="5986">
                <text:p>5986</text:p>
              </table:table-cell>
              <table:table-cell office:value-type="float" office:value="6264.35511511783">
                <text:p>6264.355115117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6093.30860640704">
                <text:p>6093.30860640704</text:p>
              </table:table-cell>
              <table:table-cell office:value-type="float" office:value="11078">
                <text:p>11078</text:p>
              </table:table-cell>
              <table:table-cell office:value-type="float" office:value="7143">
                <text:p>7143</text:p>
              </table:table-cell>
              <table:table-cell office:value-type="float" office:value="7983.44865951838">
                <text:p>7983.44865951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890.61832854435">
                <text:p>6890.61832854435</text:p>
              </table:table-cell>
              <table:table-cell office:value-type="float" office:value="12552">
                <text:p>12552</text:p>
              </table:table-cell>
              <table:table-cell office:value-type="float" office:value="8956">
                <text:p>8956</text:p>
              </table:table-cell>
              <table:table-cell office:value-type="float" office:value="10472.3261802882">
                <text:p>10472.32618028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991.55854527114">
                <text:p>8991.55854527114</text:p>
              </table:table-cell>
              <table:table-cell office:value-type="float" office:value="12801">
                <text:p>12801</text:p>
              </table:table-cell>
              <table:table-cell office:value-type="float" office:value="11229">
                <text:p>11229</text:p>
              </table:table-cell>
              <table:table-cell office:value-type="float" office:value="12020.0543871931">
                <text:p>12020.05438719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1139.0569939475">
                <text:p>11139.0569939475</text:p>
              </table:table-cell>
              <table:table-cell office:value-type="float" office:value="12408">
                <text:p>12408</text:p>
              </table:table-cell>
              <table:table-cell office:value-type="float" office:value="12424">
                <text:p>12424</text:p>
              </table:table-cell>
              <table:table-cell office:value-type="float" office:value="13135.2891232757">
                <text:p>13135.28912327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2594.0017423733">
                <text:p>12594.0017423733</text:p>
              </table:table-cell>
              <table:table-cell office:value-type="float" office:value="11864">
                <text:p>11864</text:p>
              </table:table-cell>
              <table:table-cell office:value-type="float" office:value="12481">
                <text:p>12481</text:p>
              </table:table-cell>
              <table:table-cell office:value-type="float" office:value="13284.8937829941">
                <text:p>13284.89378299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2419.4083725622">
                <text:p>12419.4083725622</text:p>
              </table:table-cell>
              <table:table-cell office:value-type="float" office:value="11299">
                <text:p>11299</text:p>
              </table:table-cell>
              <table:table-cell office:value-type="float" office:value="12004">
                <text:p>12004</text:p>
              </table:table-cell>
              <table:table-cell office:value-type="float" office:value="12602.1525177338">
                <text:p>12602.1525177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2576.5424053922">
                <text:p>12576.5424053922</text:p>
              </table:table-cell>
              <table:table-cell office:value-type="float" office:value="10657">
                <text:p>10657</text:p>
              </table:table-cell>
              <table:table-cell office:value-type="float" office:value="10934">
                <text:p>10934</text:p>
              </table:table-cell>
              <table:table-cell office:value-type="float" office:value="12098.9368441355">
                <text:p>12098.93684413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2134.2392018708">
                <text:p>12134.2392018708</text:p>
              </table:table-cell>
              <table:table-cell office:value-type="float" office:value="10688">
                <text:p>10688</text:p>
              </table:table-cell>
              <table:table-cell office:value-type="float" office:value="10336">
                <text:p>10336</text:p>
              </table:table-cell>
              <table:table-cell office:value-type="float" office:value="11190.4285469365">
                <text:p>11190.42854693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2355.3908036315">
                <text:p>12355.3908036315</text:p>
              </table:table-cell>
              <table:table-cell office:value-type="float" office:value="10430">
                <text:p>10430</text:p>
              </table:table-cell>
              <table:table-cell office:value-type="float" office:value="10338">
                <text:p>10338</text:p>
              </table:table-cell>
              <table:table-cell office:value-type="float" office:value="10630.091094173">
                <text:p>10630.0910941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1179.7954469035">
                <text:p>11179.7954469035</text:p>
              </table:table-cell>
              <table:table-cell office:value-type="float" office:value="10169">
                <text:p>10169</text:p>
              </table:table-cell>
              <table:table-cell office:value-type="float" office:value="10084">
                <text:p>10084</text:p>
              </table:table-cell>
              <table:table-cell office:value-type="float" office:value="10358.0826219578">
                <text:p>10358.08262195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277.7297028795">
                <text:p>10277.7297028795</text:p>
              </table:table-cell>
              <table:table-cell office:value-type="float" office:value="10019">
                <text:p>10019</text:p>
              </table:table-cell>
              <table:table-cell office:value-type="float" office:value="10140">
                <text:p>10140</text:p>
              </table:table-cell>
              <table:table-cell office:value-type="float" office:value="9686.22169558602">
                <text:p>9686.22169558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852.88583633918">
                <text:p>9852.88583633918</text:p>
              </table:table-cell>
              <table:table-cell office:value-type="float" office:value="9914">
                <text:p>9914</text:p>
              </table:table-cell>
              <table:table-cell office:value-type="float" office:value="10395">
                <text:p>10395</text:p>
              </table:table-cell>
              <table:table-cell office:value-type="float" office:value="9571.9781372556">
                <text:p>9571.97813725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788.86826740845">
                <text:p>9788.86826740845</text:p>
              </table:table-cell>
              <table:table-cell office:value-type="float" office:value="9726">
                <text:p>9726</text:p>
              </table:table-cell>
              <table:table-cell office:value-type="float" office:value="9839">
                <text:p>9839</text:p>
              </table:table-cell>
              <table:table-cell office:value-type="float" office:value="9125.88424282255">
                <text:p>9125.88424282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9614.27489759736">
                <text:p>9614.27489759736</text:p>
              </table:table-cell>
              <table:table-cell office:value-type="float" office:value="9762">
                <text:p>9762</text:p>
              </table:table-cell>
              <table:table-cell office:value-type="float" office:value="9497">
                <text:p>9497</text:p>
              </table:table-cell>
              <table:table-cell office:value-type="float" office:value="9052.44195532442">
                <text:p>9052.441955324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521.15843369811">
                <text:p>9521.15843369811</text:p>
              </table:table-cell>
              <table:table-cell office:value-type="float" office:value="9938">
                <text:p>9938</text:p>
              </table:table-cell>
              <table:table-cell office:value-type="float" office:value="9420">
                <text:p>9420</text:p>
              </table:table-cell>
              <table:table-cell office:value-type="float" office:value="9052.44195532442">
                <text:p>9052.441955324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9340.74528489332">
                <text:p>9340.74528489332</text:p>
              </table:table-cell>
              <table:table-cell office:value-type="float" office:value="9775">
                <text:p>9775</text:p>
              </table:table-cell>
              <table:table-cell office:value-type="float" office:value="9243">
                <text:p>9243</text:p>
              </table:table-cell>
              <table:table-cell office:value-type="float" office:value="8698.83094144456">
                <text:p>8698.83094144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9061.39589319557">
                <text:p>9061.39589319557</text:p>
              </table:table-cell>
              <table:table-cell office:value-type="float" office:value="9887">
                <text:p>9887</text:p>
              </table:table-cell>
              <table:table-cell office:value-type="float" office:value="9209">
                <text:p>9209</text:p>
              </table:table-cell>
              <table:table-cell office:value-type="float" office:value="8614.50831505783">
                <text:p>8614.508315057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9492.0595387296">
                <text:p>9492.0595387296</text:p>
              </table:table-cell>
              <table:table-cell office:value-type="float" office:value="9430">
                <text:p>9430</text:p>
              </table:table-cell>
              <table:table-cell office:value-type="float" office:value="8967">
                <text:p>8967</text:p>
              </table:table-cell>
              <table:table-cell office:value-type="float" office:value="8701.55102616672">
                <text:p>8701.551026166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9212.71014703185">
                <text:p>9212.71014703185</text:p>
              </table:table-cell>
              <table:table-cell office:value-type="float" office:value="9797">
                <text:p>9797</text:p>
              </table:table-cell>
              <table:table-cell office:value-type="float" office:value="8687">
                <text:p>8687</text:p>
              </table:table-cell>
              <table:table-cell office:value-type="float" office:value="8949.07873588262">
                <text:p>8949.078735882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9457.14086476738">
                <text:p>9457.14086476738</text:p>
              </table:table-cell>
              <table:table-cell office:value-type="float" office:value="10078">
                <text:p>10078</text:p>
              </table:table-cell>
              <table:table-cell office:value-type="float" office:value="8653">
                <text:p>8653</text:p>
              </table:table-cell>
              <table:table-cell office:value-type="float" office:value="9115.00390393394">
                <text:p>9115.003903933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0085.6769960873">
                <text:p>10085.6769960873</text:p>
              </table:table-cell>
              <table:table-cell office:value-type="float" office:value="9940">
                <text:p>9940</text:p>
              </table:table-cell>
              <table:table-cell office:value-type="float" office:value="8520">
                <text:p>8520</text:p>
              </table:table-cell>
              <table:table-cell office:value-type="float" office:value="9283.64915670741">
                <text:p>9283.649156707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184.6132389803">
                <text:p>10184.6132389803</text:p>
              </table:table-cell>
              <table:table-cell office:value-type="float" office:value="10138">
                <text:p>10138</text:p>
              </table:table-cell>
              <table:table-cell office:value-type="float" office:value="8863">
                <text:p>8863</text:p>
              </table:table-cell>
              <table:table-cell office:value-type="float" office:value="9669.9011872531">
                <text:p>9669.90118725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0301.0088188543">
                <text:p>10301.0088188543</text:p>
              </table:table-cell>
              <table:table-cell office:value-type="float" office:value="10103">
                <text:p>10103</text:p>
              </table:table-cell>
              <table:table-cell office:value-type="float" office:value="8946">
                <text:p>8946</text:p>
              </table:table-cell>
              <table:table-cell office:value-type="float" office:value="9699.82211919678">
                <text:p>9699.82211919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1011.0218560861">
                <text:p>11011.0218560861</text:p>
              </table:table-cell>
              <table:table-cell office:value-type="float" office:value="10059">
                <text:p>10059</text:p>
              </table:table-cell>
              <table:table-cell office:value-type="float" office:value="9466">
                <text:p>9466</text:p>
              </table:table-cell>
              <table:table-cell office:value-type="float" office:value="9931.02932057977">
                <text:p>9931.029320579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1854.889810173">
                <text:p>11854.889810173</text:p>
              </table:table-cell>
              <table:table-cell office:value-type="float" office:value="10116">
                <text:p>10116</text:p>
              </table:table-cell>
              <table:table-cell office:value-type="float" office:value="9562">
                <text:p>9562</text:p>
              </table:table-cell>
              <table:table-cell office:value-type="float" office:value="10649.1316872281">
                <text:p>10649.13168722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727.8566592285">
                <text:p>12727.8566592285</text:p>
              </table:table-cell>
              <table:table-cell office:value-type="float" office:value="10009">
                <text:p>10009</text:p>
              </table:table-cell>
              <table:table-cell office:value-type="float" office:value="9775">
                <text:p>9775</text:p>
              </table:table-cell>
              <table:table-cell office:value-type="float" office:value="11239.3900719353">
                <text:p>11239.39007193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3228.3576526869">
                <text:p>13228.3576526869</text:p>
              </table:table-cell>
              <table:table-cell office:value-type="float" office:value="9605">
                <text:p>9605</text:p>
              </table:table-cell>
              <table:table-cell office:value-type="float" office:value="10205">
                <text:p>10205</text:p>
              </table:table-cell>
              <table:table-cell office:value-type="float" office:value="11976.5330316387">
                <text:p>11976.53303163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3304.0147796051">
                <text:p>13304.0147796051</text:p>
              </table:table-cell>
              <table:table-cell office:value-type="float" office:value="9572">
                <text:p>9572</text:p>
              </table:table-cell>
              <table:table-cell office:value-type="float" office:value="10262">
                <text:p>10262</text:p>
              </table:table-cell>
              <table:table-cell office:value-type="float" office:value="12721.8362455085">
                <text:p>12721.83624550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2012.023843003">
                <text:p>12012.023843003</text:p>
              </table:table-cell>
              <table:table-cell office:value-type="float" office:value="9807">
                <text:p>9807</text:p>
              </table:table-cell>
              <table:table-cell office:value-type="float" office:value="10446">
                <text:p>10446</text:p>
              </table:table-cell>
              <table:table-cell office:value-type="float" office:value="13268.5732746612">
                <text:p>13268.57327466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440.6835147032">
                <text:p>10440.6835147032</text:p>
              </table:table-cell>
              <table:table-cell office:value-type="float" office:value="10025">
                <text:p>10025</text:p>
              </table:table-cell>
              <table:table-cell office:value-type="float" office:value="10619">
                <text:p>10619</text:p>
              </table:table-cell>
              <table:table-cell office:value-type="float" office:value="13080.8874288327">
                <text:p>13080.88742883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520.1564467812">
                <text:p>8520.1564467812</text:p>
              </table:table-cell>
              <table:table-cell office:value-type="float" office:value="10349">
                <text:p>10349</text:p>
              </table:table-cell>
              <table:table-cell office:value-type="float" office:value="11017">
                <text:p>11017</text:p>
              </table:table-cell>
              <table:table-cell office:value-type="float" office:value="12308.3833677413">
                <text:p>12308.38336774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692.74584275845">
                <text:p>6692.74584275845</text:p>
              </table:table-cell>
              <table:table-cell office:value-type="float" office:value="10747">
                <text:p>10747</text:p>
              </table:table-cell>
              <table:table-cell office:value-type="float" office:value="11268">
                <text:p>11268</text:p>
              </table:table-cell>
              <table:table-cell office:value-type="float" office:value="10339.0420289027">
                <text:p>10339.04202890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134.04705936296">
                <text:p>6134.04705936296</text:p>
              </table:table-cell>
              <table:table-cell office:value-type="float" office:value="11146">
                <text:p>11146</text:p>
              </table:table-cell>
              <table:table-cell office:value-type="float" office:value="11970">
                <text:p>11970</text:p>
              </table:table-cell>
              <table:table-cell office:value-type="float" office:value="8122.17298034818">
                <text:p>8122.172980348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651.00540288562">
                <text:p>5651.00540288562</text:p>
              </table:table-cell>
              <table:table-cell office:value-type="float" office:value="12351">
                <text:p>12351</text:p>
              </table:table-cell>
              <table:table-cell office:value-type="float" office:value="12082">
                <text:p>12082</text:p>
              </table:table-cell>
              <table:table-cell office:value-type="float" office:value="6457.48113039068">
                <text:p>6457.481130390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371.65601118787">
                <text:p>5371.65601118787</text:p>
              </table:table-cell>
              <table:table-cell office:value-type="float" office:value="13124">
                <text:p>13124</text:p>
              </table:table-cell>
              <table:table-cell office:value-type="float" office:value="12112">
                <text:p>12112</text:p>
              </table:table-cell>
              <table:table-cell office:value-type="float" office:value="5548.97283319165">
                <text:p>5548.97283319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680.10429785413">
                <text:p>5680.10429785413</text:p>
              </table:table-cell>
              <table:table-cell office:value-type="float" office:value="13327">
                <text:p>13327</text:p>
              </table:table-cell>
              <table:table-cell office:value-type="float" office:value="11202">
                <text:p>11202</text:p>
              </table:table-cell>
              <table:table-cell office:value-type="float" office:value="5296.00495403145">
                <text:p>5296.004954031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976.91302653298">
                <text:p>5976.91302653298</text:p>
              </table:table-cell>
              <table:table-cell office:value-type="float" office:value="13115">
                <text:p>13115</text:p>
              </table:table-cell>
              <table:table-cell office:value-type="float" office:value="8989">
                <text:p>8989</text:p>
              </table:table-cell>
              <table:table-cell office:value-type="float" office:value="5067.51783737061">
                <text:p>5067.517837370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785.8623066577">
                <text:p>6785.8623066577</text:p>
              </table:table-cell>
              <table:table-cell office:value-type="float" office:value="11087">
                <text:p>11087</text:p>
              </table:table-cell>
              <table:table-cell office:value-type="float" office:value="7043">
                <text:p>7043</text:p>
              </table:table-cell>
              <table:table-cell office:value-type="float" office:value="5616.97495124547">
                <text:p>5616.974951245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328.103739989">
                <text:p>8328.103739989</text:p>
              </table:table-cell>
              <table:table-cell office:value-type="float" office:value="8763">
                <text:p>8763</text:p>
              </table:table-cell>
              <table:table-cell office:value-type="float" office:value="5706">
                <text:p>5706</text:p>
              </table:table-cell>
              <table:table-cell office:value-type="float" office:value="6120.19062484374">
                <text:p>6120.190624843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9608.45511860366">
                <text:p>9608.45511860366</text:p>
              </table:table-cell>
              <table:table-cell office:value-type="float" office:value="6812">
                <text:p>6812</text:p>
              </table:table-cell>
              <table:table-cell office:value-type="float" office:value="5207">
                <text:p>5207</text:p>
              </table:table-cell>
              <table:table-cell office:value-type="float" office:value="6881.81434704651">
                <text:p>6881.814347046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1901.4480421226">
                <text:p>11901.4480421226</text:p>
              </table:table-cell>
              <table:table-cell office:value-type="float" office:value="5663">
                <text:p>5663</text:p>
              </table:table-cell>
              <table:table-cell office:value-type="float" office:value="4928">
                <text:p>4928</text:p>
              </table:table-cell>
              <table:table-cell office:value-type="float" office:value="8274.49772478873">
                <text:p>8274.497724788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4980.1111297915">
                <text:p>14980.1111297915</text:p>
              </table:table-cell>
              <table:table-cell office:value-type="float" office:value="5161">
                <text:p>5161</text:p>
              </table:table-cell>
              <table:table-cell office:value-type="float" office:value="5430">
                <text:p>5430</text:p>
              </table:table-cell>
              <table:table-cell office:value-type="float" office:value="10232.9587247387">
                <text:p>10232.95872473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9199.4509002262">
                <text:p>19199.4509002262</text:p>
              </table:table-cell>
              <table:table-cell office:value-type="float" office:value="5269">
                <text:p>5269</text:p>
              </table:table-cell>
              <table:table-cell office:value-type="float" office:value="6039">
                <text:p>6039</text:p>
              </table:table-cell>
              <table:table-cell office:value-type="float" office:value="13219.6117496625">
                <text:p>13219.6117496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3581.7444824846">
                <text:p>23581.7444824846</text:p>
              </table:table-cell>
              <table:table-cell office:value-type="float" office:value="6078">
                <text:p>6078</text:p>
              </table:table-cell>
              <table:table-cell office:value-type="float" office:value="6954">
                <text:p>6954</text:p>
              </table:table-cell>
              <table:table-cell office:value-type="float" office:value="16859.0851079029">
                <text:p>16859.08510790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9069.7960735465">
                <text:p>29069.7960735465</text:p>
              </table:table-cell>
              <table:table-cell office:value-type="float" office:value="7014">
                <text:p>7014</text:p>
              </table:table-cell>
              <table:table-cell office:value-type="float" office:value="8211">
                <text:p>8211</text:p>
              </table:table-cell>
              <table:table-cell office:value-type="float" office:value="20941.9322758542">
                <text:p>20941.93227585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9977.6815965642">
                <text:p>29977.6815965642</text:p>
              </table:table-cell>
              <table:table-cell office:value-type="float" office:value="8349">
                <text:p>8349</text:p>
              </table:table-cell>
              <table:table-cell office:value-type="float" office:value="10045">
                <text:p>10045</text:p>
              </table:table-cell>
              <table:table-cell office:value-type="float" office:value="26858.1165465365">
                <text:p>26858.11654653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3156.9006159442">
                <text:p>23156.9006159442</text:p>
              </table:table-cell>
              <table:table-cell office:value-type="float" office:value="10443">
                <text:p>10443</text:p>
              </table:table-cell>
              <table:table-cell office:value-type="float" office:value="13025">
                <text:p>13025</text:p>
              </table:table-cell>
              <table:table-cell office:value-type="float" office:value="29020.5839006479">
                <text:p>29020.58390064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9905.26384728251">
                <text:p>9905.26384728251</text:p>
              </table:table-cell>
              <table:table-cell office:value-type="float" office:value="13101">
                <text:p>13101</text:p>
              </table:table-cell>
              <table:table-cell office:value-type="float" office:value="16882">
                <text:p>16882</text:p>
              </table:table-cell>
              <table:table-cell office:value-type="float" office:value="25683.0399465665">
                <text:p>25683.03994656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775.03259307942">
                <text:p>1775.03259307942</text:p>
              </table:table-cell>
              <table:table-cell office:value-type="float" office:value="17532">
                <text:p>17532</text:p>
              </table:table-cell>
              <table:table-cell office:value-type="float" office:value="22383">
                <text:p>22383</text:p>
              </table:table-cell>
              <table:table-cell office:value-type="float" office:value="12757.1973468965">
                <text:p>12757.19734689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98.936242892951">
                <text:p>98.936242892951</text:p>
              </table:table-cell>
              <table:table-cell office:value-type="float" office:value="23031">
                <text:p>23031</text:p>
              </table:table-cell>
              <table:table-cell office:value-type="float" office:value="27700">
                <text:p>27700</text:p>
              </table:table-cell>
              <table:table-cell office:value-type="float" office:value="2611.28133326666">
                <text:p>2611.281333266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3.279115974812">
                <text:p>23.279115974812</text:p>
              </table:table-cell>
              <table:table-cell office:value-type="float" office:value="28696">
                <text:p>28696</text:p>
              </table:table-cell>
              <table:table-cell office:value-type="float" office:value="28907">
                <text:p>28907</text:p>
              </table:table-cell>
              <table:table-cell office:value-type="float" office:value="144.164490274097">
                <text:p>144.1644902740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29343">
                <text:p>29343</text:p>
              </table:table-cell>
              <table:table-cell office:value-type="float" office:value="20547">
                <text:p>20547</text:p>
              </table:table-cell>
              <table:table-cell office:value-type="float" office:value="5.44016944430554">
                <text:p>5.440169444305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19906">
                <text:p>19906</text:p>
              </table:table-cell>
              <table:table-cell office:value-type="float" office:value="6546">
                <text:p>6546</text:p>
              </table:table-cell>
              <table:table-cell office:value-type="float" office:value="2.72008472215277">
                <text:p>2.720084722152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5510">
                <text:p>5510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247cm" svg:height="10.254cm" xlink:href=".." xlink:type="simple" chart:class="chart:scatter" chart:style-name="ch1">
        <chart:legend chart:legend-position="end" svg:x="17.109cm" svg:y="4.33cm" style:legend-expansion="high" chart:style-name="ch2"/>
        <chart:plot-area chart:style-name="ch3" table:cell-range-address="9a5.A26:9a5.A135 9a5.C1:9a5.E1 9a5.F26:9a5.H135" chart:data-source-has-labels="row" svg:x="0.384cm" svg:y="0.205cm" svg:width="16.341cm" svg:height="9.844cm">
          <chartooo:coordinate-region svg:x="1.482cm" svg:y="0.404cm" svg:width="15.056cm" svg:height="8.9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9a5.F26:9a5.F135" chart:label-cell-address="9a5.C1:9a5.C1" chart:class="chart:scatter">
            <chart:domain table:cell-range-address="9a5.A26:9a5.A135"/>
            <chart:data-point chart:repeated="110"/>
          </chart:series>
          <chart:series chart:style-name="ch7" chart:values-cell-range-address="9a5.G26:9a5.G135" chart:label-cell-address="9a5.D1:9a5.D1" chart:class="chart:scatter">
            <chart:data-point chart:repeated="110"/>
          </chart:series>
          <chart:series chart:style-name="ch8" chart:values-cell-range-address="9a5.H26:9a5.H135" chart:label-cell-address="9a5.E1:9a5.E1" chart:class="chart:scatter">
            <chart:data-point chart:repeated="1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270K</text:p>
                <draw:g>
                  <svg:desc>9a5.C1:9a5.C1</svg:desc>
                </draw:g>
              </table:table-cell>
              <table:table-cell office:value-type="string">
                <text:p>280K</text:p>
                <draw:g>
                  <svg:desc>9a5.D1:9a5.D1</svg:desc>
                </draw:g>
              </table:table-cell>
              <table:table-cell office:value-type="string">
                <text:p>290K</text:p>
                <draw:g>
                  <svg:desc>9a5.E1:9a5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70645">
                <text:p>12.70645</text:p>
                <draw:g>
                  <svg:desc>9a5.A26:9a5.A135</svg:desc>
                </draw:g>
              </table:table-cell>
              <table:table-cell office:value-type="float" office:value="0">
                <text:p>0</text:p>
                <draw:g>
                  <svg:desc>9a5.F26:9a5.F135</svg:desc>
                </draw:g>
              </table:table-cell>
              <table:table-cell office:value-type="float" office:value="0">
                <text:p>0</text:p>
                <draw:g>
                  <svg:desc>9a5.G26:9a5.G135</svg:desc>
                </draw:g>
              </table:table-cell>
              <table:table-cell office:value-type="float" office:value="0.000000640952917521538">
                <text:p>0.000000640952917521538</text:p>
                <draw:g>
                  <svg:desc>9a5.H26:9a5.H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76580625">
                <text:p>12.76580625</text:p>
              </table:table-cell>
              <table:table-cell office:value-type="float" office:value="0.00000177987776986062">
                <text:p>0.00000177987776986062</text:p>
              </table:table-cell>
              <table:table-cell office:value-type="float" office:value="0.00000178217857072843">
                <text:p>0.00000178217857072843</text:p>
              </table:table-cell>
              <table:table-cell office:value-type="float" office:value="0.00000192285875256461">
                <text:p>0.00000192285875256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251625">
                <text:p>12.8251625</text:p>
              </table:table-cell>
              <table:table-cell office:value-type="float" office:value="0.00000237317035981416">
                <text:p>0.00000237317035981416</text:p>
              </table:table-cell>
              <table:table-cell office:value-type="float" office:value="0.00000237623809430457">
                <text:p>0.00000237623809430457</text:p>
              </table:table-cell>
              <table:table-cell office:value-type="float" office:value="0.00000256381167008615">
                <text:p>0.00000256381167008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88451875">
                <text:p>12.88451875</text:p>
              </table:table-cell>
              <table:table-cell office:value-type="float" office:value="0.00000711951107944247">
                <text:p>0.00000711951107944247</text:p>
              </table:table-cell>
              <table:table-cell office:value-type="float" office:value="0.00000712871428291372">
                <text:p>0.00000712871428291372</text:p>
              </table:table-cell>
              <table:table-cell office:value-type="float" office:value="0.00000576857625769384">
                <text:p>0.00000576857625769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943875">
                <text:p>12.943875</text:p>
              </table:table-cell>
              <table:table-cell office:value-type="float" office:value="0.0000130524369789779">
                <text:p>0.0000130524369789779</text:p>
              </table:table-cell>
              <table:table-cell office:value-type="float" office:value="0.0000178217857072843">
                <text:p>0.0000178217857072843</text:p>
              </table:table-cell>
              <table:table-cell office:value-type="float" office:value="0.0000147419171029954">
                <text:p>0.00001474191710299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00323125">
                <text:p>13.00323125</text:p>
              </table:table-cell>
              <table:table-cell office:value-type="float" office:value="0.0000266981665479093">
                <text:p>0.0000266981665479093</text:p>
              </table:table-cell>
              <table:table-cell office:value-type="float" office:value="0.0000350495118909924">
                <text:p>0.0000350495118909924</text:p>
              </table:table-cell>
              <table:table-cell office:value-type="float" office:value="0.0000269200225359046">
                <text:p>0.0000269200225359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0625875">
                <text:p>13.0625875</text:p>
              </table:table-cell>
              <table:table-cell office:value-type="float" office:value="0.0000510231627360044">
                <text:p>0.0000510231627360044</text:p>
              </table:table-cell>
              <table:table-cell office:value-type="float" office:value="0.000062376249975495">
                <text:p>0.000062376249975495</text:p>
              </table:table-cell>
              <table:table-cell office:value-type="float" office:value="0.0000538400450718092">
                <text:p>0.0000538400450718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12194375">
                <text:p>13.12194375</text:p>
              </table:table-cell>
              <table:table-cell office:value-type="float" office:value="0.0000658554774848429">
                <text:p>0.0000658554774848429</text:p>
              </table:table-cell>
              <table:table-cell office:value-type="float" office:value="0.0000754455594941702">
                <text:p>0.0000754455594941702</text:p>
              </table:table-cell>
              <table:table-cell office:value-type="float" office:value="0.0000737095855149768">
                <text:p>0.00007370958551497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1813">
                <text:p>13.1813</text:p>
              </table:table-cell>
              <table:table-cell office:value-type="float" office:value="0.000125184736480197">
                <text:p>0.000125184736480197</text:p>
              </table:table-cell>
              <table:table-cell office:value-type="float" office:value="0.000122970321380262">
                <text:p>0.000122970321380262</text:p>
              </table:table-cell>
              <table:table-cell office:value-type="float" office:value="0.000138445830184652">
                <text:p>0.000138445830184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24065625">
                <text:p>13.24065625</text:p>
              </table:table-cell>
              <table:table-cell office:value-type="float" office:value="0.00018273411770569">
                <text:p>0.00018273411770569</text:p>
              </table:table-cell>
              <table:table-cell office:value-type="float" office:value="0.000200792118968736">
                <text:p>0.000200792118968736</text:p>
              </table:table-cell>
              <table:table-cell office:value-type="float" office:value="0.000194849686926547">
                <text:p>0.0001948496869265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3000125">
                <text:p>13.3000125</text:p>
              </table:table-cell>
              <table:table-cell office:value-type="float" office:value="0.000270541421018814">
                <text:p>0.000270541421018814</text:p>
              </table:table-cell>
              <table:table-cell office:value-type="float" office:value="0.000298217880835224">
                <text:p>0.000298217880835224</text:p>
              </table:table-cell>
              <table:table-cell office:value-type="float" office:value="0.000272404989946653">
                <text:p>0.000272404989946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35936875">
                <text:p>13.35936875</text:p>
              </table:table-cell>
              <table:table-cell office:value-type="float" office:value="0.00043251029807613">
                <text:p>0.00043251029807613</text:p>
              </table:table-cell>
              <table:table-cell office:value-type="float" office:value="0.000450891178394293">
                <text:p>0.000450891178394293</text:p>
              </table:table-cell>
              <table:table-cell office:value-type="float" office:value="0.000469177535625766">
                <text:p>0.0004691775356257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418725">
                <text:p>13.418725</text:p>
              </table:table-cell>
              <table:table-cell office:value-type="float" office:value="0.000646095630459404">
                <text:p>0.000646095630459404</text:p>
              </table:table-cell>
              <table:table-cell office:value-type="float" office:value="0.000637425868797202">
                <text:p>0.000637425868797202</text:p>
              </table:table-cell>
              <table:table-cell office:value-type="float" office:value="0.000648644352531796">
                <text:p>0.0006486443525317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47808125">
                <text:p>13.47808125</text:p>
              </table:table-cell>
              <table:table-cell office:value-type="float" office:value="0.000955201069825198">
                <text:p>0.000955201069825198</text:p>
              </table:table-cell>
              <table:table-cell office:value-type="float" office:value="0.00096891108295269">
                <text:p>0.00096891108295269</text:p>
              </table:table-cell>
              <table:table-cell office:value-type="float" office:value="0.000930022683323751">
                <text:p>0.0009300226833237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5374375">
                <text:p>13.5374375</text:p>
              </table:table-cell>
              <table:table-cell office:value-type="float" office:value="0.00129575101645853">
                <text:p>0.00129575101645853</text:p>
              </table:table-cell>
              <table:table-cell office:value-type="float" office:value="0.00128198045187732">
                <text:p>0.00128198045187732</text:p>
              </table:table-cell>
              <table:table-cell office:value-type="float" office:value="0.00137612591391874">
                <text:p>0.001376125913918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59679375">
                <text:p>13.59679375</text:p>
              </table:table-cell>
              <table:table-cell office:value-type="float" office:value="0.00182971434741672">
                <text:p>0.00182971434741672</text:p>
              </table:table-cell>
              <table:table-cell office:value-type="float" office:value="0.00181722808261942">
                <text:p>0.00181722808261942</text:p>
              </table:table-cell>
              <table:table-cell office:value-type="float" office:value="0.00183825296745177">
                <text:p>0.001838252967451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65615">
                <text:p>13.65615</text:p>
              </table:table-cell>
              <table:table-cell office:value-type="float" office:value="0.00234587890067629">
                <text:p>0.00234587890067629</text:p>
              </table:table-cell>
              <table:table-cell office:value-type="float" office:value="0.00232514897527702">
                <text:p>0.00232514897527702</text:p>
              </table:table-cell>
              <table:table-cell office:value-type="float" office:value="0.00240613725237585">
                <text:p>0.002406137252375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71550625">
                <text:p>13.71550625</text:p>
              </table:table-cell>
              <table:table-cell office:value-type="float" office:value="0.00294273124616955">
                <text:p>0.00294273124616955</text:p>
              </table:table-cell>
              <table:table-cell office:value-type="float" office:value="0.00306712932022363">
                <text:p>0.00306712932022363</text:p>
              </table:table-cell>
              <table:table-cell office:value-type="float" office:value="0.00301504252402131">
                <text:p>0.003015042524021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7748625">
                <text:p>13.7748625</text:p>
              </table:table-cell>
              <table:table-cell office:value-type="float" office:value="0.00374782929073651">
                <text:p>0.00374782929073651</text:p>
              </table:table-cell>
              <table:table-cell office:value-type="float" office:value="0.00376217896280771">
                <text:p>0.00376217896280771</text:p>
              </table:table-cell>
              <table:table-cell office:value-type="float" office:value="0.00376816220210912">
                <text:p>0.003768162202109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83421875">
                <text:p>13.83421875</text:p>
              </table:table-cell>
              <table:table-cell office:value-type="float" office:value="0.00449953100220764">
                <text:p>0.00449953100220764</text:p>
              </table:table-cell>
              <table:table-cell office:value-type="float" office:value="0.00460871378390372">
                <text:p>0.00460871378390372</text:p>
              </table:table-cell>
              <table:table-cell office:value-type="float" office:value="0.00460268290072216">
                <text:p>0.004602682900722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893575">
                <text:p>13.893575</text:p>
              </table:table-cell>
              <table:table-cell office:value-type="float" office:value="0.00547609060527117">
                <text:p>0.00547609060527117</text:p>
              </table:table-cell>
              <table:table-cell office:value-type="float" office:value="0.00554732783115403">
                <text:p>0.00554732783115403</text:p>
              </table:table-cell>
              <table:table-cell office:value-type="float" office:value="0.00562948947459167">
                <text:p>0.005629489474591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95293125">
                <text:p>13.95293125</text:p>
              </table:table-cell>
              <table:table-cell office:value-type="float" office:value="0.00661639896316187">
                <text:p>0.00661639896316187</text:p>
              </table:table-cell>
              <table:table-cell office:value-type="float" office:value="0.00682099144970128">
                <text:p>0.00682099144970128</text:p>
              </table:table-cell>
              <table:table-cell office:value-type="float" office:value="0.00671462276395563">
                <text:p>0.00671462276395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0122875">
                <text:p>14.0122875</text:p>
              </table:table-cell>
              <table:table-cell office:value-type="float" office:value="0.00790028412782133">
                <text:p>0.00790028412782133</text:p>
              </table:table-cell>
              <table:table-cell office:value-type="float" office:value="0.00791049661593992">
                <text:p>0.00791049661593992</text:p>
              </table:table-cell>
              <table:table-cell office:value-type="float" office:value="0.00808369819578163">
                <text:p>0.00808369819578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07164375">
                <text:p>14.07164375</text:p>
              </table:table-cell>
              <table:table-cell office:value-type="float" office:value="0.00925061806255559">
                <text:p>0.00925061806255559</text:p>
              </table:table-cell>
              <table:table-cell office:value-type="float" office:value="0.00948831871055816">
                <text:p>0.00948831871055816</text:p>
              </table:table-cell>
              <table:table-cell office:value-type="float" office:value="0.00959570612821494">
                <text:p>0.009595706128214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131">
                <text:p>14.131</text:p>
              </table:table-cell>
              <table:table-cell office:value-type="float" office:value="0.0109545543809021">
                <text:p>0.0109545543809021</text:p>
              </table:table-cell>
              <table:table-cell office:value-type="float" office:value="0.0112158438051176">
                <text:p>0.0112158438051176</text:p>
              </table:table-cell>
              <table:table-cell office:value-type="float" office:value="0.011026313040123">
                <text:p>0.0110263130401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19035625">
                <text:p>14.19035625</text:p>
              </table:table-cell>
              <table:table-cell office:value-type="float" office:value="0.0129082668796192">
                <text:p>0.0129082668796192</text:p>
              </table:table-cell>
              <table:table-cell office:value-type="float" office:value="0.0131162402210377">
                <text:p>0.0131162402210377</text:p>
              </table:table-cell>
              <table:table-cell office:value-type="float" office:value="0.0127376573299055">
                <text:p>0.01273765732990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2497125">
                <text:p>14.2497125</text:p>
              </table:table-cell>
              <table:table-cell office:value-type="float" office:value="0.0148649458412859">
                <text:p>0.0148649458412859</text:p>
              </table:table-cell>
              <table:table-cell office:value-type="float" office:value="0.0149227752322327">
                <text:p>0.0149227752322327</text:p>
              </table:table-cell>
              <table:table-cell office:value-type="float" office:value="0.0147258932800573">
                <text:p>0.01472589328005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30906875">
                <text:p>14.30906875</text:p>
              </table:table-cell>
              <table:table-cell office:value-type="float" office:value="0.016894006498927">
                <text:p>0.016894006498927</text:p>
              </table:table-cell>
              <table:table-cell office:value-type="float" office:value="0.0171421816123132">
                <text:p>0.0171421816123132</text:p>
              </table:table-cell>
              <table:table-cell office:value-type="float" office:value="0.0166487520326219">
                <text:p>0.01664875203262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368425">
                <text:p>14.368425</text:p>
              </table:table-cell>
              <table:table-cell office:value-type="float" office:value="0.0191129207853533">
                <text:p>0.0191129207853533</text:p>
              </table:table-cell>
              <table:table-cell office:value-type="float" office:value="0.0190057463377716">
                <text:p>0.0190057463377716</text:p>
              </table:table-cell>
              <table:table-cell office:value-type="float" office:value="0.0185767384085267">
                <text:p>0.01857673840852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42778125">
                <text:p>14.42778125</text:p>
              </table:table-cell>
              <table:table-cell office:value-type="float" office:value="0.0213158161718508">
                <text:p>0.0213158161718508</text:p>
              </table:table-cell>
              <table:table-cell office:value-type="float" office:value="0.0212233705392813">
                <text:p>0.0212233705392813</text:p>
              </table:table-cell>
              <table:table-cell office:value-type="float" office:value="0.0205104933606892">
                <text:p>0.02051049336068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4871375">
                <text:p>14.4871375</text:p>
              </table:table-cell>
              <table:table-cell office:value-type="float" office:value="0.023291480496396">
                <text:p>0.023291480496396</text:p>
              </table:table-cell>
              <table:table-cell office:value-type="float" office:value="0.0232485194551524">
                <text:p>0.0232485194551524</text:p>
              </table:table-cell>
              <table:table-cell office:value-type="float" office:value="0.0223218263056051">
                <text:p>0.02232182630560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4649375">
                <text:p>14.54649375</text:p>
              </table:table-cell>
              <table:table-cell office:value-type="float" office:value="0.0250494064404284">
                <text:p>0.0250494064404284</text:p>
              </table:table-cell>
              <table:table-cell office:value-type="float" office:value="0.0245364405022654">
                <text:p>0.0245364405022654</text:p>
              </table:table-cell>
              <table:table-cell office:value-type="float" office:value="0.0237505103587606">
                <text:p>0.02375051035876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60585">
                <text:p>14.60585</text:p>
              </table:table-cell>
              <table:table-cell office:value-type="float" office:value="0.0259079008180912">
                <text:p>0.0259079008180912</text:p>
              </table:table-cell>
              <table:table-cell office:value-type="float" office:value="0.0255974308113724">
                <text:p>0.0255974308113724</text:p>
              </table:table-cell>
              <table:table-cell office:value-type="float" office:value="0.024522858624374">
                <text:p>0.0245228586243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66520625">
                <text:p>14.66520625</text:p>
              </table:table-cell>
              <table:table-cell office:value-type="float" office:value="0.0264673757304173">
                <text:p>0.0264673757304173</text:p>
              </table:table-cell>
              <table:table-cell office:value-type="float" office:value="0.0259782229659847">
                <text:p>0.0259782229659847</text:p>
              </table:table-cell>
              <table:table-cell office:value-type="float" office:value="0.0247683435917848">
                <text:p>0.02476834359178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7245625">
                <text:p>14.7245625</text:p>
              </table:table-cell>
              <table:table-cell office:value-type="float" office:value="0.0261042806653658">
                <text:p>0.0261042806653658</text:p>
              </table:table-cell>
              <table:table-cell office:value-type="float" office:value="0.0258023813470062">
                <text:p>0.0258023813470062</text:p>
              </table:table-cell>
              <table:table-cell office:value-type="float" office:value="0.0245446510235698">
                <text:p>0.02454465102356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78391875">
                <text:p>14.78391875</text:p>
              </table:table-cell>
              <table:table-cell office:value-type="float" office:value="0.0250571192440978">
                <text:p>0.0250571192440978</text:p>
              </table:table-cell>
              <table:table-cell office:value-type="float" office:value="0.0251596089424968">
                <text:p>0.0251596089424968</text:p>
              </table:table-cell>
              <table:table-cell office:value-type="float" office:value="0.0240126601020269">
                <text:p>0.02401266010202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843275">
                <text:p>14.843275</text:p>
              </table:table-cell>
              <table:table-cell office:value-type="float" office:value="0.0238052718792958">
                <text:p>0.0238052718792958</text:p>
              </table:table-cell>
              <table:table-cell office:value-type="float" office:value="0.0236269353716704">
                <text:p>0.0236269353716704</text:p>
              </table:table-cell>
              <table:table-cell office:value-type="float" office:value="0.0228525353213129">
                <text:p>0.02285253532131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90263125">
                <text:p>14.90263125</text:p>
              </table:table-cell>
              <table:table-cell office:value-type="float" office:value="0.0220449727649037">
                <text:p>0.0220449727649037</text:p>
              </table:table-cell>
              <table:table-cell office:value-type="float" office:value="0.0221958459793754">
                <text:p>0.0221958459793754</text:p>
              </table:table-cell>
              <table:table-cell office:value-type="float" office:value="0.021515507535363">
                <text:p>0.0215155075353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9619875">
                <text:p>14.9619875</text:p>
              </table:table-cell>
              <table:table-cell office:value-type="float" office:value="0.0202585687765536">
                <text:p>0.0202585687765536</text:p>
              </table:table-cell>
              <table:table-cell office:value-type="float" office:value="0.0202972317420261">
                <text:p>0.0202972317420261</text:p>
              </table:table-cell>
              <table:table-cell office:value-type="float" office:value="0.0198830004544356">
                <text:p>0.01988300045443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02134375">
                <text:p>15.02134375</text:p>
              </table:table-cell>
              <table:table-cell office:value-type="float" office:value="0.0182829044520083">
                <text:p>0.0182829044520083</text:p>
              </table:table-cell>
              <table:table-cell office:value-type="float" office:value="0.0181853501357129">
                <text:p>0.0181853501357129</text:p>
              </table:table-cell>
              <table:table-cell office:value-type="float" office:value="0.0182408790797454">
                <text:p>0.01824087907974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0807">
                <text:p>15.0807</text:p>
              </table:table-cell>
              <table:table-cell office:value-type="float" office:value="0.0166015132520799">
                <text:p>0.0166015132520799</text:p>
              </table:table-cell>
              <table:table-cell office:value-type="float" office:value="0.0164400032554462">
                <text:p>0.0164400032554462</text:p>
              </table:table-cell>
              <table:table-cell office:value-type="float" office:value="0.0163974984889535">
                <text:p>0.01639749848895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14005625">
                <text:p>15.14005625</text:p>
              </table:table-cell>
              <table:table-cell office:value-type="float" office:value="0.0146679727014214">
                <text:p>0.0146679727014214</text:p>
              </table:table-cell>
              <table:table-cell office:value-type="float" office:value="0.0145883197204594">
                <text:p>0.0145883197204594</text:p>
              </table:table-cell>
              <table:table-cell office:value-type="float" office:value="0.0148233181235206">
                <text:p>0.01482331812352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1994125">
                <text:p>15.1994125</text:p>
              </table:table-cell>
              <table:table-cell office:value-type="float" office:value="0.0131046467268938">
                <text:p>0.0131046467268938</text:p>
              </table:table-cell>
              <table:table-cell office:value-type="float" office:value="0.0127390124235668">
                <text:p>0.0127390124235668</text:p>
              </table:table-cell>
              <table:table-cell office:value-type="float" office:value="0.0133696369065818">
                <text:p>0.01336963690658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25876875">
                <text:p>15.25876875</text:p>
              </table:table-cell>
              <table:table-cell office:value-type="float" office:value="0.01136511285315">
                <text:p>0.01136511285315</text:p>
              </table:table-cell>
              <table:table-cell office:value-type="float" office:value="0.0111843586503681">
                <text:p>0.0111843586503681</text:p>
              </table:table-cell>
              <table:table-cell office:value-type="float" office:value="0.0118281451399425">
                <text:p>0.01182814513994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318125">
                <text:p>15.318125</text:p>
              </table:table-cell>
              <table:table-cell office:value-type="float" office:value="0.00984865699322875">
                <text:p>0.00984865699322875</text:p>
              </table:table-cell>
              <table:table-cell office:value-type="float" office:value="0.00985663561517537">
                <text:p>0.00985663561517537</text:p>
              </table:table-cell>
              <table:table-cell office:value-type="float" office:value="0.0105609812220024">
                <text:p>0.01056098122200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37748125">
                <text:p>15.37748125</text:p>
              </table:table-cell>
              <table:table-cell office:value-type="float" office:value="0.00838678405158323">
                <text:p>0.00838678405158323</text:p>
              </table:table-cell>
              <table:table-cell office:value-type="float" office:value="0.00856039773473223">
                <text:p>0.00856039773473223</text:p>
              </table:table-cell>
              <table:table-cell office:value-type="float" office:value="0.00933612019661872">
                <text:p>0.009336120196618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4368375">
                <text:p>15.4368375</text:p>
              </table:table-cell>
              <table:table-cell office:value-type="float" office:value="0.00723816959743318">
                <text:p>0.00723816959743318</text:p>
              </table:table-cell>
              <table:table-cell office:value-type="float" office:value="0.00732534798521742">
                <text:p>0.00732534798521742</text:p>
              </table:table-cell>
              <table:table-cell office:value-type="float" office:value="0.00822278497888381">
                <text:p>0.008222784978883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49619375">
                <text:p>15.49619375</text:p>
              </table:table-cell>
              <table:table-cell office:value-type="float" office:value="0.00627940877206826">
                <text:p>0.00627940877206826</text:p>
              </table:table-cell>
              <table:table-cell office:value-type="float" office:value="0.00623643687850235">
                <text:p>0.00623643687850235</text:p>
              </table:table-cell>
              <table:table-cell office:value-type="float" office:value="0.00714726598328267">
                <text:p>0.007147265983282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55555">
                <text:p>15.55555</text:p>
              </table:table-cell>
              <table:table-cell office:value-type="float" office:value="0.00537760403533888">
                <text:p>0.00537760403533888</text:p>
              </table:table-cell>
              <table:table-cell office:value-type="float" office:value="0.00547722880737204">
                <text:p>0.00547722880737204</text:p>
              </table:table-cell>
              <table:table-cell office:value-type="float" office:value="0.00621339758245379">
                <text:p>0.006213397582453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61490625">
                <text:p>15.61490625</text:p>
              </table:table-cell>
              <table:table-cell office:value-type="float" office:value="0.00468582487545305">
                <text:p>0.00468582487545305</text:p>
              </table:table-cell>
              <table:table-cell office:value-type="float" office:value="0.00479821877192451">
                <text:p>0.00479821877192451</text:p>
              </table:table-cell>
              <table:table-cell office:value-type="float" office:value="0.00547245600979889">
                <text:p>0.005472456009798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6742625">
                <text:p>15.6742625</text:p>
              </table:table-cell>
              <table:table-cell office:value-type="float" office:value="0.00403557619686397">
                <text:p>0.00403557619686397</text:p>
              </table:table-cell>
              <table:table-cell office:value-type="float" office:value="0.00404495129602996">
                <text:p>0.00404495129602996</text:p>
              </table:table-cell>
              <table:table-cell office:value-type="float" office:value="0.0048686783614936">
                <text:p>0.00486867836149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73361875">
                <text:p>15.73361875</text:p>
              </table:table-cell>
              <table:table-cell office:value-type="float" office:value="0.00359357321734859">
                <text:p>0.00359357321734859</text:p>
              </table:table-cell>
              <table:table-cell office:value-type="float" office:value="0.00368732746283712">
                <text:p>0.00368732746283712</text:p>
              </table:table-cell>
              <table:table-cell office:value-type="float" office:value="0.00446167325886742">
                <text:p>0.004461673258867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792975">
                <text:p>15.792975</text:p>
              </table:table-cell>
              <table:table-cell office:value-type="float" office:value="0.00328624765575265">
                <text:p>0.00328624765575265</text:p>
              </table:table-cell>
              <table:table-cell office:value-type="float" office:value="0.00323940658206071">
                <text:p>0.00323940658206071</text:p>
              </table:table-cell>
              <table:table-cell office:value-type="float" office:value="0.00405595006207629">
                <text:p>0.004055950062076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85233125">
                <text:p>15.85233125</text:p>
              </table:table-cell>
              <table:table-cell office:value-type="float" office:value="0.00298485502005626">
                <text:p>0.00298485502005626</text:p>
              </table:table-cell>
              <table:table-cell office:value-type="float" office:value="0.00307901051069515">
                <text:p>0.00307901051069515</text:p>
              </table:table-cell>
              <table:table-cell office:value-type="float" office:value="0.00383482130553136">
                <text:p>0.00383482130553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9116875">
                <text:p>15.9116875</text:p>
              </table:table-cell>
              <table:table-cell office:value-type="float" office:value="0.00291840624998146">
                <text:p>0.00291840624998146</text:p>
              </table:table-cell>
              <table:table-cell office:value-type="float" office:value="0.00290138671314588">
                <text:p>0.00290138671314588</text:p>
              </table:table-cell>
              <table:table-cell office:value-type="float" office:value="0.00362907541900695">
                <text:p>0.003629075419006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97104375">
                <text:p>15.97104375</text:p>
              </table:table-cell>
              <table:table-cell office:value-type="float" office:value="0.00279084834314145">
                <text:p>0.00279084834314145</text:p>
              </table:table-cell>
              <table:table-cell office:value-type="float" office:value="0.00272138667750231">
                <text:p>0.00272138667750231</text:p>
              </table:table-cell>
              <table:table-cell office:value-type="float" office:value="0.00353357343429624">
                <text:p>0.003533573434296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0304">
                <text:p>16.0304</text:p>
              </table:table-cell>
              <table:table-cell office:value-type="float" office:value="0.0026318459290339">
                <text:p>0.0026318459290339</text:p>
              </table:table-cell>
              <table:table-cell office:value-type="float" office:value="0.00280217877270867">
                <text:p>0.00280217877270867</text:p>
              </table:table-cell>
              <table:table-cell office:value-type="float" office:value="0.0034284571558227">
                <text:p>0.00342845715582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08975625">
                <text:p>16.08975625</text:p>
              </table:table-cell>
              <table:table-cell office:value-type="float" office:value="0.00276770993213326">
                <text:p>0.00276770993213326</text:p>
              </table:table-cell>
              <table:table-cell office:value-type="float" office:value="0.00272198073702589">
                <text:p>0.00272198073702589</text:p>
              </table:table-cell>
              <table:table-cell office:value-type="float" office:value="0.00353741915180137">
                <text:p>0.003537419151801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1491125">
                <text:p>16.1491125</text:p>
              </table:table-cell>
              <table:table-cell office:value-type="float" office:value="0.00278610200242182">
                <text:p>0.00278610200242182</text:p>
              </table:table-cell>
              <table:table-cell office:value-type="float" office:value="0.00280514907032655">
                <text:p>0.00280514907032655</text:p>
              </table:table-cell>
              <table:table-cell office:value-type="float" office:value="0.0035028076942552">
                <text:p>0.00350280769425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20846875">
                <text:p>16.20846875</text:p>
              </table:table-cell>
              <table:table-cell office:value-type="float" office:value="0.00299078794595579">
                <text:p>0.00299078794595579</text:p>
              </table:table-cell>
              <table:table-cell office:value-type="float" office:value="0.00288950552267436">
                <text:p>0.00288950552267436</text:p>
              </table:table-cell>
              <table:table-cell office:value-type="float" office:value="0.00373996027373817">
                <text:p>0.003739960273738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267825">
                <text:p>16.267825</text:p>
              </table:table-cell>
              <table:table-cell office:value-type="float" office:value="0.00313021170459487">
                <text:p>0.00313021170459487</text:p>
              </table:table-cell>
              <table:table-cell office:value-type="float" office:value="0.00315623824876005">
                <text:p>0.00315623824876005</text:p>
              </table:table-cell>
              <table:table-cell office:value-type="float" office:value="0.00385533179889205">
                <text:p>0.003855331798892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32718125">
                <text:p>16.32718125</text:p>
              </table:table-cell>
              <table:table-cell office:value-type="float" office:value="0.00333727081848866">
                <text:p>0.00333727081848866</text:p>
              </table:table-cell>
              <table:table-cell office:value-type="float" office:value="0.00343366404627011">
                <text:p>0.00343366404627011</text:p>
              </table:table-cell>
              <table:table-cell office:value-type="float" office:value="0.00418285873974555">
                <text:p>0.004182858739745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3865375">
                <text:p>16.3865375</text:p>
              </table:table-cell>
              <table:table-cell office:value-type="float" office:value="0.00367722747253204">
                <text:p>0.00367722747253204</text:p>
              </table:table-cell>
              <table:table-cell office:value-type="float" office:value="0.00377762451042069">
                <text:p>0.00377762451042069</text:p>
              </table:table-cell>
              <table:table-cell office:value-type="float" office:value="0.00467767439207218">
                <text:p>0.004677674392072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44589375">
                <text:p>16.44589375</text:p>
              </table:table-cell>
              <table:table-cell office:value-type="float" office:value="0.00428119932910474">
                <text:p>0.00428119932910474</text:p>
              </table:table-cell>
              <table:table-cell office:value-type="float" office:value="0.00432712956972863">
                <text:p>0.00432712956972863</text:p>
              </table:table-cell>
              <table:table-cell office:value-type="float" office:value="0.0051096766584817">
                <text:p>0.00510967665848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50525">
                <text:p>16.50525</text:p>
              </table:table-cell>
              <table:table-cell office:value-type="float" office:value="0.0049112760596354">
                <text:p>0.0049112760596354</text:p>
              </table:table-cell>
              <table:table-cell office:value-type="float" office:value="0.00482792174810332">
                <text:p>0.00482792174810332</text:p>
              </table:table-cell>
              <table:table-cell office:value-type="float" office:value="0.00575511624642589">
                <text:p>0.005755116246425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56460625">
                <text:p>16.56460625</text:p>
              </table:table-cell>
              <table:table-cell office:value-type="float" office:value="0.00568611618211472">
                <text:p>0.00568611618211472</text:p>
              </table:table-cell>
              <table:table-cell office:value-type="float" office:value="0.00569346647395376">
                <text:p>0.00569346647395376</text:p>
              </table:table-cell>
              <table:table-cell office:value-type="float" office:value="0.00657553598085345">
                <text:p>0.00657553598085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6239625">
                <text:p>16.6239625</text:p>
              </table:table-cell>
              <table:table-cell office:value-type="float" office:value="0.00660512640395275">
                <text:p>0.00660512640395275</text:p>
              </table:table-cell>
              <table:table-cell office:value-type="float" office:value="0.00677109044972088">
                <text:p>0.00677109044972088</text:p>
              </table:table-cell>
              <table:table-cell office:value-type="float" office:value="0.00744466813701266">
                <text:p>0.007444668137012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68331875">
                <text:p>16.68331875</text:p>
              </table:table-cell>
              <table:table-cell office:value-type="float" office:value="0.00771280366939601">
                <text:p>0.00771280366939601</text:p>
              </table:table-cell>
              <table:table-cell office:value-type="float" office:value="0.00781960550883277">
                <text:p>0.00781960550883277</text:p>
              </table:table-cell>
              <table:table-cell office:value-type="float" office:value="0.00850929093301593">
                <text:p>0.008509290933015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742675">
                <text:p>16.742675</text:p>
              </table:table-cell>
              <table:table-cell office:value-type="float" office:value="0.00922629306636749">
                <text:p>0.00922629306636749</text:p>
              </table:table-cell>
              <table:table-cell office:value-type="float" office:value="0.00932138798443326">
                <text:p>0.00932138798443326</text:p>
              </table:table-cell>
              <table:table-cell office:value-type="float" office:value="0.00976812246302823">
                <text:p>0.009768122463028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80203125">
                <text:p>16.80203125</text:p>
              </table:table-cell>
              <table:table-cell office:value-type="float" office:value="0.0107130842967911">
                <text:p>0.0107130842967911</text:p>
              </table:table-cell>
              <table:table-cell office:value-type="float" office:value="0.0108071308528972">
                <text:p>0.0108071308528972</text:p>
              </table:table-cell>
              <table:table-cell office:value-type="float" office:value="0.0113480714047188">
                <text:p>0.01134807140471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8613875">
                <text:p>16.8613875</text:p>
              </table:table-cell>
              <table:table-cell office:value-type="float" office:value="0.0126537443585291">
                <text:p>0.0126537443585291</text:p>
              </table:table-cell>
              <table:table-cell office:value-type="float" office:value="0.0127372302449961">
                <text:p>0.0127372302449961</text:p>
              </table:table-cell>
              <table:table-cell office:value-type="float" office:value="0.0130619795061714">
                <text:p>0.01306197950617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92074375">
                <text:p>16.92074375</text:p>
              </table:table-cell>
              <table:table-cell office:value-type="float" office:value="0.0145777922277484">
                <text:p>0.0145777922277484</text:p>
              </table:table-cell>
              <table:table-cell office:value-type="float" office:value="0.0146091118037845">
                <text:p>0.0146091118037845</text:p>
              </table:table-cell>
              <table:table-cell office:value-type="float" office:value="0.0148598524398193">
                <text:p>0.01485985243981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9801">
                <text:p>16.9801</text:p>
              </table:table-cell>
              <table:table-cell office:value-type="float" office:value="0.0170387698908757">
                <text:p>0.0170387698908757</text:p>
              </table:table-cell>
              <table:table-cell office:value-type="float" office:value="0.0169562409814339">
                <text:p>0.0169562409814339</text:p>
              </table:table-cell>
              <table:table-cell office:value-type="float" office:value="0.0163635279843249">
                <text:p>0.01636352798432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03945625">
                <text:p>17.03945625</text:p>
              </table:table-cell>
              <table:table-cell office:value-type="float" office:value="0.0190702037188766">
                <text:p>0.0190702037188766</text:p>
              </table:table-cell>
              <table:table-cell office:value-type="float" office:value="0.0192558453971971">
                <text:p>0.0192558453971971</text:p>
              </table:table-cell>
              <table:table-cell office:value-type="float" office:value="0.0185658422089289">
                <text:p>0.01856584220892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.0988125">
                <text:p>17.0988125</text:p>
              </table:table-cell>
              <table:table-cell office:value-type="float" office:value="0.0215163490672551">
                <text:p>0.0215163490672551</text:p>
              </table:table-cell>
              <table:table-cell office:value-type="float" office:value="0.0212762418368796">
                <text:p>0.0212762418368796</text:p>
              </table:table-cell>
              <table:table-cell office:value-type="float" office:value="0.0203060293799998">
                <text:p>0.0203060293799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15816875">
                <text:p>17.15816875</text:p>
              </table:table-cell>
              <table:table-cell office:value-type="float" office:value="0.0231615494191962">
                <text:p>0.0231615494191962</text:p>
              </table:table-cell>
              <table:table-cell office:value-type="float" office:value="0.0231392125028144">
                <text:p>0.0231392125028144</text:p>
              </table:table-cell>
              <table:table-cell office:value-type="float" office:value="0.0222109414508738">
                <text:p>0.02221094145087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.217525">
                <text:p>17.217525</text:p>
              </table:table-cell>
              <table:table-cell office:value-type="float" office:value="0.024543327861198">
                <text:p>0.024543327861198</text:p>
              </table:table-cell>
              <table:table-cell office:value-type="float" office:value="0.0244514899903941">
                <text:p>0.0244514899903941</text:p>
              </table:table-cell>
              <table:table-cell office:value-type="float" office:value="0.0232691547177019">
                <text:p>0.0232691547177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.27688125">
                <text:p>17.27688125</text:p>
              </table:table-cell>
              <table:table-cell office:value-type="float" office:value="0.0256581246377207">
                <text:p>0.0256581246377207</text:p>
              </table:table-cell>
              <table:table-cell office:value-type="float" office:value="0.025578420906618">
                <text:p>0.025578420906618</text:p>
              </table:table-cell>
              <table:table-cell office:value-type="float" office:value="0.0242305840939842">
                <text:p>0.02423058409398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.3362375">
                <text:p>17.3362375</text:p>
              </table:table-cell>
              <table:table-cell office:value-type="float" office:value="0.0260716495729183">
                <text:p>0.0260716495729183</text:p>
              </table:table-cell>
              <table:table-cell office:value-type="float" office:value="0.0258986189898255">
                <text:p>0.0258986189898255</text:p>
              </table:table-cell>
              <table:table-cell office:value-type="float" office:value="0.0244100509108902">
                <text:p>0.02441005091089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39559375">
                <text:p>17.39559375</text:p>
              </table:table-cell>
              <table:table-cell office:value-type="float" office:value="0.0259120538662208">
                <text:p>0.0259120538662208</text:p>
              </table:table-cell>
              <table:table-cell office:value-type="float" office:value="0.0258528764065102">
                <text:p>0.0258528764065102</text:p>
              </table:table-cell>
              <table:table-cell office:value-type="float" office:value="0.0245850310573736">
                <text:p>0.02458503105737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45495">
                <text:p>17.45495</text:p>
              </table:table-cell>
              <table:table-cell office:value-type="float" office:value="0.0250339808330896">
                <text:p>0.0250339808330896</text:p>
              </table:table-cell>
              <table:table-cell office:value-type="float" office:value="0.0248043613473983">
                <text:p>0.0248043613473983</text:p>
              </table:table-cell>
              <table:table-cell office:value-type="float" office:value="0.0242639136456953">
                <text:p>0.02426391364569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51430625">
                <text:p>17.51430625</text:p>
              </table:table-cell>
              <table:table-cell office:value-type="float" office:value="0.0239007919862783">
                <text:p>0.0239007919862783</text:p>
              </table:table-cell>
              <table:table-cell office:value-type="float" office:value="0.0240124800024713">
                <text:p>0.0240124800024713</text:p>
              </table:table-cell>
              <table:table-cell office:value-type="float" office:value="0.0231050707708164">
                <text:p>0.02310507077081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5736625">
                <text:p>17.5736625</text:p>
              </table:table-cell>
              <table:table-cell office:value-type="float" office:value="0.0224573111149214">
                <text:p>0.0224573111149214</text:p>
              </table:table-cell>
              <table:table-cell office:value-type="float" office:value="0.022555251991139">
                <text:p>0.022555251991139</text:p>
              </table:table-cell>
              <table:table-cell office:value-type="float" office:value="0.0218225239828558">
                <text:p>0.02182252398285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.63301875">
                <text:p>17.63301875</text:p>
              </table:table-cell>
              <table:table-cell office:value-type="float" office:value="0.0208767796552851">
                <text:p>0.0208767796552851</text:p>
              </table:table-cell>
              <table:table-cell office:value-type="float" office:value="0.0210956477417124">
                <text:p>0.0210956477417124</text:p>
              </table:table-cell>
              <table:table-cell office:value-type="float" office:value="0.0204021723176281">
                <text:p>0.02040217231762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.692375">
                <text:p>17.692375</text:p>
              </table:table-cell>
              <table:table-cell office:value-type="float" office:value="0.0191283463926921">
                <text:p>0.0191283463926921</text:p>
              </table:table-cell>
              <table:table-cell office:value-type="float" office:value="0.0192059443972167">
                <text:p>0.0192059443972167</text:p>
              </table:table-cell>
              <table:table-cell office:value-type="float" office:value="0.0188741405622567">
                <text:p>0.01887414056225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75173125">
                <text:p>17.75173125</text:p>
              </table:table-cell>
              <table:table-cell office:value-type="float" office:value="0.017136663168218">
                <text:p>0.017136663168218</text:p>
              </table:table-cell>
              <table:table-cell office:value-type="float" office:value="0.0172336667789439">
                <text:p>0.0172336667789439</text:p>
              </table:table-cell>
              <table:table-cell office:value-type="float" office:value="0.0169987123255887">
                <text:p>0.01699871232558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8110875">
                <text:p>17.8110875</text:p>
              </table:table-cell>
              <table:table-cell office:value-type="float" office:value="0.0156991152227606">
                <text:p>0.0156991152227606</text:p>
              </table:table-cell>
              <table:table-cell office:value-type="float" office:value="0.0155916862557795">
                <text:p>0.0155916862557795</text:p>
              </table:table-cell>
              <table:table-cell office:value-type="float" office:value="0.0155238796623716">
                <text:p>0.01552387966237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87044375">
                <text:p>17.87044375</text:p>
              </table:table-cell>
              <table:table-cell office:value-type="float" office:value="0.0137044655353368">
                <text:p>0.0137044655353368</text:p>
              </table:table-cell>
              <table:table-cell office:value-type="float" office:value="0.013820794815999">
                <text:p>0.013820794815999</text:p>
              </table:table-cell>
              <table:table-cell office:value-type="float" office:value="0.0137356210224866">
                <text:p>0.01373562102248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9298">
                <text:p>17.9298</text:p>
              </table:table-cell>
              <table:table-cell office:value-type="float" office:value="0.0118557658250416">
                <text:p>0.0118557658250416</text:p>
              </table:table-cell>
              <table:table-cell office:value-type="float" office:value="0.0120047548524267">
                <text:p>0.0120047548524267</text:p>
              </table:table-cell>
              <table:table-cell office:value-type="float" office:value="0.0120313272147968">
                <text:p>0.01203132721479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98915625">
                <text:p>17.98915625</text:p>
              </table:table-cell>
              <table:table-cell office:value-type="float" office:value="0.0103636349613084">
                <text:p>0.0103636349613084</text:p>
              </table:table-cell>
              <table:table-cell office:value-type="float" office:value="0.0105516852577595">
                <text:p>0.0105516852577595</text:p>
              </table:table-cell>
              <table:table-cell office:value-type="float" office:value="0.0106449460541977">
                <text:p>0.01064494605419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0485125">
                <text:p>18.0485125</text:p>
              </table:table-cell>
              <table:table-cell office:value-type="float" office:value="0.00893735957506011">
                <text:p>0.00893735957506011</text:p>
              </table:table-cell>
              <table:table-cell office:value-type="float" office:value="0.00913247705593605">
                <text:p>0.00913247705593605</text:p>
              </table:table-cell>
              <table:table-cell office:value-type="float" office:value="0.00901820754952803">
                <text:p>0.009018207549528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10786875">
                <text:p>18.10786875</text:p>
              </table:table-cell>
              <table:table-cell office:value-type="float" office:value="0.0077027176953668">
                <text:p>0.0077027176953668</text:p>
              </table:table-cell>
              <table:table-cell office:value-type="float" office:value="0.00770138766364112">
                <text:p>0.00770138766364112</text:p>
              </table:table-cell>
              <table:table-cell office:value-type="float" office:value="0.00773630171448496">
                <text:p>0.007736301714484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167225">
                <text:p>18.167225</text:p>
              </table:table-cell>
              <table:table-cell office:value-type="float" office:value="0.0063618764420718">
                <text:p>0.0063618764420718</text:p>
              </table:table-cell>
              <table:table-cell office:value-type="float" office:value="0.00632554580703877">
                <text:p>0.00632554580703877</text:p>
              </table:table-cell>
              <table:table-cell office:value-type="float" office:value="0.00640888822229785">
                <text:p>0.006408888222297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22658125">
                <text:p>18.22658125</text:p>
              </table:table-cell>
              <table:table-cell office:value-type="float" office:value="0.00510528273655021">
                <text:p>0.00510528273655021</text:p>
              </table:table-cell>
              <table:table-cell office:value-type="float" office:value="0.0050275257480249">
                <text:p>0.0050275257480249</text:p>
              </table:table-cell>
              <table:table-cell office:value-type="float" office:value="0.00513146905767743">
                <text:p>0.005131469057677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2859375">
                <text:p>18.2859375</text:p>
              </table:table-cell>
              <table:table-cell office:value-type="float" office:value="0.00404684875607309">
                <text:p>0.00404684875607309</text:p>
              </table:table-cell>
              <table:table-cell office:value-type="float" office:value="0.00395287206987566">
                <text:p>0.00395287206987566</text:p>
              </table:table-cell>
              <table:table-cell office:value-type="float" office:value="0.00402838908662286">
                <text:p>0.00402838908662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.34529375">
                <text:p>18.34529375</text:p>
              </table:table-cell>
              <table:table-cell office:value-type="float" office:value="0.00309698731955747">
                <text:p>0.00309698731955747</text:p>
              </table:table-cell>
              <table:table-cell office:value-type="float" office:value="0.00295188177264986">
                <text:p>0.00295188177264986</text:p>
              </table:table-cell>
              <table:table-cell office:value-type="float" office:value="0.00301119680651618">
                <text:p>0.003011196806516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.40465">
                <text:p>18.40465</text:p>
              </table:table-cell>
              <table:table-cell office:value-type="float" office:value="0.00224323928261433">
                <text:p>0.00224323928261433</text:p>
              </table:table-cell>
              <table:table-cell office:value-type="float" office:value="0.00217247567771796">
                <text:p>0.00217247567771796</text:p>
              </table:table-cell>
              <table:table-cell office:value-type="float" office:value="0.00222154281212965">
                <text:p>0.002221542812129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.46400625">
                <text:p>18.46400625</text:p>
              </table:table-cell>
              <table:table-cell office:value-type="float" office:value="0.00147314550085464">
                <text:p>0.00147314550085464</text:p>
              </table:table-cell>
              <table:table-cell office:value-type="float" office:value="0.00143524780895996">
                <text:p>0.00143524780895996</text:p>
              </table:table-cell>
              <table:table-cell office:value-type="float" office:value="0.0014671412282068">
                <text:p>0.00146714122820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.5233625">
                <text:p>18.5233625</text:p>
              </table:table-cell>
              <table:table-cell office:value-type="float" office:value="0.000998511428891806">
                <text:p>0.000998511428891806</text:p>
              </table:table-cell>
              <table:table-cell office:value-type="float" office:value="0.000875643737751235">
                <text:p>0.000875643737751235</text:p>
              </table:table-cell>
              <table:table-cell office:value-type="float" office:value="0.000913357907468191">
                <text:p>0.0009133579074681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.58271875">
                <text:p>18.58271875</text:p>
              </table:table-cell>
              <table:table-cell office:value-type="float" office:value="0.000552355401246745">
                <text:p>0.000552355401246745</text:p>
              </table:table-cell>
              <table:table-cell office:value-type="float" office:value="0.000546534761690052">
                <text:p>0.000546534761690052</text:p>
              </table:table-cell>
              <table:table-cell office:value-type="float" office:value="0.000562115708666388">
                <text:p>0.0005621157086663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.642075">
                <text:p>18.642075</text:p>
              </table:table-cell>
              <table:table-cell office:value-type="float" office:value="0.000296053002386816">
                <text:p>0.000296053002386816</text:p>
              </table:table-cell>
              <table:table-cell office:value-type="float" office:value="0.000266138666562112">
                <text:p>0.000266138666562112</text:p>
              </table:table-cell>
              <table:table-cell office:value-type="float" office:value="0.000319194552925726">
                <text:p>0.0003191945529257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.70143125">
                <text:p>18.70143125</text:p>
              </table:table-cell>
              <table:table-cell office:value-type="float" office:value="0.000130524369789779">
                <text:p>0.000130524369789779</text:p>
              </table:table-cell>
              <table:table-cell office:value-type="float" office:value="0.000115841607097348">
                <text:p>0.000115841607097348</text:p>
              </table:table-cell>
              <table:table-cell office:value-type="float" office:value="0.000136522971432088">
                <text:p>0.0001365229714320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.7607875">
                <text:p>18.7607875</text:p>
              </table:table-cell>
              <table:table-cell office:value-type="float" office:value="0.0000510231627360044">
                <text:p>0.0000510231627360044</text:p>
              </table:table-cell>
              <table:table-cell office:value-type="float" office:value="0.0000445544642682107">
                <text:p>0.0000445544642682107</text:p>
              </table:table-cell>
              <table:table-cell office:value-type="float" office:value="0.0000634543388346322">
                <text:p>0.00006345433883463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.82014375">
                <text:p>18.82014375</text:p>
              </table:table-cell>
              <table:table-cell office:value-type="float" office:value="0.0000124591443890243">
                <text:p>0.0000124591443890243</text:p>
              </table:table-cell>
              <table:table-cell office:value-type="float" office:value="0.0000172277261837082">
                <text:p>0.0000172277261837082</text:p>
              </table:table-cell>
              <table:table-cell office:value-type="float" office:value="0.0000192285875256461">
                <text:p>0.0000192285875256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.8795">
                <text:p>18.8795</text:p>
              </table:table-cell>
              <table:table-cell office:value-type="float" office:value="0.0000029664629497677">
                <text:p>0.0000029664629497677</text:p>
              </table:table-cell>
              <table:table-cell office:value-type="float" office:value="0.00000475247618860915">
                <text:p>0.00000475247618860915</text:p>
              </table:table-cell>
              <table:table-cell office:value-type="float" office:value="0.00000320476458760769">
                <text:p>0.000003204764587607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.93885625">
                <text:p>18.93885625</text:p>
              </table:table-cell>
              <table:table-cell office:value-type="float" office:value="0.00000118658517990708">
                <text:p>0.00000118658517990708</text:p>
              </table:table-cell>
              <table:table-cell office:value-type="float" office:value="0">
                <text:p>0</text:p>
              </table:table-cell>
              <table:table-cell office:value-type="float" office:value="0.00000192285875256461">
                <text:p>0.000001922858752564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.9982125">
                <text:p>18.9982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.05756875">
                <text:p>19.0575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.116925">
                <text:p>19.116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.17628125">
                <text:p>19.1762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846cm" svg:height="16.31cm" xlink:href=".." xlink:type="simple" chart:class="chart:scatter" chart:style-name="ch1">
        <chart:title svg:x="12.07cm" svg:y="0.462cm" chart:style-name="ch2">
          <text:p>Free_Energy</text:p>
        </chart:title>
        <chart:legend chart:legend-position="end" svg:x="24.708cm" svg:y="7.358cm" style:legend-expansion="high" chart:style-name="ch3"/>
        <chart:plot-area chart:style-name="ch4" table:cell-range-address="9a5.A28:9a5.A135 9a5.I1:9a5.K1 9a5.M28:9a5.O135" chart:data-source-has-labels="row" svg:x="1.547cm" svg:y="1.567cm" svg:width="22.625cm" svg:height="14.417cm">
          <chartooo:coordinate-region svg:x="2.089cm" svg:y="1.726cm" svg:width="21.817cm" svg:height="14.018cm"/>
          <chart:axis chart:dimension="x" chart:name="primary-x" chart:style-name="ch5"/>
          <chart:axis chart:dimension="y" chart:name="primary-y" chart:style-name="ch5">
            <chart:title svg:x="0.451cm" svg:y="9.176cm" chart:style-name="ch6">
              <text:p>A/KT</text:p>
            </chart:title>
            <chart:grid chart:style-name="ch7" chart:class="major"/>
          </chart:axis>
          <chart:series chart:style-name="ch8" chart:values-cell-range-address="9a5.M28:9a5.M135" chart:label-cell-address="9a5.I1:9a5.I1" chart:class="chart:scatter">
            <chart:domain table:cell-range-address="9a5.A28:9a5.A135"/>
            <chart:data-point chart:repeated="108"/>
          </chart:series>
          <chart:series chart:style-name="ch9" chart:values-cell-range-address="9a5.N28:9a5.N135" chart:label-cell-address="9a5.J1:9a5.J1" chart:class="chart:scatter">
            <chart:data-point chart:repeated="108"/>
          </chart:series>
          <chart:series chart:style-name="ch10" chart:values-cell-range-address="9a5.O28:9a5.O135" chart:label-cell-address="9a5.K1:9a5.K1" chart:class="chart:scatter">
            <chart:data-point chart:repeated="10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270K</text:p>
                <draw:g>
                  <svg:desc>9a5.I1:9a5.I1</svg:desc>
                </draw:g>
              </table:table-cell>
              <table:table-cell office:value-type="string">
                <text:p>280K</text:p>
                <draw:g>
                  <svg:desc>9a5.J1:9a5.J1</svg:desc>
                </draw:g>
              </table:table-cell>
              <table:table-cell office:value-type="string">
                <text:p>290K</text:p>
                <draw:g>
                  <svg:desc>9a5.K1:9a5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8251625">
                <text:p>12.8251625</text:p>
                <draw:g>
                  <svg:desc>9a5.A28:9a5.A135</svg:desc>
                </draw:g>
              </table:table-cell>
              <table:table-cell office:value-type="float" office:value="NaN">
                <text:p>NaN</text:p>
                <draw:g>
                  <svg:desc>9a5.M28:9a5.M135</svg:desc>
                </draw:g>
              </table:table-cell>
              <table:table-cell office:value-type="float" office:value="NaN">
                <text:p>NaN</text:p>
                <draw:g>
                  <svg:desc>9a5.N28:9a5.N135</svg:desc>
                </draw:g>
              </table:table-cell>
              <table:table-cell office:value-type="float" office:value="NaN">
                <text:p>NaN</text:p>
                <draw:g>
                  <svg:desc>9a5.O28:9a5.O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88451875">
                <text:p>12.88451875</text:p>
              </table:table-cell>
              <table:table-cell office:value-type="float" office:value="8.19946419761216">
                <text:p>8.19946419761216</text:p>
              </table:table-cell>
              <table:table-cell office:value-type="float" office:value="8.22082909458161">
                <text:p>8.22082909458161</text:p>
              </table:table-cell>
              <table:table-cell office:value-type="float" office:value="8.50851116703339">
                <text:p>8.508511167033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943875">
                <text:p>12.943875</text:p>
              </table:table-cell>
              <table:table-cell office:value-type="float" office:value="7.59332839404184">
                <text:p>7.59332839404184</text:p>
              </table:table-cell>
              <table:table-cell office:value-type="float" office:value="7.30453836270745">
                <text:p>7.30453836270745</text:p>
              </table:table-cell>
              <table:table-cell office:value-type="float" office:value="7.57024152844046">
                <text:p>7.57024152844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00323125">
                <text:p>13.00323125</text:p>
              </table:table-cell>
              <table:table-cell office:value-type="float" office:value="6.87770835762984">
                <text:p>6.87770835762984</text:p>
              </table:table-cell>
              <table:table-cell office:value-type="float" office:value="6.62819830046389">
                <text:p>6.62819830046389</text:p>
              </table:table-cell>
              <table:table-cell office:value-type="float" office:value="6.96806612608624">
                <text:p>6.96806612608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0625875">
                <text:p>13.0625875</text:p>
              </table:table-cell>
              <table:table-cell office:value-type="float" office:value="6.23002355114665">
                <text:p>6.23002355114665</text:p>
              </table:table-cell>
              <table:table-cell office:value-type="float" office:value="6.05177539421208">
                <text:p>6.05177539421208</text:p>
              </table:table-cell>
              <table:table-cell office:value-type="float" office:value="6.27491894552629">
                <text:p>6.27491894552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12194375">
                <text:p>13.12194375</text:p>
              </table:table-cell>
              <table:table-cell office:value-type="float" office:value="5.97484064608783">
                <text:p>5.97484064608783</text:p>
              </table:table-cell>
              <table:table-cell office:value-type="float" office:value="5.86154865791102">
                <text:p>5.86154865791102</text:p>
              </table:table-cell>
              <table:table-cell office:value-type="float" office:value="5.96080361600636">
                <text:p>5.96080361600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1813">
                <text:p>13.1813</text:p>
              </table:table-cell>
              <table:table-cell office:value-type="float" office:value="5.33251271392409">
                <text:p>5.33251271392409</text:p>
              </table:table-cell>
              <table:table-cell office:value-type="float" office:value="5.37301695110424">
                <text:p>5.37301695110424</text:p>
              </table:table-cell>
              <table:table-cell office:value-type="float" office:value="5.33045733668544">
                <text:p>5.33045733668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24065625">
                <text:p>13.24065625</text:p>
              </table:table-cell>
              <table:table-cell office:value-type="float" office:value="4.95427106442659">
                <text:p>4.95427106442659</text:p>
              </table:table-cell>
              <table:table-cell office:value-type="float" office:value="4.88268984888659">
                <text:p>4.88268984888659</text:p>
              </table:table-cell>
              <table:table-cell office:value-type="float" office:value="4.98870804296339">
                <text:p>4.988708042963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3000125">
                <text:p>13.3000125</text:p>
              </table:table-cell>
              <table:table-cell office:value-type="float" office:value="4.56187803788577">
                <text:p>4.56187803788577</text:p>
              </table:table-cell>
              <table:table-cell office:value-type="float" office:value="4.48713562467788">
                <text:p>4.48713562467788</text:p>
              </table:table-cell>
              <table:table-cell office:value-type="float" office:value="4.65364657544519">
                <text:p>4.65364657544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35936875">
                <text:p>13.35936875</text:p>
              </table:table-cell>
              <table:table-cell office:value-type="float" office:value="4.0926971153915">
                <text:p>4.0926971153915</text:p>
              </table:table-cell>
              <table:table-cell office:value-type="float" office:value="4.07373396697398">
                <text:p>4.07373396697398</text:p>
              </table:table-cell>
              <table:table-cell office:value-type="float" office:value="4.1099552304083">
                <text:p>4.10995523040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418725">
                <text:p>13.418725</text:p>
              </table:table-cell>
              <table:table-cell office:value-type="float" office:value="3.6913557244672">
                <text:p>3.6913557244672</text:p>
              </table:table-cell>
              <table:table-cell office:value-type="float" office:value="3.72752200173891">
                <text:p>3.72752200173891</text:p>
              </table:table-cell>
              <table:table-cell office:value-type="float" office:value="3.7860518945222">
                <text:p>3.7860518945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47808125">
                <text:p>13.47808125</text:p>
              </table:table-cell>
              <table:table-cell office:value-type="float" office:value="3.30038138942165">
                <text:p>3.30038138942165</text:p>
              </table:table-cell>
              <table:table-cell office:value-type="float" office:value="3.30878714174859">
                <text:p>3.30878714174859</text:p>
              </table:table-cell>
              <table:table-cell office:value-type="float" office:value="3.42572749148542">
                <text:p>3.425727491485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5374375">
                <text:p>13.5374375</text:p>
              </table:table-cell>
              <table:table-cell office:value-type="float" office:value="2.99545751053536">
                <text:p>2.99545751053536</text:p>
              </table:table-cell>
              <table:table-cell office:value-type="float" office:value="3.02879859855153">
                <text:p>3.02879859855153</text:p>
              </table:table-cell>
              <table:table-cell office:value-type="float" office:value="3.03390894649083">
                <text:p>3.033908946490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59679375">
                <text:p>13.59679375</text:p>
              </table:table-cell>
              <table:table-cell office:value-type="float" office:value="2.65038811271694">
                <text:p>2.65038811271694</text:p>
              </table:table-cell>
              <table:table-cell office:value-type="float" office:value="2.6798924002187">
                <text:p>2.6798924002187</text:p>
              </table:table-cell>
              <table:table-cell office:value-type="float" office:value="2.7443655426501">
                <text:p>2.74436554265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65615">
                <text:p>13.65615</text:p>
              </table:table-cell>
              <table:table-cell office:value-type="float" office:value="2.4018878436696">
                <text:p>2.4018878436696</text:p>
              </table:table-cell>
              <table:table-cell office:value-type="float" office:value="2.43342059641359">
                <text:p>2.43342059641359</text:p>
              </table:table-cell>
              <table:table-cell office:value-type="float" office:value="2.47515852722315">
                <text:p>2.475158527223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71550625">
                <text:p>13.71550625</text:p>
              </table:table-cell>
              <table:table-cell office:value-type="float" office:value="2.17520982768119">
                <text:p>2.17520982768119</text:p>
              </table:table-cell>
              <table:table-cell office:value-type="float" office:value="2.15646265948996">
                <text:p>2.15646265948996</text:p>
              </table:table-cell>
              <table:table-cell office:value-type="float" office:value="2.24956725479114">
                <text:p>2.249567254791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7748625">
                <text:p>13.7748625</text:p>
              </table:table-cell>
              <table:table-cell office:value-type="float" office:value="1.93337115650146">
                <text:p>1.93337115650146</text:p>
              </table:table-cell>
              <table:table-cell office:value-type="float" office:value="1.95220640785318">
                <text:p>1.95220640785318</text:p>
              </table:table-cell>
              <table:table-cell office:value-type="float" office:value="2.02659378596735">
                <text:p>2.026593785967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83421875">
                <text:p>13.83421875</text:p>
              </table:table-cell>
              <table:table-cell office:value-type="float" office:value="1.7505748034653">
                <text:p>1.7505748034653</text:p>
              </table:table-cell>
              <table:table-cell office:value-type="float" office:value="1.7492558963697">
                <text:p>1.7492558963697</text:p>
              </table:table-cell>
              <table:table-cell office:value-type="float" office:value="1.82654181625929">
                <text:p>1.826541816259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893575">
                <text:p>13.893575</text:p>
              </table:table-cell>
              <table:table-cell office:value-type="float" office:value="1.55415651990326">
                <text:p>1.55415651990326</text:p>
              </table:table-cell>
              <table:table-cell office:value-type="float" office:value="1.56388836883873">
                <text:p>1.56388836883873</text:p>
              </table:table-cell>
              <table:table-cell office:value-type="float" office:value="1.62516243045249">
                <text:p>1.625162430452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95293125">
                <text:p>13.95293125</text:p>
              </table:table-cell>
              <table:table-cell office:value-type="float" office:value="1.36499671439986">
                <text:p>1.36499671439986</text:p>
              </table:table-cell>
              <table:table-cell office:value-type="float" office:value="1.35719987364203">
                <text:p>1.35719987364203</text:p>
              </table:table-cell>
              <table:table-cell office:value-type="float" office:value="1.44889353874201">
                <text:p>1.448893538742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0122875">
                <text:p>14.0122875</text:p>
              </table:table-cell>
              <table:table-cell office:value-type="float" office:value="1.18764924870524">
                <text:p>1.18764924870524</text:p>
              </table:table-cell>
              <table:table-cell office:value-type="float" office:value="1.20901414567469">
                <text:p>1.20901414567469</text:p>
              </table:table-cell>
              <table:table-cell office:value-type="float" office:value="1.26333172370466">
                <text:p>1.263331723704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07164375">
                <text:p>14.07164375</text:p>
              </table:table-cell>
              <table:table-cell office:value-type="float" office:value="1.02985760621276">
                <text:p>1.02985760621276</text:p>
              </table:table-cell>
              <table:table-cell office:value-type="float" office:value="1.0271432761865">
                <text:p>1.0271432761865</text:p>
              </table:table-cell>
              <table:table-cell office:value-type="float" office:value="1.09186546891977">
                <text:p>1.091865468919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131">
                <text:p>14.131</text:p>
              </table:table-cell>
              <table:table-cell office:value-type="float" office:value="0.860792678092334">
                <text:p>0.860792678092334</text:p>
              </table:table-cell>
              <table:table-cell office:value-type="float" office:value="0.859877304670116">
                <text:p>0.859877304670116</text:p>
              </table:table-cell>
              <table:table-cell office:value-type="float" office:value="0.952896678172568">
                <text:p>0.9528966781725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19035625">
                <text:p>14.19035625</text:p>
              </table:table-cell>
              <table:table-cell office:value-type="float" office:value="0.696680023581958">
                <text:p>0.696680023581958</text:p>
              </table:table-cell>
              <table:table-cell office:value-type="float" office:value="0.703353534859265">
                <text:p>0.703353534859265</text:p>
              </table:table-cell>
              <table:table-cell office:value-type="float" office:value="0.808618438841323">
                <text:p>0.8086184388413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2497125">
                <text:p>14.2497125</text:p>
              </table:table-cell>
              <table:table-cell office:value-type="float" office:value="0.555542160006335">
                <text:p>0.555542160006335</text:p>
              </table:table-cell>
              <table:table-cell office:value-type="float" office:value="0.574316123787472">
                <text:p>0.574316123787472</text:p>
              </table:table-cell>
              <table:table-cell office:value-type="float" office:value="0.66357379714572">
                <text:p>0.663573797145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30906875">
                <text:p>14.30906875</text:p>
              </table:table-cell>
              <table:table-cell office:value-type="float" office:value="0.427589059084777">
                <text:p>0.427589059084777</text:p>
              </table:table-cell>
              <table:table-cell office:value-type="float" office:value="0.435662521786233">
                <text:p>0.435662521786233</text:p>
              </table:table-cell>
              <table:table-cell office:value-type="float" office:value="0.540845928402179">
                <text:p>0.5408459284021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368425">
                <text:p>14.368425</text:p>
              </table:table-cell>
              <table:table-cell office:value-type="float" office:value="0.304183385827417">
                <text:p>0.304183385827417</text:p>
              </table:table-cell>
              <table:table-cell office:value-type="float" office:value="0.332463336517015">
                <text:p>0.332463336517015</text:p>
              </table:table-cell>
              <table:table-cell office:value-type="float" office:value="0.431271014183988">
                <text:p>0.4312710141839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42778125">
                <text:p>14.42778125</text:p>
              </table:table-cell>
              <table:table-cell office:value-type="float" office:value="0.195098632632586">
                <text:p>0.195098632632586</text:p>
              </table:table-cell>
              <table:table-cell office:value-type="float" office:value="0.222101750360778">
                <text:p>0.222101750360778</text:p>
              </table:table-cell>
              <table:table-cell office:value-type="float" office:value="0.332244562587744">
                <text:p>0.3322445625877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4871375">
                <text:p>14.4871375</text:p>
              </table:table-cell>
              <table:table-cell office:value-type="float" office:value="0.106460323302366">
                <text:p>0.106460323302366</text:p>
              </table:table-cell>
              <table:table-cell office:value-type="float" office:value="0.130963258130669">
                <text:p>0.130963258130669</text:p>
              </table:table-cell>
              <table:table-cell office:value-type="float" office:value="0.247616231130279">
                <text:p>0.2476162311302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4649375">
                <text:p>14.54649375</text:p>
              </table:table-cell>
              <table:table-cell office:value-type="float" office:value="0.0336978408212153">
                <text:p>0.0336978408212153</text:p>
              </table:table-cell>
              <table:table-cell office:value-type="float" office:value="0.0770453288334025">
                <text:p>0.0770453288334025</text:p>
              </table:table-cell>
              <table:table-cell office:value-type="float" office:value="0.185577169984148">
                <text:p>0.185577169984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60585">
                <text:p>14.60585</text:p>
              </table:table-cell>
              <table:table-cell office:value-type="float" office:value="-0">
                <text:p>-0</text:p>
              </table:table-cell>
              <table:table-cell office:value-type="float" office:value="0.034712721269675">
                <text:p>0.034712721269675</text:p>
              </table:table-cell>
              <table:table-cell office:value-type="float" office:value="0.153575501375364">
                <text:p>0.1535755013753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66520625">
                <text:p>14.66520625</text:p>
              </table:table-cell>
              <table:table-cell office:value-type="float" office:value="-0.0213648969694473">
                <text:p>-0.0213648969694473</text:p>
              </table:table-cell>
              <table:table-cell office:value-type="float" office:value="0.0199460999626412">
                <text:p>0.0199460999626412</text:p>
              </table:table-cell>
              <table:table-cell office:value-type="float" office:value="0.14361481930541">
                <text:p>0.143614819305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7245625">
                <text:p>14.7245625</text:p>
              </table:table-cell>
              <table:table-cell office:value-type="float" office:value="-0.00755133796924249">
                <text:p>-0.00755133796924249</text:p>
              </table:table-cell>
              <table:table-cell office:value-type="float" office:value="0.026737920848411">
                <text:p>0.026737920848411</text:p>
              </table:table-cell>
              <table:table-cell office:value-type="float" office:value="0.152687239436457">
                <text:p>0.1526872394364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78391875">
                <text:p>14.78391875</text:p>
              </table:table-cell>
              <table:table-cell office:value-type="float" office:value="0.0333899845639735">
                <text:p>0.0333899845639735</text:p>
              </table:table-cell>
              <table:table-cell office:value-type="float" office:value="0.0519648199027249">
                <text:p>0.0519648199027249</text:p>
              </table:table-cell>
              <table:table-cell office:value-type="float" office:value="0.17459999350623">
                <text:p>0.174599993506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843275">
                <text:p>14.843275</text:p>
              </table:table-cell>
              <table:table-cell office:value-type="float" office:value="0.0846409093967843">
                <text:p>0.0846409093967843</text:p>
              </table:table-cell>
              <table:table-cell office:value-type="float" office:value="0.114817318269643">
                <text:p>0.114817318269643</text:p>
              </table:table-cell>
              <table:table-cell office:value-type="float" office:value="0.224119122857801">
                <text:p>0.224119122857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90263125">
                <text:p>14.90263125</text:p>
              </table:table-cell>
              <table:table-cell office:value-type="float" office:value="0.161463389701246">
                <text:p>0.161463389701246</text:p>
              </table:table-cell>
              <table:table-cell office:value-type="float" office:value="0.177299555464817">
                <text:p>0.177299555464817</text:p>
              </table:table-cell>
              <table:table-cell office:value-type="float" office:value="0.284407233173584">
                <text:p>0.2844072331735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9619875">
                <text:p>14.9619875</text:p>
              </table:table-cell>
              <table:table-cell office:value-type="float" office:value="0.245970119568981">
                <text:p>0.245970119568981</text:p>
              </table:table-cell>
              <table:table-cell office:value-type="float" office:value="0.266720199427147">
                <text:p>0.266720199427147</text:p>
              </table:table-cell>
              <table:table-cell office:value-type="float" office:value="0.363316070892407">
                <text:p>0.3633160708924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02134375">
                <text:p>15.02134375</text:p>
              </table:table-cell>
              <table:table-cell office:value-type="float" office:value="0.348581532802308">
                <text:p>0.348581532802308</text:p>
              </table:table-cell>
              <table:table-cell office:value-type="float" office:value="0.376588376439796">
                <text:p>0.376588376439796</text:p>
              </table:table-cell>
              <table:table-cell office:value-type="float" office:value="0.449516010377518">
                <text:p>0.4495160103775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0807">
                <text:p>15.0807</text:p>
              </table:table-cell>
              <table:table-cell office:value-type="float" office:value="0.445054122106929">
                <text:p>0.445054122106929</text:p>
              </table:table-cell>
              <table:table-cell office:value-type="float" office:value="0.477487121140278">
                <text:p>0.477487121140278</text:p>
              </table:table-cell>
              <table:table-cell office:value-type="float" office:value="0.556052396989117">
                <text:p>0.5560523969891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14005625">
                <text:p>15.14005625</text:p>
              </table:table-cell>
              <table:table-cell office:value-type="float" office:value="0.568881583968667">
                <text:p>0.568881583968667</text:p>
              </table:table-cell>
              <table:table-cell office:value-type="float" office:value="0.596983519406561">
                <text:p>0.596983519406561</text:p>
              </table:table-cell>
              <table:table-cell office:value-type="float" office:value="0.656979699242236">
                <text:p>0.6569796992422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1994125">
                <text:p>15.1994125</text:p>
              </table:table-cell>
              <table:table-cell office:value-type="float" office:value="0.68158109379017">
                <text:p>0.68158109379017</text:p>
              </table:table-cell>
              <table:table-cell office:value-type="float" office:value="0.732535579422179">
                <text:p>0.732535579422179</text:p>
              </table:table-cell>
              <table:table-cell office:value-type="float" office:value="0.76019495560248">
                <text:p>0.760194955602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25876875">
                <text:p>15.25876875</text:p>
              </table:table-cell>
              <table:table-cell office:value-type="float" office:value="0.82399958593766">
                <text:p>0.82399958593766</text:p>
              </table:table-cell>
              <table:table-cell office:value-type="float" office:value="0.862688455644896">
                <text:p>0.862688455644896</text:p>
              </table:table-cell>
              <table:table-cell office:value-type="float" office:value="0.882699316231106">
                <text:p>0.8826993162311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318125">
                <text:p>15.318125</text:p>
              </table:table-cell>
              <table:table-cell office:value-type="float" office:value="0.967212873055525">
                <text:p>0.967212873055525</text:p>
              </table:table-cell>
              <table:table-cell office:value-type="float" office:value="0.989059813900299">
                <text:p>0.989059813900299</text:p>
              </table:table-cell>
              <table:table-cell office:value-type="float" office:value="0.996014996312176">
                <text:p>0.9960149963121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37748125">
                <text:p>15.37748125</text:p>
              </table:table-cell>
              <table:table-cell office:value-type="float" office:value="1.12789083340063">
                <text:p>1.12789083340063</text:p>
              </table:table-cell>
              <table:table-cell office:value-type="float" office:value="1.13005805537604">
                <text:p>1.13005805537604</text:p>
              </table:table-cell>
              <table:table-cell office:value-type="float" office:value="1.11929041959175">
                <text:p>1.119290419591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4368375">
                <text:p>15.4368375</text:p>
              </table:table-cell>
              <table:table-cell office:value-type="float" office:value="1.27517961667881">
                <text:p>1.27517961667881</text:p>
              </table:table-cell>
              <table:table-cell office:value-type="float" office:value="1.28586404849908">
                <text:p>1.28586404849908</text:p>
              </table:table-cell>
              <table:table-cell office:value-type="float" office:value="1.24627223212027">
                <text:p>1.246272232120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9619375">
                <text:p>15.49619375</text:p>
              </table:table-cell>
              <table:table-cell office:value-type="float" office:value="1.41727214160537">
                <text:p>1.41727214160537</text:p>
              </table:table-cell>
              <table:table-cell office:value-type="float" office:value="1.44679570255736">
                <text:p>1.44679570255736</text:p>
              </table:table-cell>
              <table:table-cell office:value-type="float" office:value="1.38645128540425">
                <text:p>1.386451285404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55555">
                <text:p>15.55555</text:p>
              </table:table-cell>
              <table:table-cell office:value-type="float" office:value="1.57230504469232">
                <text:p>1.57230504469232</text:p>
              </table:table-cell>
              <table:table-cell office:value-type="float" office:value="1.57660542781897">
                <text:p>1.57660542781897</text:p>
              </table:table-cell>
              <table:table-cell office:value-type="float" office:value="1.52647332796429">
                <text:p>1.526473327964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61490625">
                <text:p>15.61490625</text:p>
              </table:table-cell>
              <table:table-cell office:value-type="float" office:value="1.71000600555357">
                <text:p>1.71000600555357</text:p>
              </table:table-cell>
              <table:table-cell office:value-type="float" office:value="1.70895994892731">
                <text:p>1.70895994892731</text:p>
              </table:table-cell>
              <table:table-cell office:value-type="float" office:value="1.6534536770517">
                <text:p>1.65345367705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6742625">
                <text:p>15.6742625</text:p>
              </table:table-cell>
              <table:table-cell office:value-type="float" office:value="1.85939888183302">
                <text:p>1.85939888183302</text:p>
              </table:table-cell>
              <table:table-cell office:value-type="float" office:value="1.87973519888664">
                <text:p>1.87973519888664</text:p>
              </table:table-cell>
              <table:table-cell office:value-type="float" office:value="1.77035867243743">
                <text:p>1.770358672437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73361875">
                <text:p>15.73361875</text:p>
              </table:table-cell>
              <table:table-cell office:value-type="float" office:value="1.97540094041921">
                <text:p>1.97540094041921</text:p>
              </table:table-cell>
              <table:table-cell office:value-type="float" office:value="1.97230277795595">
                <text:p>1.97230277795595</text:p>
              </table:table-cell>
              <table:table-cell office:value-type="float" office:value="1.85765732320094">
                <text:p>1.857657323200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792975">
                <text:p>15.792975</text:p>
              </table:table-cell>
              <table:table-cell office:value-type="float" office:value="2.06480158936706">
                <text:p>2.06480158936706</text:p>
              </table:table-cell>
              <table:table-cell office:value-type="float" office:value="2.10181454944355">
                <text:p>2.10181454944355</text:p>
              </table:table-cell>
              <table:table-cell office:value-type="float" office:value="1.95299623492212">
                <text:p>1.952996234922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85233125">
                <text:p>15.85233125</text:p>
              </table:table-cell>
              <table:table-cell office:value-type="float" office:value="2.16099679690884">
                <text:p>2.16099679690884</text:p>
              </table:table-cell>
              <table:table-cell office:value-type="float" office:value="2.1525964261799">
                <text:p>2.1525964261799</text:p>
              </table:table-cell>
              <table:table-cell office:value-type="float" office:value="2.00905835097958">
                <text:p>2.009058350979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9116875">
                <text:p>15.9116875</text:p>
              </table:table-cell>
              <table:table-cell office:value-type="float" office:value="2.18351031060482">
                <text:p>2.18351031060482</text:p>
              </table:table-cell>
              <table:table-cell office:value-type="float" office:value="2.21201590913901">
                <text:p>2.21201590913901</text:p>
              </table:table-cell>
              <table:table-cell office:value-type="float" office:value="2.06420327869776">
                <text:p>2.064203278697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97104375">
                <text:p>15.97104375</text:p>
              </table:table-cell>
              <table:table-cell office:value-type="float" office:value="2.2282023578217">
                <text:p>2.2282023578217</text:p>
              </table:table-cell>
              <table:table-cell office:value-type="float" office:value="2.27606315048287">
                <text:p>2.27606315048287</text:p>
              </table:table-cell>
              <table:table-cell office:value-type="float" office:value="2.09087152577992">
                <text:p>2.090871525779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0304">
                <text:p>16.0304</text:p>
              </table:table-cell>
              <table:table-cell office:value-type="float" office:value="2.2868624989299">
                <text:p>2.2868624989299</text:p>
              </table:table-cell>
              <table:table-cell office:value-type="float" office:value="2.24680746108535">
                <text:p>2.24680746108535</text:p>
              </table:table-cell>
              <table:table-cell office:value-type="float" office:value="2.12107083783836">
                <text:p>2.121070837838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08975625">
                <text:p>16.08975625</text:p>
              </table:table-cell>
              <table:table-cell office:value-type="float" office:value="2.23652773411872">
                <text:p>2.23652773411872</text:p>
              </table:table-cell>
              <table:table-cell office:value-type="float" office:value="2.27584488135617">
                <text:p>2.27584488135617</text:p>
              </table:table-cell>
              <table:table-cell office:value-type="float" office:value="2.08978378093011">
                <text:p>2.089783780930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491125">
                <text:p>16.1491125</text:p>
              </table:table-cell>
              <table:table-cell office:value-type="float" office:value="2.22990448589223">
                <text:p>2.22990448589223</text:p>
              </table:table-cell>
              <table:table-cell office:value-type="float" office:value="2.24574802672415">
                <text:p>2.24574802672415</text:p>
              </table:table-cell>
              <table:table-cell office:value-type="float" office:value="2.09961634375897">
                <text:p>2.099616343758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20846875">
                <text:p>16.20846875</text:p>
              </table:table-cell>
              <table:table-cell office:value-type="float" office:value="2.15901109331753">
                <text:p>2.15901109331753</text:p>
              </table:table-cell>
              <table:table-cell office:value-type="float" office:value="2.2161193207236">
                <text:p>2.2161193207236</text:p>
              </table:table-cell>
              <table:table-cell office:value-type="float" office:value="2.03410619964895">
                <text:p>2.034106199648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267825">
                <text:p>16.267825</text:p>
              </table:table-cell>
              <table:table-cell office:value-type="float" office:value="2.11344733356295">
                <text:p>2.11344733356295</text:p>
              </table:table-cell>
              <table:table-cell office:value-type="float" office:value="2.12782381791866">
                <text:p>2.12782381791866</text:p>
              </table:table-cell>
              <table:table-cell office:value-type="float" office:value="2.00372411596083">
                <text:p>2.003724115960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32718125">
                <text:p>16.32718125</text:p>
              </table:table-cell>
              <table:table-cell office:value-type="float" office:value="2.04939462032754">
                <text:p>2.04939462032754</text:p>
              </table:table-cell>
              <table:table-cell office:value-type="float" office:value="2.04357678270318">
                <text:p>2.04357678270318</text:p>
              </table:table-cell>
              <table:table-cell office:value-type="float" office:value="1.92218626721634">
                <text:p>1.922186267216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3865375">
                <text:p>16.3865375</text:p>
              </table:table-cell>
              <table:table-cell office:value-type="float" office:value="1.95238890905247">
                <text:p>1.95238890905247</text:p>
              </table:table-cell>
              <table:table-cell office:value-type="float" office:value="1.9481093331022">
                <text:p>1.9481093331022</text:p>
              </table:table-cell>
              <table:table-cell office:value-type="float" office:value="1.81038012737321">
                <text:p>1.810380127373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44589375">
                <text:p>16.44589375</text:p>
              </table:table-cell>
              <table:table-cell office:value-type="float" office:value="1.8003147856577">
                <text:p>1.8003147856577</text:p>
              </table:table-cell>
              <table:table-cell office:value-type="float" office:value="1.81230030352211">
                <text:p>1.81230030352211</text:p>
              </table:table-cell>
              <table:table-cell office:value-type="float" office:value="1.72204506303692">
                <text:p>1.722045063036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50525">
                <text:p>16.50525</text:p>
              </table:table-cell>
              <table:table-cell office:value-type="float" office:value="1.66301417509148">
                <text:p>1.66301417509148</text:p>
              </table:table-cell>
              <table:table-cell office:value-type="float" office:value="1.7027886136164">
                <text:p>1.7027886136164</text:p>
              </table:table-cell>
              <table:table-cell office:value-type="float" office:value="1.6030919478488">
                <text:p>1.60309194784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56460625">
                <text:p>16.56460625</text:p>
              </table:table-cell>
              <table:table-cell office:value-type="float" office:value="1.51652052704493">
                <text:p>1.51652052704493</text:p>
              </table:table-cell>
              <table:table-cell office:value-type="float" office:value="1.53788542401438">
                <text:p>1.53788542401438</text:p>
              </table:table-cell>
              <table:table-cell office:value-type="float" office:value="1.46982509628189">
                <text:p>1.469825096281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6239625">
                <text:p>16.6239625</text:p>
              </table:table-cell>
              <table:table-cell office:value-type="float" office:value="1.36670189767145">
                <text:p>1.36670189767145</text:p>
              </table:table-cell>
              <table:table-cell office:value-type="float" office:value="1.36454256397466">
                <text:p>1.36454256397466</text:p>
              </table:table-cell>
              <table:table-cell office:value-type="float" office:value="1.3456830991651">
                <text:p>1.34568309916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68331875">
                <text:p>16.68331875</text:p>
              </table:table-cell>
              <table:table-cell office:value-type="float" office:value="1.21166621095649">
                <text:p>1.21166621095649</text:p>
              </table:table-cell>
              <table:table-cell office:value-type="float" office:value="1.2205706019442">
                <text:p>1.2205706019442</text:p>
              </table:table-cell>
              <table:table-cell office:value-type="float" office:value="1.21202257152974">
                <text:p>1.212022571529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742675">
                <text:p>16.742675</text:p>
              </table:table-cell>
              <table:table-cell office:value-type="float" office:value="1.03249062317882">
                <text:p>1.03249062317882</text:p>
              </table:table-cell>
              <table:table-cell office:value-type="float" office:value="1.04489316581054">
                <text:p>1.04489316581054</text:p>
              </table:table-cell>
              <table:table-cell office:value-type="float" office:value="1.07405691512897">
                <text:p>1.074056915128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80203125">
                <text:p>16.80203125</text:p>
              </table:table-cell>
              <table:table-cell office:value-type="float" office:value="0.88308214718428">
                <text:p>0.88308214718428</text:p>
              </table:table-cell>
              <table:table-cell office:value-type="float" office:value="0.89699852837929">
                <text:p>0.89699852837929</text:p>
              </table:table-cell>
              <table:table-cell office:value-type="float" office:value="0.924133379823603">
                <text:p>0.9241333798236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8613875">
                <text:p>16.8613875</text:p>
              </table:table-cell>
              <table:table-cell office:value-type="float" office:value="0.71659480498167">
                <text:p>0.71659480498167</text:p>
              </table:table-cell>
              <table:table-cell office:value-type="float" office:value="0.732675488481519">
                <text:p>0.732675488481519</text:p>
              </table:table-cell>
              <table:table-cell office:value-type="float" office:value="0.783475506510196">
                <text:p>0.7834755065101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92074375">
                <text:p>16.92074375</text:p>
              </table:table-cell>
              <table:table-cell office:value-type="float" office:value="0.57504868267246">
                <text:p>0.57504868267246</text:p>
              </table:table-cell>
              <table:table-cell office:value-type="float" office:value="0.59555927859123">
                <text:p>0.59555927859123</text:p>
              </table:table-cell>
              <table:table-cell office:value-type="float" office:value="0.654518079809144">
                <text:p>0.6545180798091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9801">
                <text:p>16.9801</text:p>
              </table:table-cell>
              <table:table-cell office:value-type="float" office:value="0.419056643785697">
                <text:p>0.419056643785697</text:p>
              </table:table-cell>
              <table:table-cell office:value-type="float" office:value="0.446568743235851">
                <text:p>0.446568743235851</text:p>
              </table:table-cell>
              <table:table-cell office:value-type="float" office:value="0.558126234134078">
                <text:p>0.5581262341340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03945625">
                <text:p>17.03945625</text:p>
              </table:table-cell>
              <table:table-cell office:value-type="float" office:value="0.306420870834348">
                <text:p>0.306420870834348</text:p>
              </table:table-cell>
              <table:table-cell office:value-type="float" office:value="0.319390037151543">
                <text:p>0.319390037151543</text:p>
              </table:table-cell>
              <table:table-cell office:value-type="float" office:value="0.431857737008806">
                <text:p>0.4318577370088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0988125">
                <text:p>17.0988125</text:p>
              </table:table-cell>
              <table:table-cell office:value-type="float" office:value="0.185734905186189">
                <text:p>0.185734905186189</text:p>
              </table:table-cell>
              <table:table-cell office:value-type="float" office:value="0.219613665321056">
                <text:p>0.219613665321056</text:p>
              </table:table-cell>
              <table:table-cell office:value-type="float" office:value="0.342263333282864">
                <text:p>0.3422633332828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15816875">
                <text:p>17.15816875</text:p>
              </table:table-cell>
              <table:table-cell office:value-type="float" office:value="0.112054421955293">
                <text:p>0.112054421955293</text:p>
              </table:table-cell>
              <table:table-cell office:value-type="float" office:value="0.135676019459333">
                <text:p>0.135676019459333</text:p>
              </table:table-cell>
              <table:table-cell office:value-type="float" office:value="0.252596163412817">
                <text:p>0.2525961634128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.217525">
                <text:p>17.217525</text:p>
              </table:table-cell>
              <table:table-cell office:value-type="float" office:value="0.0541079333241028">
                <text:p>0.0541079333241028</text:p>
              </table:table-cell>
              <table:table-cell office:value-type="float" office:value="0.0805135544216215">
                <text:p>0.0805135544216215</text:p>
              </table:table-cell>
              <table:table-cell office:value-type="float" office:value="0.206052537349984">
                <text:p>0.2060525373499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27688125">
                <text:p>17.27688125</text:p>
              </table:table-cell>
              <table:table-cell office:value-type="float" office:value="0.00968770160778923">
                <text:p>0.00968770160778923</text:p>
              </table:table-cell>
              <table:table-cell office:value-type="float" office:value="0.0354556461059258">
                <text:p>0.0354556461059258</text:p>
              </table:table-cell>
              <table:table-cell office:value-type="float" office:value="0.165565548254661">
                <text:p>0.1655655482546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.3362375">
                <text:p>17.3362375</text:p>
              </table:table-cell>
              <table:table-cell office:value-type="float" office:value="-0.00630052762229627">
                <text:p>-0.00630052762229627</text:p>
              </table:table-cell>
              <table:table-cell office:value-type="float" office:value="0.0230150623604052">
                <text:p>0.0230150623604052</text:p>
              </table:table-cell>
              <table:table-cell office:value-type="float" office:value="0.158186218964025">
                <text:p>0.1581862189640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.39559375">
                <text:p>17.39559375</text:p>
              </table:table-cell>
              <table:table-cell office:value-type="float" office:value="-0.000160287602097224">
                <text:p>-0.000160287602097224</text:p>
              </table:table-cell>
              <table:table-cell office:value-type="float" office:value="0.0247828410449566">
                <text:p>0.0247828410449566</text:p>
              </table:table-cell>
              <table:table-cell office:value-type="float" office:value="0.151043424895586">
                <text:p>0.1510434248955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.45495">
                <text:p>17.45495</text:p>
              </table:table-cell>
              <table:table-cell office:value-type="float" office:value="0.0343138378080932">
                <text:p>0.0343138378080932</text:p>
              </table:table-cell>
              <table:table-cell office:value-type="float" office:value="0.0661852102967024">
                <text:p>0.0661852102967024</text:p>
              </table:table-cell>
              <table:table-cell office:value-type="float" office:value="0.164190977591494">
                <text:p>0.1641909775914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51430625">
                <text:p>17.51430625</text:p>
              </table:table-cell>
              <table:table-cell office:value-type="float" office:value="0.0806363771888638">
                <text:p>0.0806363771888638</text:p>
              </table:table-cell>
              <table:table-cell office:value-type="float" office:value="0.0986310134904197">
                <text:p>0.0986310134904197</text:p>
              </table:table-cell>
              <table:table-cell office:value-type="float" office:value="0.213129081697582">
                <text:p>0.2131290816975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5736625">
                <text:p>17.5736625</text:p>
              </table:table-cell>
              <table:table-cell office:value-type="float" office:value="0.142931749772037">
                <text:p>0.142931749772037</text:p>
              </table:table-cell>
              <table:table-cell office:value-type="float" office:value="0.161236765694063">
                <text:p>0.161236765694063</text:p>
              </table:table-cell>
              <table:table-cell office:value-type="float" office:value="0.270238542400359">
                <text:p>0.2702385424003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63301875">
                <text:p>17.63301875</text:p>
              </table:table-cell>
              <table:table-cell office:value-type="float" office:value="0.215910453027595">
                <text:p>0.215910453027595</text:p>
              </table:table-cell>
              <table:table-cell office:value-type="float" office:value="0.228137957747604">
                <text:p>0.228137957747604</text:p>
              </table:table-cell>
              <table:table-cell office:value-type="float" office:value="0.337539807684676">
                <text:p>0.3375398076846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692375">
                <text:p>17.692375</text:p>
              </table:table-cell>
              <table:table-cell office:value-type="float" office:value="0.303376633890897">
                <text:p>0.303376633890897</text:p>
              </table:table-cell>
              <table:table-cell office:value-type="float" office:value="0.321984873650129">
                <text:p>0.321984873650129</text:p>
              </table:table-cell>
              <table:table-cell office:value-type="float" office:value="0.415388428050884">
                <text:p>0.4153884280508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.75173125">
                <text:p>17.75173125</text:p>
              </table:table-cell>
              <table:table-cell office:value-type="float" office:value="0.413327759829088">
                <text:p>0.413327759829088</text:p>
              </table:table-cell>
              <table:table-cell office:value-type="float" office:value="0.430339867254158">
                <text:p>0.430339867254158</text:p>
              </table:table-cell>
              <table:table-cell office:value-type="float" office:value="0.520043593390066">
                <text:p>0.5200435933900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.8110875">
                <text:p>17.8110875</text:p>
              </table:table-cell>
              <table:table-cell office:value-type="float" office:value="0.500943617550411">
                <text:p>0.500943617550411</text:p>
              </table:table-cell>
              <table:table-cell office:value-type="float" office:value="0.530466868913375">
                <text:p>0.530466868913375</text:p>
              </table:table-cell>
              <table:table-cell office:value-type="float" office:value="0.610801727262524">
                <text:p>0.6108017272625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87044375">
                <text:p>17.87044375</text:p>
              </table:table-cell>
              <table:table-cell office:value-type="float" office:value="0.636826241870606">
                <text:p>0.636826241870606</text:p>
              </table:table-cell>
              <table:table-cell office:value-type="float" office:value="0.651030380090859">
                <text:p>0.651030380090859</text:p>
              </table:table-cell>
              <table:table-cell office:value-type="float" office:value="0.733188655901985">
                <text:p>0.7331886559019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9298">
                <text:p>17.9298</text:p>
              </table:table-cell>
              <table:table-cell office:value-type="float" office:value="0.781733656318871">
                <text:p>0.781733656318871</text:p>
              </table:table-cell>
              <table:table-cell office:value-type="float" office:value="0.791901899779335">
                <text:p>0.791901899779335</text:p>
              </table:table-cell>
              <table:table-cell office:value-type="float" office:value="0.865667339703134">
                <text:p>0.8656673397031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98915625">
                <text:p>17.98915625</text:p>
              </table:table-cell>
              <table:table-cell office:value-type="float" office:value="0.916244932794709">
                <text:p>0.916244932794709</text:p>
              </table:table-cell>
              <table:table-cell office:value-type="float" office:value="0.920919121551158">
                <text:p>0.920919121551158</text:p>
              </table:table-cell>
              <table:table-cell office:value-type="float" office:value="0.988095958403992">
                <text:p>0.9880959584039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.0485125">
                <text:p>18.0485125</text:p>
              </table:table-cell>
              <table:table-cell office:value-type="float" office:value="1.06430777706317">
                <text:p>1.06430777706317</text:p>
              </table:table-cell>
              <table:table-cell office:value-type="float" office:value="1.06536774145701">
                <text:p>1.06536774145701</text:p>
              </table:table-cell>
              <table:table-cell office:value-type="float" office:value="1.15393559426117">
                <text:p>1.153935594261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.10786875">
                <text:p>18.10786875</text:p>
              </table:table-cell>
              <table:table-cell office:value-type="float" office:value="1.21297475903991">
                <text:p>1.21297475903991</text:p>
              </table:table-cell>
              <table:table-cell office:value-type="float" office:value="1.23580418010817">
                <text:p>1.23580418010817</text:p>
              </table:table-cell>
              <table:table-cell office:value-type="float" office:value="1.30725743027803">
                <text:p>1.307257430278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167225">
                <text:p>18.167225</text:p>
              </table:table-cell>
              <table:table-cell office:value-type="float" office:value="1.40422460118001">
                <text:p>1.40422460118001</text:p>
              </table:table-cell>
              <table:table-cell office:value-type="float" office:value="1.43260838429466">
                <text:p>1.43260838429466</text:p>
              </table:table-cell>
              <table:table-cell office:value-type="float" office:value="1.49549537739376">
                <text:p>1.495495377393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22658125">
                <text:p>18.22658125</text:p>
              </table:table-cell>
              <table:table-cell office:value-type="float" office:value="1.62427213875452">
                <text:p>1.62427213875452</text:p>
              </table:table-cell>
              <table:table-cell office:value-type="float" office:value="1.6622767446995">
                <text:p>1.6622767446995</text:p>
              </table:table-cell>
              <table:table-cell office:value-type="float" office:value="1.71778920481709">
                <text:p>1.717789204817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2859375">
                <text:p>18.2859375</text:p>
              </table:table-cell>
              <table:table-cell office:value-type="float" office:value="1.85660947974544">
                <text:p>1.85660947974544</text:p>
              </table:table-cell>
              <table:table-cell office:value-type="float" office:value="1.90276228779119">
                <text:p>1.90276228779119</text:p>
              </table:table-cell>
              <table:table-cell office:value-type="float" office:value="1.95981462334526">
                <text:p>1.959814623345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34529375">
                <text:p>18.34529375</text:p>
              </table:table-cell>
              <table:table-cell office:value-type="float" office:value="2.12411816652348">
                <text:p>2.12411816652348</text:p>
              </table:table-cell>
              <table:table-cell office:value-type="float" office:value="2.19476185276729">
                <text:p>2.19476185276729</text:p>
              </table:table-cell>
              <table:table-cell office:value-type="float" office:value="2.25084357915075">
                <text:p>2.250843579150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40465">
                <text:p>18.40465</text:p>
              </table:table-cell>
              <table:table-cell office:value-type="float" office:value="2.44662704350923">
                <text:p>2.44662704350923</text:p>
              </table:table-cell>
              <table:table-cell office:value-type="float" office:value="2.50133732622023">
                <text:p>2.50133732622023</text:p>
              </table:table-cell>
              <table:table-cell office:value-type="float" office:value="2.55497927409406">
                <text:p>2.554979274094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.46400625">
                <text:p>18.46400625</text:p>
              </table:table-cell>
              <table:table-cell office:value-type="float" office:value="2.86714806189199">
                <text:p>2.86714806189199</text:p>
              </table:table-cell>
              <table:table-cell office:value-type="float" office:value="2.9158671853149">
                <text:p>2.9158671853149</text:p>
              </table:table-cell>
              <table:table-cell office:value-type="float" office:value="2.96986542441704">
                <text:p>2.969865424417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.5233625">
                <text:p>18.5233625</text:p>
              </table:table-cell>
              <table:table-cell office:value-type="float" office:value="3.25603765320935">
                <text:p>3.25603765320935</text:p>
              </table:table-cell>
              <table:table-cell office:value-type="float" office:value="3.41000067162033">
                <text:p>3.41000067162033</text:p>
              </table:table-cell>
              <table:table-cell office:value-type="float" office:value="3.44380865166686">
                <text:p>3.443808651666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.58271875">
                <text:p>18.58271875</text:p>
              </table:table-cell>
              <table:table-cell office:value-type="float" office:value="3.84811157012309">
                <text:p>3.84811157012309</text:p>
              </table:table-cell>
              <table:table-cell office:value-type="float" office:value="3.88136207432652">
                <text:p>3.88136207432652</text:p>
              </table:table-cell>
              <table:table-cell office:value-type="float" office:value="3.92922875199742">
                <text:p>3.929228751997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.642075">
                <text:p>18.642075</text:p>
              </table:table-cell>
              <table:table-cell office:value-type="float" office:value="4.47176475164864">
                <text:p>4.47176475164864</text:p>
              </table:table-cell>
              <table:table-cell office:value-type="float" office:value="4.60094251195462">
                <text:p>4.60094251195462</text:p>
              </table:table-cell>
              <table:table-cell office:value-type="float" office:value="4.49513566734496">
                <text:p>4.49513566734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.70143125">
                <text:p>18.70143125</text:p>
              </table:table-cell>
              <table:table-cell office:value-type="float" office:value="5.2907433010478">
                <text:p>5.2907433010478</text:p>
              </table:table-cell>
              <table:table-cell office:value-type="float" office:value="5.43273618580586">
                <text:p>5.43273618580586</text:p>
              </table:table-cell>
              <table:table-cell office:value-type="float" office:value="5.34444357866018">
                <text:p>5.344443578660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.7607875">
                <text:p>18.7607875</text:p>
              </table:table-cell>
              <table:table-cell office:value-type="float" office:value="6.23002355114665">
                <text:p>6.23002355114665</text:p>
              </table:table-cell>
              <table:table-cell office:value-type="float" office:value="6.3882476308333">
                <text:p>6.3882476308333</text:p>
              </table:table-cell>
              <table:table-cell office:value-type="float" office:value="6.11061589423502">
                <text:p>6.110615894235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.82014375">
                <text:p>18.82014375</text:p>
              </table:table-cell>
              <table:table-cell office:value-type="float" office:value="7.63984840967674">
                <text:p>7.63984840967674</text:p>
              </table:table-cell>
              <table:table-cell office:value-type="float" office:value="7.33843991438313">
                <text:p>7.33843991438313</text:p>
              </table:table-cell>
              <table:table-cell office:value-type="float" office:value="7.30453836270745">
                <text:p>7.304538362707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.8795">
                <text:p>18.8795</text:p>
              </table:table-cell>
              <table:table-cell office:value-type="float" office:value="9.07493293496606">
                <text:p>9.07493293496606</text:p>
              </table:table-cell>
              <table:table-cell office:value-type="float" office:value="8.62629420268977">
                <text:p>8.62629420268977</text:p>
              </table:table-cell>
              <table:table-cell office:value-type="float" office:value="9.09629783193551">
                <text:p>9.096297831935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.93885625">
                <text:p>18.93885625</text:p>
              </table:table-cell>
              <table:table-cell office:value-type="float" office:value="9.99122366684022">
                <text:p>9.99122366684022</text:p>
              </table:table-cell>
              <table:table-cell office:value-type="float" office:value="NaN">
                <text:p>NaN</text:p>
              </table:table-cell>
              <table:table-cell office:value-type="float" office:value="9.6071234557015">
                <text:p>9.60712345570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.9982125">
                <text:p>18.998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.05756875">
                <text:p>19.0575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.116925">
                <text:p>19.1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.17628125">
                <text:p>19.176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